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ea_level" table:style-name="ta1">
        <table:table-column table:style-name="co1" table:number-columns-repeated="16" table:default-cell-style-name="Default"/>
        <table:table-row table:style-name="ro1">
          <table:table-cell table:style-name="pd1" office:value-type="string" calcext:value-type="string">
            <text:p>Region</text:p>
          </table:table-cell>
          <table:table-cell table:style-name="pd1" office:value-type="string" calcext:value-type="string">
            <text:p>Dating_Method</text:p>
          </table:table-cell>
          <table:table-cell table:style-name="pd1" office:value-type="string" calcext:value-type="string">
            <text:p>LAB_ID</text:p>
          </table:table-cell>
          <table:table-cell table:style-name="pd1" office:value-type="string" calcext:value-type="string">
            <text:p>Latitude</text:p>
          </table:table-cell>
          <table:table-cell table:style-name="pd1" office:value-type="string" calcext:value-type="string">
            <text:p>Longitude</text:p>
          </table:table-cell>
          <table:table-cell table:style-name="pd1" office:value-type="string" calcext:value-type="string">
            <text:p>age</text:p>
          </table:table-cell>
          <table:table-cell table:style-name="pd1" office:value-type="string" calcext:value-type="string">
            <text:p>error</text:p>
          </table:table-cell>
          <table:table-cell table:style-name="pd1" office:value-type="string" calcext:value-type="string">
            <text:p>Material</text:p>
          </table:table-cell>
          <table:table-cell table:style-name="pd1" office:value-type="string" calcext:value-type="string">
            <text:p>Curve</text:p>
          </table:table-cell>
          <table:table-cell table:style-name="pd1" office:value-type="string" calcext:value-type="string">
            <text:p>Reservoir_age</text:p>
          </table:table-cell>
          <table:table-cell table:style-name="pd1" office:value-type="string" calcext:value-type="string">
            <text:p>Reservoir_error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RSL</text:p>
          </table:table-cell>
          <table:table-cell table:style-name="pd1" office:value-type="string" calcext:value-type="string">
            <text:p>RSL_2sigma_upper</text:p>
          </table:table-cell>
          <table:table-cell table:style-name="pd1" office:value-type="string" calcext:value-type="string">
            <text:p>RSL_2sigma_lower</text:p>
          </table:table-cell>
          <table:table-cell table:style-name="pd1"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5768</text:p>
          </table:table-cell>
          <table:table-cell office:value-type="float" office:value="81.177" calcext:value-type="float">
            <text:p>81.177</text:p>
          </table:table-cell>
          <table:table-cell office:value-type="float" office:value="-63.342" calcext:value-type="float">
            <text:p>-63.342</text:p>
          </table:table-cell>
          <table:table-cell office:value-type="float" office:value="8820" calcext:value-type="float">
            <text:p>88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ennike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5769</text:p>
          </table:table-cell>
          <table:table-cell office:value-type="float" office:value="81.168" calcext:value-type="float">
            <text:p>81.168</text:p>
          </table:table-cell>
          <table:table-cell office:value-type="float" office:value="-63.082" calcext:value-type="float">
            <text:p>-63.082</text:p>
          </table:table-cell>
          <table:table-cell office:value-type="float" office:value="8010" calcext:value-type="float">
            <text:p>80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ennike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5765</text:p>
          </table:table-cell>
          <table:table-cell office:value-type="float" office:value="79.92" calcext:value-type="float">
            <text:p>79.92</text:p>
          </table:table-cell>
          <table:table-cell office:value-type="float" office:value="-63.84" calcext:value-type="float">
            <text:p>-63.84</text:p>
          </table:table-cell>
          <table:table-cell office:value-type="float" office:value="4330" calcext:value-type="float">
            <text:p>43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ennike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5764</text:p>
          </table:table-cell>
          <table:table-cell office:value-type="float" office:value="79.923" calcext:value-type="float">
            <text:p>79.923</text:p>
          </table:table-cell>
          <table:table-cell office:value-type="float" office:value="-63.973" calcext:value-type="float">
            <text:p>-63.973</text:p>
          </table:table-cell>
          <table:table-cell office:value-type="float" office:value="1355" calcext:value-type="float">
            <text:p>13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ennike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6677</text:p>
          </table:table-cell>
          <table:table-cell office:value-type="float" office:value="79.908" calcext:value-type="float">
            <text:p>79.908</text:p>
          </table:table-cell>
          <table:table-cell office:value-type="float" office:value="-64.037" calcext:value-type="float">
            <text:p>-64.037</text:p>
          </table:table-cell>
          <table:table-cell office:value-type="float" office:value="1245" calcext:value-type="float">
            <text:p>12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ennike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5766</text:p>
          </table:table-cell>
          <table:table-cell office:value-type="float" office:value="79.925" calcext:value-type="float">
            <text:p>79.925</text:p>
          </table:table-cell>
          <table:table-cell office:value-type="float" office:value="-64.072" calcext:value-type="float">
            <text:p>-64.072</text:p>
          </table:table-cell>
          <table:table-cell office:value-type="float" office:value="6870" calcext:value-type="float">
            <text:p>68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ennike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5767</text:p>
          </table:table-cell>
          <table:table-cell office:value-type="float" office:value="79.927" calcext:value-type="float">
            <text:p>79.927</text:p>
          </table:table-cell>
          <table:table-cell office:value-type="float" office:value="-64.205" calcext:value-type="float">
            <text:p>-64.205</text:p>
          </table:table-cell>
          <table:table-cell office:value-type="float" office:value="5455" calcext:value-type="float">
            <text:p>54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starte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string" calcext:value-type="string">
            <text:p>Bennike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5763</text:p>
          </table:table-cell>
          <table:table-cell office:value-type="float" office:value="79.928" calcext:value-type="float">
            <text:p>79.928</text:p>
          </table:table-cell>
          <table:table-cell office:value-type="float" office:value="-64.163" calcext:value-type="float">
            <text:p>-64.163</text:p>
          </table:table-cell>
          <table:table-cell office:value-type="float" office:value="6555" calcext:value-type="float">
            <text:p>655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.2" calcext:value-type="float">
            <text:p>7.2</text:p>
          </table:table-cell>
          <table:table-cell office:value-type="string" calcext:value-type="string">
            <text:p>Bennike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6676</text:p>
          </table:table-cell>
          <table:table-cell office:value-type="float" office:value="79.928" calcext:value-type="float">
            <text:p>79.928</text:p>
          </table:table-cell>
          <table:table-cell office:value-type="float" office:value="-64.163" calcext:value-type="float">
            <text:p>-64.163</text:p>
          </table:table-cell>
          <table:table-cell office:value-type="float" office:value="6400" calcext:value-type="float">
            <text:p>6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atella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string" calcext:value-type="string">
            <text:p>Bennike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5762</text:p>
          </table:table-cell>
          <table:table-cell office:value-type="float" office:value="79.942" calcext:value-type="float">
            <text:p>79.942</text:p>
          </table:table-cell>
          <table:table-cell office:value-type="float" office:value="-64.285" calcext:value-type="float">
            <text:p>-64.285</text:p>
          </table:table-cell>
          <table:table-cell office:value-type="float" office:value="7240" calcext:value-type="float">
            <text:p>72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string" calcext:value-type="string">
            <text:p>Bennike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5755</text:p>
          </table:table-cell>
          <table:table-cell office:value-type="float" office:value="80.147" calcext:value-type="float">
            <text:p>80.147</text:p>
          </table:table-cell>
          <table:table-cell office:value-type="float" office:value="-64.337" calcext:value-type="float">
            <text:p>-64.337</text:p>
          </table:table-cell>
          <table:table-cell office:value-type="float" office:value="5165" calcext:value-type="float">
            <text:p>51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ennike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5759</text:p>
          </table:table-cell>
          <table:table-cell office:value-type="float" office:value="80.097" calcext:value-type="float">
            <text:p>80.097</text:p>
          </table:table-cell>
          <table:table-cell office:value-type="float" office:value="-64.657" calcext:value-type="float">
            <text:p>-64.657</text:p>
          </table:table-cell>
          <table:table-cell office:value-type="float" office:value="6410" calcext:value-type="float">
            <text:p>64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string" calcext:value-type="string">
            <text:p>Bennike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5758</text:p>
          </table:table-cell>
          <table:table-cell office:value-type="float" office:value="80.4" calcext:value-type="float">
            <text:p>80.4</text:p>
          </table:table-cell>
          <table:table-cell office:value-type="float" office:value="-66.97" calcext:value-type="float">
            <text:p>-66.97</text:p>
          </table:table-cell>
          <table:table-cell office:value-type="float" office:value="7090" calcext:value-type="float">
            <text:p>70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string" calcext:value-type="string">
            <text:p>Bennike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5757</text:p>
          </table:table-cell>
          <table:table-cell office:value-type="float" office:value="80.21" calcext:value-type="float">
            <text:p>80.21</text:p>
          </table:table-cell>
          <table:table-cell office:value-type="float" office:value="-67.198" calcext:value-type="float">
            <text:p>-67.198</text:p>
          </table:table-cell>
          <table:table-cell office:value-type="float" office:value="7570" calcext:value-type="float">
            <text:p>757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ennike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5761</text:p>
          </table:table-cell>
          <table:table-cell office:value-type="float" office:value="80.358" calcext:value-type="float">
            <text:p>80.358</text:p>
          </table:table-cell>
          <table:table-cell office:value-type="float" office:value="-67.312" calcext:value-type="float">
            <text:p>-67.312</text:p>
          </table:table-cell>
          <table:table-cell office:value-type="float" office:value="6890" calcext:value-type="float">
            <text:p>68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lamys island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nnike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5760</text:p>
          </table:table-cell>
          <table:table-cell office:value-type="float" office:value="80.312" calcext:value-type="float">
            <text:p>80.312</text:p>
          </table:table-cell>
          <table:table-cell office:value-type="float" office:value="-67.393" calcext:value-type="float">
            <text:p>-67.393</text:p>
          </table:table-cell>
          <table:table-cell office:value-type="float" office:value="7580" calcext:value-type="float">
            <text:p>75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ennike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5770</text:p>
          </table:table-cell>
          <table:table-cell office:value-type="float" office:value="80.408" calcext:value-type="float">
            <text:p>80.408</text:p>
          </table:table-cell>
          <table:table-cell office:value-type="float" office:value="-67.01" calcext:value-type="float">
            <text:p>-67.01</text:p>
          </table:table-cell>
          <table:table-cell office:value-type="float" office:value="3640" calcext:value-type="float">
            <text:p>36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ryas integrifoli 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nnike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946</text:p>
          </table:table-cell>
          <table:table-cell office:value-type="float" office:value="82.157" calcext:value-type="float">
            <text:p>82.157</text:p>
          </table:table-cell>
          <table:table-cell office:value-type="float" office:value="-30.267" calcext:value-type="float">
            <text:p>-30.267</text:p>
          </table:table-cell>
          <table:table-cell office:value-type="float" office:value="4420" calcext:value-type="float">
            <text:p>44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vibos moschatu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nnike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8773</text:p>
          </table:table-cell>
          <table:table-cell office:value-type="float" office:value="74.548" calcext:value-type="float">
            <text:p>74.548</text:p>
          </table:table-cell>
          <table:table-cell office:value-type="float" office:value="-18.86" calcext:value-type="float">
            <text:p>-18.86</text:p>
          </table:table-cell>
          <table:table-cell office:value-type="float" office:value="2940" calcext:value-type="float">
            <text:p>29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as, Sal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ennikeWagner20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8774</text:p>
          </table:table-cell>
          <table:table-cell office:value-type="float" office:value="74.548" calcext:value-type="float">
            <text:p>74.548</text:p>
          </table:table-cell>
          <table:table-cell office:value-type="float" office:value="-18.86" calcext:value-type="float">
            <text:p>-18.86</text:p>
          </table:table-cell>
          <table:table-cell office:value-type="float" office:value="5320" calcext:value-type="float">
            <text:p>53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as, Sal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ennikeWagner20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8775</text:p>
          </table:table-cell>
          <table:table-cell office:value-type="float" office:value="74.548" calcext:value-type="float">
            <text:p>74.548</text:p>
          </table:table-cell>
          <table:table-cell office:value-type="float" office:value="-18.86" calcext:value-type="float">
            <text:p>-18.86</text:p>
          </table:table-cell>
          <table:table-cell office:value-type="float" office:value="7910" calcext:value-type="float">
            <text:p>79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ex, Potentilla, mos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ennikeWagner20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8776</text:p>
          </table:table-cell>
          <table:table-cell office:value-type="float" office:value="74.548" calcext:value-type="float">
            <text:p>74.548</text:p>
          </table:table-cell>
          <table:table-cell office:value-type="float" office:value="-18.86" calcext:value-type="float">
            <text:p>-18.86</text:p>
          </table:table-cell>
          <table:table-cell office:value-type="float" office:value="8995" calcext:value-type="float">
            <text:p>899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arex, Potentilla, Ranunculus, Juncus, mos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ennikeWagner20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8777</text:p>
          </table:table-cell>
          <table:table-cell office:value-type="float" office:value="74.548" calcext:value-type="float">
            <text:p>74.548</text:p>
          </table:table-cell>
          <table:table-cell office:value-type="float" office:value="-18.86" calcext:value-type="float">
            <text:p>-18.86</text:p>
          </table:table-cell>
          <table:table-cell office:value-type="float" office:value="9655" calcext:value-type="float">
            <text:p>96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lytrichum s.l. Sp.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ennikeWagner20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3909</text:p>
          </table:table-cell>
          <table:table-cell office:value-type="float" office:value="79.638" calcext:value-type="float">
            <text:p>79.638</text:p>
          </table:table-cell>
          <table:table-cell office:value-type="float" office:value="-22.82" calcext:value-type="float">
            <text:p>-22.82</text:p>
          </table:table-cell>
          <table:table-cell office:value-type="float" office:value="4500" calcext:value-type="float">
            <text:p>45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yas integrifoli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nnikeWeidick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3837</text:p>
          </table:table-cell>
          <table:table-cell office:value-type="float" office:value="79.62" calcext:value-type="float">
            <text:p>79.62</text:p>
          </table:table-cell>
          <table:table-cell office:value-type="float" office:value="-22.583" calcext:value-type="float">
            <text:p>-22.583</text:p>
          </table:table-cell>
          <table:table-cell office:value-type="float" office:value="5955" calcext:value-type="float">
            <text:p>59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arix sp.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ennikeWeidick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3834</text:p>
          </table:table-cell>
          <table:table-cell office:value-type="float" office:value="79.627" calcext:value-type="float">
            <text:p>79.627</text:p>
          </table:table-cell>
          <table:table-cell office:value-type="float" office:value="-22.55" calcext:value-type="float">
            <text:p>-22.55</text:p>
          </table:table-cell>
          <table:table-cell office:value-type="float" office:value="5080" calcext:value-type="float">
            <text:p>50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arix sp.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nnikeWeidick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4121</text:p>
          </table:table-cell>
          <table:table-cell office:value-type="float" office:value="79.627" calcext:value-type="float">
            <text:p>79.627</text:p>
          </table:table-cell>
          <table:table-cell office:value-type="float" office:value="-21.925" calcext:value-type="float">
            <text:p>-21.925</text:p>
          </table:table-cell>
          <table:table-cell office:value-type="float" office:value="6080" calcext:value-type="float">
            <text:p>60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arix sp.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string" calcext:value-type="string">
            <text:p>BennikeWeidick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3835</text:p>
          </table:table-cell>
          <table:table-cell office:value-type="float" office:value="79.627" calcext:value-type="float">
            <text:p>79.627</text:p>
          </table:table-cell>
          <table:table-cell office:value-type="float" office:value="-22.55" calcext:value-type="float">
            <text:p>-22.55</text:p>
          </table:table-cell>
          <table:table-cell office:value-type="float" office:value="6035" calcext:value-type="float">
            <text:p>60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?Larix sp.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string" calcext:value-type="string">
            <text:p>BennikeWeidick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6894</text:p>
          </table:table-cell>
          <table:table-cell office:value-type="float" office:value="79.613" calcext:value-type="float">
            <text:p>79.613</text:p>
          </table:table-cell>
          <table:table-cell office:value-type="float" office:value="-22.515" calcext:value-type="float">
            <text:p>-22.515</text:p>
          </table:table-cell>
          <table:table-cell office:value-type="float" office:value="6455" calcext:value-type="float">
            <text:p>645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string" calcext:value-type="string">
            <text:p>BennikeWeidick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3833</text:p>
          </table:table-cell>
          <table:table-cell office:value-type="float" office:value="79.613" calcext:value-type="float">
            <text:p>79.613</text:p>
          </table:table-cell>
          <table:table-cell office:value-type="float" office:value="-22.515" calcext:value-type="float">
            <text:p>-22.515</text:p>
          </table:table-cell>
          <table:table-cell office:value-type="float" office:value="4590" calcext:value-type="float">
            <text:p>45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usa hispid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string" calcext:value-type="string">
            <text:p>BennikeWeidick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4120</text:p>
          </table:table-cell>
          <table:table-cell office:value-type="float" office:value="79.61" calcext:value-type="float">
            <text:p>79.61</text:p>
          </table:table-cell>
          <table:table-cell office:value-type="float" office:value="-22.305" calcext:value-type="float">
            <text:p>-22.305</text:p>
          </table:table-cell>
          <table:table-cell office:value-type="float" office:value="5775" calcext:value-type="float">
            <text:p>57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ripes groenlandicu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string" calcext:value-type="string">
            <text:p>BennikeWeidick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4215</text:p>
          </table:table-cell>
          <table:table-cell office:value-type="float" office:value="79.577" calcext:value-type="float">
            <text:p>79.577</text:p>
          </table:table-cell>
          <table:table-cell office:value-type="float" office:value="-22.622" calcext:value-type="float">
            <text:p>-22.622</text:p>
          </table:table-cell>
          <table:table-cell office:value-type="float" office:value="5585" calcext:value-type="float">
            <text:p>558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?Pusa hispid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string" calcext:value-type="string">
            <text:p>BennikeWeidick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4693</text:p>
          </table:table-cell>
          <table:table-cell office:value-type="float" office:value="79.577" calcext:value-type="float">
            <text:p>79.577</text:p>
          </table:table-cell>
          <table:table-cell office:value-type="float" office:value="-22.622" calcext:value-type="float">
            <text:p>-22.622</text:p>
          </table:table-cell>
          <table:table-cell office:value-type="float" office:value="6940" calcext:value-type="float">
            <text:p>69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?Pusa hispid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string" calcext:value-type="string">
            <text:p>BennikeWeidick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4216</text:p>
          </table:table-cell>
          <table:table-cell office:value-type="float" office:value="79.548" calcext:value-type="float">
            <text:p>79.548</text:p>
          </table:table-cell>
          <table:table-cell office:value-type="float" office:value="-22.623" calcext:value-type="float">
            <text:p>-22.623</text:p>
          </table:table-cell>
          <table:table-cell office:value-type="float" office:value="4645" calcext:value-type="float">
            <text:p>46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?Pusa hispid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ennikeWeidick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6891</text:p>
          </table:table-cell>
          <table:table-cell office:value-type="float" office:value="79.572" calcext:value-type="float">
            <text:p>79.572</text:p>
          </table:table-cell>
          <table:table-cell office:value-type="float" office:value="-22.388" calcext:value-type="float">
            <text:p>-22.388</text:p>
          </table:table-cell>
          <table:table-cell office:value-type="float" office:value="5354" calcext:value-type="float">
            <text:p>53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?Balaena mysticetu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ennikeWeidick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3838</text:p>
          </table:table-cell>
          <table:table-cell office:value-type="float" office:value="79.582" calcext:value-type="float">
            <text:p>79.582</text:p>
          </table:table-cell>
          <table:table-cell office:value-type="float" office:value="-22.303" calcext:value-type="float">
            <text:p>-22.303</text:p>
          </table:table-cell>
          <table:table-cell office:value-type="float" office:value="6755" calcext:value-type="float">
            <text:p>67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?Pusa hispid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string" calcext:value-type="string">
            <text:p>BennikeWeidick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3839</text:p>
          </table:table-cell>
          <table:table-cell office:value-type="float" office:value="79.538" calcext:value-type="float">
            <text:p>79.538</text:p>
          </table:table-cell>
          <table:table-cell office:value-type="float" office:value="-22.443" calcext:value-type="float">
            <text:p>-22.443</text:p>
          </table:table-cell>
          <table:table-cell office:value-type="float" office:value="6805" calcext:value-type="float">
            <text:p>680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.6" calcext:value-type="float">
            <text:p>6.6</text:p>
          </table:table-cell>
          <table:table-cell office:value-type="string" calcext:value-type="string">
            <text:p>BennikeWeidick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6895</text:p>
          </table:table-cell>
          <table:table-cell office:value-type="float" office:value="79.827" calcext:value-type="float">
            <text:p>79.827</text:p>
          </table:table-cell>
          <table:table-cell office:value-type="float" office:value="-19.565" calcext:value-type="float">
            <text:p>-19.565</text:p>
          </table:table-cell>
          <table:table-cell office:value-type="float" office:value="5945" calcext:value-type="float">
            <text:p>594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ennikeWeidick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4124</text:p>
          </table:table-cell>
          <table:table-cell office:value-type="float" office:value="79.827" calcext:value-type="float">
            <text:p>79.827</text:p>
          </table:table-cell>
          <table:table-cell office:value-type="float" office:value="-19.565" calcext:value-type="float">
            <text:p>-19.565</text:p>
          </table:table-cell>
          <table:table-cell office:value-type="float" office:value="7710" calcext:value-type="float">
            <text:p>77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rtlandi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BennikeWeidick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4123</text:p>
          </table:table-cell>
          <table:table-cell office:value-type="float" office:value="79.748" calcext:value-type="float">
            <text:p>79.748</text:p>
          </table:table-cell>
          <table:table-cell office:value-type="float" office:value="-18.86" calcext:value-type="float">
            <text:p>-18.86</text:p>
          </table:table-cell>
          <table:table-cell office:value-type="float" office:value="9130" calcext:value-type="float">
            <text:p>913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rtlandi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ennikeWeidick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3840</text:p>
          </table:table-cell>
          <table:table-cell office:value-type="float" office:value="79.748" calcext:value-type="float">
            <text:p>79.748</text:p>
          </table:table-cell>
          <table:table-cell office:value-type="float" office:value="-18.86" calcext:value-type="float">
            <text:p>-18.86</text:p>
          </table:table-cell>
          <table:table-cell office:value-type="float" office:value="9280" calcext:value-type="float">
            <text:p>92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rtlandi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ennikeWeidick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4125</text:p>
          </table:table-cell>
          <table:table-cell office:value-type="float" office:value="79.74" calcext:value-type="float">
            <text:p>79.74</text:p>
          </table:table-cell>
          <table:table-cell office:value-type="float" office:value="-18.805" calcext:value-type="float">
            <text:p>-18.805</text:p>
          </table:table-cell>
          <table:table-cell office:value-type="float" office:value="5215" calcext:value-type="float">
            <text:p>52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ripes groenlandicu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string" calcext:value-type="string">
            <text:p>BennikeWeidick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4700</text:p>
          </table:table-cell>
          <table:table-cell office:value-type="float" office:value="79.107" calcext:value-type="float">
            <text:p>79.107</text:p>
          </table:table-cell>
          <table:table-cell office:value-type="float" office:value="-19.753" calcext:value-type="float">
            <text:p>-19.753</text:p>
          </table:table-cell>
          <table:table-cell office:value-type="float" office:value="7595" calcext:value-type="float">
            <text:p>759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string" calcext:value-type="string">
            <text:p>BennikeWeidick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4126</text:p>
          </table:table-cell>
          <table:table-cell office:value-type="float" office:value="79.285" calcext:value-type="float">
            <text:p>79.285</text:p>
          </table:table-cell>
          <table:table-cell office:value-type="float" office:value="-19.462" calcext:value-type="float">
            <text:p>-19.462</text:p>
          </table:table-cell>
          <table:table-cell office:value-type="float" office:value="4110" calcext:value-type="float">
            <text:p>41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ripes groenlandicu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nnikeWeidick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3841</text:p>
          </table:table-cell>
          <table:table-cell office:value-type="float" office:value="79.232" calcext:value-type="float">
            <text:p>79.232</text:p>
          </table:table-cell>
          <table:table-cell office:value-type="float" office:value="-19.095" calcext:value-type="float">
            <text:p>-19.095</text:p>
          </table:table-cell>
          <table:table-cell office:value-type="float" office:value="8700" calcext:value-type="float">
            <text:p>87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ennikeWeidick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5587</text:p>
          </table:table-cell>
          <table:table-cell office:value-type="float" office:value="64.6156666666667" calcext:value-type="float">
            <text:p>64.6156666666667</text:p>
          </table:table-cell>
          <table:table-cell office:value-type="float" office:value="-51.2248333333333" calcext:value-type="float">
            <text:p>-51.2248333333333</text:p>
          </table:table-cell>
          <table:table-cell office:value-type="float" office:value="3665" calcext:value-type="float">
            <text:p>366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string" calcext:value-type="string">
            <text:p>Berglund2003,HinnersonBerglund200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7801</text:p>
          </table:table-cell>
          <table:table-cell office:value-type="float" office:value="64.615" calcext:value-type="float">
            <text:p>64.615</text:p>
          </table:table-cell>
          <table:table-cell office:value-type="float" office:value="-51.217" calcext:value-type="float">
            <text:p>-51.217</text:p>
          </table:table-cell>
          <table:table-cell office:value-type="float" office:value="3834" calcext:value-type="float">
            <text:p>38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string" calcext:value-type="string">
            <text:p>Berglund2003,HinnersonBerglund200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6605</text:p>
          </table:table-cell>
          <table:table-cell office:value-type="float" office:value="64.629" calcext:value-type="float">
            <text:p>64.629</text:p>
          </table:table-cell>
          <table:table-cell office:value-type="float" office:value="-51.3819" calcext:value-type="float">
            <text:p>-51.3819</text:p>
          </table:table-cell>
          <table:table-cell office:value-type="float" office:value="3600" calcext:value-type="float">
            <text:p>36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rglund2003,HinnersonBerglund200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5588</text:p>
          </table:table-cell>
          <table:table-cell office:value-type="float" office:value="64.6945277777778" calcext:value-type="float">
            <text:p>64.6945277777778</text:p>
          </table:table-cell>
          <table:table-cell office:value-type="float" office:value="-51.1711666666667" calcext:value-type="float">
            <text:p>-51.1711666666667</text:p>
          </table:table-cell>
          <table:table-cell office:value-type="float" office:value="3585" calcext:value-type="float">
            <text:p>358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rglund2003,HinnersonBerglund200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5589</text:p>
          </table:table-cell>
          <table:table-cell office:value-type="float" office:value="64.6945277777778" calcext:value-type="float">
            <text:p>64.6945277777778</text:p>
          </table:table-cell>
          <table:table-cell office:value-type="float" office:value="-51.1711666666667" calcext:value-type="float">
            <text:p>-51.1711666666667</text:p>
          </table:table-cell>
          <table:table-cell office:value-type="float" office:value="3605" calcext:value-type="float">
            <text:p>36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rglund2003,HinnersonBerglund200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6606</text:p>
          </table:table-cell>
          <table:table-cell office:value-type="float" office:value="64.4838888888889" calcext:value-type="float">
            <text:p>64.4838888888889</text:p>
          </table:table-cell>
          <table:table-cell office:value-type="float" office:value="-51.4908333333333" calcext:value-type="float">
            <text:p>-51.4908333333333</text:p>
          </table:table-cell>
          <table:table-cell office:value-type="float" office:value="3615" calcext:value-type="float">
            <text:p>36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tul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string" calcext:value-type="string">
            <text:p>HinnersonBerglund200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6601</text:p>
          </table:table-cell>
          <table:table-cell office:value-type="float" office:value="64.3680555555555" calcext:value-type="float">
            <text:p>64.3680555555555</text:p>
          </table:table-cell>
          <table:table-cell office:value-type="float" office:value="-51.505" calcext:value-type="float">
            <text:p>-51.505</text:p>
          </table:table-cell>
          <table:table-cell office:value-type="float" office:value="3590" calcext:value-type="float">
            <text:p>35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etul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5" calcext:value-type="float">
            <text:p>0.15</text:p>
          </table:table-cell>
          <table:table-cell office:value-type="string" calcext:value-type="string">
            <text:p>HinnersonBerglund200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6602</text:p>
          </table:table-cell>
          <table:table-cell office:value-type="float" office:value="64.3680555555555" calcext:value-type="float">
            <text:p>64.3680555555555</text:p>
          </table:table-cell>
          <table:table-cell office:value-type="float" office:value="-51.505" calcext:value-type="float">
            <text:p>-51.505</text:p>
          </table:table-cell>
          <table:table-cell office:value-type="float" office:value="3465" calcext:value-type="float">
            <text:p>34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l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5" calcext:value-type="float">
            <text:p>0.15</text:p>
          </table:table-cell>
          <table:table-cell office:value-type="string" calcext:value-type="string">
            <text:p>HinnersonBerglund200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6603</text:p>
          </table:table-cell>
          <table:table-cell office:value-type="float" office:value="64.3680555555555" calcext:value-type="float">
            <text:p>64.3680555555555</text:p>
          </table:table-cell>
          <table:table-cell office:value-type="float" office:value="-51.505" calcext:value-type="float">
            <text:p>-51.505</text:p>
          </table:table-cell>
          <table:table-cell office:value-type="float" office:value="3460" calcext:value-type="float">
            <text:p>34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etul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5" calcext:value-type="float">
            <text:p>0.15</text:p>
          </table:table-cell>
          <table:table-cell office:value-type="string" calcext:value-type="string">
            <text:p>HinnersonBerglund200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6604</text:p>
          </table:table-cell>
          <table:table-cell office:value-type="float" office:value="64.3680555555555" calcext:value-type="float">
            <text:p>64.3680555555555</text:p>
          </table:table-cell>
          <table:table-cell office:value-type="float" office:value="-51.505" calcext:value-type="float">
            <text:p>-51.505</text:p>
          </table:table-cell>
          <table:table-cell office:value-type="float" office:value="3685" calcext:value-type="float">
            <text:p>368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etul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5" calcext:value-type="float">
            <text:p>0.15</text:p>
          </table:table-cell>
          <table:table-cell office:value-type="string" calcext:value-type="string">
            <text:p>HinnersonBerglund200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osmogenic 10Be</text:p>
          </table:table-cell>
          <table:table-cell office:value-type="string" calcext:value-type="string">
            <text:p>GLX27B</text:p>
          </table:table-cell>
          <table:table-cell office:value-type="float" office:value="60.996" calcext:value-type="float">
            <text:p>60.996</text:p>
          </table:table-cell>
          <table:table-cell office:value-type="float" office:value="-45.431" calcext:value-type="float">
            <text:p>-45.431</text:p>
          </table:table-cell>
          <table:table-cell office:value-type="float" office:value="11500" calcext:value-type="float">
            <text:p>11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ach cobbl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35.4" calcext:value-type="float">
            <text:p>35.4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ierman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osmogenic 10Be</text:p>
          </table:table-cell>
          <table:table-cell office:value-type="string" calcext:value-type="string">
            <text:p>GLX28A</text:p>
          </table:table-cell>
          <table:table-cell office:value-type="float" office:value="60.995" calcext:value-type="float">
            <text:p>60.995</text:p>
          </table:table-cell>
          <table:table-cell office:value-type="float" office:value="-45.431" calcext:value-type="float">
            <text:p>-45.431</text:p>
          </table:table-cell>
          <table:table-cell office:value-type="float" office:value="11600" calcext:value-type="float">
            <text:p>116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rratic boulde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43.3" calcext:value-type="float">
            <text:p>43.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ierman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osmogenic 10Be</text:p>
          </table:table-cell>
          <table:table-cell office:value-type="string" calcext:value-type="string">
            <text:p>GLX28B</text:p>
          </table:table-cell>
          <table:table-cell office:value-type="float" office:value="60.995" calcext:value-type="float">
            <text:p>60.995</text:p>
          </table:table-cell>
          <table:table-cell office:value-type="float" office:value="-45.431" calcext:value-type="float">
            <text:p>-45.431</text:p>
          </table:table-cell>
          <table:table-cell office:value-type="float" office:value="11200" calcext:value-type="float">
            <text:p>112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edrock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44.8" calcext:value-type="float">
            <text:p>44.8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ierman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osmogenic 10Be</text:p>
          </table:table-cell>
          <table:table-cell office:value-type="string" calcext:value-type="string">
            <text:p>GLX29</text:p>
          </table:table-cell>
          <table:table-cell office:value-type="float" office:value="60.991" calcext:value-type="float">
            <text:p>60.991</text:p>
          </table:table-cell>
          <table:table-cell office:value-type="float" office:value="-45.428" calcext:value-type="float">
            <text:p>-45.428</text:p>
          </table:table-cell>
          <table:table-cell office:value-type="float" office:value="11500" calcext:value-type="float">
            <text:p>115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each cobbl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44.6" calcext:value-type="float">
            <text:p>44.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ierman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osmogenic 10Be</text:p>
          </table:table-cell>
          <table:table-cell office:value-type="string" calcext:value-type="string">
            <text:p>GLX30</text:p>
          </table:table-cell>
          <table:table-cell office:value-type="float" office:value="60.989" calcext:value-type="float">
            <text:p>60.989</text:p>
          </table:table-cell>
          <table:table-cell office:value-type="float" office:value="-45.426" calcext:value-type="float">
            <text:p>-45.426</text:p>
          </table:table-cell>
          <table:table-cell office:value-type="float" office:value="11500" calcext:value-type="float">
            <text:p>11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edrock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ierman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osmogenic 10Be</text:p>
          </table:table-cell>
          <table:table-cell office:value-type="string" calcext:value-type="string">
            <text:p>GLX31</text:p>
          </table:table-cell>
          <table:table-cell office:value-type="float" office:value="60.991" calcext:value-type="float">
            <text:p>60.991</text:p>
          </table:table-cell>
          <table:table-cell office:value-type="float" office:value="-45.423" calcext:value-type="float">
            <text:p>-45.423</text:p>
          </table:table-cell>
          <table:table-cell office:value-type="float" office:value="11200" calcext:value-type="float">
            <text:p>112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edrock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9.1" calcext:value-type="float">
            <text:p>19.1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ierman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osmogenic 10Be</text:p>
          </table:table-cell>
          <table:table-cell office:value-type="string" calcext:value-type="string">
            <text:p>GLX32</text:p>
          </table:table-cell>
          <table:table-cell office:value-type="float" office:value="60.992" calcext:value-type="float">
            <text:p>60.992</text:p>
          </table:table-cell>
          <table:table-cell office:value-type="float" office:value="-45.42" calcext:value-type="float">
            <text:p>-45.42</text:p>
          </table:table-cell>
          <table:table-cell office:value-type="float" office:value="10200" calcext:value-type="float">
            <text:p>102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edrock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9.1" calcext:value-type="float">
            <text:p>9.1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ierman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osmogenic 10Be</text:p>
          </table:table-cell>
          <table:table-cell office:value-type="string" calcext:value-type="string">
            <text:p>GLX33</text:p>
          </table:table-cell>
          <table:table-cell office:value-type="float" office:value="60.992" calcext:value-type="float">
            <text:p>60.992</text:p>
          </table:table-cell>
          <table:table-cell office:value-type="float" office:value="-45.42" calcext:value-type="float">
            <text:p>-45.42</text:p>
          </table:table-cell>
          <table:table-cell office:value-type="float" office:value="9500" calcext:value-type="float">
            <text:p>95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edrock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ierman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osmogenic 10Be</text:p>
          </table:table-cell>
          <table:table-cell office:value-type="string" calcext:value-type="string">
            <text:p>KLR1</text:p>
          </table:table-cell>
          <table:table-cell office:value-type="float" office:value="67.008" calcext:value-type="float">
            <text:p>67.008</text:p>
          </table:table-cell>
          <table:table-cell office:value-type="float" office:value="-50.682" calcext:value-type="float">
            <text:p>-50.682</text:p>
          </table:table-cell>
          <table:table-cell office:value-type="float" office:value="3330" calcext:value-type="float">
            <text:p>33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xposed bedrock rid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6.13" calcext:value-type="float">
            <text:p>16.13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string" calcext:value-type="string">
            <text:p>Bierman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osmogenic 10Be</text:p>
          </table:table-cell>
          <table:table-cell office:value-type="string" calcext:value-type="string">
            <text:p>KLR2</text:p>
          </table:table-cell>
          <table:table-cell office:value-type="float" office:value="67.008" calcext:value-type="float">
            <text:p>67.008</text:p>
          </table:table-cell>
          <table:table-cell office:value-type="float" office:value="-50.682" calcext:value-type="float">
            <text:p>-50.682</text:p>
          </table:table-cell>
          <table:table-cell office:value-type="float" office:value="5560" calcext:value-type="float">
            <text:p>55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posed bedrock rid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21.51" calcext:value-type="float">
            <text:p>21.51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string" calcext:value-type="string">
            <text:p>Bierman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osmogenic 10Be</text:p>
          </table:table-cell>
          <table:table-cell office:value-type="string" calcext:value-type="string">
            <text:p>KLR3</text:p>
          </table:table-cell>
          <table:table-cell office:value-type="float" office:value="67.008" calcext:value-type="float">
            <text:p>67.008</text:p>
          </table:table-cell>
          <table:table-cell office:value-type="float" office:value="-50.683" calcext:value-type="float">
            <text:p>-50.683</text:p>
          </table:table-cell>
          <table:table-cell office:value-type="float" office:value="5930" calcext:value-type="float">
            <text:p>59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xposed bedrock rid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27.93" calcext:value-type="float">
            <text:p>27.93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string" calcext:value-type="string">
            <text:p>Bierman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osmogenic 10Be</text:p>
          </table:table-cell>
          <table:table-cell office:value-type="string" calcext:value-type="string">
            <text:p>KLR4</text:p>
          </table:table-cell>
          <table:table-cell office:value-type="float" office:value="67.008" calcext:value-type="float">
            <text:p>67.008</text:p>
          </table:table-cell>
          <table:table-cell office:value-type="float" office:value="-50.685" calcext:value-type="float">
            <text:p>-50.685</text:p>
          </table:table-cell>
          <table:table-cell office:value-type="float" office:value="6570" calcext:value-type="float">
            <text:p>657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xposed bedrock rid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34.78" calcext:value-type="float">
            <text:p>34.78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string" calcext:value-type="string">
            <text:p>Bierman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osmogenic 10Be</text:p>
          </table:table-cell>
          <table:table-cell office:value-type="string" calcext:value-type="string">
            <text:p>KLR5</text:p>
          </table:table-cell>
          <table:table-cell office:value-type="float" office:value="67.006" calcext:value-type="float">
            <text:p>67.006</text:p>
          </table:table-cell>
          <table:table-cell office:value-type="float" office:value="-50.686" calcext:value-type="float">
            <text:p>-50.686</text:p>
          </table:table-cell>
          <table:table-cell office:value-type="float" office:value="4990" calcext:value-type="float">
            <text:p>499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trath terrace bedrock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8.59" calcext:value-type="float">
            <text:p>18.59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string" calcext:value-type="string">
            <text:p>Bierman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osmogenic 10Be</text:p>
          </table:table-cell>
          <table:table-cell office:value-type="string" calcext:value-type="string">
            <text:p>KLR6</text:p>
          </table:table-cell>
          <table:table-cell office:value-type="float" office:value="67.005" calcext:value-type="float">
            <text:p>67.005</text:p>
          </table:table-cell>
          <table:table-cell office:value-type="float" office:value="-50.689" calcext:value-type="float">
            <text:p>-50.689</text:p>
          </table:table-cell>
          <table:table-cell office:value-type="float" office:value="4890" calcext:value-type="float">
            <text:p>489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ath terrace bedrock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6.39" calcext:value-type="float">
            <text:p>16.39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string" calcext:value-type="string">
            <text:p>Bierman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osmogenic 10Be</text:p>
          </table:table-cell>
          <table:table-cell office:value-type="string" calcext:value-type="string">
            <text:p>KLR7</text:p>
          </table:table-cell>
          <table:table-cell office:value-type="float" office:value="67.005" calcext:value-type="float">
            <text:p>67.005</text:p>
          </table:table-cell>
          <table:table-cell office:value-type="float" office:value="-50.693" calcext:value-type="float">
            <text:p>-50.693</text:p>
          </table:table-cell>
          <table:table-cell office:value-type="float" office:value="4720" calcext:value-type="float">
            <text:p>47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rath terrace bedrock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5.04" calcext:value-type="float">
            <text:p>15.04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string" calcext:value-type="string">
            <text:p>Bierman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2787</text:p>
          </table:table-cell>
          <table:table-cell office:value-type="float" office:value="75.146" calcext:value-type="float">
            <text:p>75.146</text:p>
          </table:table-cell>
          <table:table-cell office:value-type="float" office:value="-19.77" calcext:value-type="float">
            <text:p>-19.77</text:p>
          </table:table-cell>
          <table:table-cell office:value-type="float" office:value="10260" calcext:value-type="float">
            <text:p>1026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ortlandi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jorckEtal1994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3516</text:p>
          </table:table-cell>
          <table:table-cell office:value-type="float" office:value="75.311" calcext:value-type="float">
            <text:p>75.311</text:p>
          </table:table-cell>
          <table:table-cell office:value-type="float" office:value="-20.03" calcext:value-type="float">
            <text:p>-20.03</text:p>
          </table:table-cell>
          <table:table-cell office:value-type="float" office:value="9640" calcext:value-type="float">
            <text:p>96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jorckEtal1994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3356</text:p>
          </table:table-cell>
          <table:table-cell office:value-type="float" office:value="75.311" calcext:value-type="float">
            <text:p>75.311</text:p>
          </table:table-cell>
          <table:table-cell office:value-type="float" office:value="-20.03" calcext:value-type="float">
            <text:p>-20.03</text:p>
          </table:table-cell>
          <table:table-cell office:value-type="float" office:value="7470" calcext:value-type="float">
            <text:p>74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starte sp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string" calcext:value-type="string">
            <text:p>BjorckEtal1994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93</text:p>
          </table:table-cell>
          <table:table-cell office:value-type="float" office:value="75.311" calcext:value-type="float">
            <text:p>75.311</text:p>
          </table:table-cell>
          <table:table-cell office:value-type="float" office:value="-20.03" calcext:value-type="float">
            <text:p>-20.03</text:p>
          </table:table-cell>
          <table:table-cell office:value-type="float" office:value="5960" calcext:value-type="float">
            <text:p>59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etula nan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string" calcext:value-type="string">
            <text:p>BjorckEtal1994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3353</text:p>
          </table:table-cell>
          <table:table-cell office:value-type="float" office:value="75.341" calcext:value-type="float">
            <text:p>75.341</text:p>
          </table:table-cell>
          <table:table-cell office:value-type="float" office:value="-20.063" calcext:value-type="float">
            <text:p>-20.063</text:p>
          </table:table-cell>
          <table:table-cell office:value-type="float" office:value="7650" calcext:value-type="float">
            <text:p>76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quatic mosse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jorckEtal1994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3275</text:p>
          </table:table-cell>
          <table:table-cell office:value-type="float" office:value="70.736" calcext:value-type="float">
            <text:p>70.736</text:p>
          </table:table-cell>
          <table:table-cell office:value-type="float" office:value="-24.051" calcext:value-type="float">
            <text:p>-24.051</text:p>
          </table:table-cell>
          <table:table-cell office:value-type="float" office:value="7490" calcext:value-type="float">
            <text:p>74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jorckEtal199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6579</text:p>
          </table:table-cell>
          <table:table-cell office:value-type="float" office:value="74.5" calcext:value-type="float">
            <text:p>74.5</text:p>
          </table:table-cell>
          <table:table-cell office:value-type="float" office:value="-20.5" calcext:value-type="float">
            <text:p>-20.5</text:p>
          </table:table-cell>
          <table:table-cell office:value-type="float" office:value="9495" calcext:value-type="float">
            <text:p>94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ya truncata shell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hristiansenEtal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3102</text:p>
          </table:table-cell>
          <table:table-cell office:value-type="float" office:value="74.5" calcext:value-type="float">
            <text:p>74.5</text:p>
          </table:table-cell>
          <table:table-cell office:value-type="float" office:value="-20.5" calcext:value-type="float">
            <text:p>-20.5</text:p>
          </table:table-cell>
          <table:table-cell office:value-type="float" office:value="6255" calcext:value-type="float">
            <text:p>625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lant fragment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hristiansenEtal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217</text:p>
          </table:table-cell>
          <table:table-cell office:value-type="float" office:value="74.5" calcext:value-type="float">
            <text:p>74.5</text:p>
          </table:table-cell>
          <table:table-cell office:value-type="float" office:value="-20.5" calcext:value-type="float">
            <text:p>-20.5</text:p>
          </table:table-cell>
          <table:table-cell office:value-type="float" office:value="7140" calcext:value-type="float">
            <text:p>714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alix herbacea leave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string" calcext:value-type="string">
            <text:p>ChristiansenEtal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6580</text:p>
          </table:table-cell>
          <table:table-cell office:value-type="float" office:value="74.5" calcext:value-type="float">
            <text:p>74.5</text:p>
          </table:table-cell>
          <table:table-cell office:value-type="float" office:value="-20.5" calcext:value-type="float">
            <text:p>-20.5</text:p>
          </table:table-cell>
          <table:table-cell office:value-type="float" office:value="8705" calcext:value-type="float">
            <text:p>87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ya truncata shell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string" calcext:value-type="string">
            <text:p>ChristiansenEtal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6032</text:p>
          </table:table-cell>
          <table:table-cell office:value-type="float" office:value="74.5" calcext:value-type="float">
            <text:p>74.5</text:p>
          </table:table-cell>
          <table:table-cell office:value-type="float" office:value="-20.5" calcext:value-type="float">
            <text:p>-20.5</text:p>
          </table:table-cell>
          <table:table-cell office:value-type="float" office:value="6475" calcext:value-type="float">
            <text:p>64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ya truncata shell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istiansenEtal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4689</text:p>
          </table:table-cell>
          <table:table-cell office:value-type="float" office:value="74.5" calcext:value-type="float">
            <text:p>74.5</text:p>
          </table:table-cell>
          <table:table-cell office:value-type="float" office:value="-20.5" calcext:value-type="float">
            <text:p>-20.5</text:p>
          </table:table-cell>
          <table:table-cell office:value-type="float" office:value="620" calcext:value-type="float">
            <text:p>6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al bone, Phoca hispida hispid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istiansenEtal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2309</text:p>
          </table:table-cell>
          <table:table-cell office:value-type="float" office:value="82.017" calcext:value-type="float">
            <text:p>82.017</text:p>
          </table:table-cell>
          <table:table-cell office:value-type="float" office:value="-58.917" calcext:value-type="float">
            <text:p>-58.917</text:p>
          </table:table-cell>
          <table:table-cell office:value-type="float" office:value="8610" calcext:value-type="float">
            <text:p>861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Hiatella arctica, Mya tru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glan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I-5856</text:p>
          </table:table-cell>
          <table:table-cell office:value-type="float" office:value="82.017" calcext:value-type="float">
            <text:p>82.017</text:p>
          </table:table-cell>
          <table:table-cell office:value-type="float" office:value="-58.917" calcext:value-type="float">
            <text:p>-58.917</text:p>
          </table:table-cell>
          <table:table-cell office:value-type="float" office:value="8635" calcext:value-type="float">
            <text:p>863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iatella arctica, Mya tru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glan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3674</text:p>
          </table:table-cell>
          <table:table-cell office:value-type="float" office:value="82.033" calcext:value-type="float">
            <text:p>82.033</text:p>
          </table:table-cell>
          <table:table-cell office:value-type="float" office:value="-58.917" calcext:value-type="float">
            <text:p>-58.917</text:p>
          </table:table-cell>
          <table:table-cell office:value-type="float" office:value="6590" calcext:value-type="float">
            <text:p>65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starte sp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gland1985,McNeelyBrennan2005,McNeelyMcCuaig199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2307</text:p>
          </table:table-cell>
          <table:table-cell office:value-type="float" office:value="81.817" calcext:value-type="float">
            <text:p>81.817</text:p>
          </table:table-cell>
          <table:table-cell office:value-type="float" office:value="-58.667" calcext:value-type="float">
            <text:p>-58.667</text:p>
          </table:table-cell>
          <table:table-cell office:value-type="float" office:value="9475" calcext:value-type="float">
            <text:p>947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glan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2308</text:p>
          </table:table-cell>
          <table:table-cell office:value-type="float" office:value="81.767" calcext:value-type="float">
            <text:p>81.767</text:p>
          </table:table-cell>
          <table:table-cell office:value-type="float" office:value="-58.583" calcext:value-type="float">
            <text:p>-58.583</text:p>
          </table:table-cell>
          <table:table-cell office:value-type="float" office:value="9150" calcext:value-type="float">
            <text:p>915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glan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2315</text:p>
          </table:table-cell>
          <table:table-cell office:value-type="float" office:value="81.783" calcext:value-type="float">
            <text:p>81.783</text:p>
          </table:table-cell>
          <table:table-cell office:value-type="float" office:value="-59.133" calcext:value-type="float">
            <text:p>-59.133</text:p>
          </table:table-cell>
          <table:table-cell office:value-type="float" office:value="8930" calcext:value-type="float">
            <text:p>893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ortlandi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glan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2316</text:p>
          </table:table-cell>
          <table:table-cell office:value-type="float" office:value="81.783" calcext:value-type="float">
            <text:p>81.783</text:p>
          </table:table-cell>
          <table:table-cell office:value-type="float" office:value="-59.133" calcext:value-type="float">
            <text:p>-59.133</text:p>
          </table:table-cell>
          <table:table-cell office:value-type="float" office:value="9760" calcext:value-type="float">
            <text:p>9760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Thyasira sp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glan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I-5854</text:p>
          </table:table-cell>
          <table:table-cell office:value-type="float" office:value="81.8" calcext:value-type="float">
            <text:p>81.8</text:p>
          </table:table-cell>
          <table:table-cell office:value-type="float" office:value="-59.15" calcext:value-type="float">
            <text:p>-59.15</text:p>
          </table:table-cell>
          <table:table-cell office:value-type="float" office:value="8965" calcext:value-type="float">
            <text:p>896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glan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2314</text:p>
          </table:table-cell>
          <table:table-cell office:value-type="float" office:value="81.767" calcext:value-type="float">
            <text:p>81.767</text:p>
          </table:table-cell>
          <table:table-cell office:value-type="float" office:value="-59.1" calcext:value-type="float">
            <text:p>-59.1</text:p>
          </table:table-cell>
          <table:table-cell office:value-type="float" office:value="5095" calcext:value-type="float">
            <text:p>509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glan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2305</text:p>
          </table:table-cell>
          <table:table-cell office:value-type="float" office:value="81.767" calcext:value-type="float">
            <text:p>81.767</text:p>
          </table:table-cell>
          <table:table-cell office:value-type="float" office:value="-59.1" calcext:value-type="float">
            <text:p>-59.1</text:p>
          </table:table-cell>
          <table:table-cell office:value-type="float" office:value="6170" calcext:value-type="float">
            <text:p>617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glan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2302</text:p>
          </table:table-cell>
          <table:table-cell office:value-type="float" office:value="81.65" calcext:value-type="float">
            <text:p>81.65</text:p>
          </table:table-cell>
          <table:table-cell office:value-type="float" office:value="-59.967" calcext:value-type="float">
            <text:p>-59.967</text:p>
          </table:table-cell>
          <table:table-cell office:value-type="float" office:value="9390" calcext:value-type="float">
            <text:p>939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glan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3744</text:p>
          </table:table-cell>
          <table:table-cell office:value-type="float" office:value="81.7" calcext:value-type="float">
            <text:p>81.7</text:p>
          </table:table-cell>
          <table:table-cell office:value-type="float" office:value="-59.6" calcext:value-type="float">
            <text:p>-59.6</text:p>
          </table:table-cell>
          <table:table-cell office:value-type="float" office:value="9980" calcext:value-type="float">
            <text:p>998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ortlandi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gland1985,McNeelyBrennan2005,McNeelyMcCuaig199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2301</text:p>
          </table:table-cell>
          <table:table-cell office:value-type="float" office:value="81.767" calcext:value-type="float">
            <text:p>81.767</text:p>
          </table:table-cell>
          <table:table-cell office:value-type="float" office:value="-59.133" calcext:value-type="float">
            <text:p>-59.133</text:p>
          </table:table-cell>
          <table:table-cell office:value-type="float" office:value="8370" calcext:value-type="float">
            <text:p>837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glan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2408</text:p>
          </table:table-cell>
          <table:table-cell office:value-type="float" office:value="81.767" calcext:value-type="float">
            <text:p>81.767</text:p>
          </table:table-cell>
          <table:table-cell office:value-type="float" office:value="-59.133" calcext:value-type="float">
            <text:p>-59.133</text:p>
          </table:table-cell>
          <table:table-cell office:value-type="float" office:value="8230" calcext:value-type="float">
            <text:p>823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glan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3693</text:p>
          </table:table-cell>
          <table:table-cell office:value-type="float" office:value="81.767" calcext:value-type="float">
            <text:p>81.767</text:p>
          </table:table-cell>
          <table:table-cell office:value-type="float" office:value="-59.133" calcext:value-type="float">
            <text:p>-59.133</text:p>
          </table:table-cell>
          <table:table-cell office:value-type="float" office:value="8140" calcext:value-type="float">
            <text:p>81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gland1985,McNeelyBrennan2005,McNeelyMcCuaig199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2311</text:p>
          </table:table-cell>
          <table:table-cell office:value-type="float" office:value="81.633" calcext:value-type="float">
            <text:p>81.633</text:p>
          </table:table-cell>
          <table:table-cell office:value-type="float" office:value="-58.6" calcext:value-type="float">
            <text:p>-58.6</text:p>
          </table:table-cell>
          <table:table-cell office:value-type="float" office:value="4915" calcext:value-type="float">
            <text:p>49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glan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2306</text:p>
          </table:table-cell>
          <table:table-cell office:value-type="float" office:value="81.6" calcext:value-type="float">
            <text:p>81.6</text:p>
          </table:table-cell>
          <table:table-cell office:value-type="float" office:value="-60.85" calcext:value-type="float">
            <text:p>-60.85</text:p>
          </table:table-cell>
          <table:table-cell office:value-type="float" office:value="8150" calcext:value-type="float">
            <text:p>815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glan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I-5855</text:p>
          </table:table-cell>
          <table:table-cell office:value-type="float" office:value="81.583" calcext:value-type="float">
            <text:p>81.583</text:p>
          </table:table-cell>
          <table:table-cell office:value-type="float" office:value="-60.917" calcext:value-type="float">
            <text:p>-60.917</text:p>
          </table:table-cell>
          <table:table-cell office:value-type="float" office:value="8685" calcext:value-type="float">
            <text:p>868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ortlandi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glan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2313</text:p>
          </table:table-cell>
          <table:table-cell office:value-type="float" office:value="81.583" calcext:value-type="float">
            <text:p>81.583</text:p>
          </table:table-cell>
          <table:table-cell office:value-type="float" office:value="-60.917" calcext:value-type="float">
            <text:p>-60.917</text:p>
          </table:table-cell>
          <table:table-cell office:value-type="float" office:value="8312" calcext:value-type="float">
            <text:p>831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glan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2312</text:p>
          </table:table-cell>
          <table:table-cell office:value-type="float" office:value="81.583" calcext:value-type="float">
            <text:p>81.583</text:p>
          </table:table-cell>
          <table:table-cell office:value-type="float" office:value="-60.9" calcext:value-type="float">
            <text:p>-60.9</text:p>
          </table:table-cell>
          <table:table-cell office:value-type="float" office:value="6965" calcext:value-type="float">
            <text:p>696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glan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2317</text:p>
          </table:table-cell>
          <table:table-cell office:value-type="float" office:value="81.583" calcext:value-type="float">
            <text:p>81.583</text:p>
          </table:table-cell>
          <table:table-cell office:value-type="float" office:value="-60.817" calcext:value-type="float">
            <text:p>-60.817</text:p>
          </table:table-cell>
          <table:table-cell office:value-type="float" office:value="7790" calcext:value-type="float">
            <text:p>779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glan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2409</text:p>
          </table:table-cell>
          <table:table-cell office:value-type="float" office:value="81.3" calcext:value-type="float">
            <text:p>81.3</text:p>
          </table:table-cell>
          <table:table-cell office:value-type="float" office:value="-61.35" calcext:value-type="float">
            <text:p>-61.35</text:p>
          </table:table-cell>
          <table:table-cell office:value-type="float" office:value="8245" calcext:value-type="float">
            <text:p>824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glan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3740</text:p>
          </table:table-cell>
          <table:table-cell office:value-type="float" office:value="77.494" calcext:value-type="float">
            <text:p>77.494</text:p>
          </table:table-cell>
          <table:table-cell office:value-type="float" office:value="-66.662" calcext:value-type="float">
            <text:p>-66.662</text:p>
          </table:table-cell>
          <table:table-cell office:value-type="float" office:value="3610" calcext:value-type="float">
            <text:p>3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corr_terrestri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dskil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3739</text:p>
          </table:table-cell>
          <table:table-cell office:value-type="float" office:value="77.494" calcext:value-type="float">
            <text:p>77.494</text:p>
          </table:table-cell>
          <table:table-cell office:value-type="float" office:value="-66.662" calcext:value-type="float">
            <text:p>-66.662</text:p>
          </table:table-cell>
          <table:table-cell office:value-type="float" office:value="4370" calcext:value-type="float">
            <text:p>43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corr_terrestri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dskil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3738</text:p>
          </table:table-cell>
          <table:table-cell office:value-type="float" office:value="77.494" calcext:value-type="float">
            <text:p>77.494</text:p>
          </table:table-cell>
          <table:table-cell office:value-type="float" office:value="-66.662" calcext:value-type="float">
            <text:p>-66.662</text:p>
          </table:table-cell>
          <table:table-cell office:value-type="float" office:value="8370" calcext:value-type="float">
            <text:p>837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corr_terrestri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dskil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3502</text:p>
          </table:table-cell>
          <table:table-cell office:value-type="float" office:value="77.494" calcext:value-type="float">
            <text:p>77.494</text:p>
          </table:table-cell>
          <table:table-cell office:value-type="float" office:value="-66.662" calcext:value-type="float">
            <text:p>-66.662</text:p>
          </table:table-cell>
          <table:table-cell office:value-type="float" office:value="6800" calcext:value-type="float">
            <text:p>68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corr_terrestri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dskil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3503</text:p>
          </table:table-cell>
          <table:table-cell office:value-type="float" office:value="77.494" calcext:value-type="float">
            <text:p>77.494</text:p>
          </table:table-cell>
          <table:table-cell office:value-type="float" office:value="-66.662" calcext:value-type="float">
            <text:p>-66.662</text:p>
          </table:table-cell>
          <table:table-cell office:value-type="float" office:value="8337" calcext:value-type="float">
            <text:p>833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rdium ciliatum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string" calcext:value-type="string">
            <text:p>Fredskild198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3504</text:p>
          </table:table-cell>
          <table:table-cell office:value-type="float" office:value="77.494" calcext:value-type="float">
            <text:p>77.494</text:p>
          </table:table-cell>
          <table:table-cell office:value-type="float" office:value="-66.662" calcext:value-type="float">
            <text:p>-66.662</text:p>
          </table:table-cell>
          <table:table-cell office:value-type="float" office:value="9027" calcext:value-type="float">
            <text:p>90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iatella arctica, Mya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.6" calcext:value-type="float">
            <text:p>8.6</text:p>
          </table:table-cell>
          <table:table-cell office:value-type="string" calcext:value-type="string">
            <text:p>Fredskild1985,BlakeEtal19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3276</text:p>
          </table:table-cell>
          <table:table-cell office:value-type="float" office:value="75.367" calcext:value-type="float">
            <text:p>75.367</text:p>
          </table:table-cell>
          <table:table-cell office:value-type="float" office:value="-58.6" calcext:value-type="float">
            <text:p>-58.6</text:p>
          </table:table-cell>
          <table:table-cell office:value-type="float" office:value="8540" calcext:value-type="float">
            <text:p>85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corr_terrestri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dskild1985,Blake1987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1741</text:p>
          </table:table-cell>
          <table:table-cell office:value-type="float" office:value="70.767" calcext:value-type="float">
            <text:p>70.767</text:p>
          </table:table-cell>
          <table:table-cell office:value-type="float" office:value="-24.117" calcext:value-type="float">
            <text:p>-24.117</text:p>
          </table:table-cell>
          <table:table-cell office:value-type="float" office:value="8728" calcext:value-type="float">
            <text:p>872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ake mud</text:p>
          </table:table-cell>
          <table:table-cell office:value-type="string" calcext:value-type="string">
            <text:p>corr_terrestri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under197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5420</text:p>
          </table:table-cell>
          <table:table-cell office:value-type="float" office:value="71.15" calcext:value-type="float">
            <text:p>71.15</text:p>
          </table:table-cell>
          <table:table-cell office:value-type="float" office:value="-27.833" calcext:value-type="float">
            <text:p>-27.833</text:p>
          </table:table-cell>
          <table:table-cell office:value-type="float" office:value="7055" calcext:value-type="float">
            <text:p>705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ya truncata, Hiatella arctica, Macoma calcari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under1971,HjortFunder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5421</text:p>
          </table:table-cell>
          <table:table-cell office:value-type="float" office:value="70.95" calcext:value-type="float">
            <text:p>70.95</text:p>
          </table:table-cell>
          <table:table-cell office:value-type="float" office:value="-28.15" calcext:value-type="float">
            <text:p>-28.15</text:p>
          </table:table-cell>
          <table:table-cell office:value-type="float" office:value="7545" calcext:value-type="float">
            <text:p>754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string" calcext:value-type="string">
            <text:p>Funder197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5422</text:p>
          </table:table-cell>
          <table:table-cell office:value-type="float" office:value="70.417" calcext:value-type="float">
            <text:p>70.417</text:p>
          </table:table-cell>
          <table:table-cell office:value-type="float" office:value="-27.817" calcext:value-type="float">
            <text:p>-27.817</text:p>
          </table:table-cell>
          <table:table-cell office:value-type="float" office:value="6855" calcext:value-type="float">
            <text:p>685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string" calcext:value-type="string">
            <text:p>Funder1971,HjortFunder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5423</text:p>
          </table:table-cell>
          <table:table-cell office:value-type="float" office:value="70.45" calcext:value-type="float">
            <text:p>70.45</text:p>
          </table:table-cell>
          <table:table-cell office:value-type="float" office:value="-26.2" calcext:value-type="float">
            <text:p>-26.2</text:p>
          </table:table-cell>
          <table:table-cell office:value-type="float" office:value="7245" calcext:value-type="float">
            <text:p>724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ya truncata, Hiatella arctica, Astarte borealis, Astarte ellip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1971,HjortFunder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1742</text:p>
          </table:table-cell>
          <table:table-cell office:value-type="float" office:value="70.983" calcext:value-type="float">
            <text:p>70.983</text:p>
          </table:table-cell>
          <table:table-cell office:value-type="float" office:value="-27.717" calcext:value-type="float">
            <text:p>-27.717</text:p>
          </table:table-cell>
          <table:table-cell office:value-type="float" office:value="6348" calcext:value-type="float">
            <text:p>634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ake mud</text:p>
          </table:table-cell>
          <table:table-cell office:value-type="string" calcext:value-type="string">
            <text:p>corr_terrestri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under197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3494</text:p>
          </table:table-cell>
          <table:table-cell office:value-type="float" office:value="83.033" calcext:value-type="float">
            <text:p>83.033</text:p>
          </table:table-cell>
          <table:table-cell office:value-type="float" office:value="-34.35" calcext:value-type="float">
            <text:p>-34.35</text:p>
          </table:table-cell>
          <table:table-cell office:value-type="float" office:value="4814" calcext:value-type="float">
            <text:p>48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corr_terrestri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9.4" calcext:value-type="float">
            <text:p>9.4</text:p>
          </table:table-cell>
          <table:table-cell office:value-type="string" calcext:value-type="string">
            <text:p>Funder19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AR-3567</text:p>
          </table:table-cell>
          <table:table-cell office:value-type="float" office:value="83.05" calcext:value-type="float">
            <text:p>83.05</text:p>
          </table:table-cell>
          <table:table-cell office:value-type="float" office:value="-32.517" calcext:value-type="float">
            <text:p>-32.517</text:p>
          </table:table-cell>
          <table:table-cell office:value-type="float" office:value="8400" calcext:value-type="float">
            <text:p>8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under19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3287</text:p>
          </table:table-cell>
          <table:table-cell office:value-type="float" office:value="83.65" calcext:value-type="float">
            <text:p>83.65</text:p>
          </table:table-cell>
          <table:table-cell office:value-type="float" office:value="-33.517" calcext:value-type="float">
            <text:p>-33.517</text:p>
          </table:table-cell>
          <table:table-cell office:value-type="float" office:value="8866" calcext:value-type="float">
            <text:p>886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string" calcext:value-type="string">
            <text:p>Funder19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3405</text:p>
          </table:table-cell>
          <table:table-cell office:value-type="float" office:value="83.65" calcext:value-type="float">
            <text:p>83.65</text:p>
          </table:table-cell>
          <table:table-cell office:value-type="float" office:value="-33.517" calcext:value-type="float">
            <text:p>-33.517</text:p>
          </table:table-cell>
          <table:table-cell office:value-type="float" office:value="8320" calcext:value-type="float">
            <text:p>832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string" calcext:value-type="string">
            <text:p>Funder19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3406</text:p>
          </table:table-cell>
          <table:table-cell office:value-type="float" office:value="83.65" calcext:value-type="float">
            <text:p>83.65</text:p>
          </table:table-cell>
          <table:table-cell office:value-type="float" office:value="-33.517" calcext:value-type="float">
            <text:p>-33.517</text:p>
          </table:table-cell>
          <table:table-cell office:value-type="float" office:value="8481" calcext:value-type="float">
            <text:p>848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under19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3407</text:p>
          </table:table-cell>
          <table:table-cell office:value-type="float" office:value="83.667" calcext:value-type="float">
            <text:p>83.667</text:p>
          </table:table-cell>
          <table:table-cell office:value-type="float" office:value="-30.633" calcext:value-type="float">
            <text:p>-30.633</text:p>
          </table:table-cell>
          <table:table-cell office:value-type="float" office:value="8316" calcext:value-type="float">
            <text:p>83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.6" calcext:value-type="float">
            <text:p>3.6</text:p>
          </table:table-cell>
          <table:table-cell office:value-type="string" calcext:value-type="string">
            <text:p>Funder19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3288</text:p>
          </table:table-cell>
          <table:table-cell office:value-type="float" office:value="83.6" calcext:value-type="float">
            <text:p>83.6</text:p>
          </table:table-cell>
          <table:table-cell office:value-type="float" office:value="-31.967" calcext:value-type="float">
            <text:p>-31.967</text:p>
          </table:table-cell>
          <table:table-cell office:value-type="float" office:value="8816" calcext:value-type="float">
            <text:p>881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under19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AR-3560</text:p>
          </table:table-cell>
          <table:table-cell office:value-type="float" office:value="82.517" calcext:value-type="float">
            <text:p>82.517</text:p>
          </table:table-cell>
          <table:table-cell office:value-type="float" office:value="-20.033" calcext:value-type="float">
            <text:p>-20.033</text:p>
          </table:table-cell>
          <table:table-cell office:value-type="float" office:value="8980" calcext:value-type="float">
            <text:p>898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under19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3408</text:p>
          </table:table-cell>
          <table:table-cell office:value-type="float" office:value="82.517" calcext:value-type="float">
            <text:p>82.517</text:p>
          </table:table-cell>
          <table:table-cell office:value-type="float" office:value="-19.833" calcext:value-type="float">
            <text:p>-19.833</text:p>
          </table:table-cell>
          <table:table-cell office:value-type="float" office:value="6538" calcext:value-type="float">
            <text:p>65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starte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string" calcext:value-type="string">
            <text:p>Funder19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3409</text:p>
          </table:table-cell>
          <table:table-cell office:value-type="float" office:value="82.517" calcext:value-type="float">
            <text:p>82.517</text:p>
          </table:table-cell>
          <table:table-cell office:value-type="float" office:value="-19.767" calcext:value-type="float">
            <text:p>-19.767</text:p>
          </table:table-cell>
          <table:table-cell office:value-type="float" office:value="3583" calcext:value-type="float">
            <text:p>358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iatella arctica, Astarte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under19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AR-3559</text:p>
          </table:table-cell>
          <table:table-cell office:value-type="float" office:value="82.6" calcext:value-type="float">
            <text:p>82.6</text:p>
          </table:table-cell>
          <table:table-cell office:value-type="float" office:value="-20.233" calcext:value-type="float">
            <text:p>-20.233</text:p>
          </table:table-cell>
          <table:table-cell office:value-type="float" office:value="12050" calcext:value-type="float">
            <text:p>120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iatella arctica, Astarte borealis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under19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AR-3568</text:p>
          </table:table-cell>
          <table:table-cell office:value-type="float" office:value="82.017" calcext:value-type="float">
            <text:p>82.017</text:p>
          </table:table-cell>
          <table:table-cell office:value-type="float" office:value="-21.483" calcext:value-type="float">
            <text:p>-21.483</text:p>
          </table:table-cell>
          <table:table-cell office:value-type="float" office:value="8470" calcext:value-type="float">
            <text:p>84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under19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AR-3563</text:p>
          </table:table-cell>
          <table:table-cell office:value-type="float" office:value="81.567" calcext:value-type="float">
            <text:p>81.567</text:p>
          </table:table-cell>
          <table:table-cell office:value-type="float" office:value="-27.233" calcext:value-type="float">
            <text:p>-27.233</text:p>
          </table:table-cell>
          <table:table-cell office:value-type="float" office:value="7280" calcext:value-type="float">
            <text:p>72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under19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AR-3562</text:p>
          </table:table-cell>
          <table:table-cell office:value-type="float" office:value="81.183" calcext:value-type="float">
            <text:p>81.183</text:p>
          </table:table-cell>
          <table:table-cell office:value-type="float" office:value="-22.367" calcext:value-type="float">
            <text:p>-22.367</text:p>
          </table:table-cell>
          <table:table-cell office:value-type="float" office:value="7890" calcext:value-type="float">
            <text:p>78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under19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AR-3570</text:p>
          </table:table-cell>
          <table:table-cell office:value-type="float" office:value="80.683" calcext:value-type="float">
            <text:p>80.683</text:p>
          </table:table-cell>
          <table:table-cell office:value-type="float" office:value="-23.667" calcext:value-type="float">
            <text:p>-23.667</text:p>
          </table:table-cell>
          <table:table-cell office:value-type="float" office:value="6190" calcext:value-type="float">
            <text:p>619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under19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AR-3561</text:p>
          </table:table-cell>
          <table:table-cell office:value-type="float" office:value="81.583" calcext:value-type="float">
            <text:p>81.583</text:p>
          </table:table-cell>
          <table:table-cell office:value-type="float" office:value="-16.533" calcext:value-type="float">
            <text:p>-16.533</text:p>
          </table:table-cell>
          <table:table-cell office:value-type="float" office:value="8290" calcext:value-type="float">
            <text:p>82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string" calcext:value-type="string">
            <text:p>Funder1982,FunderAbrahamsen198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3610</text:p>
          </table:table-cell>
          <table:table-cell office:value-type="float" office:value="81.6" calcext:value-type="float">
            <text:p>81.6</text:p>
          </table:table-cell>
          <table:table-cell office:value-type="float" office:value="-16.667" calcext:value-type="float">
            <text:p>-16.667</text:p>
          </table:table-cell>
          <table:table-cell office:value-type="float" office:value="6540" calcext:value-type="float">
            <text:p>654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asal gyttja</text:p>
          </table:table-cell>
          <table:table-cell office:value-type="string" calcext:value-type="string">
            <text:p>corr_terrestri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under1982,FunderAbrahamsen198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3285</text:p>
          </table:table-cell>
          <table:table-cell office:value-type="float" office:value="82.283" calcext:value-type="float">
            <text:p>82.283</text:p>
          </table:table-cell>
          <table:table-cell office:value-type="float" office:value="-30.083" calcext:value-type="float">
            <text:p>-30.083</text:p>
          </table:table-cell>
          <table:table-cell office:value-type="float" office:value="7790" calcext:value-type="float">
            <text:p>779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string" calcext:value-type="string">
            <text:p>Funder1982,FunderAbrahamsen198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780</text:p>
          </table:table-cell>
          <table:table-cell office:value-type="float" office:value="76.6" calcext:value-type="float">
            <text:p>76.6</text:p>
          </table:table-cell>
          <table:table-cell office:value-type="float" office:value="-69.7" calcext:value-type="float">
            <text:p>-69.7</text:p>
          </table:table-cell>
          <table:table-cell office:value-type="float" office:value="8607" calcext:value-type="float">
            <text:p>860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string" calcext:value-type="string">
            <text:p>Funder1990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</text:p>
          </table:table-cell>
          <table:table-cell office:value-type="float" office:value="76.6" calcext:value-type="float">
            <text:p>76.6</text:p>
          </table:table-cell>
          <table:table-cell office:value-type="float" office:value="-69.7" calcext:value-type="float">
            <text:p>-69.7</text:p>
          </table:table-cell>
          <table:table-cell office:value-type="float" office:value="9450" calcext:value-type="float">
            <text:p>94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under1990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781</text:p>
          </table:table-cell>
          <table:table-cell office:value-type="float" office:value="76.667" calcext:value-type="float">
            <text:p>76.667</text:p>
          </table:table-cell>
          <table:table-cell office:value-type="float" office:value="-68.633" calcext:value-type="float">
            <text:p>-68.633</text:p>
          </table:table-cell>
          <table:table-cell office:value-type="float" office:value="9557" calcext:value-type="float">
            <text:p>95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under1990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t-10734</text:p>
          </table:table-cell>
          <table:table-cell office:value-type="float" office:value="76.45" calcext:value-type="float">
            <text:p>76.45</text:p>
          </table:table-cell>
          <table:table-cell office:value-type="float" office:value="-69.583" calcext:value-type="float">
            <text:p>-69.583</text:p>
          </table:table-cell>
          <table:table-cell office:value-type="float" office:value="9295" calcext:value-type="float">
            <text:p>92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ya truncata, Balanus crenatu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string" calcext:value-type="string">
            <text:p>Funder1990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t-10739</text:p>
          </table:table-cell>
          <table:table-cell office:value-type="float" office:value="76.533" calcext:value-type="float">
            <text:p>76.533</text:p>
          </table:table-cell>
          <table:table-cell office:value-type="float" office:value="-68.917" calcext:value-type="float">
            <text:p>-68.917</text:p>
          </table:table-cell>
          <table:table-cell office:value-type="float" office:value="9405" calcext:value-type="float">
            <text:p>940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1990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t-10736</text:p>
          </table:table-cell>
          <table:table-cell office:value-type="float" office:value="76.533" calcext:value-type="float">
            <text:p>76.533</text:p>
          </table:table-cell>
          <table:table-cell office:value-type="float" office:value="-68.917" calcext:value-type="float">
            <text:p>-68.917</text:p>
          </table:table-cell>
          <table:table-cell office:value-type="float" office:value="9365" calcext:value-type="float">
            <text:p>93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.35" calcext:value-type="float">
            <text:p>5.35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string" calcext:value-type="string">
            <text:p>Funder1990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t-10737</text:p>
          </table:table-cell>
          <table:table-cell office:value-type="float" office:value="76.533" calcext:value-type="float">
            <text:p>76.533</text:p>
          </table:table-cell>
          <table:table-cell office:value-type="float" office:value="-68.917" calcext:value-type="float">
            <text:p>-68.917</text:p>
          </table:table-cell>
          <table:table-cell office:value-type="float" office:value="8760" calcext:value-type="float">
            <text:p>87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1.48" calcext:value-type="float">
            <text:p>1.48</text:p>
          </table:table-cell>
          <table:table-cell office:value-type="string" calcext:value-type="string">
            <text:p>Funder1990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t-10738</text:p>
          </table:table-cell>
          <table:table-cell office:value-type="float" office:value="76.533" calcext:value-type="float">
            <text:p>76.533</text:p>
          </table:table-cell>
          <table:table-cell office:value-type="float" office:value="-68.917" calcext:value-type="float">
            <text:p>-68.917</text:p>
          </table:table-cell>
          <table:table-cell office:value-type="float" office:value="8570" calcext:value-type="float">
            <text:p>857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.68" calcext:value-type="float">
            <text:p>1.68</text:p>
          </table:table-cell>
          <table:table-cell office:value-type="string" calcext:value-type="string">
            <text:p>Funder1990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784</text:p>
          </table:table-cell>
          <table:table-cell office:value-type="float" office:value="76.65" calcext:value-type="float">
            <text:p>76.65</text:p>
          </table:table-cell>
          <table:table-cell office:value-type="float" office:value="-68" calcext:value-type="float">
            <text:p>-68</text:p>
          </table:table-cell>
          <table:table-cell office:value-type="float" office:value="9447" calcext:value-type="float">
            <text:p>94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1990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124</text:p>
          </table:table-cell>
          <table:table-cell office:value-type="float" office:value="82.21" calcext:value-type="float">
            <text:p>82.21</text:p>
          </table:table-cell>
          <table:table-cell office:value-type="float" office:value="-21.12" calcext:value-type="float">
            <text:p>-21.12</text:p>
          </table:table-cell>
          <table:table-cell office:value-type="float" office:value="5270" calcext:value-type="float">
            <text:p>527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arine shell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Abrahamsen198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129</text:p>
          </table:table-cell>
          <table:table-cell office:value-type="float" office:value="82.19" calcext:value-type="float">
            <text:p>82.19</text:p>
          </table:table-cell>
          <table:table-cell office:value-type="float" office:value="-21.36" calcext:value-type="float">
            <text:p>-21.36</text:p>
          </table:table-cell>
          <table:table-cell office:value-type="float" office:value="7600" calcext:value-type="float">
            <text:p>76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arine shell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string" calcext:value-type="string">
            <text:p>FunderAbrahamsen198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128</text:p>
          </table:table-cell>
          <table:table-cell office:value-type="float" office:value="82.19" calcext:value-type="float">
            <text:p>82.19</text:p>
          </table:table-cell>
          <table:table-cell office:value-type="float" office:value="-21.38" calcext:value-type="float">
            <text:p>-21.38</text:p>
          </table:table-cell>
          <table:table-cell office:value-type="float" office:value="8316" calcext:value-type="float">
            <text:p>83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arine shell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string" calcext:value-type="string">
            <text:p>FunderAbrahamsen198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126</text:p>
          </table:table-cell>
          <table:table-cell office:value-type="float" office:value="82.24" calcext:value-type="float">
            <text:p>82.24</text:p>
          </table:table-cell>
          <table:table-cell office:value-type="float" office:value="-21.11" calcext:value-type="float">
            <text:p>-21.11</text:p>
          </table:table-cell>
          <table:table-cell office:value-type="float" office:value="8668" calcext:value-type="float">
            <text:p>866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arine shell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underAbrahamsen198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125</text:p>
          </table:table-cell>
          <table:table-cell office:value-type="float" office:value="82.24" calcext:value-type="float">
            <text:p>82.24</text:p>
          </table:table-cell>
          <table:table-cell office:value-type="float" office:value="-21.1" calcext:value-type="float">
            <text:p>-21.1</text:p>
          </table:table-cell>
          <table:table-cell office:value-type="float" office:value="9295" calcext:value-type="float">
            <text:p>929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arine shell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underAbrahamsen198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829</text:p>
          </table:table-cell>
          <table:table-cell office:value-type="float" office:value="70.959" calcext:value-type="float">
            <text:p>70.959</text:p>
          </table:table-cell>
          <table:table-cell office:value-type="float" office:value="-24.114" calcext:value-type="float">
            <text:p>-24.114</text:p>
          </table:table-cell>
          <table:table-cell office:value-type="float" office:value="10140" calcext:value-type="float">
            <text:p>10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valve shell (Hiatella arctica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Hansen19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2107</text:p>
          </table:table-cell>
          <table:table-cell office:value-type="float" office:value="70.959" calcext:value-type="float">
            <text:p>70.959</text:p>
          </table:table-cell>
          <table:table-cell office:value-type="float" office:value="-24.114" calcext:value-type="float">
            <text:p>-24.114</text:p>
          </table:table-cell>
          <table:table-cell office:value-type="float" office:value="9420" calcext:value-type="float">
            <text:p>94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lant remains (Polytri- churn s.L, Saxifraga oppositifolia leaves, Oxyria digyna fruits)2'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Hansen19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3109</text:p>
          </table:table-cell>
          <table:table-cell office:value-type="float" office:value="70.5" calcext:value-type="float">
            <text:p>70.5</text:p>
          </table:table-cell>
          <table:table-cell office:value-type="float" office:value="-23.45" calcext:value-type="float">
            <text:p>-23.45</text:p>
          </table:table-cell>
          <table:table-cell office:value-type="float" office:value="10565" calcext:value-type="float">
            <text:p>1056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ivalve shells (Mya truncata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1990,FunderHansen19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1915</text:p>
          </table:table-cell>
          <table:table-cell office:value-type="float" office:value="71.35" calcext:value-type="float">
            <text:p>71.35</text:p>
          </table:table-cell>
          <table:table-cell office:value-type="float" office:value="-24.833" calcext:value-type="float">
            <text:p>-24.833</text:p>
          </table:table-cell>
          <table:table-cell office:value-type="float" office:value="10305" calcext:value-type="float">
            <text:p>1030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ivalve shells (Hiatella arctica, Mya truncata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9.5" calcext:value-type="float">
            <text:p>89.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string" calcext:value-type="string">
            <text:p>Funder1978,FunderHansen19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3284</text:p>
          </table:table-cell>
          <table:table-cell office:value-type="float" office:value="71.067" calcext:value-type="float">
            <text:p>71.067</text:p>
          </table:table-cell>
          <table:table-cell office:value-type="float" office:value="-24.05" calcext:value-type="float">
            <text:p>-24.05</text:p>
          </table:table-cell>
          <table:table-cell office:value-type="float" office:value="7860" calcext:value-type="float">
            <text:p>78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valve shells (Mya truncata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golfssonEtal1994,FunderHansen19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3282</text:p>
          </table:table-cell>
          <table:table-cell office:value-type="float" office:value="70.914" calcext:value-type="float">
            <text:p>70.914</text:p>
          </table:table-cell>
          <table:table-cell office:value-type="float" office:value="-24.207" calcext:value-type="float">
            <text:p>-24.207</text:p>
          </table:table-cell>
          <table:table-cell office:value-type="float" office:value="9420" calcext:value-type="float">
            <text:p>94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ivalve shells (Mya truncata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golfssonEtal1994,FunderHansen19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644</text:p>
          </table:table-cell>
          <table:table-cell office:value-type="float" office:value="70.914" calcext:value-type="float">
            <text:p>70.914</text:p>
          </table:table-cell>
          <table:table-cell office:value-type="float" office:value="-24.207" calcext:value-type="float">
            <text:p>-24.207</text:p>
          </table:table-cell>
          <table:table-cell office:value-type="float" office:value="9670" calcext:value-type="float">
            <text:p>967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ivalve shell (Hiatella arctica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golfssonEtal1994,FunderHansen19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3283</text:p>
          </table:table-cell>
          <table:table-cell office:value-type="float" office:value="70.936" calcext:value-type="float">
            <text:p>70.936</text:p>
          </table:table-cell>
          <table:table-cell office:value-type="float" office:value="-24.206" calcext:value-type="float">
            <text:p>-24.206</text:p>
          </table:table-cell>
          <table:table-cell office:value-type="float" office:value="8710" calcext:value-type="float">
            <text:p>87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valve shells (Mya truncata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golfssonEtal1994,FunderHansen19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643</text:p>
          </table:table-cell>
          <table:table-cell office:value-type="float" office:value="70.913" calcext:value-type="float">
            <text:p>70.913</text:p>
          </table:table-cell>
          <table:table-cell office:value-type="float" office:value="-24.216" calcext:value-type="float">
            <text:p>-24.216</text:p>
          </table:table-cell>
          <table:table-cell office:value-type="float" office:value="8730" calcext:value-type="float">
            <text:p>873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ivalve shell (Chlamys islandica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golfssonEtal1994,FunderHansen19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3400</text:p>
          </table:table-cell>
          <table:table-cell office:value-type="float" office:value="70.733" calcext:value-type="float">
            <text:p>70.733</text:p>
          </table:table-cell>
          <table:table-cell office:value-type="float" office:value="-24.1" calcext:value-type="float">
            <text:p>-24.1</text:p>
          </table:table-cell>
          <table:table-cell office:value-type="float" office:value="9760" calcext:value-type="float">
            <text:p>97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ivalve shells (Hiatella arctica, Mya truncata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golfssonEtal1994,FunderHansen19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995</text:p>
          </table:table-cell>
          <table:table-cell office:value-type="float" office:value="70.917" calcext:value-type="float">
            <text:p>70.917</text:p>
          </table:table-cell>
          <table:table-cell office:value-type="float" office:value="-24.217" calcext:value-type="float">
            <text:p>-24.217</text:p>
          </table:table-cell>
          <table:table-cell office:value-type="float" office:value="9310" calcext:value-type="float">
            <text:p>93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ivalve shell (Astarte elliptica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golfssonEtal1994,FunderHansen19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965</text:p>
          </table:table-cell>
          <table:table-cell office:value-type="float" office:value="70.683" calcext:value-type="float">
            <text:p>70.683</text:p>
          </table:table-cell>
          <table:table-cell office:value-type="float" office:value="-24.967" calcext:value-type="float">
            <text:p>-24.967</text:p>
          </table:table-cell>
          <table:table-cell office:value-type="float" office:value="9510" calcext:value-type="float">
            <text:p>95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eriostracum (Astarte sp.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ckEtal1994,FunderHansen19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7721</text:p>
          </table:table-cell>
          <table:table-cell office:value-type="float" office:value="81.56639" calcext:value-type="float">
            <text:p>81.56639</text:p>
          </table:table-cell>
          <table:table-cell office:value-type="float" office:value="-61.4173" calcext:value-type="float">
            <text:p>-61.4173</text:p>
          </table:table-cell>
          <table:table-cell office:value-type="float" office:value="5142" calcext:value-type="float">
            <text:p>51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.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0.81" calcext:value-type="float">
            <text:p>30.81</text:p>
          </table:table-cell>
          <table:table-cell office:value-type="float" office:value="7.68" calcext:value-type="float">
            <text:p>7.68</text:p>
          </table:table-cell>
          <table:table-cell office:value-type="float" office:value="7.29" calcext:value-type="float">
            <text:p>7.29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CIAMS-163890</text:p>
          </table:table-cell>
          <table:table-cell office:value-type="float" office:value="81.20012" calcext:value-type="float">
            <text:p>81.20012</text:p>
          </table:table-cell>
          <table:table-cell office:value-type="float" office:value="-63.3355" calcext:value-type="float">
            <text:p>-63.3355</text:p>
          </table:table-cell>
          <table:table-cell office:value-type="float" office:value="5715" calcext:value-type="float">
            <text:p>57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30.94" calcext:value-type="float">
            <text:p>-30.94</text:p>
          </table:table-cell>
          <table:table-cell office:value-type="float" office:value="23.13" calcext:value-type="float">
            <text:p>23.13</text:p>
          </table:table-cell>
          <table:table-cell office:value-type="float" office:value="24.45" calcext:value-type="float">
            <text:p>24.45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5910</text:p>
          </table:table-cell>
          <table:table-cell office:value-type="float" office:value="81.182" calcext:value-type="float">
            <text:p>81.182</text:p>
          </table:table-cell>
          <table:table-cell office:value-type="float" office:value="-63.3375" calcext:value-type="float">
            <text:p>-63.3375</text:p>
          </table:table-cell>
          <table:table-cell office:value-type="float" office:value="7671" calcext:value-type="float">
            <text:p>767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7.95" calcext:value-type="float">
            <text:p>77.95</text:p>
          </table:table-cell>
          <table:table-cell office:value-type="float" office:value="4.51" calcext:value-type="float">
            <text:p>4.51</text:p>
          </table:table-cell>
          <table:table-cell office:value-type="float" office:value="5.58" calcext:value-type="float">
            <text:p>5.58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5624</text:p>
          </table:table-cell>
          <table:table-cell office:value-type="float" office:value="81.17882" calcext:value-type="float">
            <text:p>81.17882</text:p>
          </table:table-cell>
          <table:table-cell office:value-type="float" office:value="-63.3451" calcext:value-type="float">
            <text:p>-63.3451</text:p>
          </table:table-cell>
          <table:table-cell office:value-type="float" office:value="7553" calcext:value-type="float">
            <text:p>75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88.85" calcext:value-type="float">
            <text:p>88.85</text:p>
          </table:table-cell>
          <table:table-cell office:value-type="float" office:value="3.97" calcext:value-type="float">
            <text:p>3.97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CIAMS-163887</text:p>
          </table:table-cell>
          <table:table-cell office:value-type="float" office:value="81.17818" calcext:value-type="float">
            <text:p>81.17818</text:p>
          </table:table-cell>
          <table:table-cell office:value-type="float" office:value="-63.3457" calcext:value-type="float">
            <text:p>-63.3457</text:p>
          </table:table-cell>
          <table:table-cell office:value-type="float" office:value="7385" calcext:value-type="float">
            <text:p>73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91.9" calcext:value-type="float">
            <text:p>91.9</text:p>
          </table:table-cell>
          <table:table-cell office:value-type="float" office:value="3.18" calcext:value-type="float">
            <text:p>3.18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CIAMS-163890</text:p>
          </table:table-cell>
          <table:table-cell office:value-type="float" office:value="81.55489" calcext:value-type="float">
            <text:p>81.55489</text:p>
          </table:table-cell>
          <table:table-cell office:value-type="float" office:value="-61.5521" calcext:value-type="float">
            <text:p>-61.5521</text:p>
          </table:table-cell>
          <table:table-cell office:value-type="float" office:value="5180" calcext:value-type="float">
            <text:p>51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3.95" calcext:value-type="float">
            <text:p>3.95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7725</text:p>
          </table:table-cell>
          <table:table-cell office:value-type="float" office:value="81.56283" calcext:value-type="float">
            <text:p>81.56283</text:p>
          </table:table-cell>
          <table:table-cell office:value-type="float" office:value="-61.4357" calcext:value-type="float">
            <text:p>-61.4357</text:p>
          </table:table-cell>
          <table:table-cell office:value-type="float" office:value="6325" calcext:value-type="float">
            <text:p>63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1.1" calcext:value-type="float">
            <text:p>31.1</text:p>
          </table:table-cell>
          <table:table-cell office:value-type="float" office:value="4.09" calcext:value-type="float">
            <text:p>4.09</text:p>
          </table:table-cell>
          <table:table-cell office:value-type="float" office:value="4.89" calcext:value-type="float">
            <text:p>4.89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CIAMS-163892</text:p>
          </table:table-cell>
          <table:table-cell office:value-type="float" office:value="81.56283" calcext:value-type="float">
            <text:p>81.56283</text:p>
          </table:table-cell>
          <table:table-cell office:value-type="float" office:value="-61.4357" calcext:value-type="float">
            <text:p>-61.4357</text:p>
          </table:table-cell>
          <table:table-cell office:value-type="float" office:value="6420" calcext:value-type="float">
            <text:p>64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0.52" calcext:value-type="float">
            <text:p>20.52</text:p>
          </table:table-cell>
          <table:table-cell office:value-type="float" office:value="13.82" calcext:value-type="float">
            <text:p>13.82</text:p>
          </table:table-cell>
          <table:table-cell office:value-type="float" office:value="13.51" calcext:value-type="float">
            <text:p>13.51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CIAMS-163893</text:p>
          </table:table-cell>
          <table:table-cell office:value-type="float" office:value="81.57773" calcext:value-type="float">
            <text:p>81.57773</text:p>
          </table:table-cell>
          <table:table-cell office:value-type="float" office:value="-61.2244" calcext:value-type="float">
            <text:p>-61.2244</text:p>
          </table:table-cell>
          <table:table-cell office:value-type="float" office:value="8365" calcext:value-type="float">
            <text:p>83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63.11" calcext:value-type="float">
            <text:p>63.11</text:p>
          </table:table-cell>
          <table:table-cell office:value-type="float" office:value="4.55" calcext:value-type="float">
            <text:p>4.55</text:p>
          </table:table-cell>
          <table:table-cell office:value-type="float" office:value="5.58" calcext:value-type="float">
            <text:p>5.58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5911</text:p>
          </table:table-cell>
          <table:table-cell office:value-type="float" office:value="81.60323" calcext:value-type="float">
            <text:p>81.60323</text:p>
          </table:table-cell>
          <table:table-cell office:value-type="float" office:value="-60.7112" calcext:value-type="float">
            <text:p>-60.7112</text:p>
          </table:table-cell>
          <table:table-cell office:value-type="float" office:value="7526" calcext:value-type="float">
            <text:p>75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81.97" calcext:value-type="float">
            <text:p>81.97</text:p>
          </table:table-cell>
          <table:table-cell office:value-type="float" office:value="7.6" calcext:value-type="float">
            <text:p>7.6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CIAMS-175987</text:p>
          </table:table-cell>
          <table:table-cell office:value-type="float" office:value="81.49185" calcext:value-type="float">
            <text:p>81.49185</text:p>
          </table:table-cell>
          <table:table-cell office:value-type="float" office:value="-61.2898" calcext:value-type="float">
            <text:p>-61.2898</text:p>
          </table:table-cell>
          <table:table-cell office:value-type="float" office:value="4795" calcext:value-type="float">
            <text:p>47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6.67" calcext:value-type="float">
            <text:p>-6.67</text:p>
          </table:table-cell>
          <table:table-cell office:value-type="float" office:value="13.08" calcext:value-type="float">
            <text:p>13.08</text:p>
          </table:table-cell>
          <table:table-cell office:value-type="float" office:value="13.82" calcext:value-type="float">
            <text:p>13.82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CIAMS-175988</text:p>
          </table:table-cell>
          <table:table-cell office:value-type="float" office:value="81.49139" calcext:value-type="float">
            <text:p>81.49139</text:p>
          </table:table-cell>
          <table:table-cell office:value-type="float" office:value="-61.3038" calcext:value-type="float">
            <text:p>-61.3038</text:p>
          </table:table-cell>
          <table:table-cell office:value-type="float" office:value="2760" calcext:value-type="float">
            <text:p>27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.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9.14" calcext:value-type="float">
            <text:p>-9.14</text:p>
          </table:table-cell>
          <table:table-cell office:value-type="float" office:value="13.86" calcext:value-type="float">
            <text:p>13.86</text:p>
          </table:table-cell>
          <table:table-cell office:value-type="float" office:value="13.95" calcext:value-type="float">
            <text:p>13.95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CIAMS-175993</text:p>
          </table:table-cell>
          <table:table-cell office:value-type="float" office:value="81.48935" calcext:value-type="float">
            <text:p>81.48935</text:p>
          </table:table-cell>
          <table:table-cell office:value-type="float" office:value="-61.3252" calcext:value-type="float">
            <text:p>-61.3252</text:p>
          </table:table-cell>
          <table:table-cell office:value-type="float" office:value="1335" calcext:value-type="float">
            <text:p>13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.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17.32" calcext:value-type="float">
            <text:p>-17.32</text:p>
          </table:table-cell>
          <table:table-cell office:value-type="float" office:value="13.2" calcext:value-type="float">
            <text:p>13.2</text:p>
          </table:table-cell>
          <table:table-cell office:value-type="float" office:value="14.87" calcext:value-type="float">
            <text:p>14.87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CIAMS-175992</text:p>
          </table:table-cell>
          <table:table-cell office:value-type="float" office:value="81.48907" calcext:value-type="float">
            <text:p>81.48907</text:p>
          </table:table-cell>
          <table:table-cell office:value-type="float" office:value="-61.329" calcext:value-type="float">
            <text:p>-61.329</text:p>
          </table:table-cell>
          <table:table-cell office:value-type="float" office:value="1120" calcext:value-type="float">
            <text:p>11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.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5.3" calcext:value-type="float">
            <text:p>-5.3</text:p>
          </table:table-cell>
          <table:table-cell office:value-type="float" office:value="5.58" calcext:value-type="float">
            <text:p>5.58</text:p>
          </table:table-cell>
          <table:table-cell office:value-type="float" office:value="6.27" calcext:value-type="float">
            <text:p>6.27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6427</text:p>
          </table:table-cell>
          <table:table-cell office:value-type="float" office:value="81.48907" calcext:value-type="float">
            <text:p>81.48907</text:p>
          </table:table-cell>
          <table:table-cell office:value-type="float" office:value="-61.329" calcext:value-type="float">
            <text:p>-61.329</text:p>
          </table:table-cell>
          <table:table-cell office:value-type="float" office:value="4474" calcext:value-type="float">
            <text:p>447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41.86" calcext:value-type="float">
            <text:p>-41.86</text:p>
          </table:table-cell>
          <table:table-cell office:value-type="float" office:value="22.73" calcext:value-type="float">
            <text:p>22.73</text:p>
          </table:table-cell>
          <table:table-cell office:value-type="float" office:value="23.82" calcext:value-type="float">
            <text:p>23.82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CIAMS-163896</text:p>
          </table:table-cell>
          <table:table-cell office:value-type="float" office:value="81.57894" calcext:value-type="float">
            <text:p>81.57894</text:p>
          </table:table-cell>
          <table:table-cell office:value-type="float" office:value="-61.1721" calcext:value-type="float">
            <text:p>-61.1721</text:p>
          </table:table-cell>
          <table:table-cell office:value-type="float" office:value="8175" calcext:value-type="float">
            <text:p>81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94.2" calcext:value-type="float">
            <text:p>94.2</text:p>
          </table:table-cell>
          <table:table-cell office:value-type="float" office:value="3.9" calcext:value-type="float">
            <text:p>3.9</text:p>
          </table:table-cell>
          <table:table-cell office:value-type="float" office:value="4.83" calcext:value-type="float">
            <text:p>4.83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CIAMS-163895</text:p>
          </table:table-cell>
          <table:table-cell office:value-type="float" office:value="81.58368" calcext:value-type="float">
            <text:p>81.58368</text:p>
          </table:table-cell>
          <table:table-cell office:value-type="float" office:value="-61.1884" calcext:value-type="float">
            <text:p>-61.1884</text:p>
          </table:table-cell>
          <table:table-cell office:value-type="float" office:value="8350" calcext:value-type="float">
            <text:p>83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91.73" calcext:value-type="float">
            <text:p>91.73</text:p>
          </table:table-cell>
          <table:table-cell office:value-type="float" office:value="3.31" calcext:value-type="float">
            <text:p>3.31</text:p>
          </table:table-cell>
          <table:table-cell office:value-type="float" office:value="4.78" calcext:value-type="float">
            <text:p>4.78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5737</text:p>
          </table:table-cell>
          <table:table-cell office:value-type="float" office:value="81.5826" calcext:value-type="float">
            <text:p>81.5826</text:p>
          </table:table-cell>
          <table:table-cell office:value-type="float" office:value="-61.1996" calcext:value-type="float">
            <text:p>-61.1996</text:p>
          </table:table-cell>
          <table:table-cell office:value-type="float" office:value="8356" calcext:value-type="float">
            <text:p>83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90.48" calcext:value-type="float">
            <text:p>90.48</text:p>
          </table:table-cell>
          <table:table-cell office:value-type="float" office:value="4.47" calcext:value-type="float">
            <text:p>4.47</text:p>
          </table:table-cell>
          <table:table-cell office:value-type="float" office:value="5.57" calcext:value-type="float">
            <text:p>5.57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7731</text:p>
          </table:table-cell>
          <table:table-cell office:value-type="float" office:value="81.58343" calcext:value-type="float">
            <text:p>81.58343</text:p>
          </table:table-cell>
          <table:table-cell office:value-type="float" office:value="-61.2104" calcext:value-type="float">
            <text:p>-61.2104</text:p>
          </table:table-cell>
          <table:table-cell office:value-type="float" office:value="8555" calcext:value-type="float">
            <text:p>85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5.34" calcext:value-type="float">
            <text:p>5.34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7732</text:p>
          </table:table-cell>
          <table:table-cell office:value-type="float" office:value="81.58343" calcext:value-type="float">
            <text:p>81.58343</text:p>
          </table:table-cell>
          <table:table-cell office:value-type="float" office:value="-61.2104" calcext:value-type="float">
            <text:p>-61.2104</text:p>
          </table:table-cell>
          <table:table-cell office:value-type="float" office:value="8446" calcext:value-type="float">
            <text:p>84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87.26" calcext:value-type="float">
            <text:p>87.26</text:p>
          </table:table-cell>
          <table:table-cell office:value-type="float" office:value="3.93" calcext:value-type="float">
            <text:p>3.93</text:p>
          </table:table-cell>
          <table:table-cell office:value-type="float" office:value="4.84" calcext:value-type="float">
            <text:p>4.84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5510</text:p>
          </table:table-cell>
          <table:table-cell office:value-type="float" office:value="81.57721" calcext:value-type="float">
            <text:p>81.57721</text:p>
          </table:table-cell>
          <table:table-cell office:value-type="float" office:value="-61.1986" calcext:value-type="float">
            <text:p>-61.1986</text:p>
          </table:table-cell>
          <table:table-cell office:value-type="float" office:value="8002" calcext:value-type="float">
            <text:p>80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8.49" calcext:value-type="float">
            <text:p>58.49</text:p>
          </table:table-cell>
          <table:table-cell office:value-type="float" office:value="3.74" calcext:value-type="float">
            <text:p>3.74</text:p>
          </table:table-cell>
          <table:table-cell office:value-type="float" office:value="4.78" calcext:value-type="float">
            <text:p>4.78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CIAMS-175998</text:p>
          </table:table-cell>
          <table:table-cell office:value-type="float" office:value="80.7434" calcext:value-type="float">
            <text:p>80.7434</text:p>
          </table:table-cell>
          <table:table-cell office:value-type="float" office:value="-63.1306" calcext:value-type="float">
            <text:p>-63.1306</text:p>
          </table:table-cell>
          <table:table-cell office:value-type="float" office:value="4565" calcext:value-type="float">
            <text:p>45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35.61" calcext:value-type="float">
            <text:p>-35.61</text:p>
          </table:table-cell>
          <table:table-cell office:value-type="float" office:value="23.6" calcext:value-type="float">
            <text:p>23.6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7718</text:p>
          </table:table-cell>
          <table:table-cell office:value-type="float" office:value="80.7434" calcext:value-type="float">
            <text:p>80.7434</text:p>
          </table:table-cell>
          <table:table-cell office:value-type="float" office:value="-63.1306" calcext:value-type="float">
            <text:p>-63.1306</text:p>
          </table:table-cell>
          <table:table-cell office:value-type="float" office:value="4535" calcext:value-type="float">
            <text:p>45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5.1" calcext:value-type="float">
            <text:p>-5.1</text:p>
          </table:table-cell>
          <table:table-cell office:value-type="float" office:value="8.61" calcext:value-type="float">
            <text:p>8.61</text:p>
          </table:table-cell>
          <table:table-cell office:value-type="float" office:value="9.53" calcext:value-type="float">
            <text:p>9.53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7719</text:p>
          </table:table-cell>
          <table:table-cell office:value-type="float" office:value="80.7434" calcext:value-type="float">
            <text:p>80.7434</text:p>
          </table:table-cell>
          <table:table-cell office:value-type="float" office:value="-63.1306" calcext:value-type="float">
            <text:p>-63.1306</text:p>
          </table:table-cell>
          <table:table-cell office:value-type="float" office:value="4698" calcext:value-type="float">
            <text:p>469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.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0.37" calcext:value-type="float">
            <text:p>-0.37</text:p>
          </table:table-cell>
          <table:table-cell office:value-type="float" office:value="4.15" calcext:value-type="float">
            <text:p>4.15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7720</text:p>
          </table:table-cell>
          <table:table-cell office:value-type="float" office:value="80.7498" calcext:value-type="float">
            <text:p>80.7498</text:p>
          </table:table-cell>
          <table:table-cell office:value-type="float" office:value="-63.1069" calcext:value-type="float">
            <text:p>-63.1069</text:p>
          </table:table-cell>
          <table:table-cell office:value-type="float" office:value="1303" calcext:value-type="float">
            <text:p>13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.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12.73" calcext:value-type="float">
            <text:p>-12.73</text:p>
          </table:table-cell>
          <table:table-cell office:value-type="float" office:value="13.48" calcext:value-type="float">
            <text:p>13.48</text:p>
          </table:table-cell>
          <table:table-cell office:value-type="float" office:value="13.63" calcext:value-type="float">
            <text:p>13.63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CIAMS-175995</text:p>
          </table:table-cell>
          <table:table-cell office:value-type="float" office:value="80.7469" calcext:value-type="float">
            <text:p>80.7469</text:p>
          </table:table-cell>
          <table:table-cell office:value-type="float" office:value="-63.0983" calcext:value-type="float">
            <text:p>-63.0983</text:p>
          </table:table-cell>
          <table:table-cell office:value-type="float" office:value="3780" calcext:value-type="float">
            <text:p>37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.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22.31" calcext:value-type="float">
            <text:p>-22.31</text:p>
          </table:table-cell>
          <table:table-cell office:value-type="float" office:value="13.11" calcext:value-type="float">
            <text:p>13.11</text:p>
          </table:table-cell>
          <table:table-cell office:value-type="float" office:value="15.23" calcext:value-type="float">
            <text:p>15.23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CIAMS-175997</text:p>
          </table:table-cell>
          <table:table-cell office:value-type="float" office:value="80.74373" calcext:value-type="float">
            <text:p>80.74373</text:p>
          </table:table-cell>
          <table:table-cell office:value-type="float" office:value="-63.0978" calcext:value-type="float">
            <text:p>-63.0978</text:p>
          </table:table-cell>
          <table:table-cell office:value-type="float" office:value="4285" calcext:value-type="float">
            <text:p>42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.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4.77" calcext:value-type="float">
            <text:p>4.77</text:p>
          </table:table-cell>
          <table:table-cell office:value-type="float" office:value="5.71" calcext:value-type="float">
            <text:p>5.71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CIAMS-175996</text:p>
          </table:table-cell>
          <table:table-cell office:value-type="float" office:value="80.74373" calcext:value-type="float">
            <text:p>80.74373</text:p>
          </table:table-cell>
          <table:table-cell office:value-type="float" office:value="-63.0978" calcext:value-type="float">
            <text:p>-63.0978</text:p>
          </table:table-cell>
          <table:table-cell office:value-type="float" office:value="4650" calcext:value-type="float">
            <text:p>46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.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13.6" calcext:value-type="float">
            <text:p>-13.6</text:p>
          </table:table-cell>
          <table:table-cell office:value-type="float" office:value="13.2" calcext:value-type="float">
            <text:p>13.2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5437</text:p>
          </table:table-cell>
          <table:table-cell office:value-type="float" office:value="80.7435" calcext:value-type="float">
            <text:p>80.7435</text:p>
          </table:table-cell>
          <table:table-cell office:value-type="float" office:value="-63.1293" calcext:value-type="float">
            <text:p>-63.1293</text:p>
          </table:table-cell>
          <table:table-cell office:value-type="float" office:value="5166" calcext:value-type="float">
            <text:p>516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.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15.05" calcext:value-type="float">
            <text:p>-15.05</text:p>
          </table:table-cell>
          <table:table-cell office:value-type="float" office:value="13.88" calcext:value-type="float">
            <text:p>13.88</text:p>
          </table:table-cell>
          <table:table-cell office:value-type="float" office:value="14.41" calcext:value-type="float">
            <text:p>14.41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5912</text:p>
          </table:table-cell>
          <table:table-cell office:value-type="float" office:value="80.75087" calcext:value-type="float">
            <text:p>80.75087</text:p>
          </table:table-cell>
          <table:table-cell office:value-type="float" office:value="-63.1077" calcext:value-type="float">
            <text:p>-63.1077</text:p>
          </table:table-cell>
          <table:table-cell office:value-type="float" office:value="2335" calcext:value-type="float">
            <text:p>23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.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11.75" calcext:value-type="float">
            <text:p>-11.75</text:p>
          </table:table-cell>
          <table:table-cell office:value-type="float" office:value="13.87" calcext:value-type="float">
            <text:p>13.87</text:p>
          </table:table-cell>
          <table:table-cell office:value-type="float" office:value="13.97" calcext:value-type="float">
            <text:p>13.97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7737</text:p>
          </table:table-cell>
          <table:table-cell office:value-type="float" office:value="80.75087" calcext:value-type="float">
            <text:p>80.75087</text:p>
          </table:table-cell>
          <table:table-cell office:value-type="float" office:value="-63.1077" calcext:value-type="float">
            <text:p>-63.1077</text:p>
          </table:table-cell>
          <table:table-cell office:value-type="float" office:value="3949" calcext:value-type="float">
            <text:p>39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.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32.36" calcext:value-type="float">
            <text:p>-32.36</text:p>
          </table:table-cell>
          <table:table-cell office:value-type="float" office:value="21.6" calcext:value-type="float">
            <text:p>21.6</text:p>
          </table:table-cell>
          <table:table-cell office:value-type="float" office:value="23.77" calcext:value-type="float">
            <text:p>23.77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5438</text:p>
          </table:table-cell>
          <table:table-cell office:value-type="float" office:value="80.74634" calcext:value-type="float">
            <text:p>80.74634</text:p>
          </table:table-cell>
          <table:table-cell office:value-type="float" office:value="-63.0864" calcext:value-type="float">
            <text:p>-63.0864</text:p>
          </table:table-cell>
          <table:table-cell office:value-type="float" office:value="5915" calcext:value-type="float">
            <text:p>59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1.69" calcext:value-type="float">
            <text:p>11.69</text:p>
          </table:table-cell>
          <table:table-cell office:value-type="float" office:value="4.79" calcext:value-type="float">
            <text:p>4.79</text:p>
          </table:table-cell>
          <table:table-cell office:value-type="float" office:value="5.73" calcext:value-type="float">
            <text:p>5.73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7738</text:p>
          </table:table-cell>
          <table:table-cell office:value-type="float" office:value="80.74659" calcext:value-type="float">
            <text:p>80.74659</text:p>
          </table:table-cell>
          <table:table-cell office:value-type="float" office:value="-63.0896" calcext:value-type="float">
            <text:p>-63.0896</text:p>
          </table:table-cell>
          <table:table-cell office:value-type="float" office:value="6075" calcext:value-type="float">
            <text:p>607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6.98" calcext:value-type="float">
            <text:p>-6.98</text:p>
          </table:table-cell>
          <table:table-cell office:value-type="float" office:value="8.54" calcext:value-type="float">
            <text:p>8.54</text:p>
          </table:table-cell>
          <table:table-cell office:value-type="float" office:value="9.74" calcext:value-type="float">
            <text:p>9.74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7933</text:p>
          </table:table-cell>
          <table:table-cell office:value-type="float" office:value="80.74661" calcext:value-type="float">
            <text:p>80.74661</text:p>
          </table:table-cell>
          <table:table-cell office:value-type="float" office:value="-63.0909" calcext:value-type="float">
            <text:p>-63.0909</text:p>
          </table:table-cell>
          <table:table-cell office:value-type="float" office:value="4416" calcext:value-type="float">
            <text:p>44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13.21" calcext:value-type="float">
            <text:p>-13.21</text:p>
          </table:table-cell>
          <table:table-cell office:value-type="float" office:value="10.57" calcext:value-type="float">
            <text:p>10.57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5907</text:p>
          </table:table-cell>
          <table:table-cell office:value-type="float" office:value="80.74972" calcext:value-type="float">
            <text:p>80.74972</text:p>
          </table:table-cell>
          <table:table-cell office:value-type="float" office:value="-63.1133" calcext:value-type="float">
            <text:p>-63.1133</text:p>
          </table:table-cell>
          <table:table-cell office:value-type="float" office:value="5250" calcext:value-type="float">
            <text:p>525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.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11.53" calcext:value-type="float">
            <text:p>-11.53</text:p>
          </table:table-cell>
          <table:table-cell office:value-type="float" office:value="13.81" calcext:value-type="float">
            <text:p>13.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54612 </text:p>
          </table:table-cell>
          <table:table-cell office:value-type="float" office:value="81.79623" calcext:value-type="float">
            <text:p>81.79623</text:p>
          </table:table-cell>
          <table:table-cell office:value-type="float" office:value="-59.5537" calcext:value-type="float">
            <text:p>-59.5537</text:p>
          </table:table-cell>
          <table:table-cell office:value-type="float" office:value="7360" calcext:value-type="float">
            <text:p>73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69.09" calcext:value-type="float">
            <text:p>69.09</text:p>
          </table:table-cell>
          <table:table-cell office:value-type="float" office:value="3.15" calcext:value-type="float">
            <text:p>3.15</text:p>
          </table:table-cell>
          <table:table-cell office:value-type="float" office:value="4.91" calcext:value-type="float">
            <text:p>4.91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54611 </text:p>
          </table:table-cell>
          <table:table-cell office:value-type="float" office:value="81.79763" calcext:value-type="float">
            <text:p>81.79763</text:p>
          </table:table-cell>
          <table:table-cell office:value-type="float" office:value="-59.5419" calcext:value-type="float">
            <text:p>-59.5419</text:p>
          </table:table-cell>
          <table:table-cell office:value-type="float" office:value="6960" calcext:value-type="float">
            <text:p>69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3.39" calcext:value-type="float">
            <text:p>53.39</text:p>
          </table:table-cell>
          <table:table-cell office:value-type="float" office:value="4.52" calcext:value-type="float">
            <text:p>4.52</text:p>
          </table:table-cell>
          <table:table-cell office:value-type="float" office:value="5.58" calcext:value-type="float">
            <text:p>5.58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54610 </text:p>
          </table:table-cell>
          <table:table-cell office:value-type="float" office:value="81.79778" calcext:value-type="float">
            <text:p>81.79778</text:p>
          </table:table-cell>
          <table:table-cell office:value-type="float" office:value="-59.5347" calcext:value-type="float">
            <text:p>-59.5347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46.36" calcext:value-type="float">
            <text:p>46.36</text:p>
          </table:table-cell>
          <table:table-cell office:value-type="float" office:value="4.24" calcext:value-type="float">
            <text:p>4.24</text:p>
          </table:table-cell>
          <table:table-cell office:value-type="float" office:value="5.48" calcext:value-type="float">
            <text:p>5.48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54609 </text:p>
          </table:table-cell>
          <table:table-cell office:value-type="float" office:value="81.79917" calcext:value-type="float">
            <text:p>81.79917</text:p>
          </table:table-cell>
          <table:table-cell office:value-type="float" office:value="-59.513" calcext:value-type="float">
            <text:p>-59.513</text:p>
          </table:table-cell>
          <table:table-cell office:value-type="float" office:value="6150" calcext:value-type="float">
            <text:p>61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.85" calcext:value-type="float">
            <text:p>13.85</text:p>
          </table:table-cell>
          <table:table-cell office:value-type="float" office:value="7.28" calcext:value-type="float">
            <text:p>7.28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5504</text:p>
          </table:table-cell>
          <table:table-cell office:value-type="float" office:value="81.79924" calcext:value-type="float">
            <text:p>81.79924</text:p>
          </table:table-cell>
          <table:table-cell office:value-type="float" office:value="-59.5085" calcext:value-type="float">
            <text:p>-59.5085</text:p>
          </table:table-cell>
          <table:table-cell office:value-type="float" office:value="4774" calcext:value-type="float">
            <text:p>477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2.28" calcext:value-type="float">
            <text:p>-2.28</text:p>
          </table:table-cell>
          <table:table-cell office:value-type="float" office:value="10.95" calcext:value-type="float">
            <text:p>10.95</text:p>
          </table:table-cell>
          <table:table-cell office:value-type="float" office:value="12.26" calcext:value-type="float">
            <text:p>12.26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5735</text:p>
          </table:table-cell>
          <table:table-cell office:value-type="float" office:value="81.7993" calcext:value-type="float">
            <text:p>81.7993</text:p>
          </table:table-cell>
          <table:table-cell office:value-type="float" office:value="-59.5075" calcext:value-type="float">
            <text:p>-59.5075</text:p>
          </table:table-cell>
          <table:table-cell office:value-type="float" office:value="3960" calcext:value-type="float">
            <text:p>39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7.66" calcext:value-type="float">
            <text:p>7.66</text:p>
          </table:table-cell>
          <table:table-cell office:value-type="float" office:value="7.11" calcext:value-type="float">
            <text:p>7.11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7937</text:p>
          </table:table-cell>
          <table:table-cell office:value-type="float" office:value="81.7992" calcext:value-type="float">
            <text:p>81.7992</text:p>
          </table:table-cell>
          <table:table-cell office:value-type="float" office:value="-59.506" calcext:value-type="float">
            <text:p>-59.506</text:p>
          </table:table-cell>
          <table:table-cell office:value-type="float" office:value="3918" calcext:value-type="float">
            <text:p>39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.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18.63" calcext:value-type="float">
            <text:p>-18.63</text:p>
          </table:table-cell>
          <table:table-cell office:value-type="float" office:value="12.61" calcext:value-type="float">
            <text:p>12.61</text:p>
          </table:table-cell>
          <table:table-cell office:value-type="float" office:value="14.44" calcext:value-type="float">
            <text:p>14.44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54608 </text:p>
          </table:table-cell>
          <table:table-cell office:value-type="float" office:value="81.79936" calcext:value-type="float">
            <text:p>81.79936</text:p>
          </table:table-cell>
          <table:table-cell office:value-type="float" office:value="-59.5019" calcext:value-type="float">
            <text:p>-59.5019</text:p>
          </table:table-cell>
          <table:table-cell office:value-type="float" office:value="3060" calcext:value-type="float">
            <text:p>30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.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17.93" calcext:value-type="float">
            <text:p>-17.93</text:p>
          </table:table-cell>
          <table:table-cell office:value-type="float" office:value="13.28" calcext:value-type="float">
            <text:p>13.28</text:p>
          </table:table-cell>
          <table:table-cell office:value-type="float" office:value="15.27" calcext:value-type="float">
            <text:p>15.27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6431</text:p>
          </table:table-cell>
          <table:table-cell office:value-type="float" office:value="81.79981" calcext:value-type="float">
            <text:p>81.79981</text:p>
          </table:table-cell>
          <table:table-cell office:value-type="float" office:value="-59.5101" calcext:value-type="float">
            <text:p>-59.5101</text:p>
          </table:table-cell>
          <table:table-cell office:value-type="float" office:value="4360" calcext:value-type="float">
            <text:p>43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.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4.64" calcext:value-type="float">
            <text:p>4.64</text:p>
          </table:table-cell>
          <table:table-cell office:value-type="float" office:value="7.72" calcext:value-type="float">
            <text:p>7.72</text:p>
          </table:table-cell>
          <table:table-cell office:value-type="float" office:value="7.22" calcext:value-type="float">
            <text:p>7.22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54701 </text:p>
          </table:table-cell>
          <table:table-cell office:value-type="float" office:value="81.69994" calcext:value-type="float">
            <text:p>81.69994</text:p>
          </table:table-cell>
          <table:table-cell office:value-type="float" office:value="-59.7548" calcext:value-type="float">
            <text:p>-59.7548</text:p>
          </table:table-cell>
          <table:table-cell office:value-type="float" office:value="8800" calcext:value-type="float">
            <text:p>88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89.02" calcext:value-type="float">
            <text:p>89.02</text:p>
          </table:table-cell>
          <table:table-cell office:value-type="float" office:value="4.76" calcext:value-type="float">
            <text:p>4.76</text:p>
          </table:table-cell>
          <table:table-cell office:value-type="float" office:value="5.69" calcext:value-type="float">
            <text:p>5.69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54700 </text:p>
          </table:table-cell>
          <table:table-cell office:value-type="float" office:value="81.70158" calcext:value-type="float">
            <text:p>81.70158</text:p>
          </table:table-cell>
          <table:table-cell office:value-type="float" office:value="-59.7399" calcext:value-type="float">
            <text:p>-59.7399</text:p>
          </table:table-cell>
          <table:table-cell office:value-type="float" office:value="9390" calcext:value-type="float">
            <text:p>93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81.91" calcext:value-type="float">
            <text:p>81.91</text:p>
          </table:table-cell>
          <table:table-cell office:value-type="float" office:value="1.87" calcext:value-type="float">
            <text:p>1.87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54607 </text:p>
          </table:table-cell>
          <table:table-cell office:value-type="float" office:value="81.49041" calcext:value-type="float">
            <text:p>81.49041</text:p>
          </table:table-cell>
          <table:table-cell office:value-type="float" office:value="-61.3255" calcext:value-type="float">
            <text:p>-61.3255</text:p>
          </table:table-cell>
          <table:table-cell office:value-type="float" office:value="1240" calcext:value-type="float">
            <text:p>12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.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9.22" calcext:value-type="float">
            <text:p>-9.22</text:p>
          </table:table-cell>
          <table:table-cell office:value-type="float" office:value="8.71" calcext:value-type="float">
            <text:p>8.71</text:p>
          </table:table-cell>
          <table:table-cell office:value-type="float" office:value="9.65" calcext:value-type="float">
            <text:p>9.65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54703 </text:p>
          </table:table-cell>
          <table:table-cell office:value-type="float" office:value="81.19465" calcext:value-type="float">
            <text:p>81.19465</text:p>
          </table:table-cell>
          <table:table-cell office:value-type="float" office:value="-63.3826" calcext:value-type="float">
            <text:p>-63.3826</text:p>
          </table:table-cell>
          <table:table-cell office:value-type="float" office:value="6860" calcext:value-type="float">
            <text:p>68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1.28" calcext:value-type="float">
            <text:p>-1.28</text:p>
          </table:table-cell>
          <table:table-cell office:value-type="float" office:value="13.52" calcext:value-type="float">
            <text:p>13.52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54702 </text:p>
          </table:table-cell>
          <table:table-cell office:value-type="float" office:value="81.19546" calcext:value-type="float">
            <text:p>81.19546</text:p>
          </table:table-cell>
          <table:table-cell office:value-type="float" office:value="-63.3906" calcext:value-type="float">
            <text:p>-63.3906</text:p>
          </table:table-cell>
          <table:table-cell office:value-type="float" office:value="6020" calcext:value-type="float">
            <text:p>6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.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-13.69" calcext:value-type="float">
            <text:p>-13.69</text:p>
          </table:table-cell>
          <table:table-cell office:value-type="float" office:value="13.01" calcext:value-type="float">
            <text:p>13.01</text:p>
          </table:table-cell>
          <table:table-cell office:value-type="float" office:value="14.26" calcext:value-type="float">
            <text:p>14.26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54704 </text:p>
          </table:table-cell>
          <table:table-cell office:value-type="float" office:value="81.19393" calcext:value-type="float">
            <text:p>81.19393</text:p>
          </table:table-cell>
          <table:table-cell office:value-type="float" office:value="-63.3852" calcext:value-type="float">
            <text:p>-63.3852</text:p>
          </table:table-cell>
          <table:table-cell office:value-type="float" office:value="6720" calcext:value-type="float">
            <text:p>67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7.24" calcext:value-type="float">
            <text:p>17.24</text:p>
          </table:table-cell>
          <table:table-cell office:value-type="float" office:value="7.41" calcext:value-type="float">
            <text:p>7.41</text:p>
          </table:table-cell>
          <table:table-cell office:value-type="float" office:value="6.36" calcext:value-type="float">
            <text:p>6.36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54705 </text:p>
          </table:table-cell>
          <table:table-cell office:value-type="float" office:value="81.19335" calcext:value-type="float">
            <text:p>81.19335</text:p>
          </table:table-cell>
          <table:table-cell office:value-type="float" office:value="-63.388" calcext:value-type="float">
            <text:p>-63.388</text:p>
          </table:table-cell>
          <table:table-cell office:value-type="float" office:value="7200" calcext:value-type="float">
            <text:p>72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coma sp?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4.62" calcext:value-type="float">
            <text:p>24.62</text:p>
          </table:table-cell>
          <table:table-cell office:value-type="float" office:value="3.98" calcext:value-type="float">
            <text:p>3.98</text:p>
          </table:table-cell>
          <table:table-cell office:value-type="float" office:value="4.91" calcext:value-type="float">
            <text:p>4.91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5506</text:p>
          </table:table-cell>
          <table:table-cell office:value-type="float" office:value="81.19335" calcext:value-type="float">
            <text:p>81.19335</text:p>
          </table:table-cell>
          <table:table-cell office:value-type="float" office:value="-63.388" calcext:value-type="float">
            <text:p>-63.388</text:p>
          </table:table-cell>
          <table:table-cell office:value-type="float" office:value="6091" calcext:value-type="float">
            <text:p>60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.03" calcext:value-type="float">
            <text:p>14.03</text:p>
          </table:table-cell>
          <table:table-cell office:value-type="float" office:value="13.82" calcext:value-type="float">
            <text:p>13.82</text:p>
          </table:table-cell>
          <table:table-cell office:value-type="float" office:value="13.51" calcext:value-type="float">
            <text:p>13.51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5807</text:p>
          </table:table-cell>
          <table:table-cell office:value-type="float" office:value="81.19269" calcext:value-type="float">
            <text:p>81.19269</text:p>
          </table:table-cell>
          <table:table-cell office:value-type="float" office:value="-63.388" calcext:value-type="float">
            <text:p>-63.388</text:p>
          </table:table-cell>
          <table:table-cell office:value-type="float" office:value="6785" calcext:value-type="float">
            <text:p>678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1.61" calcext:value-type="float">
            <text:p>21.61</text:p>
          </table:table-cell>
          <table:table-cell office:value-type="float" office:value="11.6" calcext:value-type="float">
            <text:p>11.6</text:p>
          </table:table-cell>
          <table:table-cell office:value-type="float" office:value="12.46" calcext:value-type="float">
            <text:p>12.46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54751 </text:p>
          </table:table-cell>
          <table:table-cell office:value-type="float" office:value="81.19235" calcext:value-type="float">
            <text:p>81.19235</text:p>
          </table:table-cell>
          <table:table-cell office:value-type="float" office:value="-63.3888" calcext:value-type="float">
            <text:p>-63.3888</text:p>
          </table:table-cell>
          <table:table-cell office:value-type="float" office:value="6630" calcext:value-type="float">
            <text:p>66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coma sp?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2.51" calcext:value-type="float">
            <text:p>32.51</text:p>
          </table:table-cell>
          <table:table-cell office:value-type="float" office:value="1.87" calcext:value-type="float">
            <text:p>1.87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54752 </text:p>
          </table:table-cell>
          <table:table-cell office:value-type="float" office:value="81.19222" calcext:value-type="float">
            <text:p>81.19222</text:p>
          </table:table-cell>
          <table:table-cell office:value-type="float" office:value="-63.3903" calcext:value-type="float">
            <text:p>-63.3903</text:p>
          </table:table-cell>
          <table:table-cell office:value-type="float" office:value="6630" calcext:value-type="float">
            <text:p>66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4.04" calcext:value-type="float">
            <text:p>34.04</text:p>
          </table:table-cell>
          <table:table-cell office:value-type="float" office:value="5.26" calcext:value-type="float">
            <text:p>5.26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6510</text:p>
          </table:table-cell>
          <table:table-cell office:value-type="float" office:value="81.1901" calcext:value-type="float">
            <text:p>81.1901</text:p>
          </table:table-cell>
          <table:table-cell office:value-type="float" office:value="-63.3932" calcext:value-type="float">
            <text:p>-63.3932</text:p>
          </table:table-cell>
          <table:table-cell office:value-type="float" office:value="7360" calcext:value-type="float">
            <text:p>73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4.99" calcext:value-type="float">
            <text:p>34.99</text:p>
          </table:table-cell>
          <table:table-cell office:value-type="float" office:value="11.56" calcext:value-type="float">
            <text:p>11.56</text:p>
          </table:table-cell>
          <table:table-cell office:value-type="float" office:value="12.28" calcext:value-type="float">
            <text:p>12.28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54753 </text:p>
          </table:table-cell>
          <table:table-cell office:value-type="float" office:value="81.18993" calcext:value-type="float">
            <text:p>81.18993</text:p>
          </table:table-cell>
          <table:table-cell office:value-type="float" office:value="-63.3923" calcext:value-type="float">
            <text:p>-63.3923</text:p>
          </table:table-cell>
          <table:table-cell office:value-type="float" office:value="7650" calcext:value-type="float">
            <text:p>76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coma sp?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.5</text:p>
          </table:table-cell>
          <table:table-cell office:value-type="float" office:value="8.63" calcext:value-type="float">
            <text:p>8.63</text:p>
          </table:table-cell>
          <table:table-cell office:value-type="float" office:value="9.53" calcext:value-type="float">
            <text:p>9.53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-ANU-65738</text:p>
          </table:table-cell>
          <table:table-cell office:value-type="float" office:value="81.18899" calcext:value-type="float">
            <text:p>81.18899</text:p>
          </table:table-cell>
          <table:table-cell office:value-type="float" office:value="-63.3913" calcext:value-type="float">
            <text:p>-63.3913</text:p>
          </table:table-cell>
          <table:table-cell office:value-type="float" office:value="6915" calcext:value-type="float">
            <text:p>69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48.51" calcext:value-type="float">
            <text:p>48.51</text:p>
          </table:table-cell>
          <table:table-cell office:value-type="float" office:value="3.97" calcext:value-type="float">
            <text:p>3.97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54754 </text:p>
          </table:table-cell>
          <table:table-cell office:value-type="float" office:value="81.18825" calcext:value-type="float">
            <text:p>81.18825</text:p>
          </table:table-cell>
          <table:table-cell office:value-type="float" office:value="-63.3894" calcext:value-type="float">
            <text:p>-63.3894</text:p>
          </table:table-cell>
          <table:table-cell office:value-type="float" office:value="7160" calcext:value-type="float">
            <text:p>7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2.32" calcext:value-type="float">
            <text:p>52.32</text:p>
          </table:table-cell>
          <table:table-cell office:value-type="float" office:value="7.27" calcext:value-type="float">
            <text:p>7.27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54755 </text:p>
          </table:table-cell>
          <table:table-cell office:value-type="float" office:value="81.18541" calcext:value-type="float">
            <text:p>81.18541</text:p>
          </table:table-cell>
          <table:table-cell office:value-type="float" office:value="-63.3927" calcext:value-type="float">
            <text:p>-63.3927</text:p>
          </table:table-cell>
          <table:table-cell office:value-type="float" office:value="8150" calcext:value-type="float">
            <text:p>81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66.36" calcext:value-type="float">
            <text:p>66.36</text:p>
          </table:table-cell>
          <table:table-cell office:value-type="float" office:value="3.18" calcext:value-type="float">
            <text:p>3.18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54756 </text:p>
          </table:table-cell>
          <table:table-cell office:value-type="float" office:value="81.18327" calcext:value-type="float">
            <text:p>81.18327</text:p>
          </table:table-cell>
          <table:table-cell office:value-type="float" office:value="-63.3938" calcext:value-type="float">
            <text:p>-63.3938</text:p>
          </table:table-cell>
          <table:table-cell office:value-type="float" office:value="8290" calcext:value-type="float">
            <text:p>829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.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6.11" calcext:value-type="float">
            <text:p>76.11</text:p>
          </table:table-cell>
          <table:table-cell office:value-type="float" office:value="3.07" calcext:value-type="float">
            <text:p>3.07</text:p>
          </table:table-cell>
          <table:table-cell office:value-type="float" office:value="4.83" calcext:value-type="float">
            <text:p>4.83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54706 </text:p>
          </table:table-cell>
          <table:table-cell office:value-type="float" office:value="81.19218" calcext:value-type="float">
            <text:p>81.19218</text:p>
          </table:table-cell>
          <table:table-cell office:value-type="float" office:value="-63.3878" calcext:value-type="float">
            <text:p>-63.3878</text:p>
          </table:table-cell>
          <table:table-cell office:value-type="float" office:value="7410" calcext:value-type="float">
            <text:p>74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.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6.19" calcext:value-type="float">
            <text:p>16.19</text:p>
          </table:table-cell>
          <table:table-cell office:value-type="float" office:value="13.14" calcext:value-type="float">
            <text:p>13.14</text:p>
          </table:table-cell>
          <table:table-cell office:value-type="float" office:value="16.03" calcext:value-type="float">
            <text:p>16.03</text:p>
          </table:table-cell>
          <table:table-cell office:value-type="string" calcext:value-type="string">
            <text:p>GluederEtal20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5405</text:p>
          </table:table-cell>
          <table:table-cell office:value-type="float" office:value="71.557" calcext:value-type="float">
            <text:p>71.557</text:p>
          </table:table-cell>
          <table:table-cell office:value-type="float" office:value="-24.475" calcext:value-type="float">
            <text:p>-24.475</text:p>
          </table:table-cell>
          <table:table-cell office:value-type="float" office:value="13550" calcext:value-type="float">
            <text:p>135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hell fragment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2986</text:p>
          </table:table-cell>
          <table:table-cell office:value-type="float" office:value="71.557" calcext:value-type="float">
            <text:p>71.557</text:p>
          </table:table-cell>
          <table:table-cell office:value-type="float" office:value="-24.475" calcext:value-type="float">
            <text:p>-24.475</text:p>
          </table:table-cell>
          <table:table-cell office:value-type="float" office:value="12700" calcext:value-type="float">
            <text:p>12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rtlandi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2852</text:p>
          </table:table-cell>
          <table:table-cell office:value-type="float" office:value="71.549" calcext:value-type="float">
            <text:p>71.549</text:p>
          </table:table-cell>
          <table:table-cell office:value-type="float" office:value="-24.492" calcext:value-type="float">
            <text:p>-24.492</text:p>
          </table:table-cell>
          <table:table-cell office:value-type="float" office:value="10200" calcext:value-type="float">
            <text:p>10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rtlandi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08,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5398</text:p>
          </table:table-cell>
          <table:table-cell office:value-type="float" office:value="71.556" calcext:value-type="float">
            <text:p>71.556</text:p>
          </table:table-cell>
          <table:table-cell office:value-type="float" office:value="-24.46" calcext:value-type="float">
            <text:p>-24.46</text:p>
          </table:table-cell>
          <table:table-cell office:value-type="float" office:value="10050" calcext:value-type="float">
            <text:p>100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rtlandi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8509</text:p>
          </table:table-cell>
          <table:table-cell office:value-type="float" office:value="71.556" calcext:value-type="float">
            <text:p>71.556</text:p>
          </table:table-cell>
          <table:table-cell office:value-type="float" office:value="-24.47" calcext:value-type="float">
            <text:p>-24.47</text:p>
          </table:table-cell>
          <table:table-cell office:value-type="float" office:value="9740" calcext:value-type="float">
            <text:p>97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rtlandi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8609</text:p>
          </table:table-cell>
          <table:table-cell office:value-type="float" office:value="71.554" calcext:value-type="float">
            <text:p>71.554</text:p>
          </table:table-cell>
          <table:table-cell office:value-type="float" office:value="-24.474" calcext:value-type="float">
            <text:p>-24.474</text:p>
          </table:table-cell>
          <table:table-cell office:value-type="float" office:value="9620" calcext:value-type="float">
            <text:p>96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rtlandi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5406</text:p>
          </table:table-cell>
          <table:table-cell office:value-type="float" office:value="71.562" calcext:value-type="float">
            <text:p>71.562</text:p>
          </table:table-cell>
          <table:table-cell office:value-type="float" office:value="-24.472" calcext:value-type="float">
            <text:p>-24.472</text:p>
          </table:table-cell>
          <table:table-cell office:value-type="float" office:value="9320" calcext:value-type="float">
            <text:p>93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ell fragment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2851</text:p>
          </table:table-cell>
          <table:table-cell office:value-type="float" office:value="71.557" calcext:value-type="float">
            <text:p>71.557</text:p>
          </table:table-cell>
          <table:table-cell office:value-type="float" office:value="-24.469" calcext:value-type="float">
            <text:p>-24.469</text:p>
          </table:table-cell>
          <table:table-cell office:value-type="float" office:value="9290" calcext:value-type="float">
            <text:p>92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5438</text:p>
          </table:table-cell>
          <table:table-cell office:value-type="float" office:value="71.574" calcext:value-type="float">
            <text:p>71.574</text:p>
          </table:table-cell>
          <table:table-cell office:value-type="float" office:value="-24.456" calcext:value-type="float">
            <text:p>-24.456</text:p>
          </table:table-cell>
          <table:table-cell office:value-type="float" office:value="8310" calcext:value-type="float">
            <text:p>83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atella (likely) 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5729</text:p>
          </table:table-cell>
          <table:table-cell office:value-type="float" office:value="71.663" calcext:value-type="float">
            <text:p>71.663</text:p>
          </table:table-cell>
          <table:table-cell office:value-type="float" office:value="-24.361" calcext:value-type="float">
            <text:p>-24.361</text:p>
          </table:table-cell>
          <table:table-cell office:value-type="float" office:value="9650" calcext:value-type="float">
            <text:p>96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ell fragment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08,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5611</text:p>
          </table:table-cell>
          <table:table-cell office:value-type="float" office:value="71.695" calcext:value-type="float">
            <text:p>71.695</text:p>
          </table:table-cell>
          <table:table-cell office:value-type="float" office:value="-24.369" calcext:value-type="float">
            <text:p>-24.369</text:p>
          </table:table-cell>
          <table:table-cell office:value-type="float" office:value="9470" calcext:value-type="float">
            <text:p>94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hell fragment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08,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4766</text:p>
          </table:table-cell>
          <table:table-cell office:value-type="float" office:value="71.66" calcext:value-type="float">
            <text:p>71.66</text:p>
          </table:table-cell>
          <table:table-cell office:value-type="float" office:value="-24.358" calcext:value-type="float">
            <text:p>-24.358</text:p>
          </table:table-cell>
          <table:table-cell office:value-type="float" office:value="9440" calcext:value-type="float">
            <text:p>94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ya (likely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5724</text:p>
          </table:table-cell>
          <table:table-cell office:value-type="float" office:value="71.652" calcext:value-type="float">
            <text:p>71.652</text:p>
          </table:table-cell>
          <table:table-cell office:value-type="float" office:value="-24.466" calcext:value-type="float">
            <text:p>-24.466</text:p>
          </table:table-cell>
          <table:table-cell office:value-type="float" office:value="9420" calcext:value-type="float">
            <text:p>94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08,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5728</text:p>
          </table:table-cell>
          <table:table-cell office:value-type="float" office:value="71.688" calcext:value-type="float">
            <text:p>71.688</text:p>
          </table:table-cell>
          <table:table-cell office:value-type="float" office:value="-24.368" calcext:value-type="float">
            <text:p>-24.368</text:p>
          </table:table-cell>
          <table:table-cell office:value-type="float" office:value="9410" calcext:value-type="float">
            <text:p>94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08,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5610</text:p>
          </table:table-cell>
          <table:table-cell office:value-type="float" office:value="71.652" calcext:value-type="float">
            <text:p>71.652</text:p>
          </table:table-cell>
          <table:table-cell office:value-type="float" office:value="-24.466" calcext:value-type="float">
            <text:p>-24.466</text:p>
          </table:table-cell>
          <table:table-cell office:value-type="float" office:value="9300" calcext:value-type="float">
            <text:p>93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ell fragment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08,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1882</text:p>
          </table:table-cell>
          <table:table-cell office:value-type="float" office:value="71.668" calcext:value-type="float">
            <text:p>71.668</text:p>
          </table:table-cell>
          <table:table-cell office:value-type="float" office:value="-24.365" calcext:value-type="float">
            <text:p>-24.365</text:p>
          </table:table-cell>
          <table:table-cell office:value-type="float" office:value="9290" calcext:value-type="float">
            <text:p>92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hell fragment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08,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4849</text:p>
          </table:table-cell>
          <table:table-cell office:value-type="float" office:value="71.63" calcext:value-type="float">
            <text:p>71.63</text:p>
          </table:table-cell>
          <table:table-cell office:value-type="float" office:value="-24.462" calcext:value-type="float">
            <text:p>-24.462</text:p>
          </table:table-cell>
          <table:table-cell office:value-type="float" office:value="9280" calcext:value-type="float">
            <text:p>92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ya (likely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5725</text:p>
          </table:table-cell>
          <table:table-cell office:value-type="float" office:value="71.647" calcext:value-type="float">
            <text:p>71.647</text:p>
          </table:table-cell>
          <table:table-cell office:value-type="float" office:value="-24.458" calcext:value-type="float">
            <text:p>-24.458</text:p>
          </table:table-cell>
          <table:table-cell office:value-type="float" office:value="9230" calcext:value-type="float">
            <text:p>92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08,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5613</text:p>
          </table:table-cell>
          <table:table-cell office:value-type="float" office:value="71.655" calcext:value-type="float">
            <text:p>71.655</text:p>
          </table:table-cell>
          <table:table-cell office:value-type="float" office:value="-24.348" calcext:value-type="float">
            <text:p>-24.348</text:p>
          </table:table-cell>
          <table:table-cell office:value-type="float" office:value="9210" calcext:value-type="float">
            <text:p>92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08,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4755</text:p>
          </table:table-cell>
          <table:table-cell office:value-type="float" office:value="71.668" calcext:value-type="float">
            <text:p>71.668</text:p>
          </table:table-cell>
          <table:table-cell office:value-type="float" office:value="-24.365" calcext:value-type="float">
            <text:p>-24.365</text:p>
          </table:table-cell>
          <table:table-cell office:value-type="float" office:value="9160" calcext:value-type="float">
            <text:p>91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5612</text:p>
          </table:table-cell>
          <table:table-cell office:value-type="float" office:value="71.66" calcext:value-type="float">
            <text:p>71.66</text:p>
          </table:table-cell>
          <table:table-cell office:value-type="float" office:value="-24.358" calcext:value-type="float">
            <text:p>-24.358</text:p>
          </table:table-cell>
          <table:table-cell office:value-type="float" office:value="9110" calcext:value-type="float">
            <text:p>91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ell fragment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08,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5609</text:p>
          </table:table-cell>
          <table:table-cell office:value-type="float" office:value="71.671" calcext:value-type="float">
            <text:p>71.671</text:p>
          </table:table-cell>
          <table:table-cell office:value-type="float" office:value="-24.467" calcext:value-type="float">
            <text:p>-24.467</text:p>
          </table:table-cell>
          <table:table-cell office:value-type="float" office:value="9100" calcext:value-type="float">
            <text:p>9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08,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4843</text:p>
          </table:table-cell>
          <table:table-cell office:value-type="float" office:value="71.685" calcext:value-type="float">
            <text:p>71.685</text:p>
          </table:table-cell>
          <table:table-cell office:value-type="float" office:value="-24.364" calcext:value-type="float">
            <text:p>-24.364</text:p>
          </table:table-cell>
          <table:table-cell office:value-type="float" office:value="9080" calcext:value-type="float">
            <text:p>90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ya sp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4760</text:p>
          </table:table-cell>
          <table:table-cell office:value-type="float" office:value="71.685" calcext:value-type="float">
            <text:p>71.685</text:p>
          </table:table-cell>
          <table:table-cell office:value-type="float" office:value="-24.364" calcext:value-type="float">
            <text:p>-24.364</text:p>
          </table:table-cell>
          <table:table-cell office:value-type="float" office:value="9060" calcext:value-type="float">
            <text:p>90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ya (likely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4765</text:p>
          </table:table-cell>
          <table:table-cell office:value-type="float" office:value="71.685" calcext:value-type="float">
            <text:p>71.685</text:p>
          </table:table-cell>
          <table:table-cell office:value-type="float" office:value="-24.364" calcext:value-type="float">
            <text:p>-24.364</text:p>
          </table:table-cell>
          <table:table-cell office:value-type="float" office:value="9060" calcext:value-type="float">
            <text:p>90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ya sp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4756</text:p>
          </table:table-cell>
          <table:table-cell office:value-type="float" office:value="71.69" calcext:value-type="float">
            <text:p>71.69</text:p>
          </table:table-cell>
          <table:table-cell office:value-type="float" office:value="-24.367" calcext:value-type="float">
            <text:p>-24.367</text:p>
          </table:table-cell>
          <table:table-cell office:value-type="float" office:value="9050" calcext:value-type="float">
            <text:p>90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4845</text:p>
          </table:table-cell>
          <table:table-cell office:value-type="float" office:value="71.685" calcext:value-type="float">
            <text:p>71.685</text:p>
          </table:table-cell>
          <table:table-cell office:value-type="float" office:value="-24.364" calcext:value-type="float">
            <text:p>-24.364</text:p>
          </table:table-cell>
          <table:table-cell office:value-type="float" office:value="9020" calcext:value-type="float">
            <text:p>90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5730</text:p>
          </table:table-cell>
          <table:table-cell office:value-type="float" office:value="71.66" calcext:value-type="float">
            <text:p>71.66</text:p>
          </table:table-cell>
          <table:table-cell office:value-type="float" office:value="-24.358" calcext:value-type="float">
            <text:p>-24.358</text:p>
          </table:table-cell>
          <table:table-cell office:value-type="float" office:value="8970" calcext:value-type="float">
            <text:p>89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08,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2994</text:p>
          </table:table-cell>
          <table:table-cell office:value-type="float" office:value="71.51" calcext:value-type="float">
            <text:p>71.51</text:p>
          </table:table-cell>
          <table:table-cell office:value-type="float" office:value="-24.5" calcext:value-type="float">
            <text:p>-24.5</text:p>
          </table:table-cell>
          <table:table-cell office:value-type="float" office:value="10500" calcext:value-type="float">
            <text:p>105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rtlandi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5435</text:p>
          </table:table-cell>
          <table:table-cell office:value-type="float" office:value="71.503" calcext:value-type="float">
            <text:p>71.503</text:p>
          </table:table-cell>
          <table:table-cell office:value-type="float" office:value="-24.509" calcext:value-type="float">
            <text:p>-24.509</text:p>
          </table:table-cell>
          <table:table-cell office:value-type="float" office:value="10200" calcext:value-type="float">
            <text:p>10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rtlandi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5399</text:p>
          </table:table-cell>
          <table:table-cell office:value-type="float" office:value="71.51" calcext:value-type="float">
            <text:p>71.51</text:p>
          </table:table-cell>
          <table:table-cell office:value-type="float" office:value="-24.5" calcext:value-type="float">
            <text:p>-24.5</text:p>
          </table:table-cell>
          <table:table-cell office:value-type="float" office:value="9760" calcext:value-type="float">
            <text:p>97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8250</text:p>
          </table:table-cell>
          <table:table-cell office:value-type="float" office:value="71.478" calcext:value-type="float">
            <text:p>71.478</text:p>
          </table:table-cell>
          <table:table-cell office:value-type="float" office:value="-24.509" calcext:value-type="float">
            <text:p>-24.509</text:p>
          </table:table-cell>
          <table:table-cell office:value-type="float" office:value="9730" calcext:value-type="float">
            <text:p>97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hell fragment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8735</text:p>
          </table:table-cell>
          <table:table-cell office:value-type="float" office:value="71.455" calcext:value-type="float">
            <text:p>71.455</text:p>
          </table:table-cell>
          <table:table-cell office:value-type="float" office:value="-24.501" calcext:value-type="float">
            <text:p>-24.501</text:p>
          </table:table-cell>
          <table:table-cell office:value-type="float" office:value="9500" calcext:value-type="float">
            <text:p>95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5401</text:p>
          </table:table-cell>
          <table:table-cell office:value-type="float" office:value="71.51" calcext:value-type="float">
            <text:p>71.51</text:p>
          </table:table-cell>
          <table:table-cell office:value-type="float" office:value="-24.5" calcext:value-type="float">
            <text:p>-24.5</text:p>
          </table:table-cell>
          <table:table-cell office:value-type="float" office:value="9460" calcext:value-type="float">
            <text:p>94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rtlandi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2985</text:p>
          </table:table-cell>
          <table:table-cell office:value-type="float" office:value="71.454" calcext:value-type="float">
            <text:p>71.454</text:p>
          </table:table-cell>
          <table:table-cell office:value-type="float" office:value="-24.506" calcext:value-type="float">
            <text:p>-24.506</text:p>
          </table:table-cell>
          <table:table-cell office:value-type="float" office:value="9410" calcext:value-type="float">
            <text:p>94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8607</text:p>
          </table:table-cell>
          <table:table-cell office:value-type="float" office:value="71.455" calcext:value-type="float">
            <text:p>71.455</text:p>
          </table:table-cell>
          <table:table-cell office:value-type="float" office:value="-24.502" calcext:value-type="float">
            <text:p>-24.502</text:p>
          </table:table-cell>
          <table:table-cell office:value-type="float" office:value="9390" calcext:value-type="float">
            <text:p>93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8249</text:p>
          </table:table-cell>
          <table:table-cell office:value-type="float" office:value="71.483" calcext:value-type="float">
            <text:p>71.483</text:p>
          </table:table-cell>
          <table:table-cell office:value-type="float" office:value="-24.496" calcext:value-type="float">
            <text:p>-24.496</text:p>
          </table:table-cell>
          <table:table-cell office:value-type="float" office:value="9380" calcext:value-type="float">
            <text:p>93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ya (likely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2855</text:p>
          </table:table-cell>
          <table:table-cell office:value-type="float" office:value="71.51" calcext:value-type="float">
            <text:p>71.51</text:p>
          </table:table-cell>
          <table:table-cell office:value-type="float" office:value="-24.5" calcext:value-type="float">
            <text:p>-24.5</text:p>
          </table:table-cell>
          <table:table-cell office:value-type="float" office:value="9340" calcext:value-type="float">
            <text:p>93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8674</text:p>
          </table:table-cell>
          <table:table-cell office:value-type="float" office:value="71.51" calcext:value-type="float">
            <text:p>71.51</text:p>
          </table:table-cell>
          <table:table-cell office:value-type="float" office:value="-24.5" calcext:value-type="float">
            <text:p>-24.5</text:p>
          </table:table-cell>
          <table:table-cell office:value-type="float" office:value="9320" calcext:value-type="float">
            <text:p>93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2992</text:p>
          </table:table-cell>
          <table:table-cell office:value-type="float" office:value="71.5" calcext:value-type="float">
            <text:p>71.5</text:p>
          </table:table-cell>
          <table:table-cell office:value-type="float" office:value="-24.503" calcext:value-type="float">
            <text:p>-24.503</text:p>
          </table:table-cell>
          <table:table-cell office:value-type="float" office:value="9320" calcext:value-type="float">
            <text:p>93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2849</text:p>
          </table:table-cell>
          <table:table-cell office:value-type="float" office:value="71.51" calcext:value-type="float">
            <text:p>71.51</text:p>
          </table:table-cell>
          <table:table-cell office:value-type="float" office:value="-24.5" calcext:value-type="float">
            <text:p>-24.5</text:p>
          </table:table-cell>
          <table:table-cell office:value-type="float" office:value="9290" calcext:value-type="float">
            <text:p>92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8705</text:p>
          </table:table-cell>
          <table:table-cell office:value-type="float" office:value="71.459" calcext:value-type="float">
            <text:p>71.459</text:p>
          </table:table-cell>
          <table:table-cell office:value-type="float" office:value="-24.497" calcext:value-type="float">
            <text:p>-24.497</text:p>
          </table:table-cell>
          <table:table-cell office:value-type="float" office:value="9220" calcext:value-type="float">
            <text:p>92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5436</text:p>
          </table:table-cell>
          <table:table-cell office:value-type="float" office:value="71.49" calcext:value-type="float">
            <text:p>71.49</text:p>
          </table:table-cell>
          <table:table-cell office:value-type="float" office:value="-24.507" calcext:value-type="float">
            <text:p>-24.507</text:p>
          </table:table-cell>
          <table:table-cell office:value-type="float" office:value="9190" calcext:value-type="float">
            <text:p>91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hell fragment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4759</text:p>
          </table:table-cell>
          <table:table-cell office:value-type="float" office:value="71.454" calcext:value-type="float">
            <text:p>71.454</text:p>
          </table:table-cell>
          <table:table-cell office:value-type="float" office:value="-24.506" calcext:value-type="float">
            <text:p>-24.506</text:p>
          </table:table-cell>
          <table:table-cell office:value-type="float" office:value="8900" calcext:value-type="float">
            <text:p>89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2850</text:p>
          </table:table-cell>
          <table:table-cell office:value-type="float" office:value="71.455" calcext:value-type="float">
            <text:p>71.455</text:p>
          </table:table-cell>
          <table:table-cell office:value-type="float" office:value="-24.495" calcext:value-type="float">
            <text:p>-24.495</text:p>
          </table:table-cell>
          <table:table-cell office:value-type="float" office:value="8900" calcext:value-type="float">
            <text:p>89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hell fragment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8327</text:p>
          </table:table-cell>
          <table:table-cell office:value-type="float" office:value="71.455" calcext:value-type="float">
            <text:p>71.455</text:p>
          </table:table-cell>
          <table:table-cell office:value-type="float" office:value="-24.495" calcext:value-type="float">
            <text:p>-24.495</text:p>
          </table:table-cell>
          <table:table-cell office:value-type="float" office:value="8620" calcext:value-type="float">
            <text:p>86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4764</text:p>
          </table:table-cell>
          <table:table-cell office:value-type="float" office:value="71.453" calcext:value-type="float">
            <text:p>71.453</text:p>
          </table:table-cell>
          <table:table-cell office:value-type="float" office:value="-24.494" calcext:value-type="float">
            <text:p>-24.494</text:p>
          </table:table-cell>
          <table:table-cell office:value-type="float" office:value="8430" calcext:value-type="float">
            <text:p>84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ell fragment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5437</text:p>
          </table:table-cell>
          <table:table-cell office:value-type="float" office:value="71.455" calcext:value-type="float">
            <text:p>71.455</text:p>
          </table:table-cell>
          <table:table-cell office:value-type="float" office:value="-24.495" calcext:value-type="float">
            <text:p>-24.495</text:p>
          </table:table-cell>
          <table:table-cell office:value-type="float" office:value="8460" calcext:value-type="float">
            <text:p>84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8704</text:p>
          </table:table-cell>
          <table:table-cell office:value-type="float" office:value="71.456" calcext:value-type="float">
            <text:p>71.456</text:p>
          </table:table-cell>
          <table:table-cell office:value-type="float" office:value="-24.494" calcext:value-type="float">
            <text:p>-24.494</text:p>
          </table:table-cell>
          <table:table-cell office:value-type="float" office:value="8230" calcext:value-type="float">
            <text:p>82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4762</text:p>
          </table:table-cell>
          <table:table-cell office:value-type="float" office:value="71.45" calcext:value-type="float">
            <text:p>71.45</text:p>
          </table:table-cell>
          <table:table-cell office:value-type="float" office:value="-24.492" calcext:value-type="float">
            <text:p>-24.492</text:p>
          </table:table-cell>
          <table:table-cell office:value-type="float" office:value="8070" calcext:value-type="float">
            <text:p>80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4844</text:p>
          </table:table-cell>
          <table:table-cell office:value-type="float" office:value="71.448" calcext:value-type="float">
            <text:p>71.448</text:p>
          </table:table-cell>
          <table:table-cell office:value-type="float" office:value="-24.488" calcext:value-type="float">
            <text:p>-24.488</text:p>
          </table:table-cell>
          <table:table-cell office:value-type="float" office:value="7750" calcext:value-type="float">
            <text:p>77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2957</text:p>
          </table:table-cell>
          <table:table-cell office:value-type="float" office:value="71.524" calcext:value-type="float">
            <text:p>71.524</text:p>
          </table:table-cell>
          <table:table-cell office:value-type="float" office:value="-24.336" calcext:value-type="float">
            <text:p>-24.336</text:p>
          </table:table-cell>
          <table:table-cell office:value-type="float" office:value="9130" calcext:value-type="float">
            <text:p>91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2962</text:p>
          </table:table-cell>
          <table:table-cell office:value-type="float" office:value="71.522" calcext:value-type="float">
            <text:p>71.522</text:p>
          </table:table-cell>
          <table:table-cell office:value-type="float" office:value="-24.342" calcext:value-type="float">
            <text:p>-24.342</text:p>
          </table:table-cell>
          <table:table-cell office:value-type="float" office:value="9020" calcext:value-type="float">
            <text:p>9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1766</text:p>
          </table:table-cell>
          <table:table-cell office:value-type="float" office:value="71.526" calcext:value-type="float">
            <text:p>71.526</text:p>
          </table:table-cell>
          <table:table-cell office:value-type="float" office:value="-24.343" calcext:value-type="float">
            <text:p>-24.343</text:p>
          </table:table-cell>
          <table:table-cell office:value-type="float" office:value="9000" calcext:value-type="float">
            <text:p>9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5734</text:p>
          </table:table-cell>
          <table:table-cell office:value-type="float" office:value="71.522" calcext:value-type="float">
            <text:p>71.522</text:p>
          </table:table-cell>
          <table:table-cell office:value-type="float" office:value="-24.342" calcext:value-type="float">
            <text:p>-24.342</text:p>
          </table:table-cell>
          <table:table-cell office:value-type="float" office:value="8440" calcext:value-type="float">
            <text:p>84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5732</text:p>
          </table:table-cell>
          <table:table-cell office:value-type="float" office:value="71.597" calcext:value-type="float">
            <text:p>71.597</text:p>
          </table:table-cell>
          <table:table-cell office:value-type="float" office:value="-24.319" calcext:value-type="float">
            <text:p>-24.319</text:p>
          </table:table-cell>
          <table:table-cell office:value-type="float" office:value="9650" calcext:value-type="float">
            <text:p>96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08,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1568</text:p>
          </table:table-cell>
          <table:table-cell office:value-type="float" office:value="71.629" calcext:value-type="float">
            <text:p>71.629</text:p>
          </table:table-cell>
          <table:table-cell office:value-type="float" office:value="-24.329" calcext:value-type="float">
            <text:p>-24.329</text:p>
          </table:table-cell>
          <table:table-cell office:value-type="float" office:value="9620" calcext:value-type="float">
            <text:p>96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08,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2956</text:p>
          </table:table-cell>
          <table:table-cell office:value-type="float" office:value="71.593" calcext:value-type="float">
            <text:p>71.593</text:p>
          </table:table-cell>
          <table:table-cell office:value-type="float" office:value="-24.327" calcext:value-type="float">
            <text:p>-24.327</text:p>
          </table:table-cell>
          <table:table-cell office:value-type="float" office:value="9540" calcext:value-type="float">
            <text:p>95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08,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1774</text:p>
          </table:table-cell>
          <table:table-cell office:value-type="float" office:value="71.505" calcext:value-type="float">
            <text:p>71.505</text:p>
          </table:table-cell>
          <table:table-cell office:value-type="float" office:value="-24.342" calcext:value-type="float">
            <text:p>-24.342</text:p>
          </table:table-cell>
          <table:table-cell office:value-type="float" office:value="9420" calcext:value-type="float">
            <text:p>94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ya (likely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1845</text:p>
          </table:table-cell>
          <table:table-cell office:value-type="float" office:value="71.505" calcext:value-type="float">
            <text:p>71.505</text:p>
          </table:table-cell>
          <table:table-cell office:value-type="float" office:value="-24.342" calcext:value-type="float">
            <text:p>-24.342</text:p>
          </table:table-cell>
          <table:table-cell office:value-type="float" office:value="9350" calcext:value-type="float">
            <text:p>93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ya (likely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5731</text:p>
          </table:table-cell>
          <table:table-cell office:value-type="float" office:value="71.619" calcext:value-type="float">
            <text:p>71.619</text:p>
          </table:table-cell>
          <table:table-cell office:value-type="float" office:value="-24.331" calcext:value-type="float">
            <text:p>-24.331</text:p>
          </table:table-cell>
          <table:table-cell office:value-type="float" office:value="9150" calcext:value-type="float">
            <text:p>9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08,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1759</text:p>
          </table:table-cell>
          <table:table-cell office:value-type="float" office:value="71.501" calcext:value-type="float">
            <text:p>71.501</text:p>
          </table:table-cell>
          <table:table-cell office:value-type="float" office:value="-24.348" calcext:value-type="float">
            <text:p>-24.348</text:p>
          </table:table-cell>
          <table:table-cell office:value-type="float" office:value="8800" calcext:value-type="float">
            <text:p>88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ya (likely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1846</text:p>
          </table:table-cell>
          <table:table-cell office:value-type="float" office:value="71.501" calcext:value-type="float">
            <text:p>71.501</text:p>
          </table:table-cell>
          <table:table-cell office:value-type="float" office:value="-24.348" calcext:value-type="float">
            <text:p>-24.348</text:p>
          </table:table-cell>
          <table:table-cell office:value-type="float" office:value="8770" calcext:value-type="float">
            <text:p>87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ya (likely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5733</text:p>
          </table:table-cell>
          <table:table-cell office:value-type="float" office:value="71.593" calcext:value-type="float">
            <text:p>71.593</text:p>
          </table:table-cell>
          <table:table-cell office:value-type="float" office:value="-24.332" calcext:value-type="float">
            <text:p>-24.332</text:p>
          </table:table-cell>
          <table:table-cell office:value-type="float" office:value="8020" calcext:value-type="float">
            <text:p>8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ell fragment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2964</text:p>
          </table:table-cell>
          <table:table-cell office:value-type="float" office:value="71.557" calcext:value-type="float">
            <text:p>71.557</text:p>
          </table:table-cell>
          <table:table-cell office:value-type="float" office:value="-24.326" calcext:value-type="float">
            <text:p>-24.326</text:p>
          </table:table-cell>
          <table:table-cell office:value-type="float" office:value="9950" calcext:value-type="float">
            <text:p>99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08,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1765</text:p>
          </table:table-cell>
          <table:table-cell office:value-type="float" office:value="71.518" calcext:value-type="float">
            <text:p>71.518</text:p>
          </table:table-cell>
          <table:table-cell office:value-type="float" office:value="-24.334" calcext:value-type="float">
            <text:p>-24.334</text:p>
          </table:table-cell>
          <table:table-cell office:value-type="float" office:value="9800" calcext:value-type="float">
            <text:p>98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2963</text:p>
          </table:table-cell>
          <table:table-cell office:value-type="float" office:value="71.567" calcext:value-type="float">
            <text:p>71.567</text:p>
          </table:table-cell>
          <table:table-cell office:value-type="float" office:value="-24.325" calcext:value-type="float">
            <text:p>-24.325</text:p>
          </table:table-cell>
          <table:table-cell office:value-type="float" office:value="9610" calcext:value-type="float">
            <text:p>96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08,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2967</text:p>
          </table:table-cell>
          <table:table-cell office:value-type="float" office:value="71.518" calcext:value-type="float">
            <text:p>71.518</text:p>
          </table:table-cell>
          <table:table-cell office:value-type="float" office:value="-24.334" calcext:value-type="float">
            <text:p>-24.334</text:p>
          </table:table-cell>
          <table:table-cell office:value-type="float" office:value="9590" calcext:value-type="float">
            <text:p>95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hell fragment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5736</text:p>
          </table:table-cell>
          <table:table-cell office:value-type="float" office:value="71.567" calcext:value-type="float">
            <text:p>71.567</text:p>
          </table:table-cell>
          <table:table-cell office:value-type="float" office:value="-24.325" calcext:value-type="float">
            <text:p>-24.325</text:p>
          </table:table-cell>
          <table:table-cell office:value-type="float" office:value="9510" calcext:value-type="float">
            <text:p>95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08,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2966</text:p>
          </table:table-cell>
          <table:table-cell office:value-type="float" office:value="71.542" calcext:value-type="float">
            <text:p>71.542</text:p>
          </table:table-cell>
          <table:table-cell office:value-type="float" office:value="-24.329" calcext:value-type="float">
            <text:p>-24.329</text:p>
          </table:table-cell>
          <table:table-cell office:value-type="float" office:value="9420" calcext:value-type="float">
            <text:p>94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ya (likely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4754</text:p>
          </table:table-cell>
          <table:table-cell office:value-type="float" office:value="71.547" calcext:value-type="float">
            <text:p>71.547</text:p>
          </table:table-cell>
          <table:table-cell office:value-type="float" office:value="-24.331" calcext:value-type="float">
            <text:p>-24.331</text:p>
          </table:table-cell>
          <table:table-cell office:value-type="float" office:value="9140" calcext:value-type="float">
            <text:p>91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5735</text:p>
          </table:table-cell>
          <table:table-cell office:value-type="float" office:value="71.574" calcext:value-type="float">
            <text:p>71.574</text:p>
          </table:table-cell>
          <table:table-cell office:value-type="float" office:value="-24.324" calcext:value-type="float">
            <text:p>-24.324</text:p>
          </table:table-cell>
          <table:table-cell office:value-type="float" office:value="9060" calcext:value-type="float">
            <text:p>90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hell fragment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08,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5737</text:p>
          </table:table-cell>
          <table:table-cell office:value-type="float" office:value="71.56" calcext:value-type="float">
            <text:p>71.56</text:p>
          </table:table-cell>
          <table:table-cell office:value-type="float" office:value="-24.326" calcext:value-type="float">
            <text:p>-24.326</text:p>
          </table:table-cell>
          <table:table-cell office:value-type="float" office:value="9030" calcext:value-type="float">
            <text:p>90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hell fragment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08,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5614</text:p>
          </table:table-cell>
          <table:table-cell office:value-type="float" office:value="71.574" calcext:value-type="float">
            <text:p>71.574</text:p>
          </table:table-cell>
          <table:table-cell office:value-type="float" office:value="-24.324" calcext:value-type="float">
            <text:p>-24.324</text:p>
          </table:table-cell>
          <table:table-cell office:value-type="float" office:value="8890" calcext:value-type="float">
            <text:p>88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08,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1874</text:p>
          </table:table-cell>
          <table:table-cell office:value-type="float" office:value="71.446" calcext:value-type="float">
            <text:p>71.446</text:p>
          </table:table-cell>
          <table:table-cell office:value-type="float" office:value="-24.384" calcext:value-type="float">
            <text:p>-24.384</text:p>
          </table:table-cell>
          <table:table-cell office:value-type="float" office:value="9900" calcext:value-type="float">
            <text:p>99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2112</text:p>
          </table:table-cell>
          <table:table-cell office:value-type="float" office:value="71.446" calcext:value-type="float">
            <text:p>71.446</text:p>
          </table:table-cell>
          <table:table-cell office:value-type="float" office:value="-24.384" calcext:value-type="float">
            <text:p>-24.384</text:p>
          </table:table-cell>
          <table:table-cell office:value-type="float" office:value="9670" calcext:value-type="float">
            <text:p>96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ya truncata (soft parts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2970</text:p>
          </table:table-cell>
          <table:table-cell office:value-type="float" office:value="71.448" calcext:value-type="float">
            <text:p>71.448</text:p>
          </table:table-cell>
          <table:table-cell office:value-type="float" office:value="-24.394" calcext:value-type="float">
            <text:p>-24.394</text:p>
          </table:table-cell>
          <table:table-cell office:value-type="float" office:value="9560" calcext:value-type="float">
            <text:p>95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1884</text:p>
          </table:table-cell>
          <table:table-cell office:value-type="float" office:value="71.448" calcext:value-type="float">
            <text:p>71.448</text:p>
          </table:table-cell>
          <table:table-cell office:value-type="float" office:value="-24.394" calcext:value-type="float">
            <text:p>-24.394</text:p>
          </table:table-cell>
          <table:table-cell office:value-type="float" office:value="9460" calcext:value-type="float">
            <text:p>94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1716</text:p>
          </table:table-cell>
          <table:table-cell office:value-type="float" office:value="71.458" calcext:value-type="float">
            <text:p>71.458</text:p>
          </table:table-cell>
          <table:table-cell office:value-type="float" office:value="-24.392" calcext:value-type="float">
            <text:p>-24.392</text:p>
          </table:table-cell>
          <table:table-cell office:value-type="float" office:value="9380" calcext:value-type="float">
            <text:p>93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1883</text:p>
          </table:table-cell>
          <table:table-cell office:value-type="float" office:value="71.452" calcext:value-type="float">
            <text:p>71.452</text:p>
          </table:table-cell>
          <table:table-cell office:value-type="float" office:value="-24.397" calcext:value-type="float">
            <text:p>-24.397</text:p>
          </table:table-cell>
          <table:table-cell office:value-type="float" office:value="8970" calcext:value-type="float">
            <text:p>897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ya (likely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2968</text:p>
          </table:table-cell>
          <table:table-cell office:value-type="float" office:value="71.448" calcext:value-type="float">
            <text:p>71.448</text:p>
          </table:table-cell>
          <table:table-cell office:value-type="float" office:value="-24.394" calcext:value-type="float">
            <text:p>-24.394</text:p>
          </table:table-cell>
          <table:table-cell office:value-type="float" office:value="8650" calcext:value-type="float">
            <text:p>86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ell fragment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1770</text:p>
          </table:table-cell>
          <table:table-cell office:value-type="float" office:value="71.282" calcext:value-type="float">
            <text:p>71.282</text:p>
          </table:table-cell>
          <table:table-cell office:value-type="float" office:value="-24.54" calcext:value-type="float">
            <text:p>-24.54</text:p>
          </table:table-cell>
          <table:table-cell office:value-type="float" office:value="9440" calcext:value-type="float">
            <text:p>94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1760</text:p>
          </table:table-cell>
          <table:table-cell office:value-type="float" office:value="71.297" calcext:value-type="float">
            <text:p>71.297</text:p>
          </table:table-cell>
          <table:table-cell office:value-type="float" office:value="-24.531" calcext:value-type="float">
            <text:p>-24.531</text:p>
          </table:table-cell>
          <table:table-cell office:value-type="float" office:value="9150" calcext:value-type="float">
            <text:p>91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1767</text:p>
          </table:table-cell>
          <table:table-cell office:value-type="float" office:value="71.297" calcext:value-type="float">
            <text:p>71.297</text:p>
          </table:table-cell>
          <table:table-cell office:value-type="float" office:value="-24.531" calcext:value-type="float">
            <text:p>-24.531</text:p>
          </table:table-cell>
          <table:table-cell office:value-type="float" office:value="8780" calcext:value-type="float">
            <text:p>87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1775</text:p>
          </table:table-cell>
          <table:table-cell office:value-type="float" office:value="71.297" calcext:value-type="float">
            <text:p>71.297</text:p>
          </table:table-cell>
          <table:table-cell office:value-type="float" office:value="-24.531" calcext:value-type="float">
            <text:p>-24.531</text:p>
          </table:table-cell>
          <table:table-cell office:value-type="float" office:value="8480" calcext:value-type="float">
            <text:p>84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1847</text:p>
          </table:table-cell>
          <table:table-cell office:value-type="float" office:value="71.297" calcext:value-type="float">
            <text:p>71.297</text:p>
          </table:table-cell>
          <table:table-cell office:value-type="float" office:value="-24.531" calcext:value-type="float">
            <text:p>-24.531</text:p>
          </table:table-cell>
          <table:table-cell office:value-type="float" office:value="8460" calcext:value-type="float">
            <text:p>84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1776</text:p>
          </table:table-cell>
          <table:table-cell office:value-type="float" office:value="71.297" calcext:value-type="float">
            <text:p>71.297</text:p>
          </table:table-cell>
          <table:table-cell office:value-type="float" office:value="-24.531" calcext:value-type="float">
            <text:p>-24.531</text:p>
          </table:table-cell>
          <table:table-cell office:value-type="float" office:value="8430" calcext:value-type="float">
            <text:p>84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starte ellip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1769</text:p>
          </table:table-cell>
          <table:table-cell office:value-type="float" office:value="71.287" calcext:value-type="float">
            <text:p>71.287</text:p>
          </table:table-cell>
          <table:table-cell office:value-type="float" office:value="-24.54" calcext:value-type="float">
            <text:p>-24.54</text:p>
          </table:table-cell>
          <table:table-cell office:value-type="float" office:value="8000" calcext:value-type="float">
            <text:p>80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1875</text:p>
          </table:table-cell>
          <table:table-cell office:value-type="float" office:value="71.284" calcext:value-type="float">
            <text:p>71.284</text:p>
          </table:table-cell>
          <table:table-cell office:value-type="float" office:value="-24.553" calcext:value-type="float">
            <text:p>-24.553</text:p>
          </table:table-cell>
          <table:table-cell office:value-type="float" office:value="7260" calcext:value-type="float">
            <text:p>72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2969</text:p>
          </table:table-cell>
          <table:table-cell office:value-type="float" office:value="71.297" calcext:value-type="float">
            <text:p>71.297</text:p>
          </table:table-cell>
          <table:table-cell office:value-type="float" office:value="-24.531" calcext:value-type="float">
            <text:p>-24.531</text:p>
          </table:table-cell>
          <table:table-cell office:value-type="float" office:value="6780" calcext:value-type="float">
            <text:p>67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ell fragment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51885</text:p>
          </table:table-cell>
          <table:table-cell office:value-type="float" office:value="71.316" calcext:value-type="float">
            <text:p>71.316</text:p>
          </table:table-cell>
          <table:table-cell office:value-type="float" office:value="-24.653" calcext:value-type="float">
            <text:p>-24.653</text:p>
          </table:table-cell>
          <table:table-cell office:value-type="float" office:value="8250" calcext:value-type="float">
            <text:p>8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64844</text:p>
          </table:table-cell>
          <table:table-cell office:value-type="float" office:value="71.316" calcext:value-type="float">
            <text:p>71.316</text:p>
          </table:table-cell>
          <table:table-cell office:value-type="float" office:value="-24.653" calcext:value-type="float">
            <text:p>-24.653</text:p>
          </table:table-cell>
          <table:table-cell office:value-type="float" office:value="7750" calcext:value-type="float">
            <text:p>77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llEtal201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2574</text:p>
          </table:table-cell>
          <table:table-cell office:value-type="float" office:value="81.194" calcext:value-type="float">
            <text:p>81.194</text:p>
          </table:table-cell>
          <table:table-cell office:value-type="float" office:value="-12.858" calcext:value-type="float">
            <text:p>-12.858</text:p>
          </table:table-cell>
          <table:table-cell office:value-type="float" office:value="9550" calcext:value-type="float">
            <text:p>95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ivalve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.8" calcext:value-type="float">
            <text:p>6.8</text:p>
          </table:table-cell>
          <table:table-cell office:value-type="string" calcext:value-type="string">
            <text:p>Hjort1997,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3782</text:p>
          </table:table-cell>
          <table:table-cell office:value-type="float" office:value="80.896" calcext:value-type="float">
            <text:p>80.896</text:p>
          </table:table-cell>
          <table:table-cell office:value-type="float" office:value="-14.387" calcext:value-type="float">
            <text:p>-14.387</text:p>
          </table:table-cell>
          <table:table-cell office:value-type="float" office:value="9080" calcext:value-type="float">
            <text:p>908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ivalve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jort1997,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3783</text:p>
          </table:table-cell>
          <table:table-cell office:value-type="float" office:value="80.896" calcext:value-type="float">
            <text:p>80.896</text:p>
          </table:table-cell>
          <table:table-cell office:value-type="float" office:value="-14.387" calcext:value-type="float">
            <text:p>-14.387</text:p>
          </table:table-cell>
          <table:table-cell office:value-type="float" office:value="8530" calcext:value-type="float">
            <text:p>85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valve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jort1997,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2572</text:p>
          </table:table-cell>
          <table:table-cell office:value-type="float" office:value="81.194" calcext:value-type="float">
            <text:p>81.194</text:p>
          </table:table-cell>
          <table:table-cell office:value-type="float" office:value="-12.858" calcext:value-type="float">
            <text:p>-12.858</text:p>
          </table:table-cell>
          <table:table-cell office:value-type="float" office:value="8340" calcext:value-type="float">
            <text:p>83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ivalve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jort1997,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2570</text:p>
          </table:table-cell>
          <table:table-cell office:value-type="float" office:value="81.194" calcext:value-type="float">
            <text:p>81.194</text:p>
          </table:table-cell>
          <table:table-cell office:value-type="float" office:value="-12.858" calcext:value-type="float">
            <text:p>-12.858</text:p>
          </table:table-cell>
          <table:table-cell office:value-type="float" office:value="8320" calcext:value-type="float">
            <text:p>83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ivalve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string" calcext:value-type="string">
            <text:p>Hjort1997,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3702</text:p>
          </table:table-cell>
          <table:table-cell office:value-type="float" office:value="80.437" calcext:value-type="float">
            <text:p>80.437</text:p>
          </table:table-cell>
          <table:table-cell office:value-type="float" office:value="-15.854" calcext:value-type="float">
            <text:p>-15.854</text:p>
          </table:table-cell>
          <table:table-cell office:value-type="float" office:value="8290" calcext:value-type="float">
            <text:p>82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ivalve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string" calcext:value-type="string">
            <text:p>Hjort1997,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3701</text:p>
          </table:table-cell>
          <table:table-cell office:value-type="float" office:value="80.458" calcext:value-type="float">
            <text:p>80.458</text:p>
          </table:table-cell>
          <table:table-cell office:value-type="float" office:value="-16.128" calcext:value-type="float">
            <text:p>-16.128</text:p>
          </table:table-cell>
          <table:table-cell office:value-type="float" office:value="7730" calcext:value-type="float">
            <text:p>77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rwhale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4.5" calcext:value-type="float">
            <text:p>54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jort1997,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3700</text:p>
          </table:table-cell>
          <table:table-cell office:value-type="float" office:value="80.458" calcext:value-type="float">
            <text:p>80.458</text:p>
          </table:table-cell>
          <table:table-cell office:value-type="float" office:value="-16.128" calcext:value-type="float">
            <text:p>-16.128</text:p>
          </table:table-cell>
          <table:table-cell office:value-type="float" office:value="7300" calcext:value-type="float">
            <text:p>73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ss, seawee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8.8" calcext:value-type="float">
            <text:p>38.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jort1997,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3699</text:p>
          </table:table-cell>
          <table:table-cell office:value-type="float" office:value="80.458" calcext:value-type="float">
            <text:p>80.458</text:p>
          </table:table-cell>
          <table:table-cell office:value-type="float" office:value="-16.128" calcext:value-type="float">
            <text:p>-16.128</text:p>
          </table:table-cell>
          <table:table-cell office:value-type="float" office:value="6500" calcext:value-type="float">
            <text:p>65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ss, seawee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5.8" calcext:value-type="float">
            <text:p>25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jort1997,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3781</text:p>
          </table:table-cell>
          <table:table-cell office:value-type="float" office:value="80.896" calcext:value-type="float">
            <text:p>80.896</text:p>
          </table:table-cell>
          <table:table-cell office:value-type="float" office:value="-14.387" calcext:value-type="float">
            <text:p>-14.387</text:p>
          </table:table-cell>
          <table:table-cell office:value-type="float" office:value="3400" calcext:value-type="float">
            <text:p>34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rift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jort1997,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1289</text:p>
          </table:table-cell>
          <table:table-cell office:value-type="float" office:value="75.717" calcext:value-type="float">
            <text:p>75.717</text:p>
          </table:table-cell>
          <table:table-cell office:value-type="float" office:value="-19.667" calcext:value-type="float">
            <text:p>-19.667</text:p>
          </table:table-cell>
          <table:table-cell office:value-type="float" office:value="9190" calcext:value-type="float">
            <text:p>91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rtlandi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string" calcext:value-type="string">
            <text:p>Hakansson1978,Hjort1979,Hjort198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1389</text:p>
          </table:table-cell>
          <table:table-cell office:value-type="float" office:value="75.333" calcext:value-type="float">
            <text:p>75.333</text:p>
          </table:table-cell>
          <table:table-cell office:value-type="float" office:value="-18.917" calcext:value-type="float">
            <text:p>-18.917</text:p>
          </table:table-cell>
          <table:table-cell office:value-type="float" office:value="9370" calcext:value-type="float">
            <text:p>9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string" calcext:value-type="string">
            <text:p>Hakansson1978,Hjort1979,Hjort198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1386</text:p>
          </table:table-cell>
          <table:table-cell office:value-type="float" office:value="75.317" calcext:value-type="float">
            <text:p>75.317</text:p>
          </table:table-cell>
          <table:table-cell office:value-type="float" office:value="-19.417" calcext:value-type="float">
            <text:p>-19.417</text:p>
          </table:table-cell>
          <table:table-cell office:value-type="float" office:value="9400" calcext:value-type="float">
            <text:p>94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akansson1978,Hjort1979,Hjort198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1300-1</text:p>
          </table:table-cell>
          <table:table-cell office:value-type="float" office:value="75.283" calcext:value-type="float">
            <text:p>75.283</text:p>
          </table:table-cell>
          <table:table-cell office:value-type="float" office:value="-19.467" calcext:value-type="float">
            <text:p>-19.467</text:p>
          </table:table-cell>
          <table:table-cell office:value-type="float" office:value="9470" calcext:value-type="float">
            <text:p>94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string" calcext:value-type="string">
            <text:p>Hakansson1978,Hjort1979,Hjort198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1384</text:p>
          </table:table-cell>
          <table:table-cell office:value-type="float" office:value="75.167" calcext:value-type="float">
            <text:p>75.167</text:p>
          </table:table-cell>
          <table:table-cell office:value-type="float" office:value="-19.85" calcext:value-type="float">
            <text:p>-19.85</text:p>
          </table:table-cell>
          <table:table-cell office:value-type="float" office:value="9810" calcext:value-type="float">
            <text:p>98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akansson1978,Hjort1979,Hjort198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1390</text:p>
          </table:table-cell>
          <table:table-cell office:value-type="float" office:value="75.217" calcext:value-type="float">
            <text:p>75.217</text:p>
          </table:table-cell>
          <table:table-cell office:value-type="float" office:value="-20.667" calcext:value-type="float">
            <text:p>-20.667</text:p>
          </table:table-cell>
          <table:table-cell office:value-type="float" office:value="8570" calcext:value-type="float">
            <text:p>85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akansson1978,Hjort1979,Hjort198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1303</text:p>
          </table:table-cell>
          <table:table-cell office:value-type="float" office:value="75.25" calcext:value-type="float">
            <text:p>75.25</text:p>
          </table:table-cell>
          <table:table-cell office:value-type="float" office:value="-20.917" calcext:value-type="float">
            <text:p>-20.917</text:p>
          </table:table-cell>
          <table:table-cell office:value-type="float" office:value="8930" calcext:value-type="float">
            <text:p>89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kansson1978,Hjort1979,Hjort198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385</text:p>
          </table:table-cell>
          <table:table-cell office:value-type="float" office:value="71.717" calcext:value-type="float">
            <text:p>71.717</text:p>
          </table:table-cell>
          <table:table-cell office:value-type="float" office:value="-24.717" calcext:value-type="float">
            <text:p>-24.717</text:p>
          </table:table-cell>
          <table:table-cell office:value-type="float" office:value="9075" calcext:value-type="float">
            <text:p>907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arine shell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treet1977,Hjort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386</text:p>
          </table:table-cell>
          <table:table-cell office:value-type="float" office:value="71.717" calcext:value-type="float">
            <text:p>71.717</text:p>
          </table:table-cell>
          <table:table-cell office:value-type="float" office:value="-24.717" calcext:value-type="float">
            <text:p>-24.717</text:p>
          </table:table-cell>
          <table:table-cell office:value-type="float" office:value="8975" calcext:value-type="float">
            <text:p>897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arine shell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treet19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1916</text:p>
          </table:table-cell>
          <table:table-cell office:value-type="float" office:value="70.867" calcext:value-type="float">
            <text:p>70.867</text:p>
          </table:table-cell>
          <table:table-cell office:value-type="float" office:value="-22.45" calcext:value-type="float">
            <text:p>-22.45</text:p>
          </table:table-cell>
          <table:table-cell office:value-type="float" office:value="9778" calcext:value-type="float">
            <text:p>977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lay gyttja</text:p>
          </table:table-cell>
          <table:table-cell office:value-type="string" calcext:value-type="string">
            <text:p>corr_terrestri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string" calcext:value-type="string">
            <text:p>Funder197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1919</text:p>
          </table:table-cell>
          <table:table-cell office:value-type="float" office:value="70.867" calcext:value-type="float">
            <text:p>70.867</text:p>
          </table:table-cell>
          <table:table-cell office:value-type="float" office:value="-22.483" calcext:value-type="float">
            <text:p>-22.483</text:p>
          </table:table-cell>
          <table:table-cell office:value-type="float" office:value="9415" calcext:value-type="float">
            <text:p>941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.6" calcext:value-type="float">
            <text:p>6.6</text:p>
          </table:table-cell>
          <table:table-cell office:value-type="string" calcext:value-type="string">
            <text:p>Funder1972,Funder1978,Hjort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1915</text:p>
          </table:table-cell>
          <table:table-cell office:value-type="float" office:value="71.35" calcext:value-type="float">
            <text:p>71.35</text:p>
          </table:table-cell>
          <table:table-cell office:value-type="float" office:value="-24.833" calcext:value-type="float">
            <text:p>-24.833</text:p>
          </table:table-cell>
          <table:table-cell office:value-type="float" office:value="10305" calcext:value-type="float">
            <text:p>1030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under1972,Funder1978,Hjort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-1072</text:p>
          </table:table-cell>
          <table:table-cell office:value-type="float" office:value="80.417" calcext:value-type="float">
            <text:p>80.417</text:p>
          </table:table-cell>
          <table:table-cell office:value-type="float" office:value="-20.117" calcext:value-type="float">
            <text:p>-20.117</text:p>
          </table:table-cell>
          <table:table-cell office:value-type="float" office:value="7055" calcext:value-type="float">
            <text:p>705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vesEtal196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-1063</text:p>
          </table:table-cell>
          <table:table-cell office:value-type="float" office:value="80.083" calcext:value-type="float">
            <text:p>80.083</text:p>
          </table:table-cell>
          <table:table-cell office:value-type="float" office:value="-21.833" calcext:value-type="float">
            <text:p>-21.833</text:p>
          </table:table-cell>
          <table:table-cell office:value-type="float" office:value="6440" calcext:value-type="float">
            <text:p>644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string" calcext:value-type="string">
            <text:p>IvesEtal196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-1066</text:p>
          </table:table-cell>
          <table:table-cell office:value-type="float" office:value="81.6" calcext:value-type="float">
            <text:p>81.6</text:p>
          </table:table-cell>
          <table:table-cell office:value-type="float" office:value="-16.683" calcext:value-type="float">
            <text:p>-16.683</text:p>
          </table:table-cell>
          <table:table-cell office:value-type="float" office:value="4217" calcext:value-type="float">
            <text:p>421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drift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vesEtal196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-1073</text:p>
          </table:table-cell>
          <table:table-cell office:value-type="float" office:value="82.167" calcext:value-type="float">
            <text:p>82.167</text:p>
          </table:table-cell>
          <table:table-cell office:value-type="float" office:value="-29.833" calcext:value-type="float">
            <text:p>-29.833</text:p>
          </table:table-cell>
          <table:table-cell office:value-type="float" office:value="4987" calcext:value-type="float">
            <text:p>498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drift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string" calcext:value-type="string">
            <text:p>IvesEtal196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-1067</text:p>
          </table:table-cell>
          <table:table-cell office:value-type="float" office:value="82.8" calcext:value-type="float">
            <text:p>82.8</text:p>
          </table:table-cell>
          <table:table-cell office:value-type="float" office:value="-22.967" calcext:value-type="float">
            <text:p>-22.967</text:p>
          </table:table-cell>
          <table:table-cell office:value-type="float" office:value="6505" calcext:value-type="float">
            <text:p>650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string" calcext:value-type="string">
            <text:p>IvesEtal196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-1076</text:p>
          </table:table-cell>
          <table:table-cell office:value-type="float" office:value="82.833" calcext:value-type="float">
            <text:p>82.833</text:p>
          </table:table-cell>
          <table:table-cell office:value-type="float" office:value="-23" calcext:value-type="float">
            <text:p>-23</text:p>
          </table:table-cell>
          <table:table-cell office:value-type="float" office:value="7285" calcext:value-type="float">
            <text:p>728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vesEtal196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-1083</text:p>
          </table:table-cell>
          <table:table-cell office:value-type="float" office:value="82.833" calcext:value-type="float">
            <text:p>82.833</text:p>
          </table:table-cell>
          <table:table-cell office:value-type="float" office:value="-23" calcext:value-type="float">
            <text:p>-23</text:p>
          </table:table-cell>
          <table:table-cell office:value-type="float" office:value="7465" calcext:value-type="float">
            <text:p>746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string" calcext:value-type="string">
            <text:p>IvesEtal196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-1084</text:p>
          </table:table-cell>
          <table:table-cell office:value-type="float" office:value="83.133" calcext:value-type="float">
            <text:p>83.133</text:p>
          </table:table-cell>
          <table:table-cell office:value-type="float" office:value="-26.417" calcext:value-type="float">
            <text:p>-26.417</text:p>
          </table:table-cell>
          <table:table-cell office:value-type="float" office:value="6385" calcext:value-type="float">
            <text:p>638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vesEtal196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-1090</text:p>
          </table:table-cell>
          <table:table-cell office:value-type="float" office:value="83.6" calcext:value-type="float">
            <text:p>83.6</text:p>
          </table:table-cell>
          <table:table-cell office:value-type="float" office:value="-30.5" calcext:value-type="float">
            <text:p>-30.5</text:p>
          </table:table-cell>
          <table:table-cell office:value-type="float" office:value="8135" calcext:value-type="float">
            <text:p>813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string" calcext:value-type="string">
            <text:p>IvesEtal196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-1088</text:p>
          </table:table-cell>
          <table:table-cell office:value-type="float" office:value="83.6" calcext:value-type="float">
            <text:p>83.6</text:p>
          </table:table-cell>
          <table:table-cell office:value-type="float" office:value="-30.5" calcext:value-type="float">
            <text:p>-30.5</text:p>
          </table:table-cell>
          <table:table-cell office:value-type="float" office:value="1605" calcext:value-type="float">
            <text:p>160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ya truncata, Astarte ellip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vesEtal196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1228</text:p>
          </table:table-cell>
          <table:table-cell office:value-type="float" office:value="81.583" calcext:value-type="float">
            <text:p>81.583</text:p>
          </table:table-cell>
          <table:table-cell office:value-type="float" office:value="-61.167" calcext:value-type="float">
            <text:p>-61.167</text:p>
          </table:table-cell>
          <table:table-cell office:value-type="float" office:value="8555" calcext:value-type="float">
            <text:p>855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rca glaci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ellyBennike199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AR-6287</text:p>
          </table:table-cell>
          <table:table-cell office:value-type="float" office:value="81.513" calcext:value-type="float">
            <text:p>81.513</text:p>
          </table:table-cell>
          <table:table-cell office:value-type="float" office:value="-51.078" calcext:value-type="float">
            <text:p>-51.078</text:p>
          </table:table-cell>
          <table:table-cell office:value-type="float" office:value="6480" calcext:value-type="float">
            <text:p>64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ellyBennike1985,KellyBennike199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AR-6288</text:p>
          </table:table-cell>
          <table:table-cell office:value-type="float" office:value="82.927" calcext:value-type="float">
            <text:p>82.927</text:p>
          </table:table-cell>
          <table:table-cell office:value-type="float" office:value="-41.78" calcext:value-type="float">
            <text:p>-41.78</text:p>
          </table:table-cell>
          <table:table-cell office:value-type="float" office:value="7980" calcext:value-type="float">
            <text:p>79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ellyBennike1985,KellyBennike199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AR-6289</text:p>
          </table:table-cell>
          <table:table-cell office:value-type="float" office:value="82.297" calcext:value-type="float">
            <text:p>82.297</text:p>
          </table:table-cell>
          <table:table-cell office:value-type="float" office:value="-55.063" calcext:value-type="float">
            <text:p>-55.063</text:p>
          </table:table-cell>
          <table:table-cell office:value-type="float" office:value="9390" calcext:value-type="float">
            <text:p>93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ellyBennike1985,KellyBennike199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AR-6291</text:p>
          </table:table-cell>
          <table:table-cell office:value-type="float" office:value="81.7" calcext:value-type="float">
            <text:p>81.7</text:p>
          </table:table-cell>
          <table:table-cell office:value-type="float" office:value="-58.838" calcext:value-type="float">
            <text:p>-58.838</text:p>
          </table:table-cell>
          <table:table-cell office:value-type="float" office:value="9060" calcext:value-type="float">
            <text:p>90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ellyBennike1985,KellyBennike199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AR-6292</text:p>
          </table:table-cell>
          <table:table-cell office:value-type="float" office:value="81.578" calcext:value-type="float">
            <text:p>81.578</text:p>
          </table:table-cell>
          <table:table-cell office:value-type="float" office:value="-61.173" calcext:value-type="float">
            <text:p>-61.173</text:p>
          </table:table-cell>
          <table:table-cell office:value-type="float" office:value="8090" calcext:value-type="float">
            <text:p>80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ellyBennike1985,KellyBennike199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AR-6293</text:p>
          </table:table-cell>
          <table:table-cell office:value-type="float" office:value="81.58" calcext:value-type="float">
            <text:p>81.58</text:p>
          </table:table-cell>
          <table:table-cell office:value-type="float" office:value="-61.122" calcext:value-type="float">
            <text:p>-61.122</text:p>
          </table:table-cell>
          <table:table-cell office:value-type="float" office:value="8420" calcext:value-type="float">
            <text:p>84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ellyBennike1985,KellyBennike199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AR-6294</text:p>
          </table:table-cell>
          <table:table-cell office:value-type="float" office:value="81.547" calcext:value-type="float">
            <text:p>81.547</text:p>
          </table:table-cell>
          <table:table-cell office:value-type="float" office:value="-58.033" calcext:value-type="float">
            <text:p>-58.033</text:p>
          </table:table-cell>
          <table:table-cell office:value-type="float" office:value="8060" calcext:value-type="float">
            <text:p>80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ellyBennike1985,KellyBennike199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AR-6295</text:p>
          </table:table-cell>
          <table:table-cell office:value-type="float" office:value="81.313" calcext:value-type="float">
            <text:p>81.313</text:p>
          </table:table-cell>
          <table:table-cell office:value-type="float" office:value="-61.595" calcext:value-type="float">
            <text:p>-61.595</text:p>
          </table:table-cell>
          <table:table-cell office:value-type="float" office:value="8040" calcext:value-type="float">
            <text:p>804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ellyBennike1985,KellyBennike199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AR-6290</text:p>
          </table:table-cell>
          <table:table-cell office:value-type="float" office:value="81.758" calcext:value-type="float">
            <text:p>81.758</text:p>
          </table:table-cell>
          <table:table-cell office:value-type="float" office:value="-53.9" calcext:value-type="float">
            <text:p>-53.9</text:p>
          </table:table-cell>
          <table:table-cell office:value-type="float" office:value="8210" calcext:value-type="float">
            <text:p>82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ellyBennike1985,KellyBennike199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373</text:p>
          </table:table-cell>
          <table:table-cell office:value-type="float" office:value="82.417" calcext:value-type="float">
            <text:p>82.417</text:p>
          </table:table-cell>
          <table:table-cell office:value-type="float" office:value="-50.517" calcext:value-type="float">
            <text:p>-50.517</text:p>
          </table:table-cell>
          <table:table-cell office:value-type="float" office:value="7187" calcext:value-type="float">
            <text:p>71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rca glacialis, 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ellyBennike1992,BennikeKelly198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374</text:p>
          </table:table-cell>
          <table:table-cell office:value-type="float" office:value="82.1" calcext:value-type="float">
            <text:p>82.1</text:p>
          </table:table-cell>
          <table:table-cell office:value-type="float" office:value="-48.583" calcext:value-type="float">
            <text:p>-48.583</text:p>
          </table:table-cell>
          <table:table-cell office:value-type="float" office:value="8407" calcext:value-type="float">
            <text:p>840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ellyBennike1992,BennikeKelly198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375</text:p>
          </table:table-cell>
          <table:table-cell office:value-type="float" office:value="81.933" calcext:value-type="float">
            <text:p>81.933</text:p>
          </table:table-cell>
          <table:table-cell office:value-type="float" office:value="-59.7" calcext:value-type="float">
            <text:p>-59.7</text:p>
          </table:table-cell>
          <table:table-cell office:value-type="float" office:value="9237" calcext:value-type="float">
            <text:p>92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starte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ellyBennike1992,BennikeKelly198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376</text:p>
          </table:table-cell>
          <table:table-cell office:value-type="float" office:value="81.7" calcext:value-type="float">
            <text:p>81.7</text:p>
          </table:table-cell>
          <table:table-cell office:value-type="float" office:value="-58.9" calcext:value-type="float">
            <text:p>-58.9</text:p>
          </table:table-cell>
          <table:table-cell office:value-type="float" office:value="5047" calcext:value-type="float">
            <text:p>504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erripes groenlandicu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string" calcext:value-type="string">
            <text:p>KellyBennike1992,BennikeKelly198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377</text:p>
          </table:table-cell>
          <table:table-cell office:value-type="float" office:value="81.583" calcext:value-type="float">
            <text:p>81.583</text:p>
          </table:table-cell>
          <table:table-cell office:value-type="float" office:value="-61.167" calcext:value-type="float">
            <text:p>-61.167</text:p>
          </table:table-cell>
          <table:table-cell office:value-type="float" office:value="8487" calcext:value-type="float">
            <text:p>848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ellyBennike1992,BennikeKelly198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AR-6745</text:p>
          </table:table-cell>
          <table:table-cell office:value-type="float" office:value="81.75" calcext:value-type="float">
            <text:p>81.75</text:p>
          </table:table-cell>
          <table:table-cell office:value-type="float" office:value="-59.583" calcext:value-type="float">
            <text:p>-59.583</text:p>
          </table:table-cell>
          <table:table-cell office:value-type="float" office:value="8870" calcext:value-type="float">
            <text:p>88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ellyBennike1992,BennikeKelly198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687</text:p>
          </table:table-cell>
          <table:table-cell office:value-type="float" office:value="81.25" calcext:value-type="float">
            <text:p>81.25</text:p>
          </table:table-cell>
          <table:table-cell office:value-type="float" office:value="-59.6" calcext:value-type="float">
            <text:p>-59.6</text:p>
          </table:table-cell>
          <table:table-cell office:value-type="float" office:value="9087" calcext:value-type="float">
            <text:p>908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hoca hispida (ringed seal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ellyBennike1992,BennikeKelly198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378</text:p>
          </table:table-cell>
          <table:table-cell office:value-type="float" office:value="81.8" calcext:value-type="float">
            <text:p>81.8</text:p>
          </table:table-cell>
          <table:table-cell office:value-type="float" office:value="-59.583" calcext:value-type="float">
            <text:p>-59.583</text:p>
          </table:table-cell>
          <table:table-cell office:value-type="float" office:value="9047" calcext:value-type="float">
            <text:p>904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ellyBennike1992,BennikeKelly198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379</text:p>
          </table:table-cell>
          <table:table-cell office:value-type="float" office:value="81.833" calcext:value-type="float">
            <text:p>81.833</text:p>
          </table:table-cell>
          <table:table-cell office:value-type="float" office:value="-61.4" calcext:value-type="float">
            <text:p>-61.4</text:p>
          </table:table-cell>
          <table:table-cell office:value-type="float" office:value="8147" calcext:value-type="float">
            <text:p>814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ellyBennike1992,BennikeKelly198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260</text:p>
          </table:table-cell>
          <table:table-cell office:value-type="float" office:value="83.05" calcext:value-type="float">
            <text:p>83.05</text:p>
          </table:table-cell>
          <table:table-cell office:value-type="float" office:value="-43.4" calcext:value-type="float">
            <text:p>-43.4</text:p>
          </table:table-cell>
          <table:table-cell office:value-type="float" office:value="9700" calcext:value-type="float">
            <text:p>9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ellyBennike1992,BennikeKelly198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AR-6746</text:p>
          </table:table-cell>
          <table:table-cell office:value-type="float" office:value="83.167" calcext:value-type="float">
            <text:p>83.167</text:p>
          </table:table-cell>
          <table:table-cell office:value-type="float" office:value="-44.7" calcext:value-type="float">
            <text:p>-44.7</text:p>
          </table:table-cell>
          <table:table-cell office:value-type="float" office:value="6100" calcext:value-type="float">
            <text:p>6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string" calcext:value-type="string">
            <text:p>KellyBennike1992,BennikeKelly198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380</text:p>
          </table:table-cell>
          <table:table-cell office:value-type="float" office:value="81.467" calcext:value-type="float">
            <text:p>81.467</text:p>
          </table:table-cell>
          <table:table-cell office:value-type="float" office:value="-54.65" calcext:value-type="float">
            <text:p>-54.65</text:p>
          </table:table-cell>
          <table:table-cell office:value-type="float" office:value="5277" calcext:value-type="float">
            <text:p>527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string" calcext:value-type="string">
            <text:p>KellyBennike1992,BennikeKelly198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381</text:p>
          </table:table-cell>
          <table:table-cell office:value-type="float" office:value="81.833" calcext:value-type="float">
            <text:p>81.833</text:p>
          </table:table-cell>
          <table:table-cell office:value-type="float" office:value="-46.933" calcext:value-type="float">
            <text:p>-46.933</text:p>
          </table:table-cell>
          <table:table-cell office:value-type="float" office:value="5587" calcext:value-type="float">
            <text:p>558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llyBennike1992,BennikeKelly198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-555</text:p>
          </table:table-cell>
          <table:table-cell office:value-type="float" office:value="82.133" calcext:value-type="float">
            <text:p>82.133</text:p>
          </table:table-cell>
          <table:table-cell office:value-type="float" office:value="-31.167" calcext:value-type="float">
            <text:p>-31.167</text:p>
          </table:table-cell>
          <table:table-cell office:value-type="float" office:value="5775" calcext:value-type="float">
            <text:p>577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string" calcext:value-type="string">
            <text:p>RubinAlexander196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-815</text:p>
          </table:table-cell>
          <table:table-cell office:value-type="float" office:value="81.667" calcext:value-type="float">
            <text:p>81.667</text:p>
          </table:table-cell>
          <table:table-cell office:value-type="float" office:value="-59.083" calcext:value-type="float">
            <text:p>-59.083</text:p>
          </table:table-cell>
          <table:table-cell office:value-type="float" office:value="4185" calcext:value-type="float">
            <text:p>418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Hiatella arctica, Astarte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string" calcext:value-type="string">
            <text:p>KellyBennike1992,RubinAlexander196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-816</text:p>
          </table:table-cell>
          <table:table-cell office:value-type="float" office:value="81.617" calcext:value-type="float">
            <text:p>81.617</text:p>
          </table:table-cell>
          <table:table-cell office:value-type="float" office:value="-60.25" calcext:value-type="float">
            <text:p>-60.25</text:p>
          </table:table-cell>
          <table:table-cell office:value-type="float" office:value="6505" calcext:value-type="float">
            <text:p>650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KellyBennike1992,RubinAlexander196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402</text:p>
          </table:table-cell>
          <table:table-cell office:value-type="float" office:value="76.536" calcext:value-type="float">
            <text:p>76.536</text:p>
          </table:table-cell>
          <table:table-cell office:value-type="float" office:value="-68.85" calcext:value-type="float">
            <text:p>-68.85</text:p>
          </table:table-cell>
          <table:table-cell office:value-type="float" office:value="9730" calcext:value-type="float">
            <text:p>97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llyEtal199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RR-3764</text:p>
          </table:table-cell>
          <table:table-cell office:value-type="float" office:value="76.713" calcext:value-type="float">
            <text:p>76.713</text:p>
          </table:table-cell>
          <table:table-cell office:value-type="float" office:value="-69.362" calcext:value-type="float">
            <text:p>-69.362</text:p>
          </table:table-cell>
          <table:table-cell office:value-type="float" office:value="9325" calcext:value-type="float">
            <text:p>93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KellyEtal199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399</text:p>
          </table:table-cell>
          <table:table-cell office:value-type="float" office:value="76.721" calcext:value-type="float">
            <text:p>76.721</text:p>
          </table:table-cell>
          <table:table-cell office:value-type="float" office:value="-73.092" calcext:value-type="float">
            <text:p>-73.092</text:p>
          </table:table-cell>
          <table:table-cell office:value-type="float" office:value="7840" calcext:value-type="float">
            <text:p>78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llyEtal199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35</text:p>
          </table:table-cell>
          <table:table-cell office:value-type="float" office:value="76.721" calcext:value-type="float">
            <text:p>76.721</text:p>
          </table:table-cell>
          <table:table-cell office:value-type="float" office:value="-73.092" calcext:value-type="float">
            <text:p>-73.092</text:p>
          </table:table-cell>
          <table:table-cell office:value-type="float" office:value="8930" calcext:value-type="float">
            <text:p>893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string" calcext:value-type="string">
            <text:p>KellyEtal199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400</text:p>
          </table:table-cell>
          <table:table-cell office:value-type="float" office:value="76.721" calcext:value-type="float">
            <text:p>76.721</text:p>
          </table:table-cell>
          <table:table-cell office:value-type="float" office:value="-73.092" calcext:value-type="float">
            <text:p>-73.092</text:p>
          </table:table-cell>
          <table:table-cell office:value-type="float" office:value="8820" calcext:value-type="float">
            <text:p>88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string" calcext:value-type="string">
            <text:p>KellyEtal199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T-9361</text:p>
          </table:table-cell>
          <table:table-cell office:value-type="float" office:value="76.917" calcext:value-type="float">
            <text:p>76.917</text:p>
          </table:table-cell>
          <table:table-cell office:value-type="float" office:value="-20.117" calcext:value-type="float">
            <text:p>-20.117</text:p>
          </table:table-cell>
          <table:table-cell office:value-type="float" office:value="8190" calcext:value-type="float">
            <text:p>81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ndvik199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T-9362</text:p>
          </table:table-cell>
          <table:table-cell office:value-type="float" office:value="76.917" calcext:value-type="float">
            <text:p>76.917</text:p>
          </table:table-cell>
          <table:table-cell office:value-type="float" office:value="-20.117" calcext:value-type="float">
            <text:p>-20.117</text:p>
          </table:table-cell>
          <table:table-cell office:value-type="float" office:value="5745" calcext:value-type="float">
            <text:p>574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string" calcext:value-type="string">
            <text:p>Landvik199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TUa-123</text:p>
          </table:table-cell>
          <table:table-cell office:value-type="float" office:value="76.933" calcext:value-type="float">
            <text:p>76.933</text:p>
          </table:table-cell>
          <table:table-cell office:value-type="float" office:value="-20.25" calcext:value-type="float">
            <text:p>-20.25</text:p>
          </table:table-cell>
          <table:table-cell office:value-type="float" office:value="8685" calcext:value-type="float">
            <text:p>868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uculana pernul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string" calcext:value-type="string">
            <text:p>Landvik199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TUa-124</text:p>
          </table:table-cell>
          <table:table-cell office:value-type="float" office:value="76.933" calcext:value-type="float">
            <text:p>76.933</text:p>
          </table:table-cell>
          <table:table-cell office:value-type="float" office:value="-20.25" calcext:value-type="float">
            <text:p>-20.25</text:p>
          </table:table-cell>
          <table:table-cell office:value-type="float" office:value="9045" calcext:value-type="float">
            <text:p>90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uculana pernul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string" calcext:value-type="string">
            <text:p>Landvik199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2759</text:p>
          </table:table-cell>
          <table:table-cell office:value-type="float" office:value="76.9" calcext:value-type="float">
            <text:p>76.9</text:p>
          </table:table-cell>
          <table:table-cell office:value-type="float" office:value="-20.167" calcext:value-type="float">
            <text:p>-20.167</text:p>
          </table:table-cell>
          <table:table-cell office:value-type="float" office:value="7990" calcext:value-type="float">
            <text:p>79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ndvik199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T-9363</text:p>
          </table:table-cell>
          <table:table-cell office:value-type="float" office:value="76.9" calcext:value-type="float">
            <text:p>76.9</text:p>
          </table:table-cell>
          <table:table-cell office:value-type="float" office:value="-20.167" calcext:value-type="float">
            <text:p>-20.167</text:p>
          </table:table-cell>
          <table:table-cell office:value-type="float" office:value="6730" calcext:value-type="float">
            <text:p>67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string" calcext:value-type="string">
            <text:p>Landvik199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T-9364_1</text:p>
          </table:table-cell>
          <table:table-cell office:value-type="float" office:value="76.9" calcext:value-type="float">
            <text:p>76.9</text:p>
          </table:table-cell>
          <table:table-cell office:value-type="float" office:value="-20.167" calcext:value-type="float">
            <text:p>-20.167</text:p>
          </table:table-cell>
          <table:table-cell office:value-type="float" office:value="5820" calcext:value-type="float">
            <text:p>58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ndvik199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T-9364_2</text:p>
          </table:table-cell>
          <table:table-cell office:value-type="float" office:value="77.833" calcext:value-type="float">
            <text:p>77.833</text:p>
          </table:table-cell>
          <table:table-cell office:value-type="float" office:value="-17.633" calcext:value-type="float">
            <text:p>-17.633</text:p>
          </table:table-cell>
          <table:table-cell office:value-type="float" office:value="9205" calcext:value-type="float">
            <text:p>92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9.4" calcext:value-type="float">
            <text:p>9.4</text:p>
          </table:table-cell>
          <table:table-cell office:value-type="string" calcext:value-type="string">
            <text:p>Landvik199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T-9367</text:p>
          </table:table-cell>
          <table:table-cell office:value-type="float" office:value="77.85" calcext:value-type="float">
            <text:p>77.85</text:p>
          </table:table-cell>
          <table:table-cell office:value-type="float" office:value="-17.683" calcext:value-type="float">
            <text:p>-17.683</text:p>
          </table:table-cell>
          <table:table-cell office:value-type="float" office:value="7505" calcext:value-type="float">
            <text:p>75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hale rib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string" calcext:value-type="string">
            <text:p>Landvik199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T-9368</text:p>
          </table:table-cell>
          <table:table-cell office:value-type="float" office:value="77.267" calcext:value-type="float">
            <text:p>77.267</text:p>
          </table:table-cell>
          <table:table-cell office:value-type="float" office:value="-19.467" calcext:value-type="float">
            <text:p>-19.467</text:p>
          </table:table-cell>
          <table:table-cell office:value-type="float" office:value="7790" calcext:value-type="float">
            <text:p>77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.6" calcext:value-type="float">
            <text:p>3.6</text:p>
          </table:table-cell>
          <table:table-cell office:value-type="string" calcext:value-type="string">
            <text:p>Landvik199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T-9369</text:p>
          </table:table-cell>
          <table:table-cell office:value-type="float" office:value="77.267" calcext:value-type="float">
            <text:p>77.267</text:p>
          </table:table-cell>
          <table:table-cell office:value-type="float" office:value="-19.467" calcext:value-type="float">
            <text:p>-19.467</text:p>
          </table:table-cell>
          <table:table-cell office:value-type="float" office:value="8305" calcext:value-type="float">
            <text:p>830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Landvik199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T-9370</text:p>
          </table:table-cell>
          <table:table-cell office:value-type="float" office:value="76.933" calcext:value-type="float">
            <text:p>76.933</text:p>
          </table:table-cell>
          <table:table-cell office:value-type="float" office:value="-20.05" calcext:value-type="float">
            <text:p>-20.05</text:p>
          </table:table-cell>
          <table:table-cell office:value-type="float" office:value="8480" calcext:value-type="float">
            <text:p>84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7.4" calcext:value-type="float">
            <text:p>7.4</text:p>
          </table:table-cell>
          <table:table-cell office:value-type="string" calcext:value-type="string">
            <text:p>Landvik199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T-9371</text:p>
          </table:table-cell>
          <table:table-cell office:value-type="float" office:value="76.933" calcext:value-type="float">
            <text:p>76.933</text:p>
          </table:table-cell>
          <table:table-cell office:value-type="float" office:value="-20.05" calcext:value-type="float">
            <text:p>-20.05</text:p>
          </table:table-cell>
          <table:table-cell office:value-type="float" office:value="8040" calcext:value-type="float">
            <text:p>804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.6" calcext:value-type="float">
            <text:p>3.6</text:p>
          </table:table-cell>
          <table:table-cell office:value-type="string" calcext:value-type="string">
            <text:p>Landvik199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T-9372</text:p>
          </table:table-cell>
          <table:table-cell office:value-type="float" office:value="76.85" calcext:value-type="float">
            <text:p>76.85</text:p>
          </table:table-cell>
          <table:table-cell office:value-type="float" office:value="-19.95" calcext:value-type="float">
            <text:p>-19.95</text:p>
          </table:table-cell>
          <table:table-cell office:value-type="float" office:value="8265" calcext:value-type="float">
            <text:p>826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string" calcext:value-type="string">
            <text:p>Landvik199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T-11769</text:p>
          </table:table-cell>
          <table:table-cell office:value-type="float" office:value="82.895" calcext:value-type="float">
            <text:p>82.895</text:p>
          </table:table-cell>
          <table:table-cell office:value-type="float" office:value="-36.153" calcext:value-type="float">
            <text:p>-36.153</text:p>
          </table:table-cell>
          <table:table-cell office:value-type="float" office:value="7810" calcext:value-type="float">
            <text:p>78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ya truncata</text:p>
          </table:table-cell>
          <table:table-cell table:number-columns-repeated="3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string" calcext:value-type="string">
            <text:p>LandvikEtal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T-11773</text:p>
          </table:table-cell>
          <table:table-cell office:value-type="float" office:value="82.915" calcext:value-type="float">
            <text:p>82.915</text:p>
          </table:table-cell>
          <table:table-cell office:value-type="float" office:value="-36.39" calcext:value-type="float">
            <text:p>-36.39</text:p>
          </table:table-cell>
          <table:table-cell office:value-type="float" office:value="7795" calcext:value-type="float">
            <text:p>779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ya truncata</text:p>
          </table:table-cell>
          <table:table-cell table:number-columns-repeated="3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7.4" calcext:value-type="float">
            <text:p>7.4</text:p>
          </table:table-cell>
          <table:table-cell office:value-type="string" calcext:value-type="string">
            <text:p>LandvikEtal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T-11768</text:p>
          </table:table-cell>
          <table:table-cell office:value-type="float" office:value="82.897" calcext:value-type="float">
            <text:p>82.897</text:p>
          </table:table-cell>
          <table:table-cell office:value-type="float" office:value="-36.143" calcext:value-type="float">
            <text:p>-36.143</text:p>
          </table:table-cell>
          <table:table-cell office:value-type="float" office:value="7635" calcext:value-type="float">
            <text:p>763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iatella arctica, Mya truncata</text:p>
          </table:table-cell>
          <table:table-cell table:number-columns-repeated="3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string" calcext:value-type="string">
            <text:p>LandvikEtal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T-11772</text:p>
          </table:table-cell>
          <table:table-cell office:value-type="float" office:value="82.912" calcext:value-type="float">
            <text:p>82.912</text:p>
          </table:table-cell>
          <table:table-cell office:value-type="float" office:value="-36.175" calcext:value-type="float">
            <text:p>-36.175</text:p>
          </table:table-cell>
          <table:table-cell office:value-type="float" office:value="7460" calcext:value-type="float">
            <text:p>746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iatella arctica, Mya truncata</text:p>
          </table:table-cell>
          <table:table-cell table:number-columns-repeated="3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42.7" calcext:value-type="float">
            <text:p>42.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LandvikEtal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T-11771</text:p>
          </table:table-cell>
          <table:table-cell office:value-type="float" office:value="82.9" calcext:value-type="float">
            <text:p>82.9</text:p>
          </table:table-cell>
          <table:table-cell office:value-type="float" office:value="-36.185" calcext:value-type="float">
            <text:p>-36.185</text:p>
          </table:table-cell>
          <table:table-cell office:value-type="float" office:value="7000" calcext:value-type="float">
            <text:p>70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iatella arctica</text:p>
          </table:table-cell>
          <table:table-cell table:number-columns-repeated="3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.6" calcext:value-type="float">
            <text:p>3.6</text:p>
          </table:table-cell>
          <table:table-cell office:value-type="string" calcext:value-type="string">
            <text:p>LandvikEtal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T-11770</text:p>
          </table:table-cell>
          <table:table-cell office:value-type="float" office:value="82.895" calcext:value-type="float">
            <text:p>82.895</text:p>
          </table:table-cell>
          <table:table-cell office:value-type="float" office:value="-36.152" calcext:value-type="float">
            <text:p>-36.152</text:p>
          </table:table-cell>
          <table:table-cell office:value-type="float" office:value="5855" calcext:value-type="float">
            <text:p>58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icea sp.</text:p>
          </table:table-cell>
          <table:table-cell table:number-columns-repeated="3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string" calcext:value-type="string">
            <text:p>LandvikEtal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TUa-1079</text:p>
          </table:table-cell>
          <table:table-cell office:value-type="float" office:value="82.97" calcext:value-type="float">
            <text:p>82.97</text:p>
          </table:table-cell>
          <table:table-cell office:value-type="float" office:value="-37.732" calcext:value-type="float">
            <text:p>-37.732</text:p>
          </table:table-cell>
          <table:table-cell office:value-type="float" office:value="7230" calcext:value-type="float">
            <text:p>72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atella arctica</text:p>
          </table:table-cell>
          <table:table-cell table:number-columns-repeated="3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string" calcext:value-type="string">
            <text:p>LandvikEtal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T-11774</text:p>
          </table:table-cell>
          <table:table-cell office:value-type="float" office:value="82.99" calcext:value-type="float">
            <text:p>82.99</text:p>
          </table:table-cell>
          <table:table-cell office:value-type="float" office:value="-39.668" calcext:value-type="float">
            <text:p>-39.668</text:p>
          </table:table-cell>
          <table:table-cell office:value-type="float" office:value="7690" calcext:value-type="float">
            <text:p>76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iatella arctica, Mya truncata</text:p>
          </table:table-cell>
          <table:table-cell table:number-columns-repeated="3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.6" calcext:value-type="float">
            <text:p>6.6</text:p>
          </table:table-cell>
          <table:table-cell office:value-type="string" calcext:value-type="string">
            <text:p>LandvikEtal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T-11775</text:p>
          </table:table-cell>
          <table:table-cell office:value-type="float" office:value="82.99" calcext:value-type="float">
            <text:p>82.99</text:p>
          </table:table-cell>
          <table:table-cell office:value-type="float" office:value="-36.677" calcext:value-type="float">
            <text:p>-36.677</text:p>
          </table:table-cell>
          <table:table-cell office:value-type="float" office:value="5470" calcext:value-type="float">
            <text:p>54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rix?</text:p>
          </table:table-cell>
          <table:table-cell table:number-columns-repeated="3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string" calcext:value-type="string">
            <text:p>LandvikEtal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TUa-1078</text:p>
          </table:table-cell>
          <table:table-cell office:value-type="float" office:value="82.988" calcext:value-type="float">
            <text:p>82.988</text:p>
          </table:table-cell>
          <table:table-cell office:value-type="float" office:value="-39.67" calcext:value-type="float">
            <text:p>-39.67</text:p>
          </table:table-cell>
          <table:table-cell office:value-type="float" office:value="36980" calcext:value-type="float">
            <text:p>369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hell fragment</text:p>
          </table:table-cell>
          <table:table-cell table:number-columns-repeated="3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string" calcext:value-type="string">
            <text:p>LandvikEtal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4586</text:p>
          </table:table-cell>
          <table:table-cell office:value-type="float" office:value="82.283" calcext:value-type="float">
            <text:p>82.283</text:p>
          </table:table-cell>
          <table:table-cell office:value-type="float" office:value="-39.917" calcext:value-type="float">
            <text:p>-39.917</text:p>
          </table:table-cell>
          <table:table-cell office:value-type="float" office:value="5635" calcext:value-type="float">
            <text:p>56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atella arctica</text:p>
          </table:table-cell>
          <table:table-cell table:number-columns-repeated="3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LandvikEtal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4587</text:p>
          </table:table-cell>
          <table:table-cell office:value-type="float" office:value="82.272" calcext:value-type="float">
            <text:p>82.272</text:p>
          </table:table-cell>
          <table:table-cell office:value-type="float" office:value="-39.983" calcext:value-type="float">
            <text:p>-39.983</text:p>
          </table:table-cell>
          <table:table-cell office:value-type="float" office:value="6030" calcext:value-type="float">
            <text:p>60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atella arctica</text:p>
          </table:table-cell>
          <table:table-cell table:number-columns-repeated="3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.2" calcext:value-type="float">
            <text:p>7.2</text:p>
          </table:table-cell>
          <table:table-cell office:value-type="string" calcext:value-type="string">
            <text:p>LandvikEtal20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8622</text:p>
          </table:table-cell>
          <table:table-cell office:value-type="float" office:value="63.43" calcext:value-type="float">
            <text:p>63.43</text:p>
          </table:table-cell>
          <table:table-cell office:value-type="float" office:value="-51.12" calcext:value-type="float">
            <text:p>-51.12</text:p>
          </table:table-cell>
          <table:table-cell office:value-type="float" office:value="9325" calcext:value-type="float">
            <text:p>93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rine bivalve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arsenEtal2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8621</text:p>
          </table:table-cell>
          <table:table-cell office:value-type="float" office:value="63.43" calcext:value-type="float">
            <text:p>63.43</text:p>
          </table:table-cell>
          <table:table-cell office:value-type="float" office:value="-51.2" calcext:value-type="float">
            <text:p>-51.2</text:p>
          </table:table-cell>
          <table:table-cell office:value-type="float" office:value="9620" calcext:value-type="float">
            <text:p>96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ine bivalve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LarsenEtal2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8624</text:p>
          </table:table-cell>
          <table:table-cell office:value-type="float" office:value="63.51" calcext:value-type="float">
            <text:p>63.51</text:p>
          </table:table-cell>
          <table:table-cell office:value-type="float" office:value="-51.31" calcext:value-type="float">
            <text:p>-51.31</text:p>
          </table:table-cell>
          <table:table-cell office:value-type="float" office:value="9240" calcext:value-type="float">
            <text:p>92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rine bivalve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string" calcext:value-type="string">
            <text:p>LarsenEtal2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8623</text:p>
          </table:table-cell>
          <table:table-cell office:value-type="float" office:value="63.51" calcext:value-type="float">
            <text:p>63.51</text:p>
          </table:table-cell>
          <table:table-cell office:value-type="float" office:value="-51.31" calcext:value-type="float">
            <text:p>-51.31</text:p>
          </table:table-cell>
          <table:table-cell office:value-type="float" office:value="9325" calcext:value-type="float">
            <text:p>932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rine bivalve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rsenEtal2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BA-17023</text:p>
          </table:table-cell>
          <table:table-cell office:value-type="float" office:value="64.3" calcext:value-type="float">
            <text:p>64.3</text:p>
          </table:table-cell>
          <table:table-cell office:value-type="float" office:value="-50.18" calcext:value-type="float">
            <text:p>-50.18</text:p>
          </table:table-cell>
          <table:table-cell office:value-type="float" office:value="8797" calcext:value-type="float">
            <text:p>879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umic acid</text:p>
          </table:table-cell>
          <table:table-cell office:value-type="string" calcext:value-type="string">
            <text:p>corr_terrestri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LarsenEtal2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BA-17089</text:p>
          </table:table-cell>
          <table:table-cell office:value-type="float" office:value="64.4" calcext:value-type="float">
            <text:p>64.4</text:p>
          </table:table-cell>
          <table:table-cell office:value-type="float" office:value="-50.2" calcext:value-type="float">
            <text:p>-50.2</text:p>
          </table:table-cell>
          <table:table-cell office:value-type="float" office:value="9326" calcext:value-type="float">
            <text:p>93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umic acid</text:p>
          </table:table-cell>
          <table:table-cell office:value-type="string" calcext:value-type="string">
            <text:p>corr_terrestri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LarsenEtal2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BA-15885</text:p>
          </table:table-cell>
          <table:table-cell office:value-type="float" office:value="64.42" calcext:value-type="float">
            <text:p>64.42</text:p>
          </table:table-cell>
          <table:table-cell office:value-type="float" office:value="-50.2" calcext:value-type="float">
            <text:p>-50.2</text:p>
          </table:table-cell>
          <table:table-cell office:value-type="float" office:value="8016" calcext:value-type="float">
            <text:p>80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rine bivalve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string" calcext:value-type="string">
            <text:p>LarsenEtal2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BA-15886</text:p>
          </table:table-cell>
          <table:table-cell office:value-type="float" office:value="64.43" calcext:value-type="float">
            <text:p>64.43</text:p>
          </table:table-cell>
          <table:table-cell office:value-type="float" office:value="-50.2" calcext:value-type="float">
            <text:p>-50.2</text:p>
          </table:table-cell>
          <table:table-cell office:value-type="float" office:value="7662" calcext:value-type="float">
            <text:p>76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rine bivalve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string" calcext:value-type="string">
            <text:p>LarsenEtal2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BA-15882</text:p>
          </table:table-cell>
          <table:table-cell office:value-type="float" office:value="64.75" calcext:value-type="float">
            <text:p>64.75</text:p>
          </table:table-cell>
          <table:table-cell office:value-type="float" office:value="-51.05" calcext:value-type="float">
            <text:p>-51.05</text:p>
          </table:table-cell>
          <table:table-cell office:value-type="float" office:value="8794" calcext:value-type="float">
            <text:p>879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rine bivalve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string" calcext:value-type="string">
            <text:p>LarsenEtal2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BA-15881</text:p>
          </table:table-cell>
          <table:table-cell office:value-type="float" office:value="64.75" calcext:value-type="float">
            <text:p>64.75</text:p>
          </table:table-cell>
          <table:table-cell office:value-type="float" office:value="-51.05" calcext:value-type="float">
            <text:p>-51.05</text:p>
          </table:table-cell>
          <table:table-cell office:value-type="float" office:value="6496" calcext:value-type="float">
            <text:p>64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rine bivalve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rsenEtal2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BA-15883</text:p>
          </table:table-cell>
          <table:table-cell office:value-type="float" office:value="64.75" calcext:value-type="float">
            <text:p>64.75</text:p>
          </table:table-cell>
          <table:table-cell office:value-type="float" office:value="-51.05" calcext:value-type="float">
            <text:p>-51.05</text:p>
          </table:table-cell>
          <table:table-cell office:value-type="float" office:value="6563" calcext:value-type="float">
            <text:p>656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rine bivalve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rsenEtal2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BA-16277</text:p>
          </table:table-cell>
          <table:table-cell office:value-type="float" office:value="64.75" calcext:value-type="float">
            <text:p>64.75</text:p>
          </table:table-cell>
          <table:table-cell office:value-type="float" office:value="-51.05" calcext:value-type="float">
            <text:p>-51.05</text:p>
          </table:table-cell>
          <table:table-cell office:value-type="float" office:value="6003" calcext:value-type="float">
            <text:p>60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rine bivalve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rsenEtal2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BA-15884</text:p>
          </table:table-cell>
          <table:table-cell office:value-type="float" office:value="64.76" calcext:value-type="float">
            <text:p>64.76</text:p>
          </table:table-cell>
          <table:table-cell office:value-type="float" office:value="-51.03" calcext:value-type="float">
            <text:p>-51.03</text:p>
          </table:table-cell>
          <table:table-cell office:value-type="float" office:value="8217" calcext:value-type="float">
            <text:p>82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rine bivalve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.6" calcext:value-type="float">
            <text:p>3.6</text:p>
          </table:table-cell>
          <table:table-cell office:value-type="string" calcext:value-type="string">
            <text:p>LarsenEtal2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BA-16276</text:p>
          </table:table-cell>
          <table:table-cell office:value-type="float" office:value="64.79" calcext:value-type="float">
            <text:p>64.79</text:p>
          </table:table-cell>
          <table:table-cell office:value-type="float" office:value="-51.01" calcext:value-type="float">
            <text:p>-51.01</text:p>
          </table:table-cell>
          <table:table-cell office:value-type="float" office:value="8525" calcext:value-type="float">
            <text:p>85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rine bivalve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LarsenEtal2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25707</text:p>
          </table:table-cell>
          <table:table-cell office:value-type="float" office:value="64.13" calcext:value-type="float">
            <text:p>64.13</text:p>
          </table:table-cell>
          <table:table-cell office:value-type="float" office:value="-51.33" calcext:value-type="float">
            <text:p>-51.33</text:p>
          </table:table-cell>
          <table:table-cell office:value-type="float" office:value="6599" calcext:value-type="float">
            <text:p>65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ulk (humic acid)</text:p>
          </table:table-cell>
          <table:table-cell office:value-type="string" calcext:value-type="string">
            <text:p>corr_terrestri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7.6" calcext:value-type="float">
            <text:p>7.6</text:p>
          </table:table-cell>
          <table:table-cell office:value-type="string" calcext:value-type="string">
            <text:p>LarsenEtal201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25708</text:p>
          </table:table-cell>
          <table:table-cell office:value-type="float" office:value="64.13" calcext:value-type="float">
            <text:p>64.13</text:p>
          </table:table-cell>
          <table:table-cell office:value-type="float" office:value="-51.33" calcext:value-type="float">
            <text:p>-51.33</text:p>
          </table:table-cell>
          <table:table-cell office:value-type="float" office:value="7924" calcext:value-type="float">
            <text:p>79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errestrial macrofossil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7.6" calcext:value-type="float">
            <text:p>7.6</text:p>
          </table:table-cell>
          <table:table-cell office:value-type="string" calcext:value-type="string">
            <text:p>LarsenEtal201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25709</text:p>
          </table:table-cell>
          <table:table-cell office:value-type="float" office:value="64.13" calcext:value-type="float">
            <text:p>64.13</text:p>
          </table:table-cell>
          <table:table-cell office:value-type="float" office:value="-51.33" calcext:value-type="float">
            <text:p>-51.33</text:p>
          </table:table-cell>
          <table:table-cell office:value-type="float" office:value="8138" calcext:value-type="float">
            <text:p>81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errestrial macrofossil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7.6" calcext:value-type="float">
            <text:p>7.6</text:p>
          </table:table-cell>
          <table:table-cell office:value-type="string" calcext:value-type="string">
            <text:p>LarsenEtal201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23025</text:p>
          </table:table-cell>
          <table:table-cell office:value-type="float" office:value="64.13" calcext:value-type="float">
            <text:p>64.13</text:p>
          </table:table-cell>
          <table:table-cell office:value-type="float" office:value="-51.36" calcext:value-type="float">
            <text:p>-51.36</text:p>
          </table:table-cell>
          <table:table-cell office:value-type="float" office:value="7426" calcext:value-type="float">
            <text:p>742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errestrial macrofossil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.8" calcext:value-type="float">
            <text:p>6.8</text:p>
          </table:table-cell>
          <table:table-cell office:value-type="string" calcext:value-type="string">
            <text:p>LarsenEtal201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23026</text:p>
          </table:table-cell>
          <table:table-cell office:value-type="float" office:value="64.13" calcext:value-type="float">
            <text:p>64.13</text:p>
          </table:table-cell>
          <table:table-cell office:value-type="float" office:value="-51.36" calcext:value-type="float">
            <text:p>-51.36</text:p>
          </table:table-cell>
          <table:table-cell office:value-type="float" office:value="7727" calcext:value-type="float">
            <text:p>77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rrestrial macrofossil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.8" calcext:value-type="float">
            <text:p>6.8</text:p>
          </table:table-cell>
          <table:table-cell office:value-type="string" calcext:value-type="string">
            <text:p>LarsenEtal201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35046</text:p>
          </table:table-cell>
          <table:table-cell office:value-type="float" office:value="63.757" calcext:value-type="float">
            <text:p>63.757</text:p>
          </table:table-cell>
          <table:table-cell office:value-type="float" office:value="-51.356" calcext:value-type="float">
            <text:p>-51.356</text:p>
          </table:table-cell>
          <table:table-cell office:value-type="float" office:value="1910" calcext:value-type="float">
            <text:p>19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nt/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string" calcext:value-type="string">
            <text:p>LasherEtal202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25559</text:p>
          </table:table-cell>
          <table:table-cell office:value-type="float" office:value="63.757" calcext:value-type="float">
            <text:p>63.757</text:p>
          </table:table-cell>
          <table:table-cell office:value-type="float" office:value="-51.356" calcext:value-type="float">
            <text:p>-51.356</text:p>
          </table:table-cell>
          <table:table-cell office:value-type="float" office:value="4540" calcext:value-type="float">
            <text:p>45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nt/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string" calcext:value-type="string">
            <text:p>LasherEtal202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25586</text:p>
          </table:table-cell>
          <table:table-cell office:value-type="float" office:value="63.757" calcext:value-type="float">
            <text:p>63.757</text:p>
          </table:table-cell>
          <table:table-cell office:value-type="float" office:value="-51.356" calcext:value-type="float">
            <text:p>-51.356</text:p>
          </table:table-cell>
          <table:table-cell office:value-type="float" office:value="6360" calcext:value-type="float">
            <text:p>63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lant/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string" calcext:value-type="string">
            <text:p>LasherEtal202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25558</text:p>
          </table:table-cell>
          <table:table-cell office:value-type="float" office:value="63.757" calcext:value-type="float">
            <text:p>63.757</text:p>
          </table:table-cell>
          <table:table-cell office:value-type="float" office:value="-51.356" calcext:value-type="float">
            <text:p>-51.356</text:p>
          </table:table-cell>
          <table:table-cell office:value-type="float" office:value="6440" calcext:value-type="float">
            <text:p>64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nt/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string" calcext:value-type="string">
            <text:p>LasherEtal202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35047</text:p>
          </table:table-cell>
          <table:table-cell office:value-type="float" office:value="63.757" calcext:value-type="float">
            <text:p>63.757</text:p>
          </table:table-cell>
          <table:table-cell office:value-type="float" office:value="-51.356" calcext:value-type="float">
            <text:p>-51.356</text:p>
          </table:table-cell>
          <table:table-cell office:value-type="float" office:value="7690" calcext:value-type="float">
            <text:p>769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lant/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string" calcext:value-type="string">
            <text:p>LasherEtal202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25585</text:p>
          </table:table-cell>
          <table:table-cell office:value-type="float" office:value="63.757" calcext:value-type="float">
            <text:p>63.757</text:p>
          </table:table-cell>
          <table:table-cell office:value-type="float" office:value="-51.356" calcext:value-type="float">
            <text:p>-51.356</text:p>
          </table:table-cell>
          <table:table-cell office:value-type="float" office:value="8060" calcext:value-type="float">
            <text:p>80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nt/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string" calcext:value-type="string">
            <text:p>LasherEtal202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25545</text:p>
          </table:table-cell>
          <table:table-cell office:value-type="float" office:value="63.757" calcext:value-type="float">
            <text:p>63.757</text:p>
          </table:table-cell>
          <table:table-cell office:value-type="float" office:value="-51.356" calcext:value-type="float">
            <text:p>-51.356</text:p>
          </table:table-cell>
          <table:table-cell office:value-type="float" office:value="8550" calcext:value-type="float">
            <text:p>85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rbonate fragment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string" calcext:value-type="string">
            <text:p>LasherEtal202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25526</text:p>
          </table:table-cell>
          <table:table-cell office:value-type="float" office:value="63.757" calcext:value-type="float">
            <text:p>63.757</text:p>
          </table:table-cell>
          <table:table-cell office:value-type="float" office:value="-51.356" calcext:value-type="float">
            <text:p>-51.356</text:p>
          </table:table-cell>
          <table:table-cell office:value-type="float" office:value="8460" calcext:value-type="float">
            <text:p>84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ivalve ( H. arctica 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string" calcext:value-type="string">
            <text:p>LasherEtal202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35044</text:p>
          </table:table-cell>
          <table:table-cell office:value-type="float" office:value="63.756" calcext:value-type="float">
            <text:p>63.756</text:p>
          </table:table-cell>
          <table:table-cell office:value-type="float" office:value="-51.363" calcext:value-type="float">
            <text:p>-51.363</text:p>
          </table:table-cell>
          <table:table-cell office:value-type="float" office:value="2230" calcext:value-type="float">
            <text:p>22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nt/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asherEtal202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25544</text:p>
          </table:table-cell>
          <table:table-cell office:value-type="float" office:value="63.756" calcext:value-type="float">
            <text:p>63.756</text:p>
          </table:table-cell>
          <table:table-cell office:value-type="float" office:value="-51.363" calcext:value-type="float">
            <text:p>-51.363</text:p>
          </table:table-cell>
          <table:table-cell office:value-type="float" office:value="3090" calcext:value-type="float">
            <text:p>30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lant/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asherEtal202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35045</text:p>
          </table:table-cell>
          <table:table-cell office:value-type="float" office:value="63.756" calcext:value-type="float">
            <text:p>63.756</text:p>
          </table:table-cell>
          <table:table-cell office:value-type="float" office:value="-51.363" calcext:value-type="float">
            <text:p>-51.363</text:p>
          </table:table-cell>
          <table:table-cell office:value-type="float" office:value="5490" calcext:value-type="float">
            <text:p>54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lant/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asherEtal202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25652</text:p>
          </table:table-cell>
          <table:table-cell office:value-type="float" office:value="63.756" calcext:value-type="float">
            <text:p>63.756</text:p>
          </table:table-cell>
          <table:table-cell office:value-type="float" office:value="-51.363" calcext:value-type="float">
            <text:p>-51.363</text:p>
          </table:table-cell>
          <table:table-cell office:value-type="float" office:value="7690" calcext:value-type="float">
            <text:p>769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lant/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asherEtal202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OS-125655</text:p>
          </table:table-cell>
          <table:table-cell office:value-type="float" office:value="63.756" calcext:value-type="float">
            <text:p>63.756</text:p>
          </table:table-cell>
          <table:table-cell office:value-type="float" office:value="-51.363" calcext:value-type="float">
            <text:p>-51.363</text:p>
          </table:table-cell>
          <table:table-cell office:value-type="float" office:value="8870" calcext:value-type="float">
            <text:p>887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lant/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asherEtal2020</text:p>
          </table:table-cell>
        </table:table-row>
        <table:table-row table:style-name="ro1">
          <table:table-cell office:value-type="string" calcext:value-type="string">
            <text:p>Innaarsui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39654</text:p>
          </table:table-cell>
          <table:table-cell office:value-type="float" office:value="68.6333333333333" calcext:value-type="float">
            <text:p>68.6333333333333</text:p>
          </table:table-cell>
          <table:table-cell office:value-type="float" office:value="-52.1" calcext:value-type="float">
            <text:p>-52.1</text:p>
          </table:table-cell>
          <table:table-cell office:value-type="float" office:value="8780" calcext:value-type="float">
            <text:p>87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9.61" calcext:value-type="float">
            <text:p>79.61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string" calcext:value-type="string">
            <text:p>LongEtal2003,LongEtal2011</text:p>
          </table:table-cell>
        </table:table-row>
        <table:table-row table:style-name="ro1">
          <table:table-cell office:value-type="string" calcext:value-type="string">
            <text:p>Innaarsui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39653</text:p>
          </table:table-cell>
          <table:table-cell office:value-type="float" office:value="68.6166666666667" calcext:value-type="float">
            <text:p>68.6166666666667</text:p>
          </table:table-cell>
          <table:table-cell office:value-type="float" office:value="-53.0833333333333" calcext:value-type="float">
            <text:p>-53.0833333333333</text:p>
          </table:table-cell>
          <table:table-cell office:value-type="float" office:value="6530" calcext:value-type="float">
            <text:p>65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1.96" calcext:value-type="float">
            <text:p>31.96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string" calcext:value-type="string">
            <text:p>LongEtal2003,LongEtal2011</text:p>
          </table:table-cell>
        </table:table-row>
        <table:table-row table:style-name="ro1">
          <table:table-cell office:value-type="string" calcext:value-type="string">
            <text:p>Innaarsui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39652</text:p>
          </table:table-cell>
          <table:table-cell office:value-type="float" office:value="68.6166666666667" calcext:value-type="float">
            <text:p>68.6166666666667</text:p>
          </table:table-cell>
          <table:table-cell office:value-type="float" office:value="-52.0833333333333" calcext:value-type="float">
            <text:p>-52.0833333333333</text:p>
          </table:table-cell>
          <table:table-cell office:value-type="float" office:value="5440" calcext:value-type="float">
            <text:p>54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.28" calcext:value-type="float">
            <text:p>20.28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string" calcext:value-type="string">
            <text:p>LongEtal2003,LongEtal2011</text:p>
          </table:table-cell>
        </table:table-row>
        <table:table-row table:style-name="ro1">
          <table:table-cell office:value-type="string" calcext:value-type="string">
            <text:p>Innaarsui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39650</text:p>
          </table:table-cell>
          <table:table-cell office:value-type="float" office:value="68.6" calcext:value-type="float">
            <text:p>68.6</text:p>
          </table:table-cell>
          <table:table-cell office:value-type="float" office:value="-52.1" calcext:value-type="float">
            <text:p>-52.1</text:p>
          </table:table-cell>
          <table:table-cell office:value-type="float" office:value="3620" calcext:value-type="float">
            <text:p>36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string" calcext:value-type="string">
            <text:p>LongEtal2003,LongEtal2011</text:p>
          </table:table-cell>
        </table:table-row>
        <table:table-row table:style-name="ro1">
          <table:table-cell office:value-type="string" calcext:value-type="string">
            <text:p>Innaarsui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39649</text:p>
          </table:table-cell>
          <table:table-cell office:value-type="float" office:value="68.6" calcext:value-type="float">
            <text:p>68.6</text:p>
          </table:table-cell>
          <table:table-cell office:value-type="float" office:value="-52.0666666666667" calcext:value-type="float">
            <text:p>-52.0666666666667</text:p>
          </table:table-cell>
          <table:table-cell office:value-type="float" office:value="2380" calcext:value-type="float">
            <text:p>23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2.62" calcext:value-type="float">
            <text:p>-2.62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string" calcext:value-type="string">
            <text:p>LongEtal2003,LongEtal2011</text:p>
          </table:table-cell>
        </table:table-row>
        <table:table-row table:style-name="ro1">
          <table:table-cell office:value-type="string" calcext:value-type="string">
            <text:p>Innaarsui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39648</text:p>
          </table:table-cell>
          <table:table-cell office:value-type="float" office:value="68.6" calcext:value-type="float">
            <text:p>68.6</text:p>
          </table:table-cell>
          <table:table-cell office:value-type="float" office:value="-52.0666666666667" calcext:value-type="float">
            <text:p>-52.0666666666667</text:p>
          </table:table-cell>
          <table:table-cell office:value-type="float" office:value="1260" calcext:value-type="float">
            <text:p>12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2.62" calcext:value-type="float">
            <text:p>-2.62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string" calcext:value-type="string">
            <text:p>LongEtal2003,LongEtal2011</text:p>
          </table:table-cell>
        </table:table-row>
        <table:table-row table:style-name="ro1">
          <table:table-cell office:value-type="string" calcext:value-type="string">
            <text:p>Innaarsui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-39655</text:p>
          </table:table-cell>
          <table:table-cell office:value-type="float" office:value="68.6166666666667" calcext:value-type="float">
            <text:p>68.6166666666667</text:p>
          </table:table-cell>
          <table:table-cell office:value-type="float" office:value="-52.1" calcext:value-type="float">
            <text:p>-52.1</text:p>
          </table:table-cell>
          <table:table-cell office:value-type="float" office:value="9180" calcext:value-type="float">
            <text:p>91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0.75" calcext:value-type="float">
            <text:p>11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Etal2003</text:p>
          </table:table-cell>
        </table:table-row>
        <table:table-row table:style-name="ro1">
          <table:table-cell office:value-type="string" calcext:value-type="string">
            <text:p>Qeqertarsuatsia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38842</text:p>
          </table:table-cell>
          <table:table-cell office:value-type="float" office:value="68.4333333333333" calcext:value-type="float">
            <text:p>68.4333333333333</text:p>
          </table:table-cell>
          <table:table-cell office:value-type="float" office:value="-52.95" calcext:value-type="float">
            <text:p>-52.95</text:p>
          </table:table-cell>
          <table:table-cell office:value-type="float" office:value="9330" calcext:value-type="float">
            <text:p>933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7.74" calcext:value-type="float">
            <text:p>127.74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string" calcext:value-type="string">
            <text:p>LongRoberts2003,LongEtal2011</text:p>
          </table:table-cell>
        </table:table-row>
        <table:table-row table:style-name="ro1">
          <table:table-cell office:value-type="string" calcext:value-type="string">
            <text:p>Qeqertarsuatsia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38844</text:p>
          </table:table-cell>
          <table:table-cell office:value-type="float" office:value="68.5333333333333" calcext:value-type="float">
            <text:p>68.5333333333333</text:p>
          </table:table-cell>
          <table:table-cell office:value-type="float" office:value="-52.85" calcext:value-type="float">
            <text:p>-52.85</text:p>
          </table:table-cell>
          <table:table-cell office:value-type="float" office:value="9185" calcext:value-type="float">
            <text:p>918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3.29" calcext:value-type="float">
            <text:p>113.29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string" calcext:value-type="string">
            <text:p>LongRoberts2003,LongEtal2011</text:p>
          </table:table-cell>
        </table:table-row>
        <table:table-row table:style-name="ro1">
          <table:table-cell office:value-type="string" calcext:value-type="string">
            <text:p>Qeqertarsuatsia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38841</text:p>
          </table:table-cell>
          <table:table-cell office:value-type="float" office:value="68.4333333333333" calcext:value-type="float">
            <text:p>68.4333333333333</text:p>
          </table:table-cell>
          <table:table-cell office:value-type="float" office:value="-52.9666666666667" calcext:value-type="float">
            <text:p>-52.9666666666667</text:p>
          </table:table-cell>
          <table:table-cell office:value-type="float" office:value="9270" calcext:value-type="float">
            <text:p>927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7.09" calcext:value-type="float">
            <text:p>97.09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string" calcext:value-type="string">
            <text:p>LongRoberts2003,LongEtal2011</text:p>
          </table:table-cell>
        </table:table-row>
        <table:table-row table:style-name="ro1">
          <table:table-cell office:value-type="string" calcext:value-type="string">
            <text:p>Qeqertarsuatsia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38840</text:p>
          </table:table-cell>
          <table:table-cell office:value-type="float" office:value="68.45" calcext:value-type="float">
            <text:p>68.45</text:p>
          </table:table-cell>
          <table:table-cell office:value-type="float" office:value="-52.9833333333333" calcext:value-type="float">
            <text:p>-52.9833333333333</text:p>
          </table:table-cell>
          <table:table-cell office:value-type="float" office:value="8136" calcext:value-type="float">
            <text:p>81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0.7" calcext:value-type="float">
            <text:p>50.7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string" calcext:value-type="string">
            <text:p>LongRoberts2003,LongEtal2011</text:p>
          </table:table-cell>
        </table:table-row>
        <table:table-row table:style-name="ro1">
          <table:table-cell office:value-type="string" calcext:value-type="string">
            <text:p>Qeqertarsuatsia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38843</text:p>
          </table:table-cell>
          <table:table-cell office:value-type="float" office:value="68.5333333333333" calcext:value-type="float">
            <text:p>68.5333333333333</text:p>
          </table:table-cell>
          <table:table-cell office:value-type="float" office:value="-52.85" calcext:value-type="float">
            <text:p>-52.85</text:p>
          </table:table-cell>
          <table:table-cell office:value-type="float" office:value="6662" calcext:value-type="float">
            <text:p>666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1.18" calcext:value-type="float">
            <text:p>31.18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string" calcext:value-type="string">
            <text:p>LongRoberts2003,LongEtal2011</text:p>
          </table:table-cell>
        </table:table-row>
        <table:table-row table:style-name="ro1">
          <table:table-cell office:value-type="string" calcext:value-type="string">
            <text:p>Qeqertarsuatsia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38839</text:p>
          </table:table-cell>
          <table:table-cell office:value-type="float" office:value="68.45" calcext:value-type="float">
            <text:p>68.45</text:p>
          </table:table-cell>
          <table:table-cell office:value-type="float" office:value="-52.9833333333333" calcext:value-type="float">
            <text:p>-52.9833333333333</text:p>
          </table:table-cell>
          <table:table-cell office:value-type="float" office:value="4397" calcext:value-type="float">
            <text:p>439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.41" calcext:value-type="float">
            <text:p>7.4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LongRoberts2003,LongEtal2011</text:p>
          </table:table-cell>
        </table:table-row>
        <table:table-row table:style-name="ro1">
          <table:table-cell office:value-type="string" calcext:value-type="string">
            <text:p>Qeqertarsuatsia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38838</text:p>
          </table:table-cell>
          <table:table-cell office:value-type="float" office:value="68.45" calcext:value-type="float">
            <text:p>68.45</text:p>
          </table:table-cell>
          <table:table-cell office:value-type="float" office:value="-52.95" calcext:value-type="float">
            <text:p>-52.95</text:p>
          </table:table-cell>
          <table:table-cell office:value-type="float" office:value="3988" calcext:value-type="float">
            <text:p>398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LongRoberts2003,LongEtal2011</text:p>
          </table:table-cell>
        </table:table-row>
        <table:table-row table:style-name="ro1">
          <table:table-cell office:value-type="string" calcext:value-type="string">
            <text:p>Qeqertarsuatsia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-38837</text:p>
          </table:table-cell>
          <table:table-cell office:value-type="float" office:value="68.45" calcext:value-type="float">
            <text:p>68.45</text:p>
          </table:table-cell>
          <table:table-cell office:value-type="float" office:value="-52.9666666666667" calcext:value-type="float">
            <text:p>-52.9666666666667</text:p>
          </table:table-cell>
          <table:table-cell office:value-type="float" office:value="218" calcext:value-type="float">
            <text:p>2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0.89" calcext:value-type="float">
            <text:p>-0.89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string" calcext:value-type="string">
            <text:p>LongRoberts2003</text:p>
          </table:table-cell>
        </table:table-row>
        <table:table-row table:style-name="ro1">
          <table:table-cell office:value-type="string" calcext:value-type="string">
            <text:p>Arveprinsens_Ejland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107879</text:p>
          </table:table-cell>
          <table:table-cell office:value-type="float" office:value="69.76" calcext:value-type="float">
            <text:p>69.76</text:p>
          </table:table-cell>
          <table:table-cell office:value-type="float" office:value="-51.235" calcext:value-type="float">
            <text:p>-51.235</text:p>
          </table:table-cell>
          <table:table-cell office:value-type="float" office:value="8820" calcext:value-type="float">
            <text:p>88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8.45" calcext:value-type="float">
            <text:p>68.45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string" calcext:value-type="string">
            <text:p>LongEtal1999,LongEtal2011</text:p>
          </table:table-cell>
        </table:table-row>
        <table:table-row table:style-name="ro1">
          <table:table-cell office:value-type="string" calcext:value-type="string">
            <text:p>Arveprinsens_Ejland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112544</text:p>
          </table:table-cell>
          <table:table-cell office:value-type="float" office:value="69.767" calcext:value-type="float">
            <text:p>69.767</text:p>
          </table:table-cell>
          <table:table-cell office:value-type="float" office:value="-51.233" calcext:value-type="float">
            <text:p>-51.233</text:p>
          </table:table-cell>
          <table:table-cell office:value-type="float" office:value="7780" calcext:value-type="float">
            <text:p>77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5.91" calcext:value-type="float">
            <text:p>45.91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string" calcext:value-type="string">
            <text:p>LongEtal1999,LongEtal2011</text:p>
          </table:table-cell>
        </table:table-row>
        <table:table-row table:style-name="ro1">
          <table:table-cell office:value-type="string" calcext:value-type="string">
            <text:p>Arveprinsens_Ejland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112543</text:p>
          </table:table-cell>
          <table:table-cell office:value-type="float" office:value="69.774" calcext:value-type="float">
            <text:p>69.774</text:p>
          </table:table-cell>
          <table:table-cell office:value-type="float" office:value="-51.249" calcext:value-type="float">
            <text:p>-51.249</text:p>
          </table:table-cell>
          <table:table-cell office:value-type="float" office:value="6950" calcext:value-type="float">
            <text:p>69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4.36" calcext:value-type="float">
            <text:p>24.36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string" calcext:value-type="string">
            <text:p>LongEtal1999,LongEtal2011</text:p>
          </table:table-cell>
        </table:table-row>
        <table:table-row table:style-name="ro1">
          <table:table-cell office:value-type="string" calcext:value-type="string">
            <text:p>Arveprinsens_Ejland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110748</text:p>
          </table:table-cell>
          <table:table-cell office:value-type="float" office:value="69.768" calcext:value-type="float">
            <text:p>69.768</text:p>
          </table:table-cell>
          <table:table-cell office:value-type="float" office:value="-51.255" calcext:value-type="float">
            <text:p>-51.255</text:p>
          </table:table-cell>
          <table:table-cell office:value-type="float" office:value="6290" calcext:value-type="float">
            <text:p>62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7.11" calcext:value-type="float">
            <text:p>17.1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LongEtal1999,LongEtal2011</text:p>
          </table:table-cell>
        </table:table-row>
        <table:table-row table:style-name="ro1">
          <table:table-cell office:value-type="string" calcext:value-type="string">
            <text:p>Arveprinsens_Ejland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110747</text:p>
          </table:table-cell>
          <table:table-cell office:value-type="float" office:value="69.768" calcext:value-type="float">
            <text:p>69.768</text:p>
          </table:table-cell>
          <table:table-cell office:value-type="float" office:value="-51.26" calcext:value-type="float">
            <text:p>-51.26</text:p>
          </table:table-cell>
          <table:table-cell office:value-type="float" office:value="4510" calcext:value-type="float">
            <text:p>45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.97" calcext:value-type="float">
            <text:p>12.97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string" calcext:value-type="string">
            <text:p>LongEtal1999,LongEtal2011</text:p>
          </table:table-cell>
        </table:table-row>
        <table:table-row table:style-name="ro1">
          <table:table-cell office:value-type="string" calcext:value-type="string">
            <text:p>Arveprinsens_Ejland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_110457</text:p>
          </table:table-cell>
          <table:table-cell office:value-type="float" office:value="69.844" calcext:value-type="float">
            <text:p>69.844</text:p>
          </table:table-cell>
          <table:table-cell office:value-type="float" office:value="-51.094" calcext:value-type="float">
            <text:p>-51.094</text:p>
          </table:table-cell>
          <table:table-cell office:value-type="float" office:value="3750" calcext:value-type="float">
            <text:p>37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2.75" calcext:value-type="float">
            <text:p>-2.75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string" calcext:value-type="string">
            <text:p>LongEtal1999,LongEtal2011</text:p>
          </table:table-cell>
        </table:table-row>
        <table:table-row table:style-name="ro1">
          <table:table-cell office:value-type="string" calcext:value-type="string">
            <text:p>Arveprinsens_Ejland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_110456</text:p>
          </table:table-cell>
          <table:table-cell office:value-type="float" office:value="69.844" calcext:value-type="float">
            <text:p>69.844</text:p>
          </table:table-cell>
          <table:table-cell office:value-type="float" office:value="-51.094" calcext:value-type="float">
            <text:p>-51.094</text:p>
          </table:table-cell>
          <table:table-cell office:value-type="float" office:value="1360" calcext:value-type="float">
            <text:p>13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string" calcext:value-type="string">
            <text:p>LongEtal1999,LongEtal2011</text:p>
          </table:table-cell>
        </table:table-row>
        <table:table-row table:style-name="ro1">
          <table:table-cell office:value-type="string" calcext:value-type="string">
            <text:p>Uperniv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178170</text:p>
          </table:table-cell>
          <table:table-cell office:value-type="float" office:value="69.123" calcext:value-type="float">
            <text:p>69.123</text:p>
          </table:table-cell>
          <table:table-cell office:value-type="float" office:value="-50.586" calcext:value-type="float">
            <text:p>-50.586</text:p>
          </table:table-cell>
          <table:table-cell office:value-type="float" office:value="6910" calcext:value-type="float">
            <text:p>69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Etal2006,LongEtal2011</text:p>
          </table:table-cell>
        </table:table-row>
        <table:table-row table:style-name="ro1">
          <table:table-cell office:value-type="string" calcext:value-type="string">
            <text:p>Uperniv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178169</text:p>
          </table:table-cell>
          <table:table-cell office:value-type="float" office:value="69.122" calcext:value-type="float">
            <text:p>69.122</text:p>
          </table:table-cell>
          <table:table-cell office:value-type="float" office:value="-50.625" calcext:value-type="float">
            <text:p>-50.625</text:p>
          </table:table-cell>
          <table:table-cell office:value-type="float" office:value="6750" calcext:value-type="float">
            <text:p>67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Etal2006,LongEtal2011</text:p>
          </table:table-cell>
        </table:table-row>
        <table:table-row table:style-name="ro1">
          <table:table-cell office:value-type="string" calcext:value-type="string">
            <text:p>Uperniv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178168</text:p>
          </table:table-cell>
          <table:table-cell office:value-type="float" office:value="69.114" calcext:value-type="float">
            <text:p>69.114</text:p>
          </table:table-cell>
          <table:table-cell office:value-type="float" office:value="-50.63" calcext:value-type="float">
            <text:p>-50.63</text:p>
          </table:table-cell>
          <table:table-cell office:value-type="float" office:value="7960" calcext:value-type="float">
            <text:p>79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3.32" calcext:value-type="float">
            <text:p>43.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Etal2006,LongEtal2011</text:p>
          </table:table-cell>
        </table:table-row>
        <table:table-row table:style-name="ro1">
          <table:table-cell office:value-type="string" calcext:value-type="string">
            <text:p>Uperniv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178165</text:p>
          </table:table-cell>
          <table:table-cell office:value-type="float" office:value="69.122" calcext:value-type="float">
            <text:p>69.122</text:p>
          </table:table-cell>
          <table:table-cell office:value-type="float" office:value="-50.675" calcext:value-type="float">
            <text:p>-50.675</text:p>
          </table:table-cell>
          <table:table-cell office:value-type="float" office:value="6760" calcext:value-type="float">
            <text:p>67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.59" calcext:value-type="float">
            <text:p>30.59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string" calcext:value-type="string">
            <text:p>LongEtal2006,LongEtal2011</text:p>
          </table:table-cell>
        </table:table-row>
        <table:table-row table:style-name="ro1">
          <table:table-cell office:value-type="string" calcext:value-type="string">
            <text:p>Uperniv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178171</text:p>
          </table:table-cell>
          <table:table-cell office:value-type="float" office:value="69.1" calcext:value-type="float">
            <text:p>69.1</text:p>
          </table:table-cell>
          <table:table-cell office:value-type="float" office:value="-50.625" calcext:value-type="float">
            <text:p>-50.625</text:p>
          </table:table-cell>
          <table:table-cell office:value-type="float" office:value="5980" calcext:value-type="float">
            <text:p>59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4.67" calcext:value-type="float">
            <text:p>24.67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string" calcext:value-type="string">
            <text:p>LongEtal2006,LongEtal2011</text:p>
          </table:table-cell>
        </table:table-row>
        <table:table-row table:style-name="ro1">
          <table:table-cell office:value-type="string" calcext:value-type="string">
            <text:p>Uperniv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178166</text:p>
          </table:table-cell>
          <table:table-cell office:value-type="float" office:value="69.117" calcext:value-type="float">
            <text:p>69.117</text:p>
          </table:table-cell>
          <table:table-cell office:value-type="float" office:value="-50.682" calcext:value-type="float">
            <text:p>-50.682</text:p>
          </table:table-cell>
          <table:table-cell office:value-type="float" office:value="5060" calcext:value-type="float">
            <text:p>50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lt 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1.15" calcext:value-type="float">
            <text:p>11.1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string" calcext:value-type="string">
            <text:p>LongEtal2006,LongEtal2011</text:p>
          </table:table-cell>
        </table:table-row>
        <table:table-row table:style-name="ro1">
          <table:table-cell office:value-type="string" calcext:value-type="string">
            <text:p>Uperniv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179167</text:p>
          </table:table-cell>
          <table:table-cell office:value-type="float" office:value="69.114" calcext:value-type="float">
            <text:p>69.114</text:p>
          </table:table-cell>
          <table:table-cell office:value-type="float" office:value="-50.666" calcext:value-type="float">
            <text:p>-50.666</text:p>
          </table:table-cell>
          <table:table-cell office:value-type="float" office:value="4150" calcext:value-type="float">
            <text:p>41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string" calcext:value-type="string">
            <text:p>LongEtal2006,LongEtal2011</text:p>
          </table:table-cell>
        </table:table-row>
        <table:table-row table:style-name="ro1">
          <table:table-cell office:value-type="string" calcext:value-type="string">
            <text:p>Uperniv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_178172</text:p>
          </table:table-cell>
          <table:table-cell office:value-type="float" office:value="69.12" calcext:value-type="float">
            <text:p>69.12</text:p>
          </table:table-cell>
          <table:table-cell office:value-type="float" office:value="-50.676" calcext:value-type="float">
            <text:p>-50.676</text:p>
          </table:table-cell>
          <table:table-cell office:value-type="float" office:value="3540" calcext:value-type="float">
            <text:p>35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4.38" calcext:value-type="float">
            <text:p>-4.38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string" calcext:value-type="string">
            <text:p>LongEtal2006,LongEtal2011</text:p>
          </table:table-cell>
        </table:table-row>
        <table:table-row table:style-name="ro1">
          <table:table-cell office:value-type="string" calcext:value-type="string">
            <text:p>Uperniv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_178173</text:p>
          </table:table-cell>
          <table:table-cell office:value-type="float" office:value="69.12" calcext:value-type="float">
            <text:p>69.12</text:p>
          </table:table-cell>
          <table:table-cell office:value-type="float" office:value="-50.676" calcext:value-type="float">
            <text:p>-50.676</text:p>
          </table:table-cell>
          <table:table-cell office:value-type="float" office:value="1750" calcext:value-type="float">
            <text:p>17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4.38" calcext:value-type="float">
            <text:p>-4.38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string" calcext:value-type="string">
            <text:p>LongEtal2006,LongEtal2011</text:p>
          </table:table-cell>
        </table:table-row>
        <table:table-row table:style-name="ro1">
          <table:table-cell office:value-type="string" calcext:value-type="string">
            <text:p>Pakitso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IA-23028</text:p>
          </table:table-cell>
          <table:table-cell office:value-type="float" office:value="69.479" calcext:value-type="float">
            <text:p>69.479</text:p>
          </table:table-cell>
          <table:table-cell office:value-type="float" office:value="-50.706" calcext:value-type="float">
            <text:p>-50.706</text:p>
          </table:table-cell>
          <table:table-cell office:value-type="float" office:value="6814" calcext:value-type="float">
            <text:p>68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1.21" calcext:value-type="float">
            <text:p>41.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Etal2006,LongEtal2011</text:p>
          </table:table-cell>
        </table:table-row>
        <table:table-row table:style-name="ro1">
          <table:table-cell office:value-type="string" calcext:value-type="string">
            <text:p>Pakitso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IA-23026</text:p>
          </table:table-cell>
          <table:table-cell office:value-type="float" office:value="69.501" calcext:value-type="float">
            <text:p>69.501</text:p>
          </table:table-cell>
          <table:table-cell office:value-type="float" office:value="-50.726" calcext:value-type="float">
            <text:p>-50.726</text:p>
          </table:table-cell>
          <table:table-cell office:value-type="float" office:value="6475" calcext:value-type="float">
            <text:p>64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1.97" calcext:value-type="float">
            <text:p>31.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Etal2006,LongEtal2011</text:p>
          </table:table-cell>
        </table:table-row>
        <table:table-row table:style-name="ro1">
          <table:table-cell office:value-type="string" calcext:value-type="string">
            <text:p>Pakitso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IA-23027</text:p>
          </table:table-cell>
          <table:table-cell office:value-type="float" office:value="69.501" calcext:value-type="float">
            <text:p>69.501</text:p>
          </table:table-cell>
          <table:table-cell office:value-type="float" office:value="-50.712" calcext:value-type="float">
            <text:p>-50.712</text:p>
          </table:table-cell>
          <table:table-cell office:value-type="float" office:value="6113" calcext:value-type="float">
            <text:p>61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6.08" calcext:value-type="float">
            <text:p>36.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Etal2006,LongEtal2011</text:p>
          </table:table-cell>
        </table:table-row>
        <table:table-row table:style-name="ro1">
          <table:table-cell office:value-type="string" calcext:value-type="string">
            <text:p>Akulliit-Nuu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39659</text:p>
          </table:table-cell>
          <table:table-cell office:value-type="float" office:value="68.668" calcext:value-type="float">
            <text:p>68.668</text:p>
          </table:table-cell>
          <table:table-cell office:value-type="float" office:value="-51.122" calcext:value-type="float">
            <text:p>-51.122</text:p>
          </table:table-cell>
          <table:table-cell office:value-type="float" office:value="8585" calcext:value-type="float">
            <text:p>858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9.11" calcext:value-type="float">
            <text:p>89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Roberts2002,LongEtal2011</text:p>
          </table:table-cell>
        </table:table-row>
        <table:table-row table:style-name="ro1">
          <table:table-cell office:value-type="string" calcext:value-type="string">
            <text:p>Akulliit-Nuu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39658</text:p>
          </table:table-cell>
          <table:table-cell office:value-type="float" office:value="68.642" calcext:value-type="float">
            <text:p>68.642</text:p>
          </table:table-cell>
          <table:table-cell office:value-type="float" office:value="-51.078" calcext:value-type="float">
            <text:p>-51.078</text:p>
          </table:table-cell>
          <table:table-cell office:value-type="float" office:value="7741" calcext:value-type="float">
            <text:p>774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6.56" calcext:value-type="float">
            <text:p>56.56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string" calcext:value-type="string">
            <text:p>LongRoberts2002,LongEtal2011</text:p>
          </table:table-cell>
        </table:table-row>
        <table:table-row table:style-name="ro1">
          <table:table-cell office:value-type="string" calcext:value-type="string">
            <text:p>Akulliit-Nuu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39657</text:p>
          </table:table-cell>
          <table:table-cell office:value-type="float" office:value="68.661" calcext:value-type="float">
            <text:p>68.661</text:p>
          </table:table-cell>
          <table:table-cell office:value-type="float" office:value="-51.123" calcext:value-type="float">
            <text:p>-51.123</text:p>
          </table:table-cell>
          <table:table-cell office:value-type="float" office:value="6812" calcext:value-type="float">
            <text:p>68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5.84" calcext:value-type="float">
            <text:p>35.84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LongRoberts2002,LongEtal2011</text:p>
          </table:table-cell>
        </table:table-row>
        <table:table-row table:style-name="ro1">
          <table:table-cell office:value-type="string" calcext:value-type="string">
            <text:p>Akulliit-Nuu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39656</text:p>
          </table:table-cell>
          <table:table-cell office:value-type="float" office:value="68.662" calcext:value-type="float">
            <text:p>68.662</text:p>
          </table:table-cell>
          <table:table-cell office:value-type="float" office:value="-51.107" calcext:value-type="float">
            <text:p>-51.107</text:p>
          </table:table-cell>
          <table:table-cell office:value-type="float" office:value="5682" calcext:value-type="float">
            <text:p>568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.4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string" calcext:value-type="string">
            <text:p>LongRoberts2002,LongEtal2011</text:p>
          </table:table-cell>
        </table:table-row>
        <table:table-row table:style-name="ro1">
          <table:table-cell office:value-type="string" calcext:value-type="string">
            <text:p>Akulliit-Nuu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39664</text:p>
          </table:table-cell>
          <table:table-cell office:value-type="float" office:value="68.629" calcext:value-type="float">
            <text:p>68.629</text:p>
          </table:table-cell>
          <table:table-cell office:value-type="float" office:value="-50.963" calcext:value-type="float">
            <text:p>-50.963</text:p>
          </table:table-cell>
          <table:table-cell office:value-type="float" office:value="7414" calcext:value-type="float">
            <text:p>74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LongRoberts2002,LongEtal2011</text:p>
          </table:table-cell>
        </table:table-row>
        <table:table-row table:style-name="ro1">
          <table:table-cell office:value-type="string" calcext:value-type="string">
            <text:p>Akulliit-Nuu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39665</text:p>
          </table:table-cell>
          <table:table-cell office:value-type="float" office:value="68.637" calcext:value-type="float">
            <text:p>68.637</text:p>
          </table:table-cell>
          <table:table-cell office:value-type="float" office:value="-50.983" calcext:value-type="float">
            <text:p>-50.983</text:p>
          </table:table-cell>
          <table:table-cell office:value-type="float" office:value="7733" calcext:value-type="float">
            <text:p>77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6.38" calcext:value-type="float">
            <text:p>56.38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string" calcext:value-type="string">
            <text:p>LongRoberts2002,LongEtal2011</text:p>
          </table:table-cell>
        </table:table-row>
        <table:table-row table:style-name="ro1">
          <table:table-cell office:value-type="string" calcext:value-type="string">
            <text:p>Akulliit-Nuu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39661</text:p>
          </table:table-cell>
          <table:table-cell office:value-type="float" office:value="68.624" calcext:value-type="float">
            <text:p>68.624</text:p>
          </table:table-cell>
          <table:table-cell office:value-type="float" office:value="-50.936" calcext:value-type="float">
            <text:p>-50.936</text:p>
          </table:table-cell>
          <table:table-cell office:value-type="float" office:value="7059" calcext:value-type="float">
            <text:p>705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3.62" calcext:value-type="float">
            <text:p>43.62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string" calcext:value-type="string">
            <text:p>LongRoberts2002,LongEtal2011</text:p>
          </table:table-cell>
        </table:table-row>
        <table:table-row table:style-name="ro1">
          <table:table-cell office:value-type="string" calcext:value-type="string">
            <text:p>Akulliit-Nuu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39660</text:p>
          </table:table-cell>
          <table:table-cell office:value-type="float" office:value="68.623" calcext:value-type="float">
            <text:p>68.623</text:p>
          </table:table-cell>
          <table:table-cell office:value-type="float" office:value="-50.924" calcext:value-type="float">
            <text:p>-50.924</text:p>
          </table:table-cell>
          <table:table-cell office:value-type="float" office:value="6490" calcext:value-type="float">
            <text:p>64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3.27" calcext:value-type="float">
            <text:p>33.27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string" calcext:value-type="string">
            <text:p>LongRoberts2002,LongEtal2011</text:p>
          </table:table-cell>
        </table:table-row>
        <table:table-row table:style-name="ro1">
          <table:table-cell office:value-type="string" calcext:value-type="string">
            <text:p>Kangerluarsu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183253</text:p>
          </table:table-cell>
          <table:table-cell office:value-type="float" office:value="69.524" calcext:value-type="float">
            <text:p>69.524</text:p>
          </table:table-cell>
          <table:table-cell office:value-type="float" office:value="-53.722" calcext:value-type="float">
            <text:p>-53.722</text:p>
          </table:table-cell>
          <table:table-cell office:value-type="float" office:value="9700" calcext:value-type="float">
            <text:p>9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9.65" calcext:value-type="float">
            <text:p>79.65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string" calcext:value-type="string">
            <text:p>LongEtal2011</text:p>
          </table:table-cell>
        </table:table-row>
        <table:table-row table:style-name="ro1">
          <table:table-cell office:value-type="string" calcext:value-type="string">
            <text:p>Kangerluarsu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183252</text:p>
          </table:table-cell>
          <table:table-cell office:value-type="float" office:value="69.52" calcext:value-type="float">
            <text:p>69.52</text:p>
          </table:table-cell>
          <table:table-cell office:value-type="float" office:value="-53.721" calcext:value-type="float">
            <text:p>-53.721</text:p>
          </table:table-cell>
          <table:table-cell office:value-type="float" office:value="7590" calcext:value-type="float">
            <text:p>75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6.69" calcext:value-type="float">
            <text:p>26.69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string" calcext:value-type="string">
            <text:p>LongEtal2011</text:p>
          </table:table-cell>
        </table:table-row>
        <table:table-row table:style-name="ro1">
          <table:table-cell office:value-type="string" calcext:value-type="string">
            <text:p>Kangerluarsu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183251</text:p>
          </table:table-cell>
          <table:table-cell office:value-type="float" office:value="69.52" calcext:value-type="float">
            <text:p>69.52</text:p>
          </table:table-cell>
          <table:table-cell office:value-type="float" office:value="-53.804" calcext:value-type="float">
            <text:p>-53.804</text:p>
          </table:table-cell>
          <table:table-cell office:value-type="float" office:value="5580" calcext:value-type="float">
            <text:p>55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3.56" calcext:value-type="float">
            <text:p>13.56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string" calcext:value-type="string">
            <text:p>LongEtal2011</text:p>
          </table:table-cell>
        </table:table-row>
        <table:table-row table:style-name="ro1">
          <table:table-cell office:value-type="string" calcext:value-type="string">
            <text:p>Kangerluarsu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183250</text:p>
          </table:table-cell>
          <table:table-cell office:value-type="float" office:value="69.523" calcext:value-type="float">
            <text:p>69.523</text:p>
          </table:table-cell>
          <table:table-cell office:value-type="float" office:value="-53.792" calcext:value-type="float">
            <text:p>-53.792</text:p>
          </table:table-cell>
          <table:table-cell office:value-type="float" office:value="3830" calcext:value-type="float">
            <text:p>38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string" calcext:value-type="string">
            <text:p>LongEtal2011</text:p>
          </table:table-cell>
        </table:table-row>
        <table:table-row table:style-name="ro1">
          <table:table-cell office:value-type="string" calcext:value-type="string">
            <text:p>Kangerluarsu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5776</text:p>
          </table:table-cell>
          <table:table-cell office:value-type="float" office:value="69.4416666666667" calcext:value-type="float">
            <text:p>69.4416666666667</text:p>
          </table:table-cell>
          <table:table-cell office:value-type="float" office:value="-53.6666666666667" calcext:value-type="float">
            <text:p>-53.6666666666667</text:p>
          </table:table-cell>
          <table:table-cell office:value-type="float" office:value="4730" calcext:value-type="float">
            <text:p>473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ennike1995,LongEtal2011</text:p>
          </table:table-cell>
        </table:table-row>
        <table:table-row table:style-name="ro1">
          <table:table-cell office:value-type="string" calcext:value-type="string">
            <text:p>Kangerluarsu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3505</text:p>
          </table:table-cell>
          <table:table-cell office:value-type="float" office:value="69.5333333333333" calcext:value-type="float">
            <text:p>69.5333333333333</text:p>
          </table:table-cell>
          <table:table-cell office:value-type="float" office:value="-53.6833333333333" calcext:value-type="float">
            <text:p>-53.6833333333333</text:p>
          </table:table-cell>
          <table:table-cell office:value-type="float" office:value="6750" calcext:value-type="float">
            <text:p>675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asal 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Foged1989,Rasch1997,LongEtal2011</text:p>
          </table:table-cell>
        </table:table-row>
        <table:table-row table:style-name="ro1">
          <table:table-cell office:value-type="string" calcext:value-type="string">
            <text:p>Sisimiu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8462</text:p>
          </table:table-cell>
          <table:table-cell office:value-type="float" office:value="66.957" calcext:value-type="float">
            <text:p>66.957</text:p>
          </table:table-cell>
          <table:table-cell office:value-type="float" office:value="-53.707" calcext:value-type="float">
            <text:p>-53.707</text:p>
          </table:table-cell>
          <table:table-cell office:value-type="float" office:value="9020" calcext:value-type="float">
            <text:p>90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9.9" calcext:value-type="float">
            <text:p>129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ennikeEtal2011,LongEtal2011</text:p>
          </table:table-cell>
        </table:table-row>
        <table:table-row table:style-name="ro1">
          <table:table-cell office:value-type="string" calcext:value-type="string">
            <text:p>Sisimiu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IA-35512</text:p>
          </table:table-cell>
          <table:table-cell office:value-type="float" office:value="66.979" calcext:value-type="float">
            <text:p>66.979</text:p>
          </table:table-cell>
          <table:table-cell office:value-type="float" office:value="-53.709" calcext:value-type="float">
            <text:p>-53.709</text:p>
          </table:table-cell>
          <table:table-cell office:value-type="float" office:value="9070" calcext:value-type="float">
            <text:p>90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phni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ennikeEtal2011,LongEtal2011</text:p>
          </table:table-cell>
        </table:table-row>
        <table:table-row table:style-name="ro1">
          <table:table-cell office:value-type="string" calcext:value-type="string">
            <text:p>Sisimiu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8461</text:p>
          </table:table-cell>
          <table:table-cell office:value-type="float" office:value="66.979" calcext:value-type="float">
            <text:p>66.979</text:p>
          </table:table-cell>
          <table:table-cell office:value-type="float" office:value="-53.709" calcext:value-type="float">
            <text:p>-53.709</text:p>
          </table:table-cell>
          <table:table-cell office:value-type="float" office:value="9270" calcext:value-type="float">
            <text:p>92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ennikeEtal2011,LongEtal2011</text:p>
          </table:table-cell>
        </table:table-row>
        <table:table-row table:style-name="ro1">
          <table:table-cell office:value-type="string" calcext:value-type="string">
            <text:p>Sisimiu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IA-35509</text:p>
          </table:table-cell>
          <table:table-cell office:value-type="float" office:value="66.981" calcext:value-type="float">
            <text:p>66.981</text:p>
          </table:table-cell>
          <table:table-cell office:value-type="float" office:value="-53.691" calcext:value-type="float">
            <text:p>-53.691</text:p>
          </table:table-cell>
          <table:table-cell office:value-type="float" office:value="8170" calcext:value-type="float">
            <text:p>817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mpetrum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ennikeEtal2011,LongEtal2011</text:p>
          </table:table-cell>
        </table:table-row>
        <table:table-row table:style-name="ro1">
          <table:table-cell office:value-type="string" calcext:value-type="string">
            <text:p>Sisimiu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IA-35510</text:p>
          </table:table-cell>
          <table:table-cell office:value-type="float" office:value="66.981" calcext:value-type="float">
            <text:p>66.981</text:p>
          </table:table-cell>
          <table:table-cell office:value-type="float" office:value="-53.691" calcext:value-type="float">
            <text:p>-53.691</text:p>
          </table:table-cell>
          <table:table-cell office:value-type="float" office:value="8630" calcext:value-type="float">
            <text:p>86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aphni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ennikeEtal2011,LongEtal2011</text:p>
          </table:table-cell>
        </table:table-row>
        <table:table-row table:style-name="ro1">
          <table:table-cell office:value-type="string" calcext:value-type="string">
            <text:p>Sisimiu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8460</text:p>
          </table:table-cell>
          <table:table-cell office:value-type="float" office:value="66.981" calcext:value-type="float">
            <text:p>66.981</text:p>
          </table:table-cell>
          <table:table-cell office:value-type="float" office:value="-53.691" calcext:value-type="float">
            <text:p>-53.691</text:p>
          </table:table-cell>
          <table:table-cell office:value-type="float" office:value="8485" calcext:value-type="float">
            <text:p>84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ennikeEtal2011,LongEtal2011</text:p>
          </table:table-cell>
        </table:table-row>
        <table:table-row table:style-name="ro1">
          <table:table-cell office:value-type="string" calcext:value-type="string">
            <text:p>Sisimiu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8459</text:p>
          </table:table-cell>
          <table:table-cell office:value-type="float" office:value="66.935" calcext:value-type="float">
            <text:p>66.935</text:p>
          </table:table-cell>
          <table:table-cell office:value-type="float" office:value="-53.602" calcext:value-type="float">
            <text:p>-53.602</text:p>
          </table:table-cell>
          <table:table-cell office:value-type="float" office:value="7595" calcext:value-type="float">
            <text:p>759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9.8" calcext:value-type="float">
            <text:p>39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ennikeEtal2011,LongEtal2011</text:p>
          </table:table-cell>
        </table:table-row>
        <table:table-row table:style-name="ro1">
          <table:table-cell office:value-type="string" calcext:value-type="string">
            <text:p>Sisimiu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8783</text:p>
          </table:table-cell>
          <table:table-cell office:value-type="float" office:value="66.948" calcext:value-type="float">
            <text:p>66.948</text:p>
          </table:table-cell>
          <table:table-cell office:value-type="float" office:value="-53.666" calcext:value-type="float">
            <text:p>-53.666</text:p>
          </table:table-cell>
          <table:table-cell office:value-type="float" office:value="4430" calcext:value-type="float">
            <text:p>44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ennikeEtal2011,LongEtal2011</text:p>
          </table:table-cell>
        </table:table-row>
        <table:table-row table:style-name="ro1">
          <table:table-cell office:value-type="string" calcext:value-type="string">
            <text:p>Sisimiu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IA-35511</text:p>
          </table:table-cell>
          <table:table-cell office:value-type="float" office:value="66.981" calcext:value-type="float">
            <text:p>66.981</text:p>
          </table:table-cell>
          <table:table-cell office:value-type="float" office:value="-53.691" calcext:value-type="float">
            <text:p>-53.691</text:p>
          </table:table-cell>
          <table:table-cell office:value-type="float" office:value="9900" calcext:value-type="float">
            <text:p>99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coma calcere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98.4" calcext:value-type="float">
            <text:p>98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ennikeEtal2011,LongEtal2011</text:p>
          </table:table-cell>
        </table:table-row>
        <table:table-row table:style-name="ro1">
          <table:table-cell office:value-type="string" calcext:value-type="string">
            <text:p>Sisimiu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15780</text:p>
          </table:table-cell>
          <table:table-cell office:value-type="float" office:value="66.449" calcext:value-type="float">
            <text:p>66.449</text:p>
          </table:table-cell>
          <table:table-cell office:value-type="float" office:value="-53.599" calcext:value-type="float">
            <text:p>-53.599</text:p>
          </table:table-cell>
          <table:table-cell office:value-type="float" office:value="4975" calcext:value-type="float">
            <text:p>497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string" calcext:value-type="string">
            <text:p>LongEtal2009,LongEtal2011</text:p>
          </table:table-cell>
        </table:table-row>
        <table:table-row table:style-name="ro1">
          <table:table-cell office:value-type="string" calcext:value-type="string">
            <text:p>Sisimiu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15783</text:p>
          </table:table-cell>
          <table:table-cell office:value-type="float" office:value="66.45" calcext:value-type="float">
            <text:p>66.45</text:p>
          </table:table-cell>
          <table:table-cell office:value-type="float" office:value="-53.615" calcext:value-type="float">
            <text:p>-53.615</text:p>
          </table:table-cell>
          <table:table-cell office:value-type="float" office:value="4102" calcext:value-type="float">
            <text:p>410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.68" calcext:value-type="float">
            <text:p>7.68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string" calcext:value-type="string">
            <text:p>LongEtal2009,LongEtal2011</text:p>
          </table:table-cell>
        </table:table-row>
        <table:table-row table:style-name="ro1">
          <table:table-cell office:value-type="string" calcext:value-type="string">
            <text:p>Sisimiu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17228</text:p>
          </table:table-cell>
          <table:table-cell office:value-type="float" office:value="66.462" calcext:value-type="float">
            <text:p>66.462</text:p>
          </table:table-cell>
          <table:table-cell office:value-type="float" office:value="-53.625" calcext:value-type="float">
            <text:p>-53.625</text:p>
          </table:table-cell>
          <table:table-cell office:value-type="float" office:value="3268" calcext:value-type="float">
            <text:p>326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string" calcext:value-type="string">
            <text:p>LongEtal2009,LongEtal2011</text:p>
          </table:table-cell>
        </table:table-row>
        <table:table-row table:style-name="ro1">
          <table:table-cell office:value-type="string" calcext:value-type="string">
            <text:p>Sisimiu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15785</text:p>
          </table:table-cell>
          <table:table-cell office:value-type="float" office:value="66.452" calcext:value-type="float">
            <text:p>66.452</text:p>
          </table:table-cell>
          <table:table-cell office:value-type="float" office:value="-53.626" calcext:value-type="float">
            <text:p>-53.626</text:p>
          </table:table-cell>
          <table:table-cell office:value-type="float" office:value="2246" calcext:value-type="float">
            <text:p>22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2.19" calcext:value-type="float">
            <text:p>-2.19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string" calcext:value-type="string">
            <text:p>LongEtal2009,LongEtal2011</text:p>
          </table:table-cell>
        </table:table-row>
        <table:table-row table:style-name="ro1">
          <table:table-cell office:value-type="string" calcext:value-type="string">
            <text:p>Sisimiu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15787</text:p>
          </table:table-cell>
          <table:table-cell office:value-type="float" office:value="66.489" calcext:value-type="float">
            <text:p>66.489</text:p>
          </table:table-cell>
          <table:table-cell office:value-type="float" office:value="-53.596" calcext:value-type="float">
            <text:p>-53.596</text:p>
          </table:table-cell>
          <table:table-cell office:value-type="float" office:value="1363" calcext:value-type="float">
            <text:p>13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4.22" calcext:value-type="float">
            <text:p>-4.22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string" calcext:value-type="string">
            <text:p>LongEtal2009,LongEtal2011</text:p>
          </table:table-cell>
        </table:table-row>
        <table:table-row table:style-name="ro1">
          <table:table-cell office:value-type="string" calcext:value-type="string">
            <text:p>Sisimiu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15789</text:p>
          </table:table-cell>
          <table:table-cell office:value-type="float" office:value="66.475" calcext:value-type="float">
            <text:p>66.475</text:p>
          </table:table-cell>
          <table:table-cell office:value-type="float" office:value="-53.594" calcext:value-type="float">
            <text:p>-53.594</text:p>
          </table:table-cell>
          <table:table-cell office:value-type="float" office:value="2190" calcext:value-type="float">
            <text:p>219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4.025" calcext:value-type="float">
            <text:p>-4.025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string" calcext:value-type="string">
            <text:p>LongEtal2009,LongEtal2011</text:p>
          </table:table-cell>
        </table:table-row>
        <table:table-row table:style-name="ro1">
          <table:table-cell office:value-type="string" calcext:value-type="string">
            <text:p>Sisimiu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15790</text:p>
          </table:table-cell>
          <table:table-cell office:value-type="float" office:value="66.475" calcext:value-type="float">
            <text:p>66.475</text:p>
          </table:table-cell>
          <table:table-cell office:value-type="float" office:value="-53.594" calcext:value-type="float">
            <text:p>-53.594</text:p>
          </table:table-cell>
          <table:table-cell office:value-type="float" office:value="2144" calcext:value-type="float">
            <text:p>21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4.025" calcext:value-type="float">
            <text:p>-4.025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string" calcext:value-type="string">
            <text:p>LongEtal2009,LongEtal2011</text:p>
          </table:table-cell>
        </table:table-row>
        <table:table-row table:style-name="ro1">
          <table:table-cell office:value-type="string" calcext:value-type="string">
            <text:p>Sisimiu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15786</text:p>
          </table:table-cell>
          <table:table-cell office:value-type="float" office:value="66.452" calcext:value-type="float">
            <text:p>66.452</text:p>
          </table:table-cell>
          <table:table-cell office:value-type="float" office:value="-53.626" calcext:value-type="float">
            <text:p>-53.626</text:p>
          </table:table-cell>
          <table:table-cell office:value-type="float" office:value="1258" calcext:value-type="float">
            <text:p>12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1.835" calcext:value-type="float">
            <text:p>-1.835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string" calcext:value-type="string">
            <text:p>LongEtal2009,LongEtal2011</text:p>
          </table:table-cell>
        </table:table-row>
        <table:table-row table:style-name="ro1">
          <table:table-cell office:value-type="string" calcext:value-type="string">
            <text:p>Sisimiu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15788</text:p>
          </table:table-cell>
          <table:table-cell office:value-type="float" office:value="66.489" calcext:value-type="float">
            <text:p>66.489</text:p>
          </table:table-cell>
          <table:table-cell office:value-type="float" office:value="-53.596" calcext:value-type="float">
            <text:p>-53.596</text:p>
          </table:table-cell>
          <table:table-cell office:value-type="float" office:value="1480" calcext:value-type="float">
            <text:p>148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3.865" calcext:value-type="float">
            <text:p>-3.865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string" calcext:value-type="string">
            <text:p>LongEtal2009,LongEtal2011</text:p>
          </table:table-cell>
        </table:table-row>
        <table:table-row table:style-name="ro1">
          <table:table-cell office:value-type="string" calcext:value-type="string">
            <text:p>Qaqorto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5877</text:p>
          </table:table-cell>
          <table:table-cell office:value-type="float" office:value="60.6668833333333" calcext:value-type="float">
            <text:p>60.6668833333333</text:p>
          </table:table-cell>
          <table:table-cell office:value-type="float" office:value="-46.1767833333333" calcext:value-type="float">
            <text:p>-46.1767833333333</text:p>
          </table:table-cell>
          <table:table-cell office:value-type="float" office:value="9640" calcext:value-type="float">
            <text:p>96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1.19" calcext:value-type="float">
            <text:p>31.19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string" calcext:value-type="string">
            <text:p>SparrenbomEtal2006a,LongEtal2011</text:p>
          </table:table-cell>
        </table:table-row>
        <table:table-row table:style-name="ro1">
          <table:table-cell office:value-type="string" calcext:value-type="string">
            <text:p>Qaqorto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5875</text:p>
          </table:table-cell>
          <table:table-cell office:value-type="float" office:value="60.6774666666667" calcext:value-type="float">
            <text:p>60.6774666666667</text:p>
          </table:table-cell>
          <table:table-cell office:value-type="float" office:value="-46.07845" calcext:value-type="float">
            <text:p>-46.07845</text:p>
          </table:table-cell>
          <table:table-cell office:value-type="float" office:value="8930" calcext:value-type="float">
            <text:p>89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ara, Juniperus, Empetrum, Batrachium, <text:s/>Bryopsida, Nitella , Daphni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2.49" calcext:value-type="float">
            <text:p>22.49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string" calcext:value-type="string">
            <text:p>SparrenbomEtal2006a,LongEtal2011</text:p>
          </table:table-cell>
        </table:table-row>
        <table:table-row table:style-name="ro1">
          <table:table-cell office:value-type="string" calcext:value-type="string">
            <text:p>Qaqorto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5873</text:p>
          </table:table-cell>
          <table:table-cell office:value-type="float" office:value="60.6778" calcext:value-type="float">
            <text:p>60.6778</text:p>
          </table:table-cell>
          <table:table-cell office:value-type="float" office:value="-46.0877833333333" calcext:value-type="float">
            <text:p>-46.0877833333333</text:p>
          </table:table-cell>
          <table:table-cell office:value-type="float" office:value="8215" calcext:value-type="float">
            <text:p>821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ippuris, Batrachium, Nitella, Bryopsid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.49" calcext:value-type="float">
            <text:p>12.49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SparrenbomEtal2006a,LongEtal2011</text:p>
          </table:table-cell>
        </table:table-row>
        <table:table-row table:style-name="ro1">
          <table:table-cell office:value-type="string" calcext:value-type="string">
            <text:p>Qaqorto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5910</text:p>
          </table:table-cell>
          <table:table-cell office:value-type="float" office:value="60.8175" calcext:value-type="float">
            <text:p>60.8175</text:p>
          </table:table-cell>
          <table:table-cell office:value-type="float" office:value="-46.0074333333333" calcext:value-type="float">
            <text:p>-46.0074333333333</text:p>
          </table:table-cell>
          <table:table-cell office:value-type="float" office:value="8404" calcext:value-type="float">
            <text:p>840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.39" calcext:value-type="float">
            <text:p>7.39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SparrenbomEtal2006a,LongEtal2011</text:p>
          </table:table-cell>
        </table:table-row>
        <table:table-row table:style-name="ro1">
          <table:table-cell office:value-type="string" calcext:value-type="string">
            <text:p>Qaqorto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5911</text:p>
          </table:table-cell>
          <table:table-cell office:value-type="float" office:value="60.8175" calcext:value-type="float">
            <text:p>60.8175</text:p>
          </table:table-cell>
          <table:table-cell office:value-type="float" office:value="-46.0074333333333" calcext:value-type="float">
            <text:p>-46.0074333333333</text:p>
          </table:table-cell>
          <table:table-cell office:value-type="float" office:value="8505" calcext:value-type="float">
            <text:p>850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yttja sil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.39" calcext:value-type="float">
            <text:p>7.39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SparrenbomEtal2006a,LongEtal2011</text:p>
          </table:table-cell>
        </table:table-row>
        <table:table-row table:style-name="ro1">
          <table:table-cell office:value-type="string" calcext:value-type="string">
            <text:p>Qaqorto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5960</text:p>
          </table:table-cell>
          <table:table-cell office:value-type="float" office:value="60.8669" calcext:value-type="float">
            <text:p>60.8669</text:p>
          </table:table-cell>
          <table:table-cell office:value-type="float" office:value="-45.9477666666667" calcext:value-type="float">
            <text:p>-45.9477666666667</text:p>
          </table:table-cell>
          <table:table-cell office:value-type="float" office:value="8255" calcext:value-type="float">
            <text:p>82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re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.09" calcext:value-type="float">
            <text:p>4.0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SparrenbomEtal2006a,LongEtal2011</text:p>
          </table:table-cell>
        </table:table-row>
        <table:table-row table:style-name="ro1">
          <table:table-cell office:value-type="string" calcext:value-type="string">
            <text:p>Qaqorto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5927</text:p>
          </table:table-cell>
          <table:table-cell office:value-type="float" office:value="60.6710666666667" calcext:value-type="float">
            <text:p>60.6710666666667</text:p>
          </table:table-cell>
          <table:table-cell office:value-type="float" office:value="-46.1486833333333" calcext:value-type="float">
            <text:p>-46.1486833333333</text:p>
          </table:table-cell>
          <table:table-cell office:value-type="float" office:value="7835" calcext:value-type="float">
            <text:p>78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mpetrum, Hippuris, Carex, Potamogeton Batrachium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0.81" calcext:value-type="float">
            <text:p>-0.8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SparrenbomEtal2006a,LongEtal2011</text:p>
          </table:table-cell>
        </table:table-row>
        <table:table-row table:style-name="ro1">
          <table:table-cell office:value-type="string" calcext:value-type="string">
            <text:p>Qaqorto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5914</text:p>
          </table:table-cell>
          <table:table-cell office:value-type="float" office:value="60.6710666666667" calcext:value-type="float">
            <text:p>60.6710666666667</text:p>
          </table:table-cell>
          <table:table-cell office:value-type="float" office:value="-46.1486833333333" calcext:value-type="float">
            <text:p>-46.1486833333333</text:p>
          </table:table-cell>
          <table:table-cell office:value-type="float" office:value="7625" calcext:value-type="float">
            <text:p>76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0.81" calcext:value-type="float">
            <text:p>-0.8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SparrenbomEtal2006a,LongEtal2011</text:p>
          </table:table-cell>
        </table:table-row>
        <table:table-row table:style-name="ro1">
          <table:table-cell office:value-type="string" calcext:value-type="string">
            <text:p>Qaqorto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5926</text:p>
          </table:table-cell>
          <table:table-cell office:value-type="float" office:value="60.6710666666667" calcext:value-type="float">
            <text:p>60.6710666666667</text:p>
          </table:table-cell>
          <table:table-cell office:value-type="float" office:value="-46.1486833333333" calcext:value-type="float">
            <text:p>-46.1486833333333</text:p>
          </table:table-cell>
          <table:table-cell office:value-type="float" office:value="7955" calcext:value-type="float">
            <text:p>79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mpetrum, Potamogeton, Bryopsida, Carex Leaf, Batrachium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0.81" calcext:value-type="float">
            <text:p>-0.8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SparrenbomEtal2006a,LongEtal2011</text:p>
          </table:table-cell>
        </table:table-row>
        <table:table-row table:style-name="ro1">
          <table:table-cell office:value-type="string" calcext:value-type="string">
            <text:p>Qaqorto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5918</text:p>
          </table:table-cell>
          <table:table-cell office:value-type="float" office:value="60.6758333333333" calcext:value-type="float">
            <text:p>60.6758333333333</text:p>
          </table:table-cell>
          <table:table-cell office:value-type="float" office:value="-46.1106333333333" calcext:value-type="float">
            <text:p>-46.1106333333333</text:p>
          </table:table-cell>
          <table:table-cell office:value-type="float" office:value="8060" calcext:value-type="float">
            <text:p>80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2.51" calcext:value-type="float">
            <text:p>-2.5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SparrenbomEtal2006a,LongEtal2011</text:p>
          </table:table-cell>
        </table:table-row>
        <table:table-row table:style-name="ro1">
          <table:table-cell office:value-type="string" calcext:value-type="string">
            <text:p>Qaqorto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5925</text:p>
          </table:table-cell>
          <table:table-cell office:value-type="float" office:value="60.6758333333333" calcext:value-type="float">
            <text:p>60.6758333333333</text:p>
          </table:table-cell>
          <table:table-cell office:value-type="float" office:value="-46.1106333333333" calcext:value-type="float">
            <text:p>-46.1106333333333</text:p>
          </table:table-cell>
          <table:table-cell office:value-type="float" office:value="7945" calcext:value-type="float">
            <text:p>794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tamogeton, Bryopsida, Empetrum, Juniperus Leaf, Salix , Hippuris, Carex, Isoetes Chironomidae Daphnia, Plumatell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2.51" calcext:value-type="float">
            <text:p>-2.5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SparrenbomEtal2006a,LongEtal2011</text:p>
          </table:table-cell>
        </table:table-row>
        <table:table-row table:style-name="ro1">
          <table:table-cell office:value-type="string" calcext:value-type="string">
            <text:p>Qaqorto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5913</text:p>
          </table:table-cell>
          <table:table-cell office:value-type="float" office:value="60.6710666666667" calcext:value-type="float">
            <text:p>60.6710666666667</text:p>
          </table:table-cell>
          <table:table-cell office:value-type="float" office:value="-46.1486833333333" calcext:value-type="float">
            <text:p>-46.1486833333333</text:p>
          </table:table-cell>
          <table:table-cell office:value-type="float" office:value="2890" calcext:value-type="float">
            <text:p>28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0.81" calcext:value-type="float">
            <text:p>-0.8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SparrenbomEtal2006a,LongEtal2011</text:p>
          </table:table-cell>
        </table:table-row>
        <table:table-row table:style-name="ro1">
          <table:table-cell office:value-type="string" calcext:value-type="string">
            <text:p>Qaqorto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5923</text:p>
          </table:table-cell>
          <table:table-cell office:value-type="float" office:value="60.6758333333333" calcext:value-type="float">
            <text:p>60.6758333333333</text:p>
          </table:table-cell>
          <table:table-cell office:value-type="float" office:value="-46.1106333333333" calcext:value-type="float">
            <text:p>-46.1106333333333</text:p>
          </table:table-cell>
          <table:table-cell office:value-type="float" office:value="3470" calcext:value-type="float">
            <text:p>34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ppuris , Empetrum, Potamogeton, Bryopsida Leaf, Twig, Vaccinium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2.51" calcext:value-type="float">
            <text:p>-2.5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SparrenbomEtal2006a,LongEtal2011</text:p>
          </table:table-cell>
        </table:table-row>
        <table:table-row table:style-name="ro1">
          <table:table-cell office:value-type="string" calcext:value-type="string">
            <text:p>Qaqorto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5920</text:p>
          </table:table-cell>
          <table:table-cell office:value-type="float" office:value="61.1219833333333" calcext:value-type="float">
            <text:p>61.1219833333333</text:p>
          </table:table-cell>
          <table:table-cell office:value-type="float" office:value="-45.6285166666667" calcext:value-type="float">
            <text:p>-45.6285166666667</text:p>
          </table:table-cell>
          <table:table-cell office:value-type="float" office:value="9700" calcext:value-type="float">
            <text:p>97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ara, Bryopsid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.89" calcext:value-type="float">
            <text:p>9.89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SparrenbomEtal2006a,LongEtal2011</text:p>
          </table:table-cell>
        </table:table-row>
        <table:table-row table:style-name="ro1">
          <table:table-cell office:value-type="string" calcext:value-type="string">
            <text:p>Qaqorto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5878</text:p>
          </table:table-cell>
          <table:table-cell office:value-type="float" office:value="61.1219833333333" calcext:value-type="float">
            <text:p>61.1219833333333</text:p>
          </table:table-cell>
          <table:table-cell office:value-type="float" office:value="-45.6285166666667" calcext:value-type="float">
            <text:p>-45.6285166666667</text:p>
          </table:table-cell>
          <table:table-cell office:value-type="float" office:value="9845" calcext:value-type="float">
            <text:p>98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ara, Batrachium, Bryopsida, Nitella Potamogeton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.89" calcext:value-type="float">
            <text:p>9.89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SparrenbomEtal2006a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A-5312</text:p>
          </table:table-cell>
          <table:table-cell office:value-type="float" office:value="60.0408" calcext:value-type="float">
            <text:p>60.0408</text:p>
          </table:table-cell>
          <table:table-cell office:value-type="float" office:value="-44.9033" calcext:value-type="float">
            <text:p>-44.9033</text:p>
          </table:table-cell>
          <table:table-cell office:value-type="float" office:value="1020" calcext:value-type="float">
            <text:p>10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uniperus communis, Empetrum <text:s text:c="55"/>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SparrenbomEtal2006b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Poz-7172</text:p>
          </table:table-cell>
          <table:table-cell office:value-type="float" office:value="60.1321" calcext:value-type="float">
            <text:p>60.1321</text:p>
          </table:table-cell>
          <table:table-cell office:value-type="float" office:value="-45.0513" calcext:value-type="float">
            <text:p>-45.0513</text:p>
          </table:table-cell>
          <table:table-cell office:value-type="float" office:value="1550" calcext:value-type="float">
            <text:p>15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yttja <text:s text:c="77"/>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SparrenbomEtal2006b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Poz-7173</text:p>
          </table:table-cell>
          <table:table-cell office:value-type="float" office:value="60.1321" calcext:value-type="float">
            <text:p>60.1321</text:p>
          </table:table-cell>
          <table:table-cell office:value-type="float" office:value="-45.0513" calcext:value-type="float">
            <text:p>-45.0513</text:p>
          </table:table-cell>
          <table:table-cell office:value-type="float" office:value="2810" calcext:value-type="float">
            <text:p>28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yttja <text:s text:c="77"/>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SparrenbomEtal2006b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Poz-7176</text:p>
          </table:table-cell>
          <table:table-cell office:value-type="float" office:value="60.03" calcext:value-type="float">
            <text:p>60.03</text:p>
          </table:table-cell>
          <table:table-cell office:value-type="float" office:value="-44.9303" calcext:value-type="float">
            <text:p>-44.9303</text:p>
          </table:table-cell>
          <table:table-cell office:value-type="float" office:value="2290" calcext:value-type="float">
            <text:p>22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yttja <text:s text:c="77"/>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2.96" calcext:value-type="float">
            <text:p>-2.96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parrenbomEtal2006b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A-5849</text:p>
          </table:table-cell>
          <table:table-cell office:value-type="float" office:value="60.03" calcext:value-type="float">
            <text:p>60.03</text:p>
          </table:table-cell>
          <table:table-cell office:value-type="float" office:value="-44.9303" calcext:value-type="float">
            <text:p>-44.9303</text:p>
          </table:table-cell>
          <table:table-cell office:value-type="float" office:value="2395" calcext:value-type="float">
            <text:p>23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ryopsida indet., Nitella, Empetrum, Isoetes, Daphnia, Juniperus, Chironomidae adul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2.96" calcext:value-type="float">
            <text:p>-2.96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parrenbomEtal2006b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A-5316</text:p>
          </table:table-cell>
          <table:table-cell office:value-type="float" office:value="60.03" calcext:value-type="float">
            <text:p>60.03</text:p>
          </table:table-cell>
          <table:table-cell office:value-type="float" office:value="-44.9303" calcext:value-type="float">
            <text:p>-44.9303</text:p>
          </table:table-cell>
          <table:table-cell office:value-type="float" office:value="7300" calcext:value-type="float">
            <text:p>73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ilty gyttja <text:s text:c="71"/>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2.96" calcext:value-type="float">
            <text:p>-2.96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parrenbomEtal2006b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A-5846</text:p>
          </table:table-cell>
          <table:table-cell office:value-type="float" office:value="60.1896" calcext:value-type="float">
            <text:p>60.1896</text:p>
          </table:table-cell>
          <table:table-cell office:value-type="float" office:value="-45.076" calcext:value-type="float">
            <text:p>-45.076</text:p>
          </table:table-cell>
          <table:table-cell office:value-type="float" office:value="2450" calcext:value-type="float">
            <text:p>245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ryopsida indet., Nitella, Empetrum, Isoetes, Daphnia, Batrachium and Chironomidae <text:s/>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6.01" calcext:value-type="float">
            <text:p>-6.0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SparrenbomEtal2006b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A-5351</text:p>
          </table:table-cell>
          <table:table-cell office:value-type="float" office:value="60.0316" calcext:value-type="float">
            <text:p>60.0316</text:p>
          </table:table-cell>
          <table:table-cell office:value-type="float" office:value="-44.9083" calcext:value-type="float">
            <text:p>-44.9083</text:p>
          </table:table-cell>
          <table:table-cell office:value-type="float" office:value="4375" calcext:value-type="float">
            <text:p>437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yttja <text:s text:c="77"/>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7.46" calcext:value-type="float">
            <text:p>-7.46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parrenbomEtal2006b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A-5315</text:p>
          </table:table-cell>
          <table:table-cell office:value-type="float" office:value="60.03" calcext:value-type="float">
            <text:p>60.03</text:p>
          </table:table-cell>
          <table:table-cell office:value-type="float" office:value="-44.9303" calcext:value-type="float">
            <text:p>-44.9303</text:p>
          </table:table-cell>
          <table:table-cell office:value-type="float" office:value="8085" calcext:value-type="float">
            <text:p>808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ilty gyttja <text:s text:c="71"/>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2.96" calcext:value-type="float">
            <text:p>-2.96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parrenbomEtal2006b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Poz-7320</text:p>
          </table:table-cell>
          <table:table-cell office:value-type="float" office:value="60.1896" calcext:value-type="float">
            <text:p>60.1896</text:p>
          </table:table-cell>
          <table:table-cell office:value-type="float" office:value="-45.076" calcext:value-type="float">
            <text:p>-45.076</text:p>
          </table:table-cell>
          <table:table-cell office:value-type="float" office:value="8560" calcext:value-type="float">
            <text:p>85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yttja <text:s text:c="77"/>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6.01" calcext:value-type="float">
            <text:p>-6.0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SparrenbomEtal2006b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Poz-7178</text:p>
          </table:table-cell>
          <table:table-cell office:value-type="float" office:value="60.0316" calcext:value-type="float">
            <text:p>60.0316</text:p>
          </table:table-cell>
          <table:table-cell office:value-type="float" office:value="-44.9083" calcext:value-type="float">
            <text:p>-44.9083</text:p>
          </table:table-cell>
          <table:table-cell office:value-type="float" office:value="8250" calcext:value-type="float">
            <text:p>8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yttja <text:s text:c="77"/>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7.46" calcext:value-type="float">
            <text:p>-7.46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parrenbomEtal2006b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A-5350</text:p>
          </table:table-cell>
          <table:table-cell office:value-type="float" office:value="60.0316" calcext:value-type="float">
            <text:p>60.0316</text:p>
          </table:table-cell>
          <table:table-cell office:value-type="float" office:value="-44.9083" calcext:value-type="float">
            <text:p>-44.9083</text:p>
          </table:table-cell>
          <table:table-cell office:value-type="float" office:value="8310" calcext:value-type="float">
            <text:p>83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yttja <text:s text:c="77"/>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7.46" calcext:value-type="float">
            <text:p>-7.46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parrenbomEtal2006b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A-5348</text:p>
          </table:table-cell>
          <table:table-cell office:value-type="float" office:value="60.1321" calcext:value-type="float">
            <text:p>60.1321</text:p>
          </table:table-cell>
          <table:table-cell office:value-type="float" office:value="-45.0513" calcext:value-type="float">
            <text:p>-45.0513</text:p>
          </table:table-cell>
          <table:table-cell office:value-type="float" office:value="8410" calcext:value-type="float">
            <text:p>84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yttja <text:s text:c="77"/>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3.81" calcext:value-type="float">
            <text:p>-3.8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SparrenbomEtal2006b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A-5311</text:p>
          </table:table-cell>
          <table:table-cell office:value-type="float" office:value="60.0408" calcext:value-type="float">
            <text:p>60.0408</text:p>
          </table:table-cell>
          <table:table-cell office:value-type="float" office:value="-44.9033" calcext:value-type="float">
            <text:p>-44.9033</text:p>
          </table:table-cell>
          <table:table-cell office:value-type="float" office:value="8350" calcext:value-type="float">
            <text:p>83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mpetrum and Hippuris vulgaris <text:s text:c="53"/>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SparrenbomEtal2006b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A-5225</text:p>
          </table:table-cell>
          <table:table-cell office:value-type="float" office:value="60.1278" calcext:value-type="float">
            <text:p>60.1278</text:p>
          </table:table-cell>
          <table:table-cell office:value-type="float" office:value="-45.0621" calcext:value-type="float">
            <text:p>-45.0621</text:p>
          </table:table-cell>
          <table:table-cell office:value-type="float" office:value="8845" calcext:value-type="float">
            <text:p>884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yttja <text:s text:c="77"/>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.49" calcext:value-type="float">
            <text:p>3.4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SparrenbomEtal2006b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A-5226</text:p>
          </table:table-cell>
          <table:table-cell office:value-type="float" office:value="60.1278" calcext:value-type="float">
            <text:p>60.1278</text:p>
          </table:table-cell>
          <table:table-cell office:value-type="float" office:value="-45.0621" calcext:value-type="float">
            <text:p>-45.0621</text:p>
          </table:table-cell>
          <table:table-cell office:value-type="float" office:value="9110" calcext:value-type="float">
            <text:p>91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yttja <text:s text:c="77"/>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.49" calcext:value-type="float">
            <text:p>3.4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SparrenbomEtal2006b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A-5227</text:p>
          </table:table-cell>
          <table:table-cell office:value-type="float" office:value="60.1278" calcext:value-type="float">
            <text:p>60.1278</text:p>
          </table:table-cell>
          <table:table-cell office:value-type="float" office:value="-45.0621" calcext:value-type="float">
            <text:p>-45.0621</text:p>
          </table:table-cell>
          <table:table-cell office:value-type="float" office:value="9130" calcext:value-type="float">
            <text:p>913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yttja <text:s text:c="77"/>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.49" calcext:value-type="float">
            <text:p>3.4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SparrenbomEtal2006b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15418</text:p>
          </table:table-cell>
          <table:table-cell office:value-type="float" office:value="60.0308333333333" calcext:value-type="float">
            <text:p>60.0308333333333</text:p>
          </table:table-cell>
          <table:table-cell office:value-type="float" office:value="-44.9136666666667" calcext:value-type="float">
            <text:p>-44.9136666666667</text:p>
          </table:table-cell>
          <table:table-cell office:value-type="float" office:value="8930" calcext:value-type="float">
            <text:p>89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. confervoides, E. nigrum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nnikeEtal2002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15419</text:p>
          </table:table-cell>
          <table:table-cell office:value-type="float" office:value="60.033" calcext:value-type="float">
            <text:p>60.033</text:p>
          </table:table-cell>
          <table:table-cell office:value-type="float" office:value="-44.9315" calcext:value-type="float">
            <text:p>-44.9315</text:p>
          </table:table-cell>
          <table:table-cell office:value-type="float" office:value="8905" calcext:value-type="float">
            <text:p>89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. confervoides, H. vulgaris, E. nigrum, Bryum sp., W. exannulat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.49" calcext:value-type="float">
            <text:p>2.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nnikeEtal2002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15412</text:p>
          </table:table-cell>
          <table:table-cell office:value-type="float" office:value="60.0366666666667" calcext:value-type="float">
            <text:p>60.0366666666667</text:p>
          </table:table-cell>
          <table:table-cell office:value-type="float" office:value="-44.9228333333333" calcext:value-type="float">
            <text:p>-44.9228333333333</text:p>
          </table:table-cell>
          <table:table-cell office:value-type="float" office:value="9240" calcext:value-type="float">
            <text:p>924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. confervoides, E. nigrum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.49" calcext:value-type="float">
            <text:p>9.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nnikeEtal2002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15417</text:p>
          </table:table-cell>
          <table:table-cell office:value-type="float" office:value="60.0423333333333" calcext:value-type="float">
            <text:p>60.0423333333333</text:p>
          </table:table-cell>
          <table:table-cell office:value-type="float" office:value="-44.9533333333333" calcext:value-type="float">
            <text:p>-44.9533333333333</text:p>
          </table:table-cell>
          <table:table-cell office:value-type="float" office:value="9810" calcext:value-type="float">
            <text:p>98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W. exannulat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2.49" calcext:value-type="float">
            <text:p>22.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nnikeEtal2002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15902</text:p>
          </table:table-cell>
          <table:table-cell office:value-type="float" office:value="60.0811666666667" calcext:value-type="float">
            <text:p>60.0811666666667</text:p>
          </table:table-cell>
          <table:table-cell office:value-type="float" office:value="-45.1291666666667" calcext:value-type="float">
            <text:p>-45.1291666666667</text:p>
          </table:table-cell>
          <table:table-cell office:value-type="float" office:value="10015" calcext:value-type="float">
            <text:p>100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ulk sedime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4.49" calcext:value-type="float">
            <text:p>24.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nnikeEtal2002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15414</text:p>
          </table:table-cell>
          <table:table-cell office:value-type="float" office:value="60.036" calcext:value-type="float">
            <text:p>60.036</text:p>
          </table:table-cell>
          <table:table-cell office:value-type="float" office:value="-44.9593333333333" calcext:value-type="float">
            <text:p>-44.9593333333333</text:p>
          </table:table-cell>
          <table:table-cell office:value-type="float" office:value="10200" calcext:value-type="float">
            <text:p>102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. pule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8.49" calcext:value-type="float">
            <text:p>28.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nnikeEtal2002,LongEtal2011</text:p>
          </table:table-cell>
        </table:table-row>
        <table:table-row table:style-name="ro1">
          <table:table-cell office:value-type="string" calcext:value-type="string">
            <text:p>Nanort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14844</text:p>
          </table:table-cell>
          <table:table-cell office:value-type="float" office:value="59.9811666666667" calcext:value-type="float">
            <text:p>59.9811666666667</text:p>
          </table:table-cell>
          <table:table-cell office:value-type="float" office:value="-45.1793333333333" calcext:value-type="float">
            <text:p>-45.1793333333333</text:p>
          </table:table-cell>
          <table:table-cell office:value-type="float" office:value="11665" calcext:value-type="float">
            <text:p>1166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ryum sp.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1.49" calcext:value-type="float">
            <text:p>31.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nnikeEtal2002,LongEtal2011</text:p>
          </table:table-cell>
        </table:table-row>
        <table:table-row table:style-name="ro1">
          <table:table-cell office:value-type="string" calcext:value-type="string">
            <text:p>Narsa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2425</text:p>
          </table:table-cell>
          <table:table-cell office:value-type="float" office:value="60.9066666666667" calcext:value-type="float">
            <text:p>60.9066666666667</text:p>
          </table:table-cell>
          <table:table-cell office:value-type="float" office:value="-46.0666666666667" calcext:value-type="float">
            <text:p>-46.0666666666667</text:p>
          </table:table-cell>
          <table:table-cell office:value-type="float" office:value="3080" calcext:value-type="float">
            <text:p>308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ya truncata fragment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8.25" calcext:value-type="float">
            <text:p>-8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BennikeEtal2002</text:p>
          </table:table-cell>
        </table:table-row>
        <table:table-row table:style-name="ro1">
          <table:table-cell office:value-type="string" calcext:value-type="string">
            <text:p>Tasiusa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498</text:p>
          </table:table-cell>
          <table:table-cell office:value-type="float" office:value="61.1377833333333" calcext:value-type="float">
            <text:p>61.1377833333333</text:p>
          </table:table-cell>
          <table:table-cell office:value-type="float" office:value="-45.6561166666667" calcext:value-type="float">
            <text:p>-45.6561166666667</text:p>
          </table:table-cell>
          <table:table-cell office:value-type="float" office:value="7590" calcext:value-type="float">
            <text:p>75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layey algae 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3.33" calcext:value-type="float">
            <text:p>23.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Randsalu2008,LongEtal2011</text:p>
          </table:table-cell>
        </table:table-row>
        <table:table-row table:style-name="ro1">
          <table:table-cell office:value-type="string" calcext:value-type="string">
            <text:p>Tasiusa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500</text:p>
          </table:table-cell>
          <table:table-cell office:value-type="float" office:value="61.1352166666667" calcext:value-type="float">
            <text:p>61.1352166666667</text:p>
          </table:table-cell>
          <table:table-cell office:value-type="float" office:value="-45.6633333333333" calcext:value-type="float">
            <text:p>-45.6633333333333</text:p>
          </table:table-cell>
          <table:table-cell office:value-type="float" office:value="8105" calcext:value-type="float">
            <text:p>81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own mosses, Saxifraga, Draba, Polypodiaceae, bark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.42" calcext:value-type="float">
            <text:p>9.4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Randsalu2008,LongEtal2011</text:p>
          </table:table-cell>
        </table:table-row>
        <table:table-row table:style-name="ro1">
          <table:table-cell office:value-type="string" calcext:value-type="string">
            <text:p>Tasiusa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521</text:p>
          </table:table-cell>
          <table:table-cell office:value-type="float" office:value="61.1341666666667" calcext:value-type="float">
            <text:p>61.1341666666667</text:p>
          </table:table-cell>
          <table:table-cell office:value-type="float" office:value="-45.6533333333333" calcext:value-type="float">
            <text:p>-45.6533333333333</text:p>
          </table:table-cell>
          <table:table-cell office:value-type="float" office:value="7305" calcext:value-type="float">
            <text:p>73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own mos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4.02" calcext:value-type="float">
            <text:p>-4.0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Fredh2008,LongEtal2011</text:p>
          </table:table-cell>
        </table:table-row>
        <table:table-row table:style-name="ro1">
          <table:table-cell office:value-type="string" calcext:value-type="string">
            <text:p>Tasiusaq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524</text:p>
          </table:table-cell>
          <table:table-cell office:value-type="float" office:value="61.1341666666667" calcext:value-type="float">
            <text:p>61.1341666666667</text:p>
          </table:table-cell>
          <table:table-cell office:value-type="float" office:value="-45.6533333333333" calcext:value-type="float">
            <text:p>-45.6533333333333</text:p>
          </table:table-cell>
          <table:table-cell office:value-type="float" office:value="1320" calcext:value-type="float">
            <text:p>13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own moss, Sphagnum sp.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4.02" calcext:value-type="float">
            <text:p>-4.0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Fredh2008,LongEtal2011</text:p>
          </table:table-cell>
        </table:table-row>
        <table:table-row table:style-name="ro1">
          <table:table-cell office:value-type="string" calcext:value-type="string">
            <text:p>Ammass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9428</text:p>
          </table:table-cell>
          <table:table-cell office:value-type="float" office:value="65.755" calcext:value-type="float">
            <text:p>65.755</text:p>
          </table:table-cell>
          <table:table-cell office:value-type="float" office:value="-37.273" calcext:value-type="float">
            <text:p>-37.273</text:p>
          </table:table-cell>
          <table:table-cell office:value-type="float" office:value="9659" calcext:value-type="float">
            <text:p>965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ytj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Etal2008,LongEtal2011</text:p>
          </table:table-cell>
        </table:table-row>
        <table:table-row table:style-name="ro1">
          <table:table-cell office:value-type="string" calcext:value-type="string">
            <text:p>Ammass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9426</text:p>
          </table:table-cell>
          <table:table-cell office:value-type="float" office:value="65.757" calcext:value-type="float">
            <text:p>65.757</text:p>
          </table:table-cell>
          <table:table-cell office:value-type="float" office:value="-37.269" calcext:value-type="float">
            <text:p>-37.269</text:p>
          </table:table-cell>
          <table:table-cell office:value-type="float" office:value="9376" calcext:value-type="float">
            <text:p>937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gytj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Etal2008,LongEtal2011</text:p>
          </table:table-cell>
        </table:table-row>
        <table:table-row table:style-name="ro1">
          <table:table-cell office:value-type="string" calcext:value-type="string">
            <text:p>Ammass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9425</text:p>
          </table:table-cell>
          <table:table-cell office:value-type="float" office:value="65.727" calcext:value-type="float">
            <text:p>65.727</text:p>
          </table:table-cell>
          <table:table-cell office:value-type="float" office:value="-37.295" calcext:value-type="float">
            <text:p>-37.295</text:p>
          </table:table-cell>
          <table:table-cell office:value-type="float" office:value="8523" calcext:value-type="float">
            <text:p>852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ytj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1.13" calcext:value-type="float">
            <text:p>21.13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string" calcext:value-type="string">
            <text:p>LongEtal2008,LongEtal2011</text:p>
          </table:table-cell>
        </table:table-row>
        <table:table-row table:style-name="ro1">
          <table:table-cell office:value-type="string" calcext:value-type="string">
            <text:p>Ammass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9424</text:p>
          </table:table-cell>
          <table:table-cell office:value-type="float" office:value="65.736" calcext:value-type="float">
            <text:p>65.736</text:p>
          </table:table-cell>
          <table:table-cell office:value-type="float" office:value="-37.267" calcext:value-type="float">
            <text:p>-37.267</text:p>
          </table:table-cell>
          <table:table-cell office:value-type="float" office:value="7594" calcext:value-type="float">
            <text:p>759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ytj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.85" calcext:value-type="float">
            <text:p>9.85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string" calcext:value-type="string">
            <text:p>LongEtal2008,LongEtal2011</text:p>
          </table:table-cell>
        </table:table-row>
        <table:table-row table:style-name="ro1">
          <table:table-cell office:value-type="string" calcext:value-type="string">
            <text:p>Ammass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9421</text:p>
          </table:table-cell>
          <table:table-cell office:value-type="float" office:value="65.728" calcext:value-type="float">
            <text:p>65.728</text:p>
          </table:table-cell>
          <table:table-cell office:value-type="float" office:value="-37.285" calcext:value-type="float">
            <text:p>-37.285</text:p>
          </table:table-cell>
          <table:table-cell office:value-type="float" office:value="7202" calcext:value-type="float">
            <text:p>72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ytj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.65" calcext:value-type="float">
            <text:p>5.65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string" calcext:value-type="string">
            <text:p>LongEtal2008,LongEtal2011</text:p>
          </table:table-cell>
        </table:table-row>
        <table:table-row table:style-name="ro1">
          <table:table-cell office:value-type="string" calcext:value-type="string">
            <text:p>Ammassalik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9420</text:p>
          </table:table-cell>
          <table:table-cell office:value-type="float" office:value="65.727" calcext:value-type="float">
            <text:p>65.727</text:p>
          </table:table-cell>
          <table:table-cell office:value-type="float" office:value="-37.278" calcext:value-type="float">
            <text:p>-37.278</text:p>
          </table:table-cell>
          <table:table-cell office:value-type="float" office:value="5868" calcext:value-type="float">
            <text:p>586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ytj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LongEtal2008,Long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485</text:p>
          </table:table-cell>
          <table:table-cell office:value-type="float" office:value="72" calcext:value-type="float">
            <text:p>72</text:p>
          </table:table-cell>
          <table:table-cell office:value-type="float" office:value="-23.333" calcext:value-type="float">
            <text:p>-23.333</text:p>
          </table:table-cell>
          <table:table-cell office:value-type="float" office:value="9120" calcext:value-type="float">
            <text:p>9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ya truncata, Hiatella arctica, 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akansson197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487</text:p>
          </table:table-cell>
          <table:table-cell office:value-type="float" office:value="72.283" calcext:value-type="float">
            <text:p>72.283</text:p>
          </table:table-cell>
          <table:table-cell office:value-type="float" office:value="-24.167" calcext:value-type="float">
            <text:p>-24.167</text:p>
          </table:table-cell>
          <table:table-cell office:value-type="float" office:value="7760" calcext:value-type="float">
            <text:p>77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ya truncata, Hiatella arctica, Macoma calcarea, Astarte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string" calcext:value-type="string">
            <text:p>Hakansson1972,HjortFunder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489</text:p>
          </table:table-cell>
          <table:table-cell office:value-type="float" office:value="72.517" calcext:value-type="float">
            <text:p>72.517</text:p>
          </table:table-cell>
          <table:table-cell office:value-type="float" office:value="-23.967" calcext:value-type="float">
            <text:p>-23.967</text:p>
          </table:table-cell>
          <table:table-cell office:value-type="float" office:value="8680" calcext:value-type="float">
            <text:p>86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ya truncata, Hiatella arctica, 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.6" calcext:value-type="float">
            <text:p>6.6</text:p>
          </table:table-cell>
          <table:table-cell office:value-type="string" calcext:value-type="string">
            <text:p>Hakansson197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491</text:p>
          </table:table-cell>
          <table:table-cell office:value-type="float" office:value="72.45" calcext:value-type="float">
            <text:p>72.45</text:p>
          </table:table-cell>
          <table:table-cell office:value-type="float" office:value="-25.417" calcext:value-type="float">
            <text:p>-25.417</text:p>
          </table:table-cell>
          <table:table-cell office:value-type="float" office:value="8060" calcext:value-type="float">
            <text:p>80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akansson197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528</text:p>
          </table:table-cell>
          <table:table-cell office:value-type="float" office:value="72.133" calcext:value-type="float">
            <text:p>72.133</text:p>
          </table:table-cell>
          <table:table-cell office:value-type="float" office:value="-23.633" calcext:value-type="float">
            <text:p>-23.633</text:p>
          </table:table-cell>
          <table:table-cell office:value-type="float" office:value="9590" calcext:value-type="float">
            <text:p>95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akansson197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529</text:p>
          </table:table-cell>
          <table:table-cell office:value-type="float" office:value="72.517" calcext:value-type="float">
            <text:p>72.517</text:p>
          </table:table-cell>
          <table:table-cell office:value-type="float" office:value="-23.967" calcext:value-type="float">
            <text:p>-23.967</text:p>
          </table:table-cell>
          <table:table-cell office:value-type="float" office:value="9320" calcext:value-type="float">
            <text:p>93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ya truncata, Hiatella arctica, Portlandi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akansson1972,Hjort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530</text:p>
          </table:table-cell>
          <table:table-cell office:value-type="float" office:value="72.383" calcext:value-type="float">
            <text:p>72.383</text:p>
          </table:table-cell>
          <table:table-cell office:value-type="float" office:value="-25" calcext:value-type="float">
            <text:p>-25</text:p>
          </table:table-cell>
          <table:table-cell office:value-type="float" office:value="8170" calcext:value-type="float">
            <text:p>81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ells (probably Mya truncata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string" calcext:value-type="string">
            <text:p>Hakansson197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531</text:p>
          </table:table-cell>
          <table:table-cell office:value-type="float" office:value="72.133" calcext:value-type="float">
            <text:p>72.133</text:p>
          </table:table-cell>
          <table:table-cell office:value-type="float" office:value="-23.583" calcext:value-type="float">
            <text:p>-23.583</text:p>
          </table:table-cell>
          <table:table-cell office:value-type="float" office:value="8940" calcext:value-type="float">
            <text:p>894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ya truncata, Hiatella arctica, 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Hakansson197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533</text:p>
          </table:table-cell>
          <table:table-cell office:value-type="float" office:value="72.9" calcext:value-type="float">
            <text:p>72.9</text:p>
          </table:table-cell>
          <table:table-cell office:value-type="float" office:value="-21.967" calcext:value-type="float">
            <text:p>-21.967</text:p>
          </table:table-cell>
          <table:table-cell office:value-type="float" office:value="9610" calcext:value-type="float">
            <text:p>96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akansson1973,Hjort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584</text:p>
          </table:table-cell>
          <table:table-cell office:value-type="float" office:value="72.8" calcext:value-type="float">
            <text:p>72.8</text:p>
          </table:table-cell>
          <table:table-cell office:value-type="float" office:value="-22.917" calcext:value-type="float">
            <text:p>-22.917</text:p>
          </table:table-cell>
          <table:table-cell office:value-type="float" office:value="5100" calcext:value-type="float">
            <text:p>5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rganic material (mainly algae)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kansson1973,Hjort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585</text:p>
          </table:table-cell>
          <table:table-cell office:value-type="float" office:value="72.8" calcext:value-type="float">
            <text:p>72.8</text:p>
          </table:table-cell>
          <table:table-cell office:value-type="float" office:value="-22.917" calcext:value-type="float">
            <text:p>-22.917</text:p>
          </table:table-cell>
          <table:table-cell office:value-type="float" office:value="6190" calcext:value-type="float">
            <text:p>619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akansson1973,Hjort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586</text:p>
          </table:table-cell>
          <table:table-cell office:value-type="float" office:value="72.8" calcext:value-type="float">
            <text:p>72.8</text:p>
          </table:table-cell>
          <table:table-cell office:value-type="float" office:value="-22.917" calcext:value-type="float">
            <text:p>-22.917</text:p>
          </table:table-cell>
          <table:table-cell office:value-type="float" office:value="6470" calcext:value-type="float">
            <text:p>64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akansson1973,Hjort1973,HjortFunder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608</text:p>
          </table:table-cell>
          <table:table-cell office:value-type="float" office:value="72.917" calcext:value-type="float">
            <text:p>72.917</text:p>
          </table:table-cell>
          <table:table-cell office:value-type="float" office:value="-24.8" calcext:value-type="float">
            <text:p>-24.8</text:p>
          </table:table-cell>
          <table:table-cell office:value-type="float" office:value="8090" calcext:value-type="float">
            <text:p>80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atella arctica, Mya truncata, Mytilus edu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akansson1973,HjortFunder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645</text:p>
          </table:table-cell>
          <table:table-cell office:value-type="float" office:value="72.733" calcext:value-type="float">
            <text:p>72.733</text:p>
          </table:table-cell>
          <table:table-cell office:value-type="float" office:value="-23" calcext:value-type="float">
            <text:p>-23</text:p>
          </table:table-cell>
          <table:table-cell office:value-type="float" office:value="9660" calcext:value-type="float">
            <text:p>96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akansson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646</text:p>
          </table:table-cell>
          <table:table-cell office:value-type="float" office:value="72.883" calcext:value-type="float">
            <text:p>72.883</text:p>
          </table:table-cell>
          <table:table-cell office:value-type="float" office:value="-23.417" calcext:value-type="float">
            <text:p>-23.417</text:p>
          </table:table-cell>
          <table:table-cell office:value-type="float" office:value="9540" calcext:value-type="float">
            <text:p>954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akansson1973,Hjort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647</text:p>
          </table:table-cell>
          <table:table-cell office:value-type="float" office:value="72.117" calcext:value-type="float">
            <text:p>72.117</text:p>
          </table:table-cell>
          <table:table-cell office:value-type="float" office:value="-23.567" calcext:value-type="float">
            <text:p>-23.567</text:p>
          </table:table-cell>
          <table:table-cell office:value-type="float" office:value="9610" calcext:value-type="float">
            <text:p>96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akansson1973,Hjort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648</text:p>
          </table:table-cell>
          <table:table-cell office:value-type="float" office:value="72.567" calcext:value-type="float">
            <text:p>72.567</text:p>
          </table:table-cell>
          <table:table-cell office:value-type="float" office:value="-24.7" calcext:value-type="float">
            <text:p>-24.7</text:p>
          </table:table-cell>
          <table:table-cell office:value-type="float" office:value="8860" calcext:value-type="float">
            <text:p>88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akansson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649</text:p>
          </table:table-cell>
          <table:table-cell office:value-type="float" office:value="72.1" calcext:value-type="float">
            <text:p>72.1</text:p>
          </table:table-cell>
          <table:table-cell office:value-type="float" office:value="-23.833" calcext:value-type="float">
            <text:p>-23.833</text:p>
          </table:table-cell>
          <table:table-cell office:value-type="float" office:value="8660" calcext:value-type="float">
            <text:p>86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akansson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710</text:p>
          </table:table-cell>
          <table:table-cell office:value-type="float" office:value="72.933" calcext:value-type="float">
            <text:p>72.933</text:p>
          </table:table-cell>
          <table:table-cell office:value-type="float" office:value="-22.667" calcext:value-type="float">
            <text:p>-22.667</text:p>
          </table:table-cell>
          <table:table-cell office:value-type="float" office:value="9820" calcext:value-type="float">
            <text:p>982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akansson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711</text:p>
          </table:table-cell>
          <table:table-cell office:value-type="float" office:value="72.6" calcext:value-type="float">
            <text:p>72.6</text:p>
          </table:table-cell>
          <table:table-cell office:value-type="float" office:value="-24.733" calcext:value-type="float">
            <text:p>-24.733</text:p>
          </table:table-cell>
          <table:table-cell office:value-type="float" office:value="8920" calcext:value-type="float">
            <text:p>89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akansson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712</text:p>
          </table:table-cell>
          <table:table-cell office:value-type="float" office:value="72.5" calcext:value-type="float">
            <text:p>72.5</text:p>
          </table:table-cell>
          <table:table-cell office:value-type="float" office:value="-23.083" calcext:value-type="float">
            <text:p>-23.083</text:p>
          </table:table-cell>
          <table:table-cell office:value-type="float" office:value="9980" calcext:value-type="float">
            <text:p>99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akansson1974,Hjort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713</text:p>
          </table:table-cell>
          <table:table-cell office:value-type="float" office:value="72.6" calcext:value-type="float">
            <text:p>72.6</text:p>
          </table:table-cell>
          <table:table-cell office:value-type="float" office:value="-26.383" calcext:value-type="float">
            <text:p>-26.383</text:p>
          </table:table-cell>
          <table:table-cell office:value-type="float" office:value="7310" calcext:value-type="float">
            <text:p>73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ya truncata, Hiatella arctica, 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string" calcext:value-type="string">
            <text:p>Hakansson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714</text:p>
          </table:table-cell>
          <table:table-cell office:value-type="float" office:value="72.7" calcext:value-type="float">
            <text:p>72.7</text:p>
          </table:table-cell>
          <table:table-cell office:value-type="float" office:value="-22.967" calcext:value-type="float">
            <text:p>-22.967</text:p>
          </table:table-cell>
          <table:table-cell office:value-type="float" office:value="9070" calcext:value-type="float">
            <text:p>90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akansson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764</text:p>
          </table:table-cell>
          <table:table-cell office:value-type="float" office:value="71.883" calcext:value-type="float">
            <text:p>71.883</text:p>
          </table:table-cell>
          <table:table-cell office:value-type="float" office:value="-22.917" calcext:value-type="float">
            <text:p>-22.917</text:p>
          </table:table-cell>
          <table:table-cell office:value-type="float" office:value="9880" calcext:value-type="float">
            <text:p>98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Hakansson1974,Hjort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765</text:p>
          </table:table-cell>
          <table:table-cell office:value-type="float" office:value="72.917" calcext:value-type="float">
            <text:p>72.917</text:p>
          </table:table-cell>
          <table:table-cell office:value-type="float" office:value="-25.75" calcext:value-type="float">
            <text:p>-25.75</text:p>
          </table:table-cell>
          <table:table-cell office:value-type="float" office:value="7320" calcext:value-type="float">
            <text:p>73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ya truncata, Hiatella arctica, Macoma calcarea, Clinocardium ciliatum, Mytilus edu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akansson1974,HjortFunder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766</text:p>
          </table:table-cell>
          <table:table-cell office:value-type="float" office:value="72.633" calcext:value-type="float">
            <text:p>72.633</text:p>
          </table:table-cell>
          <table:table-cell office:value-type="float" office:value="-22.683" calcext:value-type="float">
            <text:p>-22.683</text:p>
          </table:table-cell>
          <table:table-cell office:value-type="float" office:value="8420" calcext:value-type="float">
            <text:p>84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atella arctica, Mya truncata, Nicania montagui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akansson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767</text:p>
          </table:table-cell>
          <table:table-cell office:value-type="float" office:value="72.733" calcext:value-type="float">
            <text:p>72.733</text:p>
          </table:table-cell>
          <table:table-cell office:value-type="float" office:value="-26.167" calcext:value-type="float">
            <text:p>-26.167</text:p>
          </table:table-cell>
          <table:table-cell office:value-type="float" office:value="7860" calcext:value-type="float">
            <text:p>78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akansson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768</text:p>
          </table:table-cell>
          <table:table-cell office:value-type="float" office:value="72.817" calcext:value-type="float">
            <text:p>72.817</text:p>
          </table:table-cell>
          <table:table-cell office:value-type="float" office:value="-23.283" calcext:value-type="float">
            <text:p>-23.283</text:p>
          </table:table-cell>
          <table:table-cell office:value-type="float" office:value="9030" calcext:value-type="float">
            <text:p>903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ya truncata, Hiatella arctica, Tridonta borealis, Nicania montagui, Bathyarca glaci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string" calcext:value-type="string">
            <text:p>Hakansson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789</text:p>
          </table:table-cell>
          <table:table-cell office:value-type="float" office:value="72" calcext:value-type="float">
            <text:p>72</text:p>
          </table:table-cell>
          <table:table-cell office:value-type="float" office:value="-23.333" calcext:value-type="float">
            <text:p>-23.333</text:p>
          </table:table-cell>
          <table:table-cell office:value-type="float" office:value="9510" calcext:value-type="float">
            <text:p>95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akansson1974,Hjort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790</text:p>
          </table:table-cell>
          <table:table-cell office:value-type="float" office:value="72.417" calcext:value-type="float">
            <text:p>72.417</text:p>
          </table:table-cell>
          <table:table-cell office:value-type="float" office:value="-24.583" calcext:value-type="float">
            <text:p>-24.583</text:p>
          </table:table-cell>
          <table:table-cell office:value-type="float" office:value="9130" calcext:value-type="float">
            <text:p>91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ya truncata, Hiatella arctica, 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akansson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791</text:p>
          </table:table-cell>
          <table:table-cell office:value-type="float" office:value="72.733" calcext:value-type="float">
            <text:p>72.733</text:p>
          </table:table-cell>
          <table:table-cell office:value-type="float" office:value="-25.083" calcext:value-type="float">
            <text:p>-25.083</text:p>
          </table:table-cell>
          <table:table-cell office:value-type="float" office:value="7970" calcext:value-type="float">
            <text:p>79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ya truncata, Hiatella arctica, 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string" calcext:value-type="string">
            <text:p>Hakansson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792</text:p>
          </table:table-cell>
          <table:table-cell office:value-type="float" office:value="72.4" calcext:value-type="float">
            <text:p>72.4</text:p>
          </table:table-cell>
          <table:table-cell office:value-type="float" office:value="-24.917" calcext:value-type="float">
            <text:p>-24.917</text:p>
          </table:table-cell>
          <table:table-cell office:value-type="float" office:value="8550" calcext:value-type="float">
            <text:p>855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ya truncata, Hiatella arctica, 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7.6" calcext:value-type="float">
            <text:p>7.6</text:p>
          </table:table-cell>
          <table:table-cell office:value-type="string" calcext:value-type="string">
            <text:p>Hakansson1974,Hjort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793</text:p>
          </table:table-cell>
          <table:table-cell office:value-type="float" office:value="72.883" calcext:value-type="float">
            <text:p>72.883</text:p>
          </table:table-cell>
          <table:table-cell office:value-type="float" office:value="-23.417" calcext:value-type="float">
            <text:p>-23.417</text:p>
          </table:table-cell>
          <table:table-cell office:value-type="float" office:value="8830" calcext:value-type="float">
            <text:p>883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akansson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825</text:p>
          </table:table-cell>
          <table:table-cell office:value-type="float" office:value="72.733" calcext:value-type="float">
            <text:p>72.733</text:p>
          </table:table-cell>
          <table:table-cell office:value-type="float" office:value="-25.083" calcext:value-type="float">
            <text:p>-25.083</text:p>
          </table:table-cell>
          <table:table-cell office:value-type="float" office:value="8270" calcext:value-type="float">
            <text:p>82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ya truncata, Hiatella arctica, 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string" calcext:value-type="string">
            <text:p>Hakansson1974,Hjort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826</text:p>
          </table:table-cell>
          <table:table-cell office:value-type="float" office:value="72.517" calcext:value-type="float">
            <text:p>72.517</text:p>
          </table:table-cell>
          <table:table-cell office:value-type="float" office:value="-23.967" calcext:value-type="float">
            <text:p>-23.967</text:p>
          </table:table-cell>
          <table:table-cell office:value-type="float" office:value="8910" calcext:value-type="float">
            <text:p>89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ya truncata, Hiatella arctica, 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Hakansson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827</text:p>
          </table:table-cell>
          <table:table-cell office:value-type="float" office:value="72.517" calcext:value-type="float">
            <text:p>72.517</text:p>
          </table:table-cell>
          <table:table-cell office:value-type="float" office:value="-23.967" calcext:value-type="float">
            <text:p>-23.967</text:p>
          </table:table-cell>
          <table:table-cell office:value-type="float" office:value="7190" calcext:value-type="float">
            <text:p>7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ya truncata, Hiatella arctica, Macoma calcarea, Nicania montagui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akansson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828</text:p>
          </table:table-cell>
          <table:table-cell office:value-type="float" office:value="72.517" calcext:value-type="float">
            <text:p>72.517</text:p>
          </table:table-cell>
          <table:table-cell office:value-type="float" office:value="-23.967" calcext:value-type="float">
            <text:p>-23.967</text:p>
          </table:table-cell>
          <table:table-cell office:value-type="float" office:value="5570" calcext:value-type="float">
            <text:p>557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ya truncata, Macoma calcarea, Serri fees groenlandica, Clinocardium ciliatum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string" calcext:value-type="string">
            <text:p>Hakansson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829</text:p>
          </table:table-cell>
          <table:table-cell office:value-type="float" office:value="72.7" calcext:value-type="float">
            <text:p>72.7</text:p>
          </table:table-cell>
          <table:table-cell office:value-type="float" office:value="-22.967" calcext:value-type="float">
            <text:p>-22.967</text:p>
          </table:table-cell>
          <table:table-cell office:value-type="float" office:value="8250" calcext:value-type="float">
            <text:p>82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ya truncata, Hiatella arctica, Tridonta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string" calcext:value-type="string">
            <text:p>Hakansson1974,HjortFunder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830</text:p>
          </table:table-cell>
          <table:table-cell office:value-type="float" office:value="72.817" calcext:value-type="float">
            <text:p>72.817</text:p>
          </table:table-cell>
          <table:table-cell office:value-type="float" office:value="-23.283" calcext:value-type="float">
            <text:p>-23.283</text:p>
          </table:table-cell>
          <table:table-cell office:value-type="float" office:value="8270" calcext:value-type="float">
            <text:p>82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ya truncata, Hiatella arctica, 1Iacoma calcarea, Nicania montagui, Mytilus edu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akansson1974,HjortFunder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831</text:p>
          </table:table-cell>
          <table:table-cell office:value-type="float" office:value="72.217" calcext:value-type="float">
            <text:p>72.217</text:p>
          </table:table-cell>
          <table:table-cell office:value-type="float" office:value="-23.883" calcext:value-type="float">
            <text:p>-23.883</text:p>
          </table:table-cell>
          <table:table-cell office:value-type="float" office:value="4130" calcext:value-type="float">
            <text:p>4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ya truncata, Hiatella arctica, Macoma calcarea, Clinocardium ciliatum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kansson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866</text:p>
          </table:table-cell>
          <table:table-cell office:value-type="float" office:value="72.4" calcext:value-type="float">
            <text:p>72.4</text:p>
          </table:table-cell>
          <table:table-cell office:value-type="float" office:value="-26.233" calcext:value-type="float">
            <text:p>-26.233</text:p>
          </table:table-cell>
          <table:table-cell office:value-type="float" office:value="7140" calcext:value-type="float">
            <text:p>71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string" calcext:value-type="string">
            <text:p>Hakansson1975,HjortFunder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867</text:p>
          </table:table-cell>
          <table:table-cell office:value-type="float" office:value="73.667" calcext:value-type="float">
            <text:p>73.667</text:p>
          </table:table-cell>
          <table:table-cell office:value-type="float" office:value="-21.833" calcext:value-type="float">
            <text:p>-21.833</text:p>
          </table:table-cell>
          <table:table-cell office:value-type="float" office:value="6500" calcext:value-type="float">
            <text:p>65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ytilus edulu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string" calcext:value-type="string">
            <text:p>Hakansson1975,HjortFunder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868</text:p>
          </table:table-cell>
          <table:table-cell office:value-type="float" office:value="73.617" calcext:value-type="float">
            <text:p>73.617</text:p>
          </table:table-cell>
          <table:table-cell office:value-type="float" office:value="-22.35" calcext:value-type="float">
            <text:p>-22.35</text:p>
          </table:table-cell>
          <table:table-cell office:value-type="float" office:value="6460" calcext:value-type="float">
            <text:p>64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ya truncata, Macoma calcarea, Clinocardium ciliatum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kansson1975,HjortFunder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882</text:p>
          </table:table-cell>
          <table:table-cell office:value-type="float" office:value="73.55" calcext:value-type="float">
            <text:p>73.55</text:p>
          </table:table-cell>
          <table:table-cell office:value-type="float" office:value="-20.75" calcext:value-type="float">
            <text:p>-20.75</text:p>
          </table:table-cell>
          <table:table-cell office:value-type="float" office:value="10720" calcext:value-type="float">
            <text:p>107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Hakansson1975,Hjort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883</text:p>
          </table:table-cell>
          <table:table-cell office:value-type="float" office:value="73.667" calcext:value-type="float">
            <text:p>73.667</text:p>
          </table:table-cell>
          <table:table-cell office:value-type="float" office:value="-22" calcext:value-type="float">
            <text:p>-22</text:p>
          </table:table-cell>
          <table:table-cell office:value-type="float" office:value="9220" calcext:value-type="float">
            <text:p>92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Hakansson197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884</text:p>
          </table:table-cell>
          <table:table-cell office:value-type="float" office:value="73.483" calcext:value-type="float">
            <text:p>73.483</text:p>
          </table:table-cell>
          <table:table-cell office:value-type="float" office:value="-21.617" calcext:value-type="float">
            <text:p>-21.617</text:p>
          </table:table-cell>
          <table:table-cell office:value-type="float" office:value="6520" calcext:value-type="float">
            <text:p>65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ya truncata, Tridonta borealis, Nicania montagui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akansson197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885</text:p>
          </table:table-cell>
          <table:table-cell office:value-type="float" office:value="73.733" calcext:value-type="float">
            <text:p>73.733</text:p>
          </table:table-cell>
          <table:table-cell office:value-type="float" office:value="-20.75" calcext:value-type="float">
            <text:p>-20.75</text:p>
          </table:table-cell>
          <table:table-cell office:value-type="float" office:value="9540" calcext:value-type="float">
            <text:p>95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akansson197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886</text:p>
          </table:table-cell>
          <table:table-cell office:value-type="float" office:value="73.683" calcext:value-type="float">
            <text:p>73.683</text:p>
          </table:table-cell>
          <table:table-cell office:value-type="float" office:value="-21.833" calcext:value-type="float">
            <text:p>-21.833</text:p>
          </table:table-cell>
          <table:table-cell office:value-type="float" office:value="9290" calcext:value-type="float">
            <text:p>92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akansson1975,Hjort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1069</text:p>
          </table:table-cell>
          <table:table-cell office:value-type="float" office:value="72.417" calcext:value-type="float">
            <text:p>72.417</text:p>
          </table:table-cell>
          <table:table-cell office:value-type="float" office:value="-25.917" calcext:value-type="float">
            <text:p>-25.917</text:p>
          </table:table-cell>
          <table:table-cell office:value-type="float" office:value="6400" calcext:value-type="float">
            <text:p>64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string" calcext:value-type="string">
            <text:p>Hakansson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1070</text:p>
          </table:table-cell>
          <table:table-cell office:value-type="float" office:value="72.717" calcext:value-type="float">
            <text:p>72.717</text:p>
          </table:table-cell>
          <table:table-cell office:value-type="float" office:value="-26.833" calcext:value-type="float">
            <text:p>-26.833</text:p>
          </table:table-cell>
          <table:table-cell office:value-type="float" office:value="7530" calcext:value-type="float">
            <text:p>7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kansson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1095</text:p>
          </table:table-cell>
          <table:table-cell office:value-type="float" office:value="72.133" calcext:value-type="float">
            <text:p>72.133</text:p>
          </table:table-cell>
          <table:table-cell office:value-type="float" office:value="-23.633" calcext:value-type="float">
            <text:p>-23.633</text:p>
          </table:table-cell>
          <table:table-cell office:value-type="float" office:value="8580" calcext:value-type="float">
            <text:p>85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hale vertebra (probably Balanea mysticetus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akansson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1103</text:p>
          </table:table-cell>
          <table:table-cell office:value-type="float" office:value="72.133" calcext:value-type="float">
            <text:p>72.133</text:p>
          </table:table-cell>
          <table:table-cell office:value-type="float" office:value="-23.633" calcext:value-type="float">
            <text:p>-23.633</text:p>
          </table:table-cell>
          <table:table-cell office:value-type="float" office:value="8850" calcext:value-type="float">
            <text:p>885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ya truncata, Hiatella arctica, and 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akansson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1741</text:p>
          </table:table-cell>
          <table:table-cell office:value-type="float" office:value="75.317" calcext:value-type="float">
            <text:p>75.317</text:p>
          </table:table-cell>
          <table:table-cell office:value-type="float" office:value="-20.05" calcext:value-type="float">
            <text:p>-20.05</text:p>
          </table:table-cell>
          <table:table-cell office:value-type="float" office:value="7440" calcext:value-type="float">
            <text:p>744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lay gyttja</text:p>
          </table:table-cell>
          <table:table-cell office:value-type="string" calcext:value-type="string">
            <text:p>corr_terrestri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string" calcext:value-type="string">
            <text:p>Hakansson198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1742</text:p>
          </table:table-cell>
          <table:table-cell office:value-type="float" office:value="75.317" calcext:value-type="float">
            <text:p>75.317</text:p>
          </table:table-cell>
          <table:table-cell office:value-type="float" office:value="-20.05" calcext:value-type="float">
            <text:p>-20.05</text:p>
          </table:table-cell>
          <table:table-cell office:value-type="float" office:value="5140" calcext:value-type="float">
            <text:p>514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lay gyttja with moss remains</text:p>
          </table:table-cell>
          <table:table-cell office:value-type="string" calcext:value-type="string">
            <text:p>corr_terrestri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string" calcext:value-type="string">
            <text:p>Hakansson198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1743</text:p>
          </table:table-cell>
          <table:table-cell office:value-type="float" office:value="75.317" calcext:value-type="float">
            <text:p>75.317</text:p>
          </table:table-cell>
          <table:table-cell office:value-type="float" office:value="-20.05" calcext:value-type="float">
            <text:p>-20.05</text:p>
          </table:table-cell>
          <table:table-cell office:value-type="float" office:value="4530" calcext:value-type="float">
            <text:p>453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lay gyttja with moss remains</text:p>
          </table:table-cell>
          <table:table-cell office:value-type="string" calcext:value-type="string">
            <text:p>corr_terrestri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string" calcext:value-type="string">
            <text:p>Hakansson198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1744</text:p>
          </table:table-cell>
          <table:table-cell office:value-type="float" office:value="75.317" calcext:value-type="float">
            <text:p>75.317</text:p>
          </table:table-cell>
          <table:table-cell office:value-type="float" office:value="-20.05" calcext:value-type="float">
            <text:p>-20.05</text:p>
          </table:table-cell>
          <table:table-cell office:value-type="float" office:value="3670" calcext:value-type="float">
            <text:p>36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ay gyttja with moss remains</text:p>
          </table:table-cell>
          <table:table-cell office:value-type="string" calcext:value-type="string">
            <text:p>corr_terrestri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string" calcext:value-type="string">
            <text:p>Hakansson198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1745</text:p>
          </table:table-cell>
          <table:table-cell office:value-type="float" office:value="75.317" calcext:value-type="float">
            <text:p>75.317</text:p>
          </table:table-cell>
          <table:table-cell office:value-type="float" office:value="-20.05" calcext:value-type="float">
            <text:p>-20.05</text:p>
          </table:table-cell>
          <table:table-cell office:value-type="float" office:value="2390" calcext:value-type="float">
            <text:p>23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lay gyttja with moss remains</text:p>
          </table:table-cell>
          <table:table-cell office:value-type="string" calcext:value-type="string">
            <text:p>corr_terrestri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string" calcext:value-type="string">
            <text:p>Hakansson198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1746</text:p>
          </table:table-cell>
          <table:table-cell office:value-type="float" office:value="75.317" calcext:value-type="float">
            <text:p>75.317</text:p>
          </table:table-cell>
          <table:table-cell office:value-type="float" office:value="-19.667" calcext:value-type="float">
            <text:p>-19.667</text:p>
          </table:table-cell>
          <table:table-cell office:value-type="float" office:value="11540" calcext:value-type="float">
            <text:p>1154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lay gyttja with moss remains</text:p>
          </table:table-cell>
          <table:table-cell office:value-type="string" calcext:value-type="string">
            <text:p>corr_terrestri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string" calcext:value-type="string">
            <text:p>Hakansson198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1874</text:p>
          </table:table-cell>
          <table:table-cell office:value-type="float" office:value="80.283" calcext:value-type="float">
            <text:p>80.283</text:p>
          </table:table-cell>
          <table:table-cell office:value-type="float" office:value="-16.167" calcext:value-type="float">
            <text:p>-16.167</text:p>
          </table:table-cell>
          <table:table-cell office:value-type="float" office:value="7490" calcext:value-type="float">
            <text:p>74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ya truncata, Hiatella arctica, and Astarte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string" calcext:value-type="string">
            <text:p>Hakansson198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-2574</text:p>
          </table:table-cell>
          <table:table-cell office:value-type="float" office:value="81.167" calcext:value-type="float">
            <text:p>81.167</text:p>
          </table:table-cell>
          <table:table-cell office:value-type="float" office:value="-14" calcext:value-type="float">
            <text:p>-14</text:p>
          </table:table-cell>
          <table:table-cell office:value-type="float" office:value="10100" calcext:value-type="float">
            <text:p>10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.8" calcext:value-type="float">
            <text:p>6.8</text:p>
          </table:table-cell>
          <table:table-cell office:value-type="string" calcext:value-type="string">
            <text:p>Hakansson1987,Hjort199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Y-596</text:p>
          </table:table-cell>
          <table:table-cell office:value-type="float" office:value="72.218" calcext:value-type="float">
            <text:p>72.218</text:p>
          </table:table-cell>
          <table:table-cell office:value-type="float" office:value="-23.938" calcext:value-type="float">
            <text:p>-23.938</text:p>
          </table:table-cell>
          <table:table-cell office:value-type="float" office:value="9310" calcext:value-type="float">
            <text:p>93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ya truncata L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ashburnStuiver19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Y-599</text:p>
          </table:table-cell>
          <table:table-cell office:value-type="float" office:value="72.252" calcext:value-type="float">
            <text:p>72.252</text:p>
          </table:table-cell>
          <table:table-cell office:value-type="float" office:value="-23.977" calcext:value-type="float">
            <text:p>-23.977</text:p>
          </table:table-cell>
          <table:table-cell office:value-type="float" office:value="9330" calcext:value-type="float">
            <text:p>933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ya truncata L., Hiafella arctica L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7.5" calcext:value-type="float">
            <text:p>67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WashburnStuiver19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Y-600</text:p>
          </table:table-cell>
          <table:table-cell office:value-type="float" office:value="72.223" calcext:value-type="float">
            <text:p>72.223</text:p>
          </table:table-cell>
          <table:table-cell office:value-type="float" office:value="-23.906" calcext:value-type="float">
            <text:p>-23.906</text:p>
          </table:table-cell>
          <table:table-cell office:value-type="float" office:value="7240" calcext:value-type="float">
            <text:p>724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ya truncata L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string" calcext:value-type="string">
            <text:p>WashburnStuiver19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Y-602</text:p>
          </table:table-cell>
          <table:table-cell office:value-type="float" office:value="72.242" calcext:value-type="float">
            <text:p>72.242</text:p>
          </table:table-cell>
          <table:table-cell office:value-type="float" office:value="-23.853" calcext:value-type="float">
            <text:p>-23.853</text:p>
          </table:table-cell>
          <table:table-cell office:value-type="float" office:value="8090" calcext:value-type="float">
            <text:p>809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iatella arctica L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string" calcext:value-type="string">
            <text:p>WashburnStuiver19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Y-606</text:p>
          </table:table-cell>
          <table:table-cell office:value-type="float" office:value="72.26" calcext:value-type="float">
            <text:p>72.26</text:p>
          </table:table-cell>
          <table:table-cell office:value-type="float" office:value="-23.913" calcext:value-type="float">
            <text:p>-23.913</text:p>
          </table:table-cell>
          <table:table-cell office:value-type="float" office:value="550" calcext:value-type="float">
            <text:p>5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starte borealis Schumacker, Astarte crenata, Gray Cardium ciliaturn, Fabricius, Hiatella arctica L., Margarites undalata, Sowerby, Mya arenaria L.?, Mya truncata L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WashburnStuiver19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Y-702</text:p>
          </table:table-cell>
          <table:table-cell office:value-type="float" office:value="72.223" calcext:value-type="float">
            <text:p>72.223</text:p>
          </table:table-cell>
          <table:table-cell office:value-type="float" office:value="-23.896" calcext:value-type="float">
            <text:p>-23.896</text:p>
          </table:table-cell>
          <table:table-cell office:value-type="float" office:value="1285" calcext:value-type="float">
            <text:p>12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rift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ashburnStuiver19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Y-703</text:p>
          </table:table-cell>
          <table:table-cell office:value-type="float" office:value="72.222" calcext:value-type="float">
            <text:p>72.222</text:p>
          </table:table-cell>
          <table:table-cell office:value-type="float" office:value="-23.899" calcext:value-type="float">
            <text:p>-23.899</text:p>
          </table:table-cell>
          <table:table-cell office:value-type="float" office:value="3530" calcext:value-type="float">
            <text:p>35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ift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ashburnStuiver19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Y-704</text:p>
          </table:table-cell>
          <table:table-cell office:value-type="float" office:value="72.245" calcext:value-type="float">
            <text:p>72.245</text:p>
          </table:table-cell>
          <table:table-cell office:value-type="float" office:value="-23.834" calcext:value-type="float">
            <text:p>-23.834</text:p>
          </table:table-cell>
          <table:table-cell office:value-type="float" office:value="8280" calcext:value-type="float">
            <text:p>828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ya truncata L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ashburnStuiver19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Y-708</text:p>
          </table:table-cell>
          <table:table-cell office:value-type="float" office:value="72.245" calcext:value-type="float">
            <text:p>72.245</text:p>
          </table:table-cell>
          <table:table-cell office:value-type="float" office:value="-23.952" calcext:value-type="float">
            <text:p>-23.952</text:p>
          </table:table-cell>
          <table:table-cell office:value-type="float" office:value="7220" calcext:value-type="float">
            <text:p>72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ytilus edilus L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string" calcext:value-type="string">
            <text:p>WashburnStuiver1962,HjortFunder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Y-711</text:p>
          </table:table-cell>
          <table:table-cell office:value-type="float" office:value="72.185" calcext:value-type="float">
            <text:p>72.185</text:p>
          </table:table-cell>
          <table:table-cell office:value-type="float" office:value="-23.745" calcext:value-type="float">
            <text:p>-23.745</text:p>
          </table:table-cell>
          <table:table-cell office:value-type="float" office:value="9050" calcext:value-type="float">
            <text:p>90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iatella arctic L., Mya truncata L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1.5" calcext:value-type="float">
            <text:p>71.5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string" calcext:value-type="string">
            <text:p>WashburnStuiver19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Y-712</text:p>
          </table:table-cell>
          <table:table-cell office:value-type="float" office:value="72.12" calcext:value-type="float">
            <text:p>72.12</text:p>
          </table:table-cell>
          <table:table-cell office:value-type="float" office:value="-23.903" calcext:value-type="float">
            <text:p>-23.903</text:p>
          </table:table-cell>
          <table:table-cell office:value-type="float" office:value="9030" calcext:value-type="float">
            <text:p>90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ya truncata L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8.5" calcext:value-type="float">
            <text:p>48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ashburnStuiver19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Y-713</text:p>
          </table:table-cell>
          <table:table-cell office:value-type="float" office:value="72.12" calcext:value-type="float">
            <text:p>72.12</text:p>
          </table:table-cell>
          <table:table-cell office:value-type="float" office:value="-23.903" calcext:value-type="float">
            <text:p>-23.903</text:p>
          </table:table-cell>
          <table:table-cell office:value-type="float" office:value="8910" calcext:value-type="float">
            <text:p>89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ya truncata L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4.5" calcext:value-type="float">
            <text:p>54.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string" calcext:value-type="string">
            <text:p>WashburnStuiver19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Y-714</text:p>
          </table:table-cell>
          <table:table-cell office:value-type="float" office:value="72.134" calcext:value-type="float">
            <text:p>72.134</text:p>
          </table:table-cell>
          <table:table-cell office:value-type="float" office:value="-23.861" calcext:value-type="float">
            <text:p>-23.861</text:p>
          </table:table-cell>
          <table:table-cell office:value-type="float" office:value="7460" calcext:value-type="float">
            <text:p>74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iatella arctica L., Mya truncata L., Serripes groenlandica, Bruguiere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string" calcext:value-type="string">
            <text:p>WashburnStuiver19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Y-716</text:p>
          </table:table-cell>
          <table:table-cell office:value-type="float" office:value="72.185" calcext:value-type="float">
            <text:p>72.185</text:p>
          </table:table-cell>
          <table:table-cell office:value-type="float" office:value="-23.745" calcext:value-type="float">
            <text:p>-23.745</text:p>
          </table:table-cell>
          <table:table-cell office:value-type="float" office:value="9330" calcext:value-type="float">
            <text:p>933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iatella arctica L., Mya truncata L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1.5" calcext:value-type="float">
            <text:p>71.5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string" calcext:value-type="string">
            <text:p>WashburnStuiver19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Y-717</text:p>
          </table:table-cell>
          <table:table-cell office:value-type="float" office:value="72.245" calcext:value-type="float">
            <text:p>72.245</text:p>
          </table:table-cell>
          <table:table-cell office:value-type="float" office:value="-23.952" calcext:value-type="float">
            <text:p>-23.952</text:p>
          </table:table-cell>
          <table:table-cell office:value-type="float" office:value="7200" calcext:value-type="float">
            <text:p>7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ya truncata L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string" calcext:value-type="string">
            <text:p>WashburnStuiver19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Y-876</text:p>
          </table:table-cell>
          <table:table-cell office:value-type="float" office:value="72.249" calcext:value-type="float">
            <text:p>72.249</text:p>
          </table:table-cell>
          <table:table-cell office:value-type="float" office:value="-24.021" calcext:value-type="float">
            <text:p>-24.021</text:p>
          </table:table-cell>
          <table:table-cell office:value-type="float" office:value="8550" calcext:value-type="float">
            <text:p>855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iatella arctica L., Mya truncata L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ashburnStuiver19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Y-878</text:p>
          </table:table-cell>
          <table:table-cell office:value-type="float" office:value="72.245" calcext:value-type="float">
            <text:p>72.245</text:p>
          </table:table-cell>
          <table:table-cell office:value-type="float" office:value="-24.006" calcext:value-type="float">
            <text:p>-24.006</text:p>
          </table:table-cell>
          <table:table-cell office:value-type="float" office:value="7500" calcext:value-type="float">
            <text:p>75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iatella arctica L., Mya truncata L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string" calcext:value-type="string">
            <text:p>WashburnStuiver19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Y-879</text:p>
          </table:table-cell>
          <table:table-cell office:value-type="float" office:value="72.245" calcext:value-type="float">
            <text:p>72.245</text:p>
          </table:table-cell>
          <table:table-cell office:value-type="float" office:value="-24.006" calcext:value-type="float">
            <text:p>-24.006</text:p>
          </table:table-cell>
          <table:table-cell office:value-type="float" office:value="8010" calcext:value-type="float">
            <text:p>80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ift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shburnStuiver19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Y-882</text:p>
          </table:table-cell>
          <table:table-cell office:value-type="float" office:value="72.125" calcext:value-type="float">
            <text:p>72.125</text:p>
          </table:table-cell>
          <table:table-cell office:value-type="float" office:value="-23.876" calcext:value-type="float">
            <text:p>-23.876</text:p>
          </table:table-cell>
          <table:table-cell office:value-type="float" office:value="6140" calcext:value-type="float">
            <text:p>614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Drift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WashburnStuiver19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Y-883</text:p>
          </table:table-cell>
          <table:table-cell office:value-type="float" office:value="72.125" calcext:value-type="float">
            <text:p>72.125</text:p>
          </table:table-cell>
          <table:table-cell office:value-type="float" office:value="-23.876" calcext:value-type="float">
            <text:p>-23.876</text:p>
          </table:table-cell>
          <table:table-cell office:value-type="float" office:value="7390" calcext:value-type="float">
            <text:p>739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starte borealis, Schumacker, Clinocardium ciliatum, Fabricius, Hiatella arctica L., Mya truncata L., Mytilus edulis L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string" calcext:value-type="string">
            <text:p>WashburnStuiver1962,HjortFunder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Y-884</text:p>
          </table:table-cell>
          <table:table-cell office:value-type="float" office:value="72.123" calcext:value-type="float">
            <text:p>72.123</text:p>
          </table:table-cell>
          <table:table-cell office:value-type="float" office:value="-23.879" calcext:value-type="float">
            <text:p>-23.879</text:p>
          </table:table-cell>
          <table:table-cell office:value-type="float" office:value="5510" calcext:value-type="float">
            <text:p>551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starte borealis, Schumacker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string" calcext:value-type="string">
            <text:p>WashburnStuiver196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365</text:p>
          </table:table-cell>
          <table:table-cell office:value-type="float" office:value="80.05" calcext:value-type="float">
            <text:p>80.05</text:p>
          </table:table-cell>
          <table:table-cell office:value-type="float" office:value="-20.667" calcext:value-type="float">
            <text:p>-20.667</text:p>
          </table:table-cell>
          <table:table-cell office:value-type="float" office:value="5430" calcext:value-type="float">
            <text:p>543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Hiatella arctica and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0.7" calcext:value-type="float">
            <text:p>20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string" calcext:value-type="string">
            <text:p>Trautman196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366</text:p>
          </table:table-cell>
          <table:table-cell office:value-type="float" office:value="80.1" calcext:value-type="float">
            <text:p>80.1</text:p>
          </table:table-cell>
          <table:table-cell office:value-type="float" office:value="-20.667" calcext:value-type="float">
            <text:p>-20.667</text:p>
          </table:table-cell>
          <table:table-cell office:value-type="float" office:value="7305" calcext:value-type="float">
            <text:p>730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Hiatella arctica and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9.6" calcext:value-type="float">
            <text:p>39.6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string" calcext:value-type="string">
            <text:p>Trautman196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367</text:p>
          </table:table-cell>
          <table:table-cell office:value-type="float" office:value="80.1" calcext:value-type="float">
            <text:p>80.1</text:p>
          </table:table-cell>
          <table:table-cell office:value-type="float" office:value="-20.667" calcext:value-type="float">
            <text:p>-20.667</text:p>
          </table:table-cell>
          <table:table-cell office:value-type="float" office:value="7205" calcext:value-type="float">
            <text:p>720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Hiatella arctica and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1.2" calcext:value-type="float">
            <text:p>41.2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string" calcext:value-type="string">
            <text:p>Trautman196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369</text:p>
          </table:table-cell>
          <table:table-cell office:value-type="float" office:value="80.1" calcext:value-type="float">
            <text:p>80.1</text:p>
          </table:table-cell>
          <table:table-cell office:value-type="float" office:value="-20.667" calcext:value-type="float">
            <text:p>-20.667</text:p>
          </table:table-cell>
          <table:table-cell office:value-type="float" office:value="3780" calcext:value-type="float">
            <text:p>378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string" calcext:value-type="string">
            <text:p>Trautman196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370</text:p>
          </table:table-cell>
          <table:table-cell office:value-type="float" office:value="80.467" calcext:value-type="float">
            <text:p>80.467</text:p>
          </table:table-cell>
          <table:table-cell office:value-type="float" office:value="-20.75" calcext:value-type="float">
            <text:p>-20.75</text:p>
          </table:table-cell>
          <table:table-cell office:value-type="float" office:value="7105" calcext:value-type="float">
            <text:p>710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Hiatella arctica and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autman196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(UM)-429</text:p>
          </table:table-cell>
          <table:table-cell office:value-type="float" office:value="72" calcext:value-type="float">
            <text:p>72</text:p>
          </table:table-cell>
          <table:table-cell office:value-type="float" office:value="-24" calcext:value-type="float">
            <text:p>-24</text:p>
          </table:table-cell>
          <table:table-cell office:value-type="float" office:value="7514" calcext:value-type="float">
            <text:p>751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aleen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autman196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432</text:p>
          </table:table-cell>
          <table:table-cell office:value-type="float" office:value="72" calcext:value-type="float">
            <text:p>72</text:p>
          </table:table-cell>
          <table:table-cell office:value-type="float" office:value="-24" calcext:value-type="float">
            <text:p>-24</text:p>
          </table:table-cell>
          <table:table-cell office:value-type="float" office:value="6935" calcext:value-type="float">
            <text:p>693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2.2" calcext:value-type="float">
            <text:p>12.2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string" calcext:value-type="string">
            <text:p>Trautman196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430</text:p>
          </table:table-cell>
          <table:table-cell office:value-type="float" office:value="72" calcext:value-type="float">
            <text:p>72</text:p>
          </table:table-cell>
          <table:table-cell office:value-type="float" office:value="-24" calcext:value-type="float">
            <text:p>-24</text:p>
          </table:table-cell>
          <table:table-cell office:value-type="float" office:value="8005" calcext:value-type="float">
            <text:p>800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ya truncata and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string" calcext:value-type="string">
            <text:p>Trautman196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M-1611</text:p>
          </table:table-cell>
          <table:table-cell office:value-type="float" office:value="72.25" calcext:value-type="float">
            <text:p>72.25</text:p>
          </table:table-cell>
          <table:table-cell office:value-type="float" office:value="-24.25" calcext:value-type="float">
            <text:p>-24.25</text:p>
          </table:table-cell>
          <table:table-cell office:value-type="float" office:value="7740" calcext:value-type="float">
            <text:p>77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ya truncata, 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asca19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M-1612</text:p>
          </table:table-cell>
          <table:table-cell office:value-type="float" office:value="72.25" calcext:value-type="float">
            <text:p>72.25</text:p>
          </table:table-cell>
          <table:table-cell office:value-type="float" office:value="-24.25" calcext:value-type="float">
            <text:p>-24.25</text:p>
          </table:table-cell>
          <table:table-cell office:value-type="float" office:value="8490" calcext:value-type="float">
            <text:p>84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asca19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M-1613</text:p>
          </table:table-cell>
          <table:table-cell office:value-type="float" office:value="72.25" calcext:value-type="float">
            <text:p>72.25</text:p>
          </table:table-cell>
          <table:table-cell office:value-type="float" office:value="-24.25" calcext:value-type="float">
            <text:p>-24.25</text:p>
          </table:table-cell>
          <table:table-cell office:value-type="float" office:value="8840" calcext:value-type="float">
            <text:p>884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acoma calcarea, Hit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asca19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M-1614</text:p>
          </table:table-cell>
          <table:table-cell office:value-type="float" office:value="72.25" calcext:value-type="float">
            <text:p>72.25</text:p>
          </table:table-cell>
          <table:table-cell office:value-type="float" office:value="-24.25" calcext:value-type="float">
            <text:p>-24.25</text:p>
          </table:table-cell>
          <table:table-cell office:value-type="float" office:value="7010" calcext:value-type="float">
            <text:p>70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acoma sp., 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sca19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M-1615</text:p>
          </table:table-cell>
          <table:table-cell office:value-type="float" office:value="72.25" calcext:value-type="float">
            <text:p>72.25</text:p>
          </table:table-cell>
          <table:table-cell office:value-type="float" office:value="-24.25" calcext:value-type="float">
            <text:p>-24.25</text:p>
          </table:table-cell>
          <table:table-cell office:value-type="float" office:value="9140" calcext:value-type="float">
            <text:p>914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asca19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M-1616</text:p>
          </table:table-cell>
          <table:table-cell office:value-type="float" office:value="72.25" calcext:value-type="float">
            <text:p>72.25</text:p>
          </table:table-cell>
          <table:table-cell office:value-type="float" office:value="-24.25" calcext:value-type="float">
            <text:p>-24.25</text:p>
          </table:table-cell>
          <table:table-cell office:value-type="float" office:value="7770" calcext:value-type="float">
            <text:p>777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asca19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M-1617</text:p>
          </table:table-cell>
          <table:table-cell office:value-type="float" office:value="72.25" calcext:value-type="float">
            <text:p>72.25</text:p>
          </table:table-cell>
          <table:table-cell office:value-type="float" office:value="-24.25" calcext:value-type="float">
            <text:p>-24.25</text:p>
          </table:table-cell>
          <table:table-cell office:value-type="float" office:value="6960" calcext:value-type="float">
            <text:p>696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iatella arctica, Mya truncata, Macoma calcarea, Mytilus edu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sca1966,HjortFunder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M-1618</text:p>
          </table:table-cell>
          <table:table-cell office:value-type="float" office:value="72.25" calcext:value-type="float">
            <text:p>72.25</text:p>
          </table:table-cell>
          <table:table-cell office:value-type="float" office:value="-24.25" calcext:value-type="float">
            <text:p>-24.25</text:p>
          </table:table-cell>
          <table:table-cell office:value-type="float" office:value="7270" calcext:value-type="float">
            <text:p>727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iatella arctica, Mya truncata, Astarte sp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sca19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M-1619</text:p>
          </table:table-cell>
          <table:table-cell office:value-type="float" office:value="72.25" calcext:value-type="float">
            <text:p>72.25</text:p>
          </table:table-cell>
          <table:table-cell office:value-type="float" office:value="-24.25" calcext:value-type="float">
            <text:p>-24.25</text:p>
          </table:table-cell>
          <table:table-cell office:value-type="float" office:value="5980" calcext:value-type="float">
            <text:p>59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coma calcarea, Mya truncata, Mya arenari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Lasca19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M-1620</text:p>
          </table:table-cell>
          <table:table-cell office:value-type="float" office:value="72.25" calcext:value-type="float">
            <text:p>72.25</text:p>
          </table:table-cell>
          <table:table-cell office:value-type="float" office:value="-24.25" calcext:value-type="float">
            <text:p>-24.25</text:p>
          </table:table-cell>
          <table:table-cell office:value-type="float" office:value="6830" calcext:value-type="float">
            <text:p>68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ya truncata, 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sca19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M-1621</text:p>
          </table:table-cell>
          <table:table-cell office:value-type="float" office:value="72.25" calcext:value-type="float">
            <text:p>72.25</text:p>
          </table:table-cell>
          <table:table-cell office:value-type="float" office:value="-24.25" calcext:value-type="float">
            <text:p>-24.25</text:p>
          </table:table-cell>
          <table:table-cell office:value-type="float" office:value="5680" calcext:value-type="float">
            <text:p>56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starte sp. Macoma sp. Serripes groenlandicus, Mya truncata, Mya arenaria, Mytilus edulu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Lasca1966,HjortFunder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M-1622</text:p>
          </table:table-cell>
          <table:table-cell office:value-type="float" office:value="72.25" calcext:value-type="float">
            <text:p>72.25</text:p>
          </table:table-cell>
          <table:table-cell office:value-type="float" office:value="-24.25" calcext:value-type="float">
            <text:p>-24.25</text:p>
          </table:table-cell>
          <table:table-cell office:value-type="float" office:value="7160" calcext:value-type="float">
            <text:p>716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sca19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M-1623</text:p>
          </table:table-cell>
          <table:table-cell office:value-type="float" office:value="72.25" calcext:value-type="float">
            <text:p>72.25</text:p>
          </table:table-cell>
          <table:table-cell office:value-type="float" office:value="-24.25" calcext:value-type="float">
            <text:p>-24.25</text:p>
          </table:table-cell>
          <table:table-cell office:value-type="float" office:value="6790" calcext:value-type="float">
            <text:p>679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sca19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051</text:p>
          </table:table-cell>
          <table:table-cell office:value-type="float" office:value="83.6019" calcext:value-type="float">
            <text:p>83.6019</text:p>
          </table:table-cell>
          <table:table-cell office:value-type="float" office:value="-32.00162" calcext:value-type="float">
            <text:p>-32.00162</text:p>
          </table:table-cell>
          <table:table-cell office:value-type="float" office:value="8345" calcext:value-type="float">
            <text:p>83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llerEtal2010,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059</text:p>
          </table:table-cell>
          <table:table-cell office:value-type="float" office:value="83.6019" calcext:value-type="float">
            <text:p>83.6019</text:p>
          </table:table-cell>
          <table:table-cell office:value-type="float" office:value="-32.00162" calcext:value-type="float">
            <text:p>-32.00162</text:p>
          </table:table-cell>
          <table:table-cell office:value-type="float" office:value="9085" calcext:value-type="float">
            <text:p>90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a weed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llerEtal2010,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471</text:p>
          </table:table-cell>
          <table:table-cell office:value-type="float" office:value="83.53597" calcext:value-type="float">
            <text:p>83.53597</text:p>
          </table:table-cell>
          <table:table-cell office:value-type="float" office:value="-32.17235" calcext:value-type="float">
            <text:p>-32.17235</text:p>
          </table:table-cell>
          <table:table-cell office:value-type="float" office:value="4495" calcext:value-type="float">
            <text:p>44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rrestrial plant detritu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8.7" calcext:value-type="float">
            <text:p>18.7</text:p>
          </table:table-cell>
          <table:table-cell table:number-columns-repeated="2" office:value-type="float" office:value="3.74" calcext:value-type="float">
            <text:p>3.74</text:p>
          </table:table-cell>
          <table:table-cell office:value-type="string" calcext:value-type="string">
            <text:p>MollerEtal2010,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469</text:p>
          </table:table-cell>
          <table:table-cell office:value-type="float" office:value="83.58128" calcext:value-type="float">
            <text:p>83.58128</text:p>
          </table:table-cell>
          <table:table-cell office:value-type="float" office:value="-32.21093" calcext:value-type="float">
            <text:p>-32.21093</text:p>
          </table:table-cell>
          <table:table-cell office:value-type="float" office:value="9135" calcext:value-type="float">
            <text:p>91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errestrial plant detritu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6.8" calcext:value-type="float">
            <text:p>106.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MollerEtal2010,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478</text:p>
          </table:table-cell>
          <table:table-cell office:value-type="float" office:value="83.59265" calcext:value-type="float">
            <text:p>83.59265</text:p>
          </table:table-cell>
          <table:table-cell office:value-type="float" office:value="-32.02757" calcext:value-type="float">
            <text:p>-32.02757</text:p>
          </table:table-cell>
          <table:table-cell office:value-type="float" office:value="9485" calcext:value-type="float">
            <text:p>948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ollerEtal2010,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479</text:p>
          </table:table-cell>
          <table:table-cell office:value-type="float" office:value="83.59265" calcext:value-type="float">
            <text:p>83.59265</text:p>
          </table:table-cell>
          <table:table-cell office:value-type="float" office:value="-32.02757" calcext:value-type="float">
            <text:p>-32.02757</text:p>
          </table:table-cell>
          <table:table-cell office:value-type="float" office:value="9100" calcext:value-type="float">
            <text:p>9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ollerEtal2010,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477</text:p>
          </table:table-cell>
          <table:table-cell office:value-type="float" office:value="83.59975" calcext:value-type="float">
            <text:p>83.59975</text:p>
          </table:table-cell>
          <table:table-cell office:value-type="float" office:value="-32.11957" calcext:value-type="float">
            <text:p>-32.11957</text:p>
          </table:table-cell>
          <table:table-cell office:value-type="float" office:value="9380" calcext:value-type="float">
            <text:p>93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string" calcext:value-type="string">
            <text:p>MollerEtal2010,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476</text:p>
          </table:table-cell>
          <table:table-cell office:value-type="float" office:value="83.59975" calcext:value-type="float">
            <text:p>83.59975</text:p>
          </table:table-cell>
          <table:table-cell office:value-type="float" office:value="-32.11957" calcext:value-type="float">
            <text:p>-32.11957</text:p>
          </table:table-cell>
          <table:table-cell office:value-type="float" office:value="8805" calcext:value-type="float">
            <text:p>88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string" calcext:value-type="string">
            <text:p>MollerEtal2010,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9067</text:p>
          </table:table-cell>
          <table:table-cell office:value-type="float" office:value="83.5954" calcext:value-type="float">
            <text:p>83.5954</text:p>
          </table:table-cell>
          <table:table-cell office:value-type="float" office:value="-31.1144" calcext:value-type="float">
            <text:p>-31.1144</text:p>
          </table:table-cell>
          <table:table-cell office:value-type="float" office:value="8870" calcext:value-type="float">
            <text:p>88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9.2" calcext:value-type="float">
            <text:p>39.2</text:p>
          </table:table-cell>
          <table:table-cell table:number-columns-repeated="2" office:value-type="float" office:value="7.84" calcext:value-type="float">
            <text:p>7.84</text:p>
          </table:table-cell>
          <table:table-cell office:value-type="string" calcext:value-type="string">
            <text:p>MollerEtal2010,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474</text:p>
          </table:table-cell>
          <table:table-cell office:value-type="float" office:value="83.5954" calcext:value-type="float">
            <text:p>83.5954</text:p>
          </table:table-cell>
          <table:table-cell office:value-type="float" office:value="-32.02757" calcext:value-type="float">
            <text:p>-32.02757</text:p>
          </table:table-cell>
          <table:table-cell office:value-type="float" office:value="9470" calcext:value-type="float">
            <text:p>94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ollerEtal2010,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5977</text:p>
          </table:table-cell>
          <table:table-cell office:value-type="float" office:value="81.56961" calcext:value-type="float">
            <text:p>81.56961</text:p>
          </table:table-cell>
          <table:table-cell office:value-type="float" office:value="-16.50156" calcext:value-type="float">
            <text:p>-16.50156</text:p>
          </table:table-cell>
          <table:table-cell office:value-type="float" office:value="6450" calcext:value-type="float">
            <text:p>645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?Balaena mysticetus (whale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underEtal2011,Bennike199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912</text:p>
          </table:table-cell>
          <table:table-cell office:value-type="float" office:value="83.65108" calcext:value-type="float">
            <text:p>83.65108</text:p>
          </table:table-cell>
          <table:table-cell office:value-type="float" office:value="-31.4273" calcext:value-type="float">
            <text:p>-31.4273</text:p>
          </table:table-cell>
          <table:table-cell office:value-type="float" office:value="5845" calcext:value-type="float">
            <text:p>58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nodon monoceros (Narwhale)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0242</text:p>
          </table:table-cell>
          <table:table-cell office:value-type="float" office:value="83.65" calcext:value-type="float">
            <text:p>83.65</text:p>
          </table:table-cell>
          <table:table-cell office:value-type="float" office:value="-31.05" calcext:value-type="float">
            <text:p>-31.05</text:p>
          </table:table-cell>
          <table:table-cell office:value-type="float" office:value="33900" calcext:value-type="float">
            <text:p>33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0243</text:p>
          </table:table-cell>
          <table:table-cell office:value-type="float" office:value="82.41667" calcext:value-type="float">
            <text:p>82.41667</text:p>
          </table:table-cell>
          <table:table-cell office:value-type="float" office:value="-20.13333" calcext:value-type="float">
            <text:p>-20.13333</text:p>
          </table:table-cell>
          <table:table-cell office:value-type="float" office:value="38900" calcext:value-type="float">
            <text:p>389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0244</text:p>
          </table:table-cell>
          <table:table-cell office:value-type="float" office:value="82.62402" calcext:value-type="float">
            <text:p>82.62402</text:p>
          </table:table-cell>
          <table:table-cell office:value-type="float" office:value="-20.44818" calcext:value-type="float">
            <text:p>-20.44818</text:p>
          </table:table-cell>
          <table:table-cell office:value-type="float" office:value="8595" calcext:value-type="float">
            <text:p>859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0245</text:p>
          </table:table-cell>
          <table:table-cell office:value-type="float" office:value="82.62402" calcext:value-type="float">
            <text:p>82.62402</text:p>
          </table:table-cell>
          <table:table-cell office:value-type="float" office:value="-20.44818" calcext:value-type="float">
            <text:p>-20.44818</text:p>
          </table:table-cell>
          <table:table-cell office:value-type="float" office:value="28950" calcext:value-type="float">
            <text:p>289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0374</text:p>
          </table:table-cell>
          <table:table-cell office:value-type="float" office:value="81.59833" calcext:value-type="float">
            <text:p>81.59833</text:p>
          </table:table-cell>
          <table:table-cell office:value-type="float" office:value="-16.481" calcext:value-type="float">
            <text:p>-16.481</text:p>
          </table:table-cell>
          <table:table-cell office:value-type="float" office:value="3671" calcext:value-type="float">
            <text:p>367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starte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0375</text:p>
          </table:table-cell>
          <table:table-cell office:value-type="float" office:value="81.58667" calcext:value-type="float">
            <text:p>81.58667</text:p>
          </table:table-cell>
          <table:table-cell office:value-type="float" office:value="-16.26389" calcext:value-type="float">
            <text:p>-16.26389</text:p>
          </table:table-cell>
          <table:table-cell office:value-type="float" office:value="8865" calcext:value-type="float">
            <text:p>88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0376</text:p>
          </table:table-cell>
          <table:table-cell office:value-type="float" office:value="81.52167" calcext:value-type="float">
            <text:p>81.52167</text:p>
          </table:table-cell>
          <table:table-cell office:value-type="float" office:value="-16.75383" calcext:value-type="float">
            <text:p>-16.75383</text:p>
          </table:table-cell>
          <table:table-cell office:value-type="float" office:value="7100" calcext:value-type="float">
            <text:p>71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starte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0377</text:p>
          </table:table-cell>
          <table:table-cell office:value-type="float" office:value="81.57361" calcext:value-type="float">
            <text:p>81.57361</text:p>
          </table:table-cell>
          <table:table-cell office:value-type="float" office:value="-16.78917" calcext:value-type="float">
            <text:p>-16.78917</text:p>
          </table:table-cell>
          <table:table-cell office:value-type="float" office:value="7585" calcext:value-type="float">
            <text:p>75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138</text:p>
          </table:table-cell>
          <table:table-cell office:value-type="float" office:value="80.4407" calcext:value-type="float">
            <text:p>80.4407</text:p>
          </table:table-cell>
          <table:table-cell office:value-type="float" office:value="-15.904" calcext:value-type="float">
            <text:p>-15.904</text:p>
          </table:table-cell>
          <table:table-cell office:value-type="float" office:value="6925" calcext:value-type="float">
            <text:p>692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iatella, My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139</text:p>
          </table:table-cell>
          <table:table-cell office:value-type="float" office:value="80.41892" calcext:value-type="float">
            <text:p>80.41892</text:p>
          </table:table-cell>
          <table:table-cell office:value-type="float" office:value="-16.0134" calcext:value-type="float">
            <text:p>-16.0134</text:p>
          </table:table-cell>
          <table:table-cell office:value-type="float" office:value="8965" calcext:value-type="float">
            <text:p>89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905</text:p>
          </table:table-cell>
          <table:table-cell office:value-type="float" office:value="83.41203" calcext:value-type="float">
            <text:p>83.41203</text:p>
          </table:table-cell>
          <table:table-cell office:value-type="float" office:value="-25.63628" calcext:value-type="float">
            <text:p>-25.63628</text:p>
          </table:table-cell>
          <table:table-cell office:value-type="float" office:value="9255" calcext:value-type="float">
            <text:p>9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906</text:p>
          </table:table-cell>
          <table:table-cell office:value-type="float" office:value="83.42318" calcext:value-type="float">
            <text:p>83.42318</text:p>
          </table:table-cell>
          <table:table-cell office:value-type="float" office:value="-25.82528" calcext:value-type="float">
            <text:p>-25.82528</text:p>
          </table:table-cell>
          <table:table-cell office:value-type="float" office:value="8806" calcext:value-type="float">
            <text:p>88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907</text:p>
          </table:table-cell>
          <table:table-cell office:value-type="float" office:value="83.4403" calcext:value-type="float">
            <text:p>83.4403</text:p>
          </table:table-cell>
          <table:table-cell office:value-type="float" office:value="-25.84162" calcext:value-type="float">
            <text:p>-25.84162</text:p>
          </table:table-cell>
          <table:table-cell office:value-type="float" office:value="9268" calcext:value-type="float">
            <text:p>926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908</text:p>
          </table:table-cell>
          <table:table-cell office:value-type="float" office:value="83.43093" calcext:value-type="float">
            <text:p>83.43093</text:p>
          </table:table-cell>
          <table:table-cell office:value-type="float" office:value="-25.97575" calcext:value-type="float">
            <text:p>-25.97575</text:p>
          </table:table-cell>
          <table:table-cell office:value-type="float" office:value="9593" calcext:value-type="float">
            <text:p>959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909</text:p>
          </table:table-cell>
          <table:table-cell office:value-type="float" office:value="83.4223" calcext:value-type="float">
            <text:p>83.4223</text:p>
          </table:table-cell>
          <table:table-cell office:value-type="float" office:value="-25.90527" calcext:value-type="float">
            <text:p>-25.90527</text:p>
          </table:table-cell>
          <table:table-cell office:value-type="float" office:value="9190" calcext:value-type="float">
            <text:p>91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910</text:p>
          </table:table-cell>
          <table:table-cell office:value-type="float" office:value="83.41677" calcext:value-type="float">
            <text:p>83.41677</text:p>
          </table:table-cell>
          <table:table-cell office:value-type="float" office:value="-25.69437" calcext:value-type="float">
            <text:p>-25.69437</text:p>
          </table:table-cell>
          <table:table-cell office:value-type="float" office:value="9398" calcext:value-type="float">
            <text:p>939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911</text:p>
          </table:table-cell>
          <table:table-cell office:value-type="float" office:value="83.6509" calcext:value-type="float">
            <text:p>83.6509</text:p>
          </table:table-cell>
          <table:table-cell office:value-type="float" office:value="-31.16435" calcext:value-type="float">
            <text:p>-31.16435</text:p>
          </table:table-cell>
          <table:table-cell office:value-type="float" office:value="8315" calcext:value-type="float">
            <text:p>83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.6" calcext:value-type="float">
            <text:p>3.6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913</text:p>
          </table:table-cell>
          <table:table-cell office:value-type="float" office:value="83.64755" calcext:value-type="float">
            <text:p>83.64755</text:p>
          </table:table-cell>
          <table:table-cell office:value-type="float" office:value="-31.48855" calcext:value-type="float">
            <text:p>-31.48855</text:p>
          </table:table-cell>
          <table:table-cell office:value-type="float" office:value="9170" calcext:value-type="float">
            <text:p>91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914</text:p>
          </table:table-cell>
          <table:table-cell office:value-type="float" office:value="83.64298" calcext:value-type="float">
            <text:p>83.64298</text:p>
          </table:table-cell>
          <table:table-cell office:value-type="float" office:value="-31.4818" calcext:value-type="float">
            <text:p>-31.4818</text:p>
          </table:table-cell>
          <table:table-cell office:value-type="float" office:value="9109" calcext:value-type="float">
            <text:p>91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915</text:p>
          </table:table-cell>
          <table:table-cell office:value-type="float" office:value="83.6435" calcext:value-type="float">
            <text:p>83.6435</text:p>
          </table:table-cell>
          <table:table-cell office:value-type="float" office:value="-31.39783" calcext:value-type="float">
            <text:p>-31.39783</text:p>
          </table:table-cell>
          <table:table-cell office:value-type="float" office:value="41250" calcext:value-type="float">
            <text:p>4125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starte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916</text:p>
          </table:table-cell>
          <table:table-cell office:value-type="float" office:value="83.64385" calcext:value-type="float">
            <text:p>83.64385</text:p>
          </table:table-cell>
          <table:table-cell office:value-type="float" office:value="-30.9755" calcext:value-type="float">
            <text:p>-30.9755</text:p>
          </table:table-cell>
          <table:table-cell office:value-type="float" office:value="7887" calcext:value-type="float">
            <text:p>788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917</text:p>
          </table:table-cell>
          <table:table-cell office:value-type="float" office:value="83.64448" calcext:value-type="float">
            <text:p>83.64448</text:p>
          </table:table-cell>
          <table:table-cell office:value-type="float" office:value="-30.94842" calcext:value-type="float">
            <text:p>-30.94842</text:p>
          </table:table-cell>
          <table:table-cell office:value-type="float" office:value="8377" calcext:value-type="float">
            <text:p>83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918</text:p>
          </table:table-cell>
          <table:table-cell office:value-type="float" office:value="83.6472" calcext:value-type="float">
            <text:p>83.6472</text:p>
          </table:table-cell>
          <table:table-cell office:value-type="float" office:value="-30.9407" calcext:value-type="float">
            <text:p>-30.9407</text:p>
          </table:table-cell>
          <table:table-cell office:value-type="float" office:value="4657" calcext:value-type="float">
            <text:p>465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919</text:p>
          </table:table-cell>
          <table:table-cell office:value-type="float" office:value="83.64603" calcext:value-type="float">
            <text:p>83.64603</text:p>
          </table:table-cell>
          <table:table-cell office:value-type="float" office:value="-31.00147" calcext:value-type="float">
            <text:p>-31.00147</text:p>
          </table:table-cell>
          <table:table-cell office:value-type="float" office:value="9560" calcext:value-type="float">
            <text:p>956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920</text:p>
          </table:table-cell>
          <table:table-cell office:value-type="float" office:value="83.63662" calcext:value-type="float">
            <text:p>83.63662</text:p>
          </table:table-cell>
          <table:table-cell office:value-type="float" office:value="-30.92632" calcext:value-type="float">
            <text:p>-30.92632</text:p>
          </table:table-cell>
          <table:table-cell office:value-type="float" office:value="9235" calcext:value-type="float">
            <text:p>92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921</text:p>
          </table:table-cell>
          <table:table-cell office:value-type="float" office:value="83.6425" calcext:value-type="float">
            <text:p>83.6425</text:p>
          </table:table-cell>
          <table:table-cell office:value-type="float" office:value="-31.06055" calcext:value-type="float">
            <text:p>-31.06055</text:p>
          </table:table-cell>
          <table:table-cell office:value-type="float" office:value="35800" calcext:value-type="float">
            <text:p>358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922</text:p>
          </table:table-cell>
          <table:table-cell office:value-type="float" office:value="83.62803" calcext:value-type="float">
            <text:p>83.62803</text:p>
          </table:table-cell>
          <table:table-cell office:value-type="float" office:value="-30.68772" calcext:value-type="float">
            <text:p>-30.68772</text:p>
          </table:table-cell>
          <table:table-cell office:value-type="float" office:value="8648" calcext:value-type="float">
            <text:p>86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923</text:p>
          </table:table-cell>
          <table:table-cell office:value-type="float" office:value="83.54008" calcext:value-type="float">
            <text:p>83.54008</text:p>
          </table:table-cell>
          <table:table-cell office:value-type="float" office:value="-29.64741" calcext:value-type="float">
            <text:p>-29.64741</text:p>
          </table:table-cell>
          <table:table-cell office:value-type="float" office:value="4398" calcext:value-type="float">
            <text:p>439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2111</text:p>
          </table:table-cell>
          <table:table-cell office:value-type="float" office:value="83.52147" calcext:value-type="float">
            <text:p>83.52147</text:p>
          </table:table-cell>
          <table:table-cell office:value-type="float" office:value="-28.35303" calcext:value-type="float">
            <text:p>-28.35303</text:p>
          </table:table-cell>
          <table:table-cell office:value-type="float" office:value="7238" calcext:value-type="float">
            <text:p>72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rine algae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5345</text:p>
          </table:table-cell>
          <table:table-cell office:value-type="float" office:value="81.56667" calcext:value-type="float">
            <text:p>81.56667</text:p>
          </table:table-cell>
          <table:table-cell office:value-type="float" office:value="-16.25" calcext:value-type="float">
            <text:p>-16.25</text:p>
          </table:table-cell>
          <table:table-cell office:value-type="float" office:value="9080" calcext:value-type="float">
            <text:p>908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5346</text:p>
          </table:table-cell>
          <table:table-cell office:value-type="float" office:value="81.55" calcext:value-type="float">
            <text:p>81.55</text:p>
          </table:table-cell>
          <table:table-cell office:value-type="float" office:value="-16.28333" calcext:value-type="float">
            <text:p>-16.28333</text:p>
          </table:table-cell>
          <table:table-cell office:value-type="float" office:value="9320" calcext:value-type="float">
            <text:p>93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5347</text:p>
          </table:table-cell>
          <table:table-cell office:value-type="float" office:value="81.51667" calcext:value-type="float">
            <text:p>81.51667</text:p>
          </table:table-cell>
          <table:table-cell office:value-type="float" office:value="-16.88333" calcext:value-type="float">
            <text:p>-16.88333</text:p>
          </table:table-cell>
          <table:table-cell office:value-type="float" office:value="8430" calcext:value-type="float">
            <text:p>843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5348</text:p>
          </table:table-cell>
          <table:table-cell office:value-type="float" office:value="81.51667" calcext:value-type="float">
            <text:p>81.51667</text:p>
          </table:table-cell>
          <table:table-cell office:value-type="float" office:value="-16.78333" calcext:value-type="float">
            <text:p>-16.78333</text:p>
          </table:table-cell>
          <table:table-cell office:value-type="float" office:value="5850" calcext:value-type="float">
            <text:p>58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starte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052</text:p>
          </table:table-cell>
          <table:table-cell office:value-type="float" office:value="83.61667" calcext:value-type="float">
            <text:p>83.61667</text:p>
          </table:table-cell>
          <table:table-cell office:value-type="float" office:value="-30.51728" calcext:value-type="float">
            <text:p>-30.51728</text:p>
          </table:table-cell>
          <table:table-cell office:value-type="float" office:value="7055" calcext:value-type="float">
            <text:p>70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053</text:p>
          </table:table-cell>
          <table:table-cell office:value-type="float" office:value="83.62248" calcext:value-type="float">
            <text:p>83.62248</text:p>
          </table:table-cell>
          <table:table-cell office:value-type="float" office:value="-30.55827" calcext:value-type="float">
            <text:p>-30.55827</text:p>
          </table:table-cell>
          <table:table-cell office:value-type="float" office:value="9125" calcext:value-type="float">
            <text:p>9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054</text:p>
          </table:table-cell>
          <table:table-cell office:value-type="float" office:value="83.62197" calcext:value-type="float">
            <text:p>83.62197</text:p>
          </table:table-cell>
          <table:table-cell office:value-type="float" office:value="-30.51458" calcext:value-type="float">
            <text:p>-30.51458</text:p>
          </table:table-cell>
          <table:table-cell office:value-type="float" office:value="6795" calcext:value-type="float">
            <text:p>67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060</text:p>
          </table:table-cell>
          <table:table-cell office:value-type="float" office:value="83.62205" calcext:value-type="float">
            <text:p>83.62205</text:p>
          </table:table-cell>
          <table:table-cell office:value-type="float" office:value="-30.51335" calcext:value-type="float">
            <text:p>-30.51335</text:p>
          </table:table-cell>
          <table:table-cell office:value-type="float" office:value="6495" calcext:value-type="float">
            <text:p>64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rrestrial plant detritu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270</text:p>
          </table:table-cell>
          <table:table-cell office:value-type="float" office:value="83.39893" calcext:value-type="float">
            <text:p>83.39893</text:p>
          </table:table-cell>
          <table:table-cell office:value-type="float" office:value="-25.5221" calcext:value-type="float">
            <text:p>-25.5221</text:p>
          </table:table-cell>
          <table:table-cell office:value-type="float" office:value="8130" calcext:value-type="float">
            <text:p>8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272</text:p>
          </table:table-cell>
          <table:table-cell office:value-type="float" office:value="83.41248" calcext:value-type="float">
            <text:p>83.41248</text:p>
          </table:table-cell>
          <table:table-cell office:value-type="float" office:value="-25.58845" calcext:value-type="float">
            <text:p>-25.58845</text:p>
          </table:table-cell>
          <table:table-cell office:value-type="float" office:value="38880" calcext:value-type="float">
            <text:p>3888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273</text:p>
          </table:table-cell>
          <table:table-cell office:value-type="float" office:value="83.40837" calcext:value-type="float">
            <text:p>83.40837</text:p>
          </table:table-cell>
          <table:table-cell office:value-type="float" office:value="-25.68902" calcext:value-type="float">
            <text:p>-25.68902</text:p>
          </table:table-cell>
          <table:table-cell office:value-type="float" office:value="9365" calcext:value-type="float">
            <text:p>93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274</text:p>
          </table:table-cell>
          <table:table-cell office:value-type="float" office:value="80.4628" calcext:value-type="float">
            <text:p>80.4628</text:p>
          </table:table-cell>
          <table:table-cell office:value-type="float" office:value="-16.06815" calcext:value-type="float">
            <text:p>-16.06815</text:p>
          </table:table-cell>
          <table:table-cell office:value-type="float" office:value="4925" calcext:value-type="float">
            <text:p>49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275</text:p>
          </table:table-cell>
          <table:table-cell office:value-type="float" office:value="80.45309" calcext:value-type="float">
            <text:p>80.45309</text:p>
          </table:table-cell>
          <table:table-cell office:value-type="float" office:value="-16.11071" calcext:value-type="float">
            <text:p>-16.11071</text:p>
          </table:table-cell>
          <table:table-cell office:value-type="float" office:value="9695" calcext:value-type="float">
            <text:p>969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276</text:p>
          </table:table-cell>
          <table:table-cell office:value-type="float" office:value="80.45868" calcext:value-type="float">
            <text:p>80.45868</text:p>
          </table:table-cell>
          <table:table-cell office:value-type="float" office:value="-16.12817" calcext:value-type="float">
            <text:p>-16.12817</text:p>
          </table:table-cell>
          <table:table-cell office:value-type="float" office:value="7660" calcext:value-type="float">
            <text:p>76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277</text:p>
          </table:table-cell>
          <table:table-cell office:value-type="float" office:value="80.45655" calcext:value-type="float">
            <text:p>80.45655</text:p>
          </table:table-cell>
          <table:table-cell office:value-type="float" office:value="-16.12161" calcext:value-type="float">
            <text:p>-16.12161</text:p>
          </table:table-cell>
          <table:table-cell office:value-type="float" office:value="8325" calcext:value-type="float">
            <text:p>83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.6" calcext:value-type="float">
            <text:p>3.6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278</text:p>
          </table:table-cell>
          <table:table-cell office:value-type="float" office:value="80.43552" calcext:value-type="float">
            <text:p>80.43552</text:p>
          </table:table-cell>
          <table:table-cell office:value-type="float" office:value="-15.94032" calcext:value-type="float">
            <text:p>-15.94032</text:p>
          </table:table-cell>
          <table:table-cell office:value-type="float" office:value="9600" calcext:value-type="float">
            <text:p>96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279</text:p>
          </table:table-cell>
          <table:table-cell office:value-type="float" office:value="83.57213" calcext:value-type="float">
            <text:p>83.57213</text:p>
          </table:table-cell>
          <table:table-cell office:value-type="float" office:value="-32.0286" calcext:value-type="float">
            <text:p>-32.0286</text:p>
          </table:table-cell>
          <table:table-cell office:value-type="float" office:value="6880" calcext:value-type="float">
            <text:p>68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ssiope tetragona (plant)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280</text:p>
          </table:table-cell>
          <table:table-cell office:value-type="float" office:value="83.57213" calcext:value-type="float">
            <text:p>83.57213</text:p>
          </table:table-cell>
          <table:table-cell office:value-type="float" office:value="-32.0286" calcext:value-type="float">
            <text:p>-32.0286</text:p>
          </table:table-cell>
          <table:table-cell office:value-type="float" office:value="8430" calcext:value-type="float">
            <text:p>84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281</text:p>
          </table:table-cell>
          <table:table-cell office:value-type="float" office:value="83.53443" calcext:value-type="float">
            <text:p>83.53443</text:p>
          </table:table-cell>
          <table:table-cell office:value-type="float" office:value="-28.74228" calcext:value-type="float">
            <text:p>-28.74228</text:p>
          </table:table-cell>
          <table:table-cell office:value-type="float" office:value="8090" calcext:value-type="float">
            <text:p>80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282</text:p>
          </table:table-cell>
          <table:table-cell office:value-type="float" office:value="83.5496" calcext:value-type="float">
            <text:p>83.5496</text:p>
          </table:table-cell>
          <table:table-cell office:value-type="float" office:value="-29.1033" calcext:value-type="float">
            <text:p>-29.1033</text:p>
          </table:table-cell>
          <table:table-cell office:value-type="float" office:value="8450" calcext:value-type="float">
            <text:p>84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283</text:p>
          </table:table-cell>
          <table:table-cell office:value-type="float" office:value="83.55695" calcext:value-type="float">
            <text:p>83.55695</text:p>
          </table:table-cell>
          <table:table-cell office:value-type="float" office:value="-29.25638" calcext:value-type="float">
            <text:p>-29.25638</text:p>
          </table:table-cell>
          <table:table-cell office:value-type="float" office:value="6175" calcext:value-type="float">
            <text:p>61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284</text:p>
          </table:table-cell>
          <table:table-cell office:value-type="float" office:value="83.56493" calcext:value-type="float">
            <text:p>83.56493</text:p>
          </table:table-cell>
          <table:table-cell office:value-type="float" office:value="-29.44367" calcext:value-type="float">
            <text:p>-29.44367</text:p>
          </table:table-cell>
          <table:table-cell office:value-type="float" office:value="6505" calcext:value-type="float">
            <text:p>65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472</text:p>
          </table:table-cell>
          <table:table-cell office:value-type="float" office:value="83.64537" calcext:value-type="float">
            <text:p>83.64537</text:p>
          </table:table-cell>
          <table:table-cell office:value-type="float" office:value="-33.38433" calcext:value-type="float">
            <text:p>-33.38433</text:p>
          </table:table-cell>
          <table:table-cell office:value-type="float" office:value="8705" calcext:value-type="float">
            <text:p>87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errestrial plant detritu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475</text:p>
          </table:table-cell>
          <table:table-cell office:value-type="float" office:value="83.63597" calcext:value-type="float">
            <text:p>83.63597</text:p>
          </table:table-cell>
          <table:table-cell office:value-type="float" office:value="-32.87472" calcext:value-type="float">
            <text:p>-32.87472</text:p>
          </table:table-cell>
          <table:table-cell office:value-type="float" office:value="7920" calcext:value-type="float">
            <text:p>79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480</text:p>
          </table:table-cell>
          <table:table-cell office:value-type="float" office:value="83.64903" calcext:value-type="float">
            <text:p>83.64903</text:p>
          </table:table-cell>
          <table:table-cell office:value-type="float" office:value="-33.27585" calcext:value-type="float">
            <text:p>-33.27585</text:p>
          </table:table-cell>
          <table:table-cell office:value-type="float" office:value="6905" calcext:value-type="float">
            <text:p>69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starte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481</text:p>
          </table:table-cell>
          <table:table-cell office:value-type="float" office:value="83.64903" calcext:value-type="float">
            <text:p>83.64903</text:p>
          </table:table-cell>
          <table:table-cell office:value-type="float" office:value="-33.27585" calcext:value-type="float">
            <text:p>-33.27585</text:p>
          </table:table-cell>
          <table:table-cell office:value-type="float" office:value="6740" calcext:value-type="float">
            <text:p>67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657</text:p>
          </table:table-cell>
          <table:table-cell office:value-type="float" office:value="82.58111" calcext:value-type="float">
            <text:p>82.58111</text:p>
          </table:table-cell>
          <table:table-cell office:value-type="float" office:value="-20.0075" calcext:value-type="float">
            <text:p>-20.0075</text:p>
          </table:table-cell>
          <table:table-cell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658</text:p>
          </table:table-cell>
          <table:table-cell office:value-type="float" office:value="82.5825" calcext:value-type="float">
            <text:p>82.5825</text:p>
          </table:table-cell>
          <table:table-cell office:value-type="float" office:value="-20.03" calcext:value-type="float">
            <text:p>-20.03</text:p>
          </table:table-cell>
          <table:table-cell office:value-type="float" office:value="8465" calcext:value-type="float">
            <text:p>84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.8" calcext:value-type="float">
            <text:p>6.8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659</text:p>
          </table:table-cell>
          <table:table-cell office:value-type="float" office:value="82.59028" calcext:value-type="float">
            <text:p>82.59028</text:p>
          </table:table-cell>
          <table:table-cell office:value-type="float" office:value="-19.88389" calcext:value-type="float">
            <text:p>-19.88389</text:p>
          </table:table-cell>
          <table:table-cell office:value-type="float" office:value="5535" calcext:value-type="float">
            <text:p>55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660</text:p>
          </table:table-cell>
          <table:table-cell office:value-type="float" office:value="82.59167" calcext:value-type="float">
            <text:p>82.59167</text:p>
          </table:table-cell>
          <table:table-cell office:value-type="float" office:value="-19.88972" calcext:value-type="float">
            <text:p>-19.88972</text:p>
          </table:table-cell>
          <table:table-cell office:value-type="float" office:value="5625" calcext:value-type="float">
            <text:p>56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661</text:p>
          </table:table-cell>
          <table:table-cell office:value-type="float" office:value="82.59056" calcext:value-type="float">
            <text:p>82.59056</text:p>
          </table:table-cell>
          <table:table-cell office:value-type="float" office:value="-19.92167" calcext:value-type="float">
            <text:p>-19.92167</text:p>
          </table:table-cell>
          <table:table-cell office:value-type="float" office:value="7005" calcext:value-type="float">
            <text:p>70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662</text:p>
          </table:table-cell>
          <table:table-cell office:value-type="float" office:value="82.58028" calcext:value-type="float">
            <text:p>82.58028</text:p>
          </table:table-cell>
          <table:table-cell office:value-type="float" office:value="-20.00194" calcext:value-type="float">
            <text:p>-20.00194</text:p>
          </table:table-cell>
          <table:table-cell office:value-type="float" office:value="8030" calcext:value-type="float">
            <text:p>80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663</text:p>
          </table:table-cell>
          <table:table-cell office:value-type="float" office:value="82.5825" calcext:value-type="float">
            <text:p>82.5825</text:p>
          </table:table-cell>
          <table:table-cell office:value-type="float" office:value="-20.03" calcext:value-type="float">
            <text:p>-20.03</text:p>
          </table:table-cell>
          <table:table-cell office:value-type="float" office:value="8560" calcext:value-type="float">
            <text:p>85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.8" calcext:value-type="float">
            <text:p>6.8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664</text:p>
          </table:table-cell>
          <table:table-cell office:value-type="float" office:value="82.58833" calcext:value-type="float">
            <text:p>82.58833</text:p>
          </table:table-cell>
          <table:table-cell office:value-type="float" office:value="-20.05278" calcext:value-type="float">
            <text:p>-20.05278</text:p>
          </table:table-cell>
          <table:table-cell office:value-type="float" office:value="8560" calcext:value-type="float">
            <text:p>85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.8" calcext:value-type="float">
            <text:p>6.8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665</text:p>
          </table:table-cell>
          <table:table-cell office:value-type="float" office:value="82.58028" calcext:value-type="float">
            <text:p>82.58028</text:p>
          </table:table-cell>
          <table:table-cell office:value-type="float" office:value="-20.01194" calcext:value-type="float">
            <text:p>-20.01194</text:p>
          </table:table-cell>
          <table:table-cell office:value-type="float" office:value="8855" calcext:value-type="float">
            <text:p>885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666</text:p>
          </table:table-cell>
          <table:table-cell office:value-type="float" office:value="82.59306" calcext:value-type="float">
            <text:p>82.59306</text:p>
          </table:table-cell>
          <table:table-cell office:value-type="float" office:value="-19.80056" calcext:value-type="float">
            <text:p>-19.80056</text:p>
          </table:table-cell>
          <table:table-cell office:value-type="float" office:value="3740" calcext:value-type="float">
            <text:p>37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667</text:p>
          </table:table-cell>
          <table:table-cell office:value-type="float" office:value="82.59417" calcext:value-type="float">
            <text:p>82.59417</text:p>
          </table:table-cell>
          <table:table-cell office:value-type="float" office:value="-19.795" calcext:value-type="float">
            <text:p>-19.795</text:p>
          </table:table-cell>
          <table:table-cell office:value-type="float" office:value="3430" calcext:value-type="float">
            <text:p>34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atella arctica ?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668</text:p>
          </table:table-cell>
          <table:table-cell office:value-type="float" office:value="82.57056" calcext:value-type="float">
            <text:p>82.57056</text:p>
          </table:table-cell>
          <table:table-cell office:value-type="float" office:value="-20.12194" calcext:value-type="float">
            <text:p>-20.12194</text:p>
          </table:table-cell>
          <table:table-cell office:value-type="float" office:value="9120" calcext:value-type="float">
            <text:p>91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.6" calcext:value-type="float">
            <text:p>8.6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669</text:p>
          </table:table-cell>
          <table:table-cell office:value-type="float" office:value="82.57083" calcext:value-type="float">
            <text:p>82.57083</text:p>
          </table:table-cell>
          <table:table-cell office:value-type="float" office:value="-20.13528" calcext:value-type="float">
            <text:p>-20.13528</text:p>
          </table:table-cell>
          <table:table-cell office:value-type="float" office:value="8860" calcext:value-type="float">
            <text:p>88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atella arctica ?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670</text:p>
          </table:table-cell>
          <table:table-cell office:value-type="float" office:value="82.56806" calcext:value-type="float">
            <text:p>82.56806</text:p>
          </table:table-cell>
          <table:table-cell office:value-type="float" office:value="-20.19583" calcext:value-type="float">
            <text:p>-20.19583</text:p>
          </table:table-cell>
          <table:table-cell office:value-type="float" office:value="23950" calcext:value-type="float">
            <text:p>239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iatella/Mya ?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671</text:p>
          </table:table-cell>
          <table:table-cell office:value-type="float" office:value="82.59361" calcext:value-type="float">
            <text:p>82.59361</text:p>
          </table:table-cell>
          <table:table-cell office:value-type="float" office:value="-20.19" calcext:value-type="float">
            <text:p>-20.19</text:p>
          </table:table-cell>
          <table:table-cell office:value-type="float" office:value="30250" calcext:value-type="float">
            <text:p>302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iatella/Mya ?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672</text:p>
          </table:table-cell>
          <table:table-cell office:value-type="float" office:value="82.5725" calcext:value-type="float">
            <text:p>82.5725</text:p>
          </table:table-cell>
          <table:table-cell office:value-type="float" office:value="-20.17083" calcext:value-type="float">
            <text:p>-20.17083</text:p>
          </table:table-cell>
          <table:table-cell office:value-type="float" office:value="8850" calcext:value-type="float">
            <text:p>88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atella arctica ?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797</text:p>
          </table:table-cell>
          <table:table-cell office:value-type="float" office:value="83.61093" calcext:value-type="float">
            <text:p>83.61093</text:p>
          </table:table-cell>
          <table:table-cell office:value-type="float" office:value="-30.56612" calcext:value-type="float">
            <text:p>-30.56612</text:p>
          </table:table-cell>
          <table:table-cell office:value-type="float" office:value="8940" calcext:value-type="float">
            <text:p>89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753</text:p>
          </table:table-cell>
          <table:table-cell office:value-type="float" office:value="80.9" calcext:value-type="float">
            <text:p>80.9</text:p>
          </table:table-cell>
          <table:table-cell office:value-type="float" office:value="-23.75" calcext:value-type="float">
            <text:p>-23.75</text:p>
          </table:table-cell>
          <table:table-cell office:value-type="float" office:value="3680" calcext:value-type="float">
            <text:p>36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string" calcext:value-type="string">
            <text:p>FunderEtal2011,Tauber196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565</text:p>
          </table:table-cell>
          <table:table-cell office:value-type="float" office:value="80.65" calcext:value-type="float">
            <text:p>80.65</text:p>
          </table:table-cell>
          <table:table-cell office:value-type="float" office:value="-23.43333" calcext:value-type="float">
            <text:p>-23.43333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FunderEtal2011,Tauber196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563</text:p>
          </table:table-cell>
          <table:table-cell office:value-type="float" office:value="80.65" calcext:value-type="float">
            <text:p>80.65</text:p>
          </table:table-cell>
          <table:table-cell office:value-type="float" office:value="-23.43333" calcext:value-type="float">
            <text:p>-23.43333</text:p>
          </table:table-cell>
          <table:table-cell office:value-type="float" office:value="3610" calcext:value-type="float">
            <text:p>36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string" calcext:value-type="string">
            <text:p>FunderEtal2011,Tauber196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564</text:p>
          </table:table-cell>
          <table:table-cell office:value-type="float" office:value="80.65" calcext:value-type="float">
            <text:p>80.65</text:p>
          </table:table-cell>
          <table:table-cell office:value-type="float" office:value="-23.93333" calcext:value-type="float">
            <text:p>-23.93333</text:p>
          </table:table-cell>
          <table:table-cell office:value-type="float" office:value="3700" calcext:value-type="float">
            <text:p>37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string" calcext:value-type="string">
            <text:p>FunderEtal2011,Tauber196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933</text:p>
          </table:table-cell>
          <table:table-cell office:value-type="float" office:value="82.15" calcext:value-type="float">
            <text:p>82.15</text:p>
          </table:table-cell>
          <table:table-cell office:value-type="float" office:value="-30.21667" calcext:value-type="float">
            <text:p>-30.21667</text:p>
          </table:table-cell>
          <table:table-cell office:value-type="float" office:value="3180" calcext:value-type="float">
            <text:p>318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FunderEtal2011,Tauber19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934</text:p>
          </table:table-cell>
          <table:table-cell office:value-type="float" office:value="82.15" calcext:value-type="float">
            <text:p>82.15</text:p>
          </table:table-cell>
          <table:table-cell office:value-type="float" office:value="-30.21667" calcext:value-type="float">
            <text:p>-30.21667</text:p>
          </table:table-cell>
          <table:table-cell office:value-type="float" office:value="2740" calcext:value-type="float">
            <text:p>27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FunderEtal2011,Tauber196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756</text:p>
          </table:table-cell>
          <table:table-cell office:value-type="float" office:value="82.83333" calcext:value-type="float">
            <text:p>82.83333</text:p>
          </table:table-cell>
          <table:table-cell office:value-type="float" office:value="-24" calcext:value-type="float">
            <text:p>-24</text:p>
          </table:table-cell>
          <table:table-cell office:value-type="float" office:value="3850" calcext:value-type="float">
            <text:p>3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underEtal2011,Tauber196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138</text:p>
          </table:table-cell>
          <table:table-cell office:value-type="float" office:value="81.6" calcext:value-type="float">
            <text:p>81.6</text:p>
          </table:table-cell>
          <table:table-cell office:value-type="float" office:value="-16.68333" calcext:value-type="float">
            <text:p>-16.68333</text:p>
          </table:table-cell>
          <table:table-cell office:value-type="float" office:value="4040" calcext:value-type="float">
            <text:p>40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string" calcext:value-type="string">
            <text:p>FunderEtal2011,Tauber196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75</text:p>
          </table:table-cell>
          <table:table-cell office:value-type="float" office:value="81.49972" calcext:value-type="float">
            <text:p>81.49972</text:p>
          </table:table-cell>
          <table:table-cell office:value-type="float" office:value="-16.68861" calcext:value-type="float">
            <text:p>-16.68861</text:p>
          </table:table-cell>
          <table:table-cell office:value-type="float" office:value="6005" calcext:value-type="float">
            <text:p>60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134</text:p>
          </table:table-cell>
          <table:table-cell office:value-type="float" office:value="83.63667" calcext:value-type="float">
            <text:p>83.63667</text:p>
          </table:table-cell>
          <table:table-cell office:value-type="float" office:value="-31.52122" calcext:value-type="float">
            <text:p>-31.52122</text:p>
          </table:table-cell>
          <table:table-cell office:value-type="float" office:value="595" calcext:value-type="float">
            <text:p>59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135</text:p>
          </table:table-cell>
          <table:table-cell office:value-type="float" office:value="83.44288" calcext:value-type="float">
            <text:p>83.44288</text:p>
          </table:table-cell>
          <table:table-cell office:value-type="float" office:value="-27.91167" calcext:value-type="float">
            <text:p>-27.91167</text:p>
          </table:table-cell>
          <table:table-cell office:value-type="float" office:value="6378" calcext:value-type="float">
            <text:p>637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1136</text:p>
          </table:table-cell>
          <table:table-cell office:value-type="float" office:value="83.61005" calcext:value-type="float">
            <text:p>83.61005</text:p>
          </table:table-cell>
          <table:table-cell office:value-type="float" office:value="-30.47833" calcext:value-type="float">
            <text:p>-30.47833</text:p>
          </table:table-cell>
          <table:table-cell office:value-type="float" office:value="7112" calcext:value-type="float">
            <text:p>71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3452</text:p>
          </table:table-cell>
          <table:table-cell office:value-type="float" office:value="81.55802" calcext:value-type="float">
            <text:p>81.55802</text:p>
          </table:table-cell>
          <table:table-cell office:value-type="float" office:value="-16.16025" calcext:value-type="float">
            <text:p>-16.16025</text:p>
          </table:table-cell>
          <table:table-cell office:value-type="float" office:value="3870" calcext:value-type="float">
            <text:p>38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3453</text:p>
          </table:table-cell>
          <table:table-cell office:value-type="float" office:value="81.55742" calcext:value-type="float">
            <text:p>81.55742</text:p>
          </table:table-cell>
          <table:table-cell office:value-type="float" office:value="-16.21868" calcext:value-type="float">
            <text:p>-16.21868</text:p>
          </table:table-cell>
          <table:table-cell office:value-type="float" office:value="2470" calcext:value-type="float">
            <text:p>24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7086</text:p>
          </table:table-cell>
          <table:table-cell office:value-type="float" office:value="82.5" calcext:value-type="float">
            <text:p>82.5</text:p>
          </table:table-cell>
          <table:table-cell office:value-type="float" office:value="-31.16667" calcext:value-type="float">
            <text:p>-31.16667</text:p>
          </table:table-cell>
          <table:table-cell office:value-type="float" office:value="5350" calcext:value-type="float">
            <text:p>53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718</text:p>
          </table:table-cell>
          <table:table-cell office:value-type="float" office:value="82.59028" calcext:value-type="float">
            <text:p>82.59028</text:p>
          </table:table-cell>
          <table:table-cell office:value-type="float" office:value="-19.88389" calcext:value-type="float">
            <text:p>-19.88389</text:p>
          </table:table-cell>
          <table:table-cell office:value-type="float" office:value="5080" calcext:value-type="float">
            <text:p>5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719</text:p>
          </table:table-cell>
          <table:table-cell office:value-type="float" office:value="82.59028" calcext:value-type="float">
            <text:p>82.59028</text:p>
          </table:table-cell>
          <table:table-cell office:value-type="float" office:value="-19.88389" calcext:value-type="float">
            <text:p>-19.88389</text:p>
          </table:table-cell>
          <table:table-cell office:value-type="float" office:value="5110" calcext:value-type="float">
            <text:p>51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720</text:p>
          </table:table-cell>
          <table:table-cell office:value-type="float" office:value="83.65048" calcext:value-type="float">
            <text:p>83.65048</text:p>
          </table:table-cell>
          <table:table-cell office:value-type="float" office:value="-31.11172" calcext:value-type="float">
            <text:p>-31.11172</text:p>
          </table:table-cell>
          <table:table-cell office:value-type="float" office:value="6385" calcext:value-type="float">
            <text:p>63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721</text:p>
          </table:table-cell>
          <table:table-cell office:value-type="float" office:value="83.64385" calcext:value-type="float">
            <text:p>83.64385</text:p>
          </table:table-cell>
          <table:table-cell office:value-type="float" office:value="-30.9755" calcext:value-type="float">
            <text:p>-30.9755</text:p>
          </table:table-cell>
          <table:table-cell office:value-type="float" office:value="6205" calcext:value-type="float">
            <text:p>62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722</text:p>
          </table:table-cell>
          <table:table-cell office:value-type="float" office:value="83.65077" calcext:value-type="float">
            <text:p>83.65077</text:p>
          </table:table-cell>
          <table:table-cell office:value-type="float" office:value="-31.43543" calcext:value-type="float">
            <text:p>-31.4354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723</text:p>
          </table:table-cell>
          <table:table-cell office:value-type="float" office:value="83.6461" calcext:value-type="float">
            <text:p>83.6461</text:p>
          </table:table-cell>
          <table:table-cell office:value-type="float" office:value="-30.92465" calcext:value-type="float">
            <text:p>-30.92465</text:p>
          </table:table-cell>
          <table:table-cell office:value-type="float" office:value="3775" calcext:value-type="float">
            <text:p>37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724</text:p>
          </table:table-cell>
          <table:table-cell office:value-type="float" office:value="83.6454" calcext:value-type="float">
            <text:p>83.6454</text:p>
          </table:table-cell>
          <table:table-cell office:value-type="float" office:value="-30.97107" calcext:value-type="float">
            <text:p>-30.97107</text:p>
          </table:table-cell>
          <table:table-cell office:value-type="float" office:value="5080" calcext:value-type="float">
            <text:p>5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725</text:p>
          </table:table-cell>
          <table:table-cell office:value-type="float" office:value="83.64935" calcext:value-type="float">
            <text:p>83.64935</text:p>
          </table:table-cell>
          <table:table-cell office:value-type="float" office:value="-31.0146" calcext:value-type="float">
            <text:p>-31.0146</text:p>
          </table:table-cell>
          <table:table-cell office:value-type="float" office:value="7065" calcext:value-type="float">
            <text:p>70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726</text:p>
          </table:table-cell>
          <table:table-cell office:value-type="float" office:value="83.65023" calcext:value-type="float">
            <text:p>83.65023</text:p>
          </table:table-cell>
          <table:table-cell office:value-type="float" office:value="-31.06473" calcext:value-type="float">
            <text:p>-31.06473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727</text:p>
          </table:table-cell>
          <table:table-cell office:value-type="float" office:value="83.65587" calcext:value-type="float">
            <text:p>83.65587</text:p>
          </table:table-cell>
          <table:table-cell office:value-type="float" office:value="-31.21442" calcext:value-type="float">
            <text:p>-31.21442</text:p>
          </table:table-cell>
          <table:table-cell office:value-type="float" office:value="3485" calcext:value-type="float">
            <text:p>34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728</text:p>
          </table:table-cell>
          <table:table-cell office:value-type="float" office:value="83.65375" calcext:value-type="float">
            <text:p>83.65375</text:p>
          </table:table-cell>
          <table:table-cell office:value-type="float" office:value="-31.34205" calcext:value-type="float">
            <text:p>-31.34205</text:p>
          </table:table-cell>
          <table:table-cell office:value-type="float" office:value="3060" calcext:value-type="float">
            <text:p>30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729</text:p>
          </table:table-cell>
          <table:table-cell office:value-type="float" office:value="81.55802" calcext:value-type="float">
            <text:p>81.55802</text:p>
          </table:table-cell>
          <table:table-cell office:value-type="float" office:value="-16.16025" calcext:value-type="float">
            <text:p>-16.16025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pulu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730</text:p>
          </table:table-cell>
          <table:table-cell office:value-type="float" office:value="81.57278" calcext:value-type="float">
            <text:p>81.57278</text:p>
          </table:table-cell>
          <table:table-cell office:value-type="float" office:value="-16.86778" calcext:value-type="float">
            <text:p>-16.86778</text:p>
          </table:table-cell>
          <table:table-cell office:value-type="float" office:value="865" calcext:value-type="float">
            <text:p>86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731</text:p>
          </table:table-cell>
          <table:table-cell office:value-type="float" office:value="81.57278" calcext:value-type="float">
            <text:p>81.57278</text:p>
          </table:table-cell>
          <table:table-cell office:value-type="float" office:value="-16.86778" calcext:value-type="float">
            <text:p>-16.86778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883</text:p>
          </table:table-cell>
          <table:table-cell office:value-type="float" office:value="81.49972" calcext:value-type="float">
            <text:p>81.49972</text:p>
          </table:table-cell>
          <table:table-cell office:value-type="float" office:value="-16.68861" calcext:value-type="float">
            <text:p>-16.68861</text:p>
          </table:table-cell>
          <table:table-cell office:value-type="float" office:value="855" calcext:value-type="float">
            <text:p>8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884</text:p>
          </table:table-cell>
          <table:table-cell office:value-type="float" office:value="81.49972" calcext:value-type="float">
            <text:p>81.49972</text:p>
          </table:table-cell>
          <table:table-cell office:value-type="float" office:value="-16.68861" calcext:value-type="float">
            <text:p>-16.68861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885</text:p>
          </table:table-cell>
          <table:table-cell office:value-type="float" office:value="81.5775" calcext:value-type="float">
            <text:p>81.5775</text:p>
          </table:table-cell>
          <table:table-cell office:value-type="float" office:value="-16.34583" calcext:value-type="float">
            <text:p>-16.34583</text:p>
          </table:table-cell>
          <table:table-cell office:value-type="float" office:value="3890" calcext:value-type="float">
            <text:p>38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63</text:p>
          </table:table-cell>
          <table:table-cell office:value-type="float" office:value="81.57611" calcext:value-type="float">
            <text:p>81.57611</text:p>
          </table:table-cell>
          <table:table-cell office:value-type="float" office:value="-16.20222" calcext:value-type="float">
            <text:p>-16.20222</text:p>
          </table:table-cell>
          <table:table-cell office:value-type="float" office:value="4860" calcext:value-type="float">
            <text:p>48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64</text:p>
          </table:table-cell>
          <table:table-cell office:value-type="float" office:value="81.55802" calcext:value-type="float">
            <text:p>81.55802</text:p>
          </table:table-cell>
          <table:table-cell office:value-type="float" office:value="-16.16025" calcext:value-type="float">
            <text:p>-16.16025</text:p>
          </table:table-cell>
          <table:table-cell office:value-type="float" office:value="2770" calcext:value-type="float">
            <text:p>27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65</text:p>
          </table:table-cell>
          <table:table-cell office:value-type="float" office:value="81.5775" calcext:value-type="float">
            <text:p>81.5775</text:p>
          </table:table-cell>
          <table:table-cell office:value-type="float" office:value="-16.34583" calcext:value-type="float">
            <text:p>-16.34583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66</text:p>
          </table:table-cell>
          <table:table-cell office:value-type="float" office:value="81.5775" calcext:value-type="float">
            <text:p>81.5775</text:p>
          </table:table-cell>
          <table:table-cell office:value-type="float" office:value="-16.34583" calcext:value-type="float">
            <text:p>-16.34583</text:p>
          </table:table-cell>
          <table:table-cell office:value-type="float" office:value="1955" calcext:value-type="float">
            <text:p>19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67</text:p>
          </table:table-cell>
          <table:table-cell office:value-type="float" office:value="81.5775" calcext:value-type="float">
            <text:p>81.5775</text:p>
          </table:table-cell>
          <table:table-cell office:value-type="float" office:value="-16.34583" calcext:value-type="float">
            <text:p>-16.34583</text:p>
          </table:table-cell>
          <table:table-cell office:value-type="float" office:value="1915" calcext:value-type="float">
            <text:p>19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68</text:p>
          </table:table-cell>
          <table:table-cell office:value-type="float" office:value="81.5775" calcext:value-type="float">
            <text:p>81.5775</text:p>
          </table:table-cell>
          <table:table-cell office:value-type="float" office:value="-16.34583" calcext:value-type="float">
            <text:p>-16.34583</text:p>
          </table:table-cell>
          <table:table-cell office:value-type="float" office:value="2690" calcext:value-type="float">
            <text:p>26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69</text:p>
          </table:table-cell>
          <table:table-cell office:value-type="float" office:value="81.61528" calcext:value-type="float">
            <text:p>81.61528</text:p>
          </table:table-cell>
          <table:table-cell office:value-type="float" office:value="-16.69639" calcext:value-type="float">
            <text:p>-16.69639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70</text:p>
          </table:table-cell>
          <table:table-cell office:value-type="float" office:value="81.49972" calcext:value-type="float">
            <text:p>81.49972</text:p>
          </table:table-cell>
          <table:table-cell office:value-type="float" office:value="-16.68861" calcext:value-type="float">
            <text:p>-16.68861</text:p>
          </table:table-cell>
          <table:table-cell office:value-type="float" office:value="2975" calcext:value-type="float">
            <text:p>29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71</text:p>
          </table:table-cell>
          <table:table-cell office:value-type="float" office:value="81.49972" calcext:value-type="float">
            <text:p>81.49972</text:p>
          </table:table-cell>
          <table:table-cell office:value-type="float" office:value="-16.68861" calcext:value-type="float">
            <text:p>-16.68861</text:p>
          </table:table-cell>
          <table:table-cell office:value-type="float" office:value="905" calcext:value-type="float">
            <text:p>9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72</text:p>
          </table:table-cell>
          <table:table-cell office:value-type="float" office:value="81.49972" calcext:value-type="float">
            <text:p>81.49972</text:p>
          </table:table-cell>
          <table:table-cell office:value-type="float" office:value="-16.68861" calcext:value-type="float">
            <text:p>-16.68861</text:p>
          </table:table-cell>
          <table:table-cell office:value-type="float" office:value="240" calcext:value-type="float">
            <text:p>2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73</text:p>
          </table:table-cell>
          <table:table-cell office:value-type="float" office:value="81.49972" calcext:value-type="float">
            <text:p>81.49972</text:p>
          </table:table-cell>
          <table:table-cell office:value-type="float" office:value="-16.68861" calcext:value-type="float">
            <text:p>-16.68861</text:p>
          </table:table-cell>
          <table:table-cell office:value-type="float" office:value="3990" calcext:value-type="float">
            <text:p>39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74</text:p>
          </table:table-cell>
          <table:table-cell office:value-type="float" office:value="81.49972" calcext:value-type="float">
            <text:p>81.49972</text:p>
          </table:table-cell>
          <table:table-cell office:value-type="float" office:value="-16.68861" calcext:value-type="float">
            <text:p>-16.68861</text:p>
          </table:table-cell>
          <table:table-cell office:value-type="float" office:value="3540" calcext:value-type="float">
            <text:p>35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76</text:p>
          </table:table-cell>
          <table:table-cell office:value-type="float" office:value="81.49972" calcext:value-type="float">
            <text:p>81.49972</text:p>
          </table:table-cell>
          <table:table-cell office:value-type="float" office:value="-16.68861" calcext:value-type="float">
            <text:p>-16.68861</text:p>
          </table:table-cell>
          <table:table-cell office:value-type="float" office:value="720" calcext:value-type="float">
            <text:p>7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77</text:p>
          </table:table-cell>
          <table:table-cell office:value-type="float" office:value="81.61528" calcext:value-type="float">
            <text:p>81.61528</text:p>
          </table:table-cell>
          <table:table-cell office:value-type="float" office:value="-16.69639" calcext:value-type="float">
            <text:p>-16.69639</text:p>
          </table:table-cell>
          <table:table-cell office:value-type="float" office:value="1025" calcext:value-type="float">
            <text:p>10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78</text:p>
          </table:table-cell>
          <table:table-cell office:value-type="float" office:value="81.49972" calcext:value-type="float">
            <text:p>81.49972</text:p>
          </table:table-cell>
          <table:table-cell office:value-type="float" office:value="-16.68861" calcext:value-type="float">
            <text:p>-16.68861</text:p>
          </table:table-cell>
          <table:table-cell office:value-type="float" office:value="1885" calcext:value-type="float">
            <text:p>18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79</text:p>
          </table:table-cell>
          <table:table-cell office:value-type="float" office:value="81.49972" calcext:value-type="float">
            <text:p>81.49972</text:p>
          </table:table-cell>
          <table:table-cell office:value-type="float" office:value="-16.68861" calcext:value-type="float">
            <text:p>-16.68861</text:p>
          </table:table-cell>
          <table:table-cell office:value-type="float" office:value="540" calcext:value-type="float">
            <text:p>5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80</text:p>
          </table:table-cell>
          <table:table-cell office:value-type="float" office:value="81.61528" calcext:value-type="float">
            <text:p>81.61528</text:p>
          </table:table-cell>
          <table:table-cell office:value-type="float" office:value="-16.69639" calcext:value-type="float">
            <text:p>-16.69639</text:p>
          </table:table-cell>
          <table:table-cell office:value-type="float" office:value="4400" calcext:value-type="float">
            <text:p>4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81</text:p>
          </table:table-cell>
          <table:table-cell office:value-type="float" office:value="81.58194" calcext:value-type="float">
            <text:p>81.58194</text:p>
          </table:table-cell>
          <table:table-cell office:value-type="float" office:value="-16.76194" calcext:value-type="float">
            <text:p>-16.76194</text:p>
          </table:table-cell>
          <table:table-cell office:value-type="float" office:value="4495" calcext:value-type="float">
            <text:p>44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82</text:p>
          </table:table-cell>
          <table:table-cell office:value-type="float" office:value="81.58194" calcext:value-type="float">
            <text:p>81.58194</text:p>
          </table:table-cell>
          <table:table-cell office:value-type="float" office:value="-16.76194" calcext:value-type="float">
            <text:p>-16.76194</text:p>
          </table:table-cell>
          <table:table-cell office:value-type="float" office:value="890" calcext:value-type="float">
            <text:p>8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83</text:p>
          </table:table-cell>
          <table:table-cell office:value-type="float" office:value="81.58194" calcext:value-type="float">
            <text:p>81.58194</text:p>
          </table:table-cell>
          <table:table-cell office:value-type="float" office:value="-16.76194" calcext:value-type="float">
            <text:p>-16.76194</text:p>
          </table:table-cell>
          <table:table-cell office:value-type="float" office:value="930" calcext:value-type="float">
            <text:p>9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84</text:p>
          </table:table-cell>
          <table:table-cell office:value-type="float" office:value="81.58194" calcext:value-type="float">
            <text:p>81.58194</text:p>
          </table:table-cell>
          <table:table-cell office:value-type="float" office:value="-16.76194" calcext:value-type="float">
            <text:p>-16.76194</text:p>
          </table:table-cell>
          <table:table-cell office:value-type="float" office:value="845" calcext:value-type="float">
            <text:p>8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85</text:p>
          </table:table-cell>
          <table:table-cell office:value-type="float" office:value="81.61528" calcext:value-type="float">
            <text:p>81.61528</text:p>
          </table:table-cell>
          <table:table-cell office:value-type="float" office:value="-16.69639" calcext:value-type="float">
            <text:p>-16.69639</text:p>
          </table:table-cell>
          <table:table-cell office:value-type="float" office:value="4380" calcext:value-type="float">
            <text:p>43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86</text:p>
          </table:table-cell>
          <table:table-cell office:value-type="float" office:value="81.61528" calcext:value-type="float">
            <text:p>81.61528</text:p>
          </table:table-cell>
          <table:table-cell office:value-type="float" office:value="-16.69639" calcext:value-type="float">
            <text:p>-16.69639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pulu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87</text:p>
          </table:table-cell>
          <table:table-cell office:value-type="float" office:value="83.64833" calcext:value-type="float">
            <text:p>83.64833</text:p>
          </table:table-cell>
          <table:table-cell office:value-type="float" office:value="-30.95953" calcext:value-type="float">
            <text:p>-30.95953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88</text:p>
          </table:table-cell>
          <table:table-cell office:value-type="float" office:value="83.64523" calcext:value-type="float">
            <text:p>83.64523</text:p>
          </table:table-cell>
          <table:table-cell office:value-type="float" office:value="-30.93852" calcext:value-type="float">
            <text:p>-30.93852</text:p>
          </table:table-cell>
          <table:table-cell office:value-type="float" office:value="5135" calcext:value-type="float">
            <text:p>51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89</text:p>
          </table:table-cell>
          <table:table-cell office:value-type="float" office:value="83.64523" calcext:value-type="float">
            <text:p>83.64523</text:p>
          </table:table-cell>
          <table:table-cell office:value-type="float" office:value="-30.93852" calcext:value-type="float">
            <text:p>-30.93852</text:p>
          </table:table-cell>
          <table:table-cell office:value-type="float" office:value="1880" calcext:value-type="float">
            <text:p>18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90</text:p>
          </table:table-cell>
          <table:table-cell office:value-type="float" office:value="83.64913" calcext:value-type="float">
            <text:p>83.64913</text:p>
          </table:table-cell>
          <table:table-cell office:value-type="float" office:value="-31.00782" calcext:value-type="float">
            <text:p>-31.00782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pulu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91</text:p>
          </table:table-cell>
          <table:table-cell office:value-type="float" office:value="83.6541" calcext:value-type="float">
            <text:p>83.6541</text:p>
          </table:table-cell>
          <table:table-cell office:value-type="float" office:value="-31.151" calcext:value-type="float">
            <text:p>-31.151</text:p>
          </table:table-cell>
          <table:table-cell office:value-type="float" office:value="215" calcext:value-type="float">
            <text:p>2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92</text:p>
          </table:table-cell>
          <table:table-cell office:value-type="float" office:value="83.65468" calcext:value-type="float">
            <text:p>83.65468</text:p>
          </table:table-cell>
          <table:table-cell office:value-type="float" office:value="-31.16228" calcext:value-type="float">
            <text:p>-31.16228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93</text:p>
          </table:table-cell>
          <table:table-cell office:value-type="float" office:value="83.65445" calcext:value-type="float">
            <text:p>83.65445</text:p>
          </table:table-cell>
          <table:table-cell office:value-type="float" office:value="-31.3701" calcext:value-type="float">
            <text:p>-31.3701</text:p>
          </table:table-cell>
          <table:table-cell office:value-type="float" office:value="1320" calcext:value-type="float">
            <text:p>13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rix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94</text:p>
          </table:table-cell>
          <table:table-cell office:value-type="float" office:value="83.65685" calcext:value-type="float">
            <text:p>83.65685</text:p>
          </table:table-cell>
          <table:table-cell office:value-type="float" office:value="-31.25128" calcext:value-type="float">
            <text:p>-31.25128</text:p>
          </table:table-cell>
          <table:table-cell office:value-type="float" office:value="3105" calcext:value-type="float">
            <text:p>31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7995</text:p>
          </table:table-cell>
          <table:table-cell office:value-type="float" office:value="83.6524" calcext:value-type="float">
            <text:p>83.6524</text:p>
          </table:table-cell>
          <table:table-cell office:value-type="float" office:value="-31.1165" calcext:value-type="float">
            <text:p>-31.1165</text:p>
          </table:table-cell>
          <table:table-cell office:value-type="float" office:value="2465" calcext:value-type="float">
            <text:p>24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LuS-8015</text:p>
          </table:table-cell>
          <table:table-cell office:value-type="float" office:value="81.61528" calcext:value-type="float">
            <text:p>81.61528</text:p>
          </table:table-cell>
          <table:table-cell office:value-type="float" office:value="-16.69639" calcext:value-type="float">
            <text:p>-16.69639</text:p>
          </table:table-cell>
          <table:table-cell office:value-type="float" office:value="1155" calcext:value-type="float">
            <text:p>11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nder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294</text:p>
          </table:table-cell>
          <table:table-cell office:value-type="float" office:value="64.4" calcext:value-type="float">
            <text:p>64.4</text:p>
          </table:table-cell>
          <table:table-cell office:value-type="float" office:value="-50.2" calcext:value-type="float">
            <text:p>-50.2</text:p>
          </table:table-cell>
          <table:table-cell office:value-type="float" office:value="8788" calcext:value-type="float">
            <text:p>878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corr_terrestri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redskild1983,WeidickEtal20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460</text:p>
          </table:table-cell>
          <table:table-cell office:value-type="float" office:value="64.4" calcext:value-type="float">
            <text:p>64.4</text:p>
          </table:table-cell>
          <table:table-cell office:value-type="float" office:value="-50.2" calcext:value-type="float">
            <text:p>-50.2</text:p>
          </table:table-cell>
          <table:table-cell office:value-type="float" office:value="8640" calcext:value-type="float">
            <text:p>86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corr_terrestri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redskild198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461</text:p>
          </table:table-cell>
          <table:table-cell office:value-type="float" office:value="64.4" calcext:value-type="float">
            <text:p>64.4</text:p>
          </table:table-cell>
          <table:table-cell office:value-type="float" office:value="-50.2" calcext:value-type="float">
            <text:p>-50.2</text:p>
          </table:table-cell>
          <table:table-cell office:value-type="float" office:value="8640" calcext:value-type="float">
            <text:p>86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corr_terrestri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redskild198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292</text:p>
          </table:table-cell>
          <table:table-cell office:value-type="float" office:value="64.4666666666667" calcext:value-type="float">
            <text:p>64.4666666666667</text:p>
          </table:table-cell>
          <table:table-cell office:value-type="float" office:value="-51.5833333333333" calcext:value-type="float">
            <text:p>-51.5833333333333</text:p>
          </table:table-cell>
          <table:table-cell office:value-type="float" office:value="8788" calcext:value-type="float">
            <text:p>878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corr_terrestri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redskild198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717</text:p>
          </table:table-cell>
          <table:table-cell office:value-type="float" office:value="64.4666666666667" calcext:value-type="float">
            <text:p>64.4666666666667</text:p>
          </table:table-cell>
          <table:table-cell office:value-type="float" office:value="-51.5833333333333" calcext:value-type="float">
            <text:p>-51.5833333333333</text:p>
          </table:table-cell>
          <table:table-cell office:value-type="float" office:value="8640" calcext:value-type="float">
            <text:p>86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corr_terrestri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redskild198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718</text:p>
          </table:table-cell>
          <table:table-cell office:value-type="float" office:value="64.4666666666667" calcext:value-type="float">
            <text:p>64.4666666666667</text:p>
          </table:table-cell>
          <table:table-cell office:value-type="float" office:value="-51.5833333333333" calcext:value-type="float">
            <text:p>-51.5833333333333</text:p>
          </table:table-cell>
          <table:table-cell office:value-type="float" office:value="8640" calcext:value-type="float">
            <text:p>86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corr_terrestri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redskild198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293</text:p>
          </table:table-cell>
          <table:table-cell office:value-type="float" office:value="64.4583333333333" calcext:value-type="float">
            <text:p>64.4583333333333</text:p>
          </table:table-cell>
          <table:table-cell office:value-type="float" office:value="-51.5833333333333" calcext:value-type="float">
            <text:p>-51.5833333333333</text:p>
          </table:table-cell>
          <table:table-cell office:value-type="float" office:value="8788" calcext:value-type="float">
            <text:p>878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corr_terrestri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redskild198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750</text:p>
          </table:table-cell>
          <table:table-cell office:value-type="float" office:value="64.4" calcext:value-type="float">
            <text:p>64.4</text:p>
          </table:table-cell>
          <table:table-cell office:value-type="float" office:value="-51.6833333333333" calcext:value-type="float">
            <text:p>-51.6833333333333</text:p>
          </table:table-cell>
          <table:table-cell office:value-type="float" office:value="8640" calcext:value-type="float">
            <text:p>864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repanocladus exannulatu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redskild198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3190</text:p>
          </table:table-cell>
          <table:table-cell office:value-type="float" office:value="64.4" calcext:value-type="float">
            <text:p>64.4</text:p>
          </table:table-cell>
          <table:table-cell office:value-type="float" office:value="-51.6833333333333" calcext:value-type="float">
            <text:p>-51.6833333333333</text:p>
          </table:table-cell>
          <table:table-cell office:value-type="float" office:value="8640" calcext:value-type="float">
            <text:p>864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corr_terrestri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redskild198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295</text:p>
          </table:table-cell>
          <table:table-cell office:value-type="float" office:value="64.3916666666667" calcext:value-type="float">
            <text:p>64.3916666666667</text:p>
          </table:table-cell>
          <table:table-cell office:value-type="float" office:value="-50.3583333333333" calcext:value-type="float">
            <text:p>-50.3583333333333</text:p>
          </table:table-cell>
          <table:table-cell office:value-type="float" office:value="7578" calcext:value-type="float">
            <text:p>757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corr_terrestri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.3" calcext:value-type="float">
            <text:p>57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edskild1983,WeidickEtal20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597</text:p>
          </table:table-cell>
          <table:table-cell office:value-type="float" office:value="64.244" calcext:value-type="float">
            <text:p>64.244</text:p>
          </table:table-cell>
          <table:table-cell office:value-type="float" office:value="-50.19" calcext:value-type="float">
            <text:p>-50.19</text:p>
          </table:table-cell>
          <table:table-cell office:value-type="float" office:value="900" calcext:value-type="float">
            <text:p>9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ttle bone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cGovernEtal19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598</text:p>
          </table:table-cell>
          <table:table-cell office:value-type="float" office:value="64.244" calcext:value-type="float">
            <text:p>64.244</text:p>
          </table:table-cell>
          <table:table-cell office:value-type="float" office:value="-50.19" calcext:value-type="float">
            <text:p>-50.19</text:p>
          </table:table-cell>
          <table:table-cell office:value-type="float" office:value="870" calcext:value-type="float">
            <text:p>87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ribou bone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cGovernEtal19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599</text:p>
          </table:table-cell>
          <table:table-cell office:value-type="float" office:value="64.244" calcext:value-type="float">
            <text:p>64.244</text:p>
          </table:table-cell>
          <table:table-cell office:value-type="float" office:value="-50.19" calcext:value-type="float">
            <text:p>-50.19</text:p>
          </table:table-cell>
          <table:table-cell office:value-type="float" office:value="910" calcext:value-type="float">
            <text:p>9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ea bone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cGovernEtal19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600</text:p>
          </table:table-cell>
          <table:table-cell office:value-type="float" office:value="64.244" calcext:value-type="float">
            <text:p>64.244</text:p>
          </table:table-cell>
          <table:table-cell office:value-type="float" office:value="-50.19" calcext:value-type="float">
            <text:p>-50.19</text:p>
          </table:table-cell>
          <table:table-cell office:value-type="float" office:value="930" calcext:value-type="float">
            <text:p>93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ttle bone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cGovernEtal19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601</text:p>
          </table:table-cell>
          <table:table-cell office:value-type="float" office:value="64.244" calcext:value-type="float">
            <text:p>64.244</text:p>
          </table:table-cell>
          <table:table-cell office:value-type="float" office:value="-50.19" calcext:value-type="float">
            <text:p>-50.19</text:p>
          </table:table-cell>
          <table:table-cell office:value-type="float" office:value="800" calcext:value-type="float">
            <text:p>8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ribou bone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cGovernEtal19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602</text:p>
          </table:table-cell>
          <table:table-cell office:value-type="float" office:value="64.244" calcext:value-type="float">
            <text:p>64.244</text:p>
          </table:table-cell>
          <table:table-cell office:value-type="float" office:value="-50.19" calcext:value-type="float">
            <text:p>-50.19</text:p>
          </table:table-cell>
          <table:table-cell office:value-type="float" office:value="770" calcext:value-type="float">
            <text:p>77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alrus bone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cGovernEtal19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603</text:p>
          </table:table-cell>
          <table:table-cell office:value-type="float" office:value="64.244" calcext:value-type="float">
            <text:p>64.244</text:p>
          </table:table-cell>
          <table:table-cell office:value-type="float" office:value="-50.19" calcext:value-type="float">
            <text:p>-50.19</text:p>
          </table:table-cell>
          <table:table-cell office:value-type="float" office:value="830" calcext:value-type="float">
            <text:p>83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alrus bone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cGovernEtal19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604</text:p>
          </table:table-cell>
          <table:table-cell office:value-type="float" office:value="64.244" calcext:value-type="float">
            <text:p>64.244</text:p>
          </table:table-cell>
          <table:table-cell office:value-type="float" office:value="-50.19" calcext:value-type="float">
            <text:p>-50.19</text:p>
          </table:table-cell>
          <table:table-cell office:value-type="float" office:value="820" calcext:value-type="float">
            <text:p>8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alrus bone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cGovernEtal19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605</text:p>
          </table:table-cell>
          <table:table-cell office:value-type="float" office:value="64.244" calcext:value-type="float">
            <text:p>64.244</text:p>
          </table:table-cell>
          <table:table-cell office:value-type="float" office:value="-50.19" calcext:value-type="float">
            <text:p>-50.19</text:p>
          </table:table-cell>
          <table:table-cell office:value-type="float" office:value="730" calcext:value-type="float">
            <text:p>7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ribou bone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cGovernEtal19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4606</text:p>
          </table:table-cell>
          <table:table-cell office:value-type="float" office:value="64.244" calcext:value-type="float">
            <text:p>64.244</text:p>
          </table:table-cell>
          <table:table-cell office:value-type="float" office:value="-50.19" calcext:value-type="float">
            <text:p>-50.19</text:p>
          </table:table-cell>
          <table:table-cell office:value-type="float" office:value="760" calcext:value-type="float">
            <text:p>7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ttle bone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cGovernEtal199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1036</text:p>
          </table:table-cell>
          <table:table-cell office:value-type="float" office:value="64.4333333333333" calcext:value-type="float">
            <text:p>64.4333333333333</text:p>
          </table:table-cell>
          <table:table-cell office:value-type="float" office:value="-50.1666666666667" calcext:value-type="float">
            <text:p>-50.1666666666667</text:p>
          </table:table-cell>
          <table:table-cell office:value-type="float" office:value="7965" calcext:value-type="float">
            <text:p>796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7.25" calcext:value-type="float">
            <text:p>37.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eidickEtal2012,Weidick1972,Weidick196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802</text:p>
          </table:table-cell>
          <table:table-cell office:value-type="float" office:value="64.4333333333333" calcext:value-type="float">
            <text:p>64.4333333333333</text:p>
          </table:table-cell>
          <table:table-cell office:value-type="float" office:value="-50.2" calcext:value-type="float">
            <text:p>-50.2</text:p>
          </table:table-cell>
          <table:table-cell office:value-type="float" office:value="4745" calcext:value-type="float">
            <text:p>474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gyttja</text:p>
          </table:table-cell>
          <table:table-cell office:value-type="string" calcext:value-type="string">
            <text:p>corr_terrestri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string" calcext:value-type="string">
            <text:p>WeidickEtal2012,Fredskild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OSL</text:p>
          </table:table-cell>
          <table:table-cell office:value-type="float" office:value="81202" calcext:value-type="float">
            <text:p>81202</text:p>
          </table:table-cell>
          <table:table-cell office:value-type="float" office:value="74.237" calcext:value-type="float">
            <text:p>74.237</text:p>
          </table:table-cell>
          <table:table-cell office:value-type="float" office:value="-20.336" calcext:value-type="float">
            <text:p>-20.336</text:p>
          </table:table-cell>
          <table:table-cell office:value-type="float" office:value="6600" calcext:value-type="float">
            <text:p>66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and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Pedersen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OSL</text:p>
          </table:table-cell>
          <table:table-cell office:value-type="float" office:value="81203" calcext:value-type="float">
            <text:p>81203</text:p>
          </table:table-cell>
          <table:table-cell office:value-type="float" office:value="74.236" calcext:value-type="float">
            <text:p>74.236</text:p>
          </table:table-cell>
          <table:table-cell office:value-type="float" office:value="-20.336" calcext:value-type="float">
            <text:p>-20.336</text:p>
          </table:table-cell>
          <table:table-cell office:value-type="float" office:value="7600" calcext:value-type="float">
            <text:p>7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nd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.04" calcext:value-type="float">
            <text:p>8.04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Pedersen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OSL</text:p>
          </table:table-cell>
          <table:table-cell office:value-type="float" office:value="81204" calcext:value-type="float">
            <text:p>81204</text:p>
          </table:table-cell>
          <table:table-cell office:value-type="float" office:value="74.236" calcext:value-type="float">
            <text:p>74.236</text:p>
          </table:table-cell>
          <table:table-cell office:value-type="float" office:value="-20.336" calcext:value-type="float">
            <text:p>-20.336</text:p>
          </table:table-cell>
          <table:table-cell office:value-type="float" office:value="7500" calcext:value-type="float">
            <text:p>75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and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.17" calcext:value-type="float">
            <text:p>10.17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Pedersen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OSL</text:p>
          </table:table-cell>
          <table:table-cell office:value-type="float" office:value="81205" calcext:value-type="float">
            <text:p>81205</text:p>
          </table:table-cell>
          <table:table-cell office:value-type="float" office:value="74.235" calcext:value-type="float">
            <text:p>74.235</text:p>
          </table:table-cell>
          <table:table-cell office:value-type="float" office:value="-20.336" calcext:value-type="float">
            <text:p>-20.336</text:p>
          </table:table-cell>
          <table:table-cell office:value-type="float" office:value="3800" calcext:value-type="float">
            <text:p>38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ve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Pedersen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OSL</text:p>
          </table:table-cell>
          <table:table-cell office:value-type="float" office:value="81206" calcext:value-type="float">
            <text:p>81206</text:p>
          </table:table-cell>
          <table:table-cell office:value-type="float" office:value="74.234" calcext:value-type="float">
            <text:p>74.234</text:p>
          </table:table-cell>
          <table:table-cell office:value-type="float" office:value="-20.337" calcext:value-type="float">
            <text:p>-20.337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ve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1.24" calcext:value-type="float">
            <text:p>21.24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Pedersen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OSL</text:p>
          </table:table-cell>
          <table:table-cell office:value-type="float" office:value="21214" calcext:value-type="float">
            <text:p>21214</text:p>
          </table:table-cell>
          <table:table-cell office:value-type="float" office:value="74.281" calcext:value-type="float">
            <text:p>74.281</text:p>
          </table:table-cell>
          <table:table-cell office:value-type="float" office:value="-20.137" calcext:value-type="float">
            <text:p>-20.137</text:p>
          </table:table-cell>
          <table:table-cell office:value-type="float" office:value="4300" calcext:value-type="float">
            <text:p>43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and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Pedersen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OSL</text:p>
          </table:table-cell>
          <table:table-cell office:value-type="float" office:value="81216" calcext:value-type="float">
            <text:p>81216</text:p>
          </table:table-cell>
          <table:table-cell office:value-type="float" office:value="74.281" calcext:value-type="float">
            <text:p>74.281</text:p>
          </table:table-cell>
          <table:table-cell office:value-type="float" office:value="-20.138" calcext:value-type="float">
            <text:p>-20.138</text:p>
          </table:table-cell>
          <table:table-cell office:value-type="float" office:value="5500" calcext:value-type="float">
            <text:p>5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nd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.82" calcext:value-type="float">
            <text:p>2.8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Pedersen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OSL</text:p>
          </table:table-cell>
          <table:table-cell office:value-type="float" office:value="51002" calcext:value-type="float">
            <text:p>51002</text:p>
          </table:table-cell>
          <table:table-cell office:value-type="float" office:value="74.54" calcext:value-type="float">
            <text:p>74.54</text:p>
          </table:table-cell>
          <table:table-cell office:value-type="float" office:value="-18.835" calcext:value-type="float">
            <text:p>-18.835</text:p>
          </table:table-cell>
          <table:table-cell office:value-type="float" office:value="4200" calcext:value-type="float">
            <text:p>4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and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Pedersen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IA37739</text:p>
          </table:table-cell>
          <table:table-cell office:value-type="float" office:value="74.097" calcext:value-type="float">
            <text:p>74.097</text:p>
          </table:table-cell>
          <table:table-cell office:value-type="float" office:value="-21.267" calcext:value-type="float">
            <text:p>-21.267</text:p>
          </table:table-cell>
          <table:table-cell office:value-type="float" office:value="645" calcext:value-type="float">
            <text:p>6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all twig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Pedersen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IA37740</text:p>
          </table:table-cell>
          <table:table-cell office:value-type="float" office:value="74.097" calcext:value-type="float">
            <text:p>74.097</text:p>
          </table:table-cell>
          <table:table-cell office:value-type="float" office:value="-21.267" calcext:value-type="float">
            <text:p>-21.267</text:p>
          </table:table-cell>
          <table:table-cell office:value-type="float" office:value="285" calcext:value-type="float">
            <text:p>2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all twig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Pedersen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IA36014</text:p>
          </table:table-cell>
          <table:table-cell office:value-type="float" office:value="74.151" calcext:value-type="float">
            <text:p>74.151</text:p>
          </table:table-cell>
          <table:table-cell office:value-type="float" office:value="-20.425" calcext:value-type="float">
            <text:p>-20.425</text:p>
          </table:table-cell>
          <table:table-cell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raw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Pedersen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IA37967</text:p>
          </table:table-cell>
          <table:table-cell office:value-type="float" office:value="74.151" calcext:value-type="float">
            <text:p>74.151</text:p>
          </table:table-cell>
          <table:table-cell office:value-type="float" office:value="-20.425" calcext:value-type="float">
            <text:p>-20.425</text:p>
          </table:table-cell>
          <table:table-cell office:value-type="float" office:value="290" calcext:value-type="float">
            <text:p>2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raw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Pedersen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IA36016</text:p>
          </table:table-cell>
          <table:table-cell office:value-type="float" office:value="74.151" calcext:value-type="float">
            <text:p>74.151</text:p>
          </table:table-cell>
          <table:table-cell office:value-type="float" office:value="-20.425" calcext:value-type="float">
            <text:p>-20.425</text:p>
          </table:table-cell>
          <table:table-cell office:value-type="float" office:value="2260" calcext:value-type="float">
            <text:p>22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aw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PedersenEtal20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T106XR1</text:p>
          </table:table-cell>
          <table:table-cell office:value-type="float" office:value="69.312" calcext:value-type="float">
            <text:p>69.312</text:p>
          </table:table-cell>
          <table:table-cell office:value-type="float" office:value="-53.874" calcext:value-type="float">
            <text:p>-53.874</text:p>
          </table:table-cell>
          <table:table-cell office:value-type="float" office:value="4060" calcext:value-type="float">
            <text:p>406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obbl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zaEtal202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T106XR2</text:p>
          </table:table-cell>
          <table:table-cell office:value-type="float" office:value="69.312" calcext:value-type="float">
            <text:p>69.312</text:p>
          </table:table-cell>
          <table:table-cell office:value-type="float" office:value="-53.874" calcext:value-type="float">
            <text:p>-53.874</text:p>
          </table:table-cell>
          <table:table-cell office:value-type="float" office:value="3450" calcext:value-type="float">
            <text:p>345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obbl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zaEtal202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OSL</text:p>
          </table:table-cell>
          <table:table-cell office:value-type="string" calcext:value-type="string">
            <text:p>T107R1</text:p>
          </table:table-cell>
          <table:table-cell office:value-type="float" office:value="69.312" calcext:value-type="float">
            <text:p>69.312</text:p>
          </table:table-cell>
          <table:table-cell office:value-type="float" office:value="-53.874" calcext:value-type="float">
            <text:p>-53.874</text:p>
          </table:table-cell>
          <table:table-cell office:value-type="float" office:value="2010" calcext:value-type="float">
            <text:p>20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bbl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zaEtal202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Curl-10994</text:p>
          </table:table-cell>
          <table:table-cell office:value-type="float" office:value="67.003" calcext:value-type="float">
            <text:p>67.003</text:p>
          </table:table-cell>
          <table:table-cell office:value-type="float" office:value="-50.766" calcext:value-type="float">
            <text:p>-50.766</text:p>
          </table:table-cell>
          <table:table-cell office:value-type="float" office:value="6275" calcext:value-type="float">
            <text:p>62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ormsEtal20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Curl-10990</text:p>
          </table:table-cell>
          <table:table-cell office:value-type="float" office:value="67.004" calcext:value-type="float">
            <text:p>67.004</text:p>
          </table:table-cell>
          <table:table-cell office:value-type="float" office:value="-50.766" calcext:value-type="float">
            <text:p>-50.766</text:p>
          </table:table-cell>
          <table:table-cell office:value-type="float" office:value="7725" calcext:value-type="float">
            <text:p>77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ormsEtal20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Curl-10995</text:p>
          </table:table-cell>
          <table:table-cell office:value-type="float" office:value="67.008" calcext:value-type="float">
            <text:p>67.008</text:p>
          </table:table-cell>
          <table:table-cell office:value-type="float" office:value="-50.763" calcext:value-type="float">
            <text:p>-50.763</text:p>
          </table:table-cell>
          <table:table-cell office:value-type="float" office:value="6430" calcext:value-type="float">
            <text:p>64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ormsEtal20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Curl-10988</text:p>
          </table:table-cell>
          <table:table-cell office:value-type="float" office:value="66.999" calcext:value-type="float">
            <text:p>66.999</text:p>
          </table:table-cell>
          <table:table-cell office:value-type="float" office:value="-50.681" calcext:value-type="float">
            <text:p>-50.681</text:p>
          </table:table-cell>
          <table:table-cell office:value-type="float" office:value="6245" calcext:value-type="float">
            <text:p>62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ormsEtal20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Curl-10986</text:p>
          </table:table-cell>
          <table:table-cell office:value-type="float" office:value="66.999" calcext:value-type="float">
            <text:p>66.999</text:p>
          </table:table-cell>
          <table:table-cell office:value-type="float" office:value="-50.681" calcext:value-type="float">
            <text:p>-50.681</text:p>
          </table:table-cell>
          <table:table-cell office:value-type="float" office:value="6460" calcext:value-type="float">
            <text:p>64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ormsEtal20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Curl-11000</text:p>
          </table:table-cell>
          <table:table-cell office:value-type="float" office:value="66.978" calcext:value-type="float">
            <text:p>66.978</text:p>
          </table:table-cell>
          <table:table-cell office:value-type="float" office:value="-50.919" calcext:value-type="float">
            <text:p>-50.919</text:p>
          </table:table-cell>
          <table:table-cell office:value-type="float" office:value="7625" calcext:value-type="float">
            <text:p>76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ormsEtal20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57570</text:p>
          </table:table-cell>
          <table:table-cell office:value-type="float" office:value="81.42059" calcext:value-type="float">
            <text:p>81.42059</text:p>
          </table:table-cell>
          <table:table-cell office:value-type="float" office:value="-18.25471" calcext:value-type="float">
            <text:p>-18.25471</text:p>
          </table:table-cell>
          <table:table-cell office:value-type="float" office:value="8976" calcext:value-type="float">
            <text:p>897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xed benthic foraminifer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nk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56351</text:p>
          </table:table-cell>
          <table:table-cell office:value-type="float" office:value="81.42059" calcext:value-type="float">
            <text:p>81.42059</text:p>
          </table:table-cell>
          <table:table-cell office:value-type="float" office:value="-18.25471" calcext:value-type="float">
            <text:p>-18.25471</text:p>
          </table:table-cell>
          <table:table-cell office:value-type="float" office:value="9349" calcext:value-type="float">
            <text:p>93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ixed benthic foraminifer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9.2" calcext:value-type="float">
            <text:p>59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nk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57571</text:p>
          </table:table-cell>
          <table:table-cell office:value-type="float" office:value="81.42059" calcext:value-type="float">
            <text:p>81.42059</text:p>
          </table:table-cell>
          <table:table-cell office:value-type="float" office:value="-18.25471" calcext:value-type="float">
            <text:p>-18.25471</text:p>
          </table:table-cell>
          <table:table-cell office:value-type="float" office:value="10009" calcext:value-type="float">
            <text:p>1000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ixed benthic foraminifer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9.2" calcext:value-type="float">
            <text:p>59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nk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57572</text:p>
          </table:table-cell>
          <table:table-cell office:value-type="float" office:value="81.41301" calcext:value-type="float">
            <text:p>81.41301</text:p>
          </table:table-cell>
          <table:table-cell office:value-type="float" office:value="-18.89223" calcext:value-type="float">
            <text:p>-18.89223</text:p>
          </table:table-cell>
          <table:table-cell office:value-type="float" office:value="8987" calcext:value-type="float">
            <text:p>898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ixed benthic foraminifer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2.2" calcext:value-type="float">
            <text:p>42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nk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56353</text:p>
          </table:table-cell>
          <table:table-cell office:value-type="float" office:value="81.41301" calcext:value-type="float">
            <text:p>81.41301</text:p>
          </table:table-cell>
          <table:table-cell office:value-type="float" office:value="-18.89223" calcext:value-type="float">
            <text:p>-18.89223</text:p>
          </table:table-cell>
          <table:table-cell office:value-type="float" office:value="9016" calcext:value-type="float">
            <text:p>90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xed benthic foraminifer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2.2" calcext:value-type="float">
            <text:p>42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nk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57573</text:p>
          </table:table-cell>
          <table:table-cell office:value-type="float" office:value="81.41301" calcext:value-type="float">
            <text:p>81.41301</text:p>
          </table:table-cell>
          <table:table-cell office:value-type="float" office:value="-18.89223" calcext:value-type="float">
            <text:p>-18.89223</text:p>
          </table:table-cell>
          <table:table-cell office:value-type="float" office:value="8970" calcext:value-type="float">
            <text:p>89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xed benthic foraminifer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2.2" calcext:value-type="float">
            <text:p>42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nk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57574</text:p>
          </table:table-cell>
          <table:table-cell office:value-type="float" office:value="81.41301" calcext:value-type="float">
            <text:p>81.41301</text:p>
          </table:table-cell>
          <table:table-cell office:value-type="float" office:value="-18.89223" calcext:value-type="float">
            <text:p>-18.89223</text:p>
          </table:table-cell>
          <table:table-cell office:value-type="float" office:value="9748" calcext:value-type="float">
            <text:p>97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xed benthic foraminifer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2.2" calcext:value-type="float">
            <text:p>42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nk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56352</text:p>
          </table:table-cell>
          <table:table-cell office:value-type="float" office:value="81.41301" calcext:value-type="float">
            <text:p>81.41301</text:p>
          </table:table-cell>
          <table:table-cell office:value-type="float" office:value="-18.89223" calcext:value-type="float">
            <text:p>-18.89223</text:p>
          </table:table-cell>
          <table:table-cell office:value-type="float" office:value="9627" calcext:value-type="float">
            <text:p>96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xed benthic foraminifer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2.2" calcext:value-type="float">
            <text:p>42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nk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56349</text:p>
          </table:table-cell>
          <table:table-cell office:value-type="float" office:value="81.45019" calcext:value-type="float">
            <text:p>81.45019</text:p>
          </table:table-cell>
          <table:table-cell office:value-type="float" office:value="-18.30312" calcext:value-type="float">
            <text:p>-18.30312</text:p>
          </table:table-cell>
          <table:table-cell office:value-type="float" office:value="9302" calcext:value-type="float">
            <text:p>930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ixed benthic foraminifer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9.6" calcext:value-type="float">
            <text:p>19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nk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57568</text:p>
          </table:table-cell>
          <table:table-cell office:value-type="float" office:value="81.45019" calcext:value-type="float">
            <text:p>81.45019</text:p>
          </table:table-cell>
          <table:table-cell office:value-type="float" office:value="-18.30312" calcext:value-type="float">
            <text:p>-18.30312</text:p>
          </table:table-cell>
          <table:table-cell office:value-type="float" office:value="9439" calcext:value-type="float">
            <text:p>943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xed benthic foraminifer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9.6" calcext:value-type="float">
            <text:p>19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nk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56350</text:p>
          </table:table-cell>
          <table:table-cell office:value-type="float" office:value="81.40395" calcext:value-type="float">
            <text:p>81.40395</text:p>
          </table:table-cell>
          <table:table-cell office:value-type="float" office:value="-18.03681" calcext:value-type="float">
            <text:p>-18.03681</text:p>
          </table:table-cell>
          <table:table-cell office:value-type="float" office:value="9522" calcext:value-type="float">
            <text:p>95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xed benthic Foraminifera and ostracod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4.6" calcext:value-type="float">
            <text:p>34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nk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a-57569</text:p>
          </table:table-cell>
          <table:table-cell office:value-type="float" office:value="81.40395" calcext:value-type="float">
            <text:p>81.40395</text:p>
          </table:table-cell>
          <table:table-cell office:value-type="float" office:value="-18.03681" calcext:value-type="float">
            <text:p>-18.03681</text:p>
          </table:table-cell>
          <table:table-cell office:value-type="float" office:value="11587" calcext:value-type="float">
            <text:p>1158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ixed benthic Foraminifera and ostracod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4.6" calcext:value-type="float">
            <text:p>34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nk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ge_model</text:p>
          </table:table-cell>
          <table:table-cell office:value-type="string" calcext:value-type="string">
            <text:p>T2_isolation</text:p>
          </table:table-cell>
          <table:table-cell office:value-type="float" office:value="81.41301" calcext:value-type="float">
            <text:p>81.41301</text:p>
          </table:table-cell>
          <table:table-cell office:value-type="float" office:value="-18.89223" calcext:value-type="float">
            <text:p>-18.89223</text:p>
          </table:table-cell>
          <table:table-cell office:value-type="float" office:value="9100" calcext:value-type="float">
            <text:p>91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2.2" calcext:value-type="float">
            <text:p>42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nkEtal2018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ge_model</text:p>
          </table:table-cell>
          <table:table-cell office:value-type="string" calcext:value-type="string">
            <text:p>I2_isolation</text:p>
          </table:table-cell>
          <table:table-cell office:value-type="float" office:value="81.45019" calcext:value-type="float">
            <text:p>81.45019</text:p>
          </table:table-cell>
          <table:table-cell office:value-type="float" office:value="-18.30312" calcext:value-type="float">
            <text:p>-18.30312</text:p>
          </table:table-cell>
          <table:table-cell office:value-type="float" office:value="8000" calcext:value-type="float">
            <text:p>80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nkEtal2018</text:p>
          </table:table-cell>
        </table:table-row>
        <table:table-row table:style-name="ro1">
          <table:table-cell office:value-type="string" calcext:value-type="string">
            <text:p>Sondre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W-172</text:p>
          </table:table-cell>
          <table:table-cell office:value-type="float" office:value="66.637" calcext:value-type="float">
            <text:p>66.637</text:p>
          </table:table-cell>
          <table:table-cell office:value-type="float" office:value="-52.427" calcext:value-type="float">
            <text:p>-52.427</text:p>
          </table:table-cell>
          <table:table-cell office:value-type="float" office:value="9075" calcext:value-type="float">
            <text:p>90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arine shells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enBrinkWeidick1974,TenBrink1975,vanTatenhoveEtal1996,Weidick1972a</text:p>
          </table:table-cell>
        </table:table-row>
        <table:table-row table:style-name="ro1">
          <table:table-cell office:value-type="string" calcext:value-type="string">
            <text:p>Sondre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1663</text:p>
          </table:table-cell>
          <table:table-cell office:value-type="float" office:value="67.027" calcext:value-type="float">
            <text:p>67.027</text:p>
          </table:table-cell>
          <table:table-cell office:value-type="float" office:value="-51.407" calcext:value-type="float">
            <text:p>-51.407</text:p>
          </table:table-cell>
          <table:table-cell office:value-type="float" office:value="8635" calcext:value-type="float">
            <text:p>863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rine shells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eidick1972,TenBrinkWeidick1974,vanTatenhoveEtal1996</text:p>
          </table:table-cell>
        </table:table-row>
        <table:table-row table:style-name="ro1">
          <table:table-cell office:value-type="string" calcext:value-type="string">
            <text:p>Sondre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tC-3522</text:p>
          </table:table-cell>
          <table:table-cell office:value-type="float" office:value="67.007" calcext:value-type="float">
            <text:p>67.007</text:p>
          </table:table-cell>
          <table:table-cell office:value-type="float" office:value="-50.687" calcext:value-type="float">
            <text:p>-50.687</text:p>
          </table:table-cell>
          <table:table-cell office:value-type="float" office:value="7500" calcext:value-type="float">
            <text:p>75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rine shells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anTatenhoveEtal1996</text:p>
          </table:table-cell>
        </table:table-row>
        <table:table-row table:style-name="ro1">
          <table:table-cell office:value-type="string" calcext:value-type="string">
            <text:p>Sondre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1664</text:p>
          </table:table-cell>
          <table:table-cell office:value-type="float" office:value="67.027" calcext:value-type="float">
            <text:p>67.027</text:p>
          </table:table-cell>
          <table:table-cell office:value-type="float" office:value="-50.727" calcext:value-type="float">
            <text:p>-50.727</text:p>
          </table:table-cell>
          <table:table-cell office:value-type="float" office:value="7545" calcext:value-type="float">
            <text:p>754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arine shells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7.5" calcext:value-type="float">
            <text:p>47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Weidick1972,TenBrinkWeidick1974,vanTatenhoveEtal1996</text:p>
          </table:table-cell>
        </table:table-row>
        <table:table-row table:style-name="ro1">
          <table:table-cell office:value-type="string" calcext:value-type="string">
            <text:p>Sondre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5512</text:p>
          </table:table-cell>
          <table:table-cell office:value-type="float" office:value="67.007" calcext:value-type="float">
            <text:p>67.007</text:p>
          </table:table-cell>
          <table:table-cell office:value-type="float" office:value="-50.697" calcext:value-type="float">
            <text:p>-50.697</text:p>
          </table:table-cell>
          <table:table-cell office:value-type="float" office:value="7430" calcext:value-type="float">
            <text:p>743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arine shells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enBrinkWeidick1974,TenBrink1975,vanTatenhoveEtal1996,Weidick1972a</text:p>
          </table:table-cell>
        </table:table-row>
        <table:table-row table:style-name="ro1">
          <table:table-cell office:value-type="string" calcext:value-type="string">
            <text:p>Sondre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5589</text:p>
          </table:table-cell>
          <table:table-cell office:value-type="float" office:value="67.037" calcext:value-type="float">
            <text:p>67.037</text:p>
          </table:table-cell>
          <table:table-cell office:value-type="float" office:value="-50.627" calcext:value-type="float">
            <text:p>-50.627</text:p>
          </table:table-cell>
          <table:table-cell office:value-type="float" office:value="6910" calcext:value-type="float">
            <text:p>69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arine shells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enBrinkWeidick1974,TenBrink1975,vanTatenhoveEtal1996,Weidick1972a</text:p>
          </table:table-cell>
        </table:table-row>
        <table:table-row table:style-name="ro1">
          <table:table-cell office:value-type="string" calcext:value-type="string">
            <text:p>Sondre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5506</text:p>
          </table:table-cell>
          <table:table-cell office:value-type="float" office:value="66.737" calcext:value-type="float">
            <text:p>66.737</text:p>
          </table:table-cell>
          <table:table-cell office:value-type="float" office:value="-51.477" calcext:value-type="float">
            <text:p>-51.477</text:p>
          </table:table-cell>
          <table:table-cell office:value-type="float" office:value="6250" calcext:value-type="float">
            <text:p>62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rine shells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nBrinkWeidick1974,TenBrink1975,vanTatenhoveEtal1996,,Weidick1972a</text:p>
          </table:table-cell>
        </table:table-row>
        <table:table-row table:style-name="ro1">
          <table:table-cell office:value-type="string" calcext:value-type="string">
            <text:p>Sondre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1715</text:p>
          </table:table-cell>
          <table:table-cell office:value-type="float" office:value="67.057" calcext:value-type="float">
            <text:p>67.057</text:p>
          </table:table-cell>
          <table:table-cell office:value-type="float" office:value="-50.567" calcext:value-type="float">
            <text:p>-50.567</text:p>
          </table:table-cell>
          <table:table-cell office:value-type="float" office:value="6035" calcext:value-type="float">
            <text:p>603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arine shells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Weidick1972,TenBrinkWeidick1974,vanTatenhoveEtal1996</text:p>
          </table:table-cell>
        </table:table-row>
        <table:table-row table:style-name="ro1">
          <table:table-cell office:value-type="string" calcext:value-type="string">
            <text:p>Sondre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5510</text:p>
          </table:table-cell>
          <table:table-cell office:value-type="float" office:value="66.717" calcext:value-type="float">
            <text:p>66.717</text:p>
          </table:table-cell>
          <table:table-cell office:value-type="float" office:value="-51.437" calcext:value-type="float">
            <text:p>-51.437</text:p>
          </table:table-cell>
          <table:table-cell office:value-type="float" office:value="6020" calcext:value-type="float">
            <text:p>60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rine shells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nBrinkWeidick1974,TenBrink1975,vanTatenhoveEtal1996,Weidick1972a</text:p>
          </table:table-cell>
        </table:table-row>
        <table:table-row table:style-name="ro1">
          <table:table-cell office:value-type="string" calcext:value-type="string">
            <text:p>Sondre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5587</text:p>
          </table:table-cell>
          <table:table-cell office:value-type="float" office:value="66.837" calcext:value-type="float">
            <text:p>66.837</text:p>
          </table:table-cell>
          <table:table-cell office:value-type="float" office:value="-50.107" calcext:value-type="float">
            <text:p>-50.107</text:p>
          </table:table-cell>
          <table:table-cell office:value-type="float" office:value="4740" calcext:value-type="float">
            <text:p>474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arine shells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nBrinkWeidick1974,TenBrink1975,vanTatenhoveEtal1996,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1916</text:p>
          </table:table-cell>
          <table:table-cell office:value-type="float" office:value="70.867" calcext:value-type="float">
            <text:p>70.867</text:p>
          </table:table-cell>
          <table:table-cell office:value-type="float" office:value="-22.45" calcext:value-type="float">
            <text:p>-22.45</text:p>
          </table:table-cell>
          <table:table-cell office:value-type="float" office:value="9778" calcext:value-type="float">
            <text:p>977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lay 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1915</text:p>
          </table:table-cell>
          <table:table-cell office:value-type="float" office:value="71.35" calcext:value-type="float">
            <text:p>71.35</text:p>
          </table:table-cell>
          <table:table-cell office:value-type="float" office:value="-24.833" calcext:value-type="float">
            <text:p>-24.833</text:p>
          </table:table-cell>
          <table:table-cell office:value-type="float" office:value="10305" calcext:value-type="float">
            <text:p>1030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5591</text:p>
          </table:table-cell>
          <table:table-cell office:value-type="float" office:value="83.083" calcext:value-type="float">
            <text:p>83.083</text:p>
          </table:table-cell>
          <table:table-cell office:value-type="float" office:value="-32.25" calcext:value-type="float">
            <text:p>-32.25</text:p>
          </table:table-cell>
          <table:table-cell office:value-type="float" office:value="1952" calcext:value-type="float">
            <text:p>19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riftwood (Picea sp.)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5592</text:p>
          </table:table-cell>
          <table:table-cell office:value-type="float" office:value="83.083" calcext:value-type="float">
            <text:p>83.083</text:p>
          </table:table-cell>
          <table:table-cell office:value-type="float" office:value="-32.25" calcext:value-type="float">
            <text:p>-32.25</text:p>
          </table:table-cell>
          <table:table-cell office:value-type="float" office:value="4662" calcext:value-type="float">
            <text:p>466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riftwood (Picea sp.)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float" office:value="3.02" calcext:value-type="float">
            <text:p>3.02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5593</text:p>
          </table:table-cell>
          <table:table-cell office:value-type="float" office:value="83.083" calcext:value-type="float">
            <text:p>83.083</text:p>
          </table:table-cell>
          <table:table-cell office:value-type="float" office:value="-32.25" calcext:value-type="float">
            <text:p>-32.25</text:p>
          </table:table-cell>
          <table:table-cell office:value-type="float" office:value="4832" calcext:value-type="float">
            <text:p>483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riftwood (Larix sp.)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6.5" calcext:value-type="float">
            <text:p>16.5</text:p>
          </table:table-cell>
          <table:table-cell table:number-columns-repeated="2" office:value-type="float" office:value="3.7" calcext:value-type="float">
            <text:p>3.7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5415</text:p>
          </table:table-cell>
          <table:table-cell office:value-type="float" office:value="66.417" calcext:value-type="float">
            <text:p>66.417</text:p>
          </table:table-cell>
          <table:table-cell office:value-type="float" office:value="-53.617" calcext:value-type="float">
            <text:p>-53.617</text:p>
          </table:table-cell>
          <table:table-cell office:value-type="float" office:value="7415" calcext:value-type="float">
            <text:p>74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5416</text:p>
          </table:table-cell>
          <table:table-cell office:value-type="float" office:value="66.417" calcext:value-type="float">
            <text:p>66.417</text:p>
          </table:table-cell>
          <table:table-cell office:value-type="float" office:value="-53.617" calcext:value-type="float">
            <text:p>-53.617</text:p>
          </table:table-cell>
          <table:table-cell office:value-type="float" office:value="8885" calcext:value-type="float">
            <text:p>888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5417</text:p>
          </table:table-cell>
          <table:table-cell office:value-type="float" office:value="67.033" calcext:value-type="float">
            <text:p>67.033</text:p>
          </table:table-cell>
          <table:table-cell office:value-type="float" office:value="-53.8" calcext:value-type="float">
            <text:p>-53.8</text:p>
          </table:table-cell>
          <table:table-cell office:value-type="float" office:value="8075" calcext:value-type="float">
            <text:p>807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W-171</text:p>
          </table:table-cell>
          <table:table-cell office:value-type="float" office:value="66.583" calcext:value-type="float">
            <text:p>66.583</text:p>
          </table:table-cell>
          <table:table-cell office:value-type="float" office:value="-52.367" calcext:value-type="float">
            <text:p>-52.367</text:p>
          </table:table-cell>
          <table:table-cell office:value-type="float" office:value="9015" calcext:value-type="float">
            <text:p>90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ya truncata, Hiatella arctica, Pecten islandicu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W-173</text:p>
          </table:table-cell>
          <table:table-cell office:value-type="float" office:value="66.867" calcext:value-type="float">
            <text:p>66.867</text:p>
          </table:table-cell>
          <table:table-cell office:value-type="float" office:value="-50.633" calcext:value-type="float">
            <text:p>-50.633</text:p>
          </table:table-cell>
          <table:table-cell office:value-type="float" office:value="2716" calcext:value-type="float">
            <text:p>271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asal peat</text:p>
          </table:table-cell>
          <table:table-cell office:value-type="string" calcext:value-type="string">
            <text:p>corr_terrestri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5424</text:p>
          </table:table-cell>
          <table:table-cell office:value-type="float" office:value="66.833" calcext:value-type="float">
            <text:p>66.833</text:p>
          </table:table-cell>
          <table:table-cell office:value-type="float" office:value="-50.933" calcext:value-type="float">
            <text:p>-50.933</text:p>
          </table:table-cell>
          <table:table-cell office:value-type="float" office:value="3976" calcext:value-type="float">
            <text:p>397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acustrine peat</text:p>
          </table:table-cell>
          <table:table-cell office:value-type="string" calcext:value-type="string">
            <text:p>corr_terrestri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5504</text:p>
          </table:table-cell>
          <table:table-cell office:value-type="float" office:value="66.833" calcext:value-type="float">
            <text:p>66.833</text:p>
          </table:table-cell>
          <table:table-cell office:value-type="float" office:value="-50.717" calcext:value-type="float">
            <text:p>-50.717</text:p>
          </table:table-cell>
          <table:table-cell office:value-type="float" office:value="6555" calcext:value-type="float">
            <text:p>655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ya truncata, Hiatella arctica, Balanus balanus, Macoma calcarea, Cardium ciliatum, Serripes groenlandicum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5505</text:p>
          </table:table-cell>
          <table:table-cell office:value-type="float" office:value="66.733" calcext:value-type="float">
            <text:p>66.733</text:p>
          </table:table-cell>
          <table:table-cell office:value-type="float" office:value="-51.467" calcext:value-type="float">
            <text:p>-51.467</text:p>
          </table:table-cell>
          <table:table-cell office:value-type="float" office:value="6250" calcext:value-type="float">
            <text:p>62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ytilus edulis, Balanus sp., Hiatella arctica, Macoma torelli, Mya truncata, Macoma calcarea and Serripes groenlandicum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5507</text:p>
          </table:table-cell>
          <table:table-cell office:value-type="float" office:value="66.717" calcext:value-type="float">
            <text:p>66.717</text:p>
          </table:table-cell>
          <table:table-cell office:value-type="float" office:value="-51.433" calcext:value-type="float">
            <text:p>-51.433</text:p>
          </table:table-cell>
          <table:table-cell office:value-type="float" office:value="2696" calcext:value-type="float">
            <text:p>269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custine peat</text:p>
          </table:table-cell>
          <table:table-cell office:value-type="string" calcext:value-type="string">
            <text:p>corr_terrestri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5508</text:p>
          </table:table-cell>
          <table:table-cell office:value-type="float" office:value="66.717" calcext:value-type="float">
            <text:p>66.717</text:p>
          </table:table-cell>
          <table:table-cell office:value-type="float" office:value="-51.4" calcext:value-type="float">
            <text:p>-51.4</text:p>
          </table:table-cell>
          <table:table-cell office:value-type="float" office:value="7665" calcext:value-type="float">
            <text:p>766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alanus balanus, Mya truncata, Hiatella arctica, Cardium ciliatum, Astarte montagui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5509</text:p>
          </table:table-cell>
          <table:table-cell office:value-type="float" office:value="66.7" calcext:value-type="float">
            <text:p>66.7</text:p>
          </table:table-cell>
          <table:table-cell office:value-type="float" office:value="-51.4" calcext:value-type="float">
            <text:p>-51.4</text:p>
          </table:table-cell>
          <table:table-cell office:value-type="float" office:value="3566" calcext:value-type="float">
            <text:p>356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acustrine pea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5511</text:p>
          </table:table-cell>
          <table:table-cell office:value-type="float" office:value="66.983" calcext:value-type="float">
            <text:p>66.983</text:p>
          </table:table-cell>
          <table:table-cell office:value-type="float" office:value="-50.7" calcext:value-type="float">
            <text:p>-50.7</text:p>
          </table:table-cell>
          <table:table-cell office:value-type="float" office:value="6450" calcext:value-type="float">
            <text:p>64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ytilus edulis, Balanus balanus, Hiatella arcttca, Mya truncata, Macoma calcarea, Serripes sp., Cardium ciliatum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5588</text:p>
          </table:table-cell>
          <table:table-cell office:value-type="float" office:value="66.833" calcext:value-type="float">
            <text:p>66.833</text:p>
          </table:table-cell>
          <table:table-cell office:value-type="float" office:value="-51.083" calcext:value-type="float">
            <text:p>-51.083</text:p>
          </table:table-cell>
          <table:table-cell office:value-type="float" office:value="6435" calcext:value-type="float">
            <text:p>64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ya truncata, Mya truncata forma ovata, Hiatella arctica, Macoma calcarea, Astarte borealis, Astarte cf. Montagui, Cardium ciliatum, Serripes groenlandicum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1814</text:p>
          </table:table-cell>
          <table:table-cell office:value-type="float" office:value="68.617" calcext:value-type="float">
            <text:p>68.617</text:p>
          </table:table-cell>
          <table:table-cell office:value-type="float" office:value="-50.85" calcext:value-type="float">
            <text:p>-50.85</text:p>
          </table:table-cell>
          <table:table-cell office:value-type="float" office:value="6765" calcext:value-type="float">
            <text:p>676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ya truncata, Pecten islandicus, 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1815</text:p>
          </table:table-cell>
          <table:table-cell office:value-type="float" office:value="68.617" calcext:value-type="float">
            <text:p>68.617</text:p>
          </table:table-cell>
          <table:table-cell office:value-type="float" office:value="-50.85" calcext:value-type="float">
            <text:p>-50.85</text:p>
          </table:table-cell>
          <table:table-cell office:value-type="float" office:value="6225" calcext:value-type="float">
            <text:p>62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ecten islandicu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1816</text:p>
          </table:table-cell>
          <table:table-cell office:value-type="float" office:value="68.617" calcext:value-type="float">
            <text:p>68.617</text:p>
          </table:table-cell>
          <table:table-cell office:value-type="float" office:value="-50.85" calcext:value-type="float">
            <text:p>-50.85</text:p>
          </table:table-cell>
          <table:table-cell office:value-type="float" office:value="5275" calcext:value-type="float">
            <text:p>527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Zirphaea crispata, 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float" office:value="1.36" calcext:value-type="float">
            <text:p>1.36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1817</text:p>
          </table:table-cell>
          <table:table-cell office:value-type="float" office:value="68.617" calcext:value-type="float">
            <text:p>68.617</text:p>
          </table:table-cell>
          <table:table-cell office:value-type="float" office:value="-50.85" calcext:value-type="float">
            <text:p>-50.85</text:p>
          </table:table-cell>
          <table:table-cell office:value-type="float" office:value="7435" calcext:value-type="float">
            <text:p>74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alanus hammeri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1818</text:p>
          </table:table-cell>
          <table:table-cell office:value-type="float" office:value="69.1" calcext:value-type="float">
            <text:p>69.1</text:p>
          </table:table-cell>
          <table:table-cell office:value-type="float" office:value="-51.067" calcext:value-type="float">
            <text:p>-51.067</text:p>
          </table:table-cell>
          <table:table-cell office:value-type="float" office:value="9035" calcext:value-type="float">
            <text:p>903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1819</text:p>
          </table:table-cell>
          <table:table-cell office:value-type="float" office:value="67.683" calcext:value-type="float">
            <text:p>67.683</text:p>
          </table:table-cell>
          <table:table-cell office:value-type="float" office:value="-53.517" calcext:value-type="float">
            <text:p>-53.517</text:p>
          </table:table-cell>
          <table:table-cell office:value-type="float" office:value="8935" calcext:value-type="float">
            <text:p>893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1820</text:p>
          </table:table-cell>
          <table:table-cell office:value-type="float" office:value="67.683" calcext:value-type="float">
            <text:p>67.683</text:p>
          </table:table-cell>
          <table:table-cell office:value-type="float" office:value="-53.517" calcext:value-type="float">
            <text:p>-53.517</text:p>
          </table:table-cell>
          <table:table-cell office:value-type="float" office:value="8345" calcext:value-type="float">
            <text:p>834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1821</text:p>
          </table:table-cell>
          <table:table-cell office:value-type="float" office:value="67.683" calcext:value-type="float">
            <text:p>67.683</text:p>
          </table:table-cell>
          <table:table-cell office:value-type="float" office:value="-53.517" calcext:value-type="float">
            <text:p>-53.517</text:p>
          </table:table-cell>
          <table:table-cell office:value-type="float" office:value="8945" calcext:value-type="float">
            <text:p>894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ecten islandicus, Hiatella arctica, Balanus hammeri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1822</text:p>
          </table:table-cell>
          <table:table-cell office:value-type="float" office:value="67.683" calcext:value-type="float">
            <text:p>67.683</text:p>
          </table:table-cell>
          <table:table-cell office:value-type="float" office:value="-53.517" calcext:value-type="float">
            <text:p>-53.517</text:p>
          </table:table-cell>
          <table:table-cell office:value-type="float" office:value="9045" calcext:value-type="float">
            <text:p>904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ecten islandicu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eidick1972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1919</text:p>
          </table:table-cell>
          <table:table-cell office:value-type="float" office:value="70.867" calcext:value-type="float">
            <text:p>70.867</text:p>
          </table:table-cell>
          <table:table-cell office:value-type="float" office:value="-22.483" calcext:value-type="float">
            <text:p>-22.483</text:p>
          </table:table-cell>
          <table:table-cell office:value-type="float" office:value="9415" calcext:value-type="float">
            <text:p>94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6.6" calcext:value-type="float">
            <text:p>6.6</text:p>
          </table:table-cell>
          <table:table-cell office:value-type="string" calcext:value-type="string">
            <text:p>Weidick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W-229</text:p>
          </table:table-cell>
          <table:table-cell office:value-type="float" office:value="83" calcext:value-type="float">
            <text:p>83</text:p>
          </table:table-cell>
          <table:table-cell office:value-type="float" office:value="-38.333" calcext:value-type="float">
            <text:p>-38.333</text:p>
          </table:table-cell>
          <table:table-cell office:value-type="float" office:value="4825" calcext:value-type="float">
            <text:p>482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starte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W-230</text:p>
          </table:table-cell>
          <table:table-cell office:value-type="float" office:value="82.917" calcext:value-type="float">
            <text:p>82.917</text:p>
          </table:table-cell>
          <table:table-cell office:value-type="float" office:value="-37.333" calcext:value-type="float">
            <text:p>-37.333</text:p>
          </table:table-cell>
          <table:table-cell office:value-type="float" office:value="7645" calcext:value-type="float">
            <text:p>764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eidick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W-235</text:p>
          </table:table-cell>
          <table:table-cell office:value-type="float" office:value="83.15" calcext:value-type="float">
            <text:p>83.15</text:p>
          </table:table-cell>
          <table:table-cell office:value-type="float" office:value="-35.25" calcext:value-type="float">
            <text:p>-35.25</text:p>
          </table:table-cell>
          <table:table-cell office:value-type="float" office:value="6455" calcext:value-type="float">
            <text:p>64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iatella arct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eidick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W-236</text:p>
          </table:table-cell>
          <table:table-cell office:value-type="float" office:value="83.05" calcext:value-type="float">
            <text:p>83.05</text:p>
          </table:table-cell>
          <table:table-cell office:value-type="float" office:value="-29.583" calcext:value-type="float">
            <text:p>-29.583</text:p>
          </table:table-cell>
          <table:table-cell office:value-type="float" office:value="8605" calcext:value-type="float">
            <text:p>860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Weidick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W-240</text:p>
          </table:table-cell>
          <table:table-cell office:value-type="float" office:value="65.583" calcext:value-type="float">
            <text:p>65.583</text:p>
          </table:table-cell>
          <table:table-cell office:value-type="float" office:value="-52.8" calcext:value-type="float">
            <text:p>-52.8</text:p>
          </table:table-cell>
          <table:table-cell office:value-type="float" office:value="8525" calcext:value-type="float">
            <text:p>85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W-241</text:p>
          </table:table-cell>
          <table:table-cell office:value-type="float" office:value="65.417" calcext:value-type="float">
            <text:p>65.417</text:p>
          </table:table-cell>
          <table:table-cell office:value-type="float" office:value="-52.933" calcext:value-type="float">
            <text:p>-52.933</text:p>
          </table:table-cell>
          <table:table-cell office:value-type="float" office:value="8505" calcext:value-type="float">
            <text:p>850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alanus balanu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string" calcext:value-type="string">
            <text:p>Weidick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6236</text:p>
          </table:table-cell>
          <table:table-cell office:value-type="float" office:value="65.433" calcext:value-type="float">
            <text:p>65.433</text:p>
          </table:table-cell>
          <table:table-cell office:value-type="float" office:value="-52.917" calcext:value-type="float">
            <text:p>-52.917</text:p>
          </table:table-cell>
          <table:table-cell office:value-type="float" office:value="8975" calcext:value-type="float">
            <text:p>897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alanus balanu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eidick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6240</text:p>
          </table:table-cell>
          <table:table-cell office:value-type="float" office:value="65.783" calcext:value-type="float">
            <text:p>65.783</text:p>
          </table:table-cell>
          <table:table-cell office:value-type="float" office:value="-52.683" calcext:value-type="float">
            <text:p>-52.683</text:p>
          </table:table-cell>
          <table:table-cell office:value-type="float" office:value="8415" calcext:value-type="float">
            <text:p>841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hlamys islandica,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idick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6244</text:p>
          </table:table-cell>
          <table:table-cell office:value-type="float" office:value="64.75" calcext:value-type="float">
            <text:p>64.75</text:p>
          </table:table-cell>
          <table:table-cell office:value-type="float" office:value="-51.05" calcext:value-type="float">
            <text:p>-51.05</text:p>
          </table:table-cell>
          <table:table-cell office:value-type="float" office:value="8370" calcext:value-type="float">
            <text:p>837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hlamys island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Weidick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6374</text:p>
          </table:table-cell>
          <table:table-cell office:value-type="float" office:value="66.817" calcext:value-type="float">
            <text:p>66.817</text:p>
          </table:table-cell>
          <table:table-cell office:value-type="float" office:value="-52.367" calcext:value-type="float">
            <text:p>-52.367</text:p>
          </table:table-cell>
          <table:table-cell office:value-type="float" office:value="7805" calcext:value-type="float">
            <text:p>780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string" calcext:value-type="string">
            <text:p>Weidick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6434</text:p>
          </table:table-cell>
          <table:table-cell office:value-type="float" office:value="66.983" calcext:value-type="float">
            <text:p>66.983</text:p>
          </table:table-cell>
          <table:table-cell office:value-type="float" office:value="-51.167" calcext:value-type="float">
            <text:p>-51.167</text:p>
          </table:table-cell>
          <table:table-cell office:value-type="float" office:value="7295" calcext:value-type="float">
            <text:p>729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ya truncata, Hiatella arctica, Mytilus edulis, Balanus balanu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47.7" calcext:value-type="float">
            <text:p>47.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eidick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6433</text:p>
          </table:table-cell>
          <table:table-cell office:value-type="float" office:value="66.983" calcext:value-type="float">
            <text:p>66.983</text:p>
          </table:table-cell>
          <table:table-cell office:value-type="float" office:value="-51.167" calcext:value-type="float">
            <text:p>-51.167</text:p>
          </table:table-cell>
          <table:table-cell office:value-type="float" office:value="6315" calcext:value-type="float">
            <text:p>63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ya truncata, 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2.8" calcext:value-type="float">
            <text:p>22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eidick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6483</text:p>
          </table:table-cell>
          <table:table-cell office:value-type="float" office:value="66.95" calcext:value-type="float">
            <text:p>66.95</text:p>
          </table:table-cell>
          <table:table-cell office:value-type="float" office:value="-51.983" calcext:value-type="float">
            <text:p>-51.983</text:p>
          </table:table-cell>
          <table:table-cell office:value-type="float" office:value="7260" calcext:value-type="float">
            <text:p>726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alanus balanus, 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eidick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6241</text:p>
          </table:table-cell>
          <table:table-cell office:value-type="float" office:value="65.783" calcext:value-type="float">
            <text:p>65.783</text:p>
          </table:table-cell>
          <table:table-cell office:value-type="float" office:value="-52.683" calcext:value-type="float">
            <text:p>-52.683</text:p>
          </table:table-cell>
          <table:table-cell office:value-type="float" office:value="6315" calcext:value-type="float">
            <text:p>63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lanus balanu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.8" calcext:value-type="float">
            <text:p>3.8</text:p>
          </table:table-cell>
          <table:table-cell office:value-type="string" calcext:value-type="string">
            <text:p>Weidick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6242</text:p>
          </table:table-cell>
          <table:table-cell office:value-type="float" office:value="68.933" calcext:value-type="float">
            <text:p>68.933</text:p>
          </table:table-cell>
          <table:table-cell office:value-type="float" office:value="-51" calcext:value-type="float">
            <text:p>-51</text:p>
          </table:table-cell>
          <table:table-cell office:value-type="float" office:value="5800" calcext:value-type="float">
            <text:p>58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6243</text:p>
          </table:table-cell>
          <table:table-cell office:value-type="float" office:value="69.083" calcext:value-type="float">
            <text:p>69.083</text:p>
          </table:table-cell>
          <table:table-cell office:value-type="float" office:value="-51.133" calcext:value-type="float">
            <text:p>-51.133</text:p>
          </table:table-cell>
          <table:table-cell office:value-type="float" office:value="7240" calcext:value-type="float">
            <text:p>724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eidick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6245</text:p>
          </table:table-cell>
          <table:table-cell office:value-type="float" office:value="66.933" calcext:value-type="float">
            <text:p>66.933</text:p>
          </table:table-cell>
          <table:table-cell office:value-type="float" office:value="-52.567" calcext:value-type="float">
            <text:p>-52.567</text:p>
          </table:table-cell>
          <table:table-cell office:value-type="float" office:value="7950" calcext:value-type="float">
            <text:p>795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alanus balanu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idick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6375</text:p>
          </table:table-cell>
          <table:table-cell office:value-type="float" office:value="66.917" calcext:value-type="float">
            <text:p>66.917</text:p>
          </table:table-cell>
          <table:table-cell office:value-type="float" office:value="-52.267" calcext:value-type="float">
            <text:p>-52.267</text:p>
          </table:table-cell>
          <table:table-cell office:value-type="float" office:value="7240" calcext:value-type="float">
            <text:p>72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hlamys island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UW-242</text:p>
          </table:table-cell>
          <table:table-cell office:value-type="float" office:value="66.983" calcext:value-type="float">
            <text:p>66.983</text:p>
          </table:table-cell>
          <table:table-cell office:value-type="float" office:value="-53.2" calcext:value-type="float">
            <text:p>-53.2</text:p>
          </table:table-cell>
          <table:table-cell office:value-type="float" office:value="6565" calcext:value-type="float">
            <text:p>656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string" calcext:value-type="string">
            <text:p>Weidick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6428</text:p>
          </table:table-cell>
          <table:table-cell office:value-type="float" office:value="67.1" calcext:value-type="float">
            <text:p>67.1</text:p>
          </table:table-cell>
          <table:table-cell office:value-type="float" office:value="-53.35" calcext:value-type="float">
            <text:p>-53.35</text:p>
          </table:table-cell>
          <table:table-cell office:value-type="float" office:value="5020" calcext:value-type="float">
            <text:p>502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string" calcext:value-type="string">
            <text:p>Weidick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6429</text:p>
          </table:table-cell>
          <table:table-cell office:value-type="float" office:value="66.95" calcext:value-type="float">
            <text:p>66.95</text:p>
          </table:table-cell>
          <table:table-cell office:value-type="float" office:value="-52.567" calcext:value-type="float">
            <text:p>-52.567</text:p>
          </table:table-cell>
          <table:table-cell office:value-type="float" office:value="6250" calcext:value-type="float">
            <text:p>62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ytilus edulis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.6" calcext:value-type="float">
            <text:p>3.6</text:p>
          </table:table-cell>
          <table:table-cell office:value-type="string" calcext:value-type="string">
            <text:p>Weidick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6430</text:p>
          </table:table-cell>
          <table:table-cell office:value-type="float" office:value="67.017" calcext:value-type="float">
            <text:p>67.017</text:p>
          </table:table-cell>
          <table:table-cell office:value-type="float" office:value="-51.233" calcext:value-type="float">
            <text:p>-51.233</text:p>
          </table:table-cell>
          <table:table-cell office:value-type="float" office:value="8175" calcext:value-type="float">
            <text:p>817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alanus balanus, Tellina calcarea, Cardium echinatum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.6" calcext:value-type="float">
            <text:p>8.6</text:p>
          </table:table-cell>
          <table:table-cell office:value-type="string" calcext:value-type="string">
            <text:p>Weidick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019</text:p>
          </table:table-cell>
          <table:table-cell office:value-type="float" office:value="68.617" calcext:value-type="float">
            <text:p>68.617</text:p>
          </table:table-cell>
          <table:table-cell office:value-type="float" office:value="-50.667" calcext:value-type="float">
            <text:p>-50.667</text:p>
          </table:table-cell>
          <table:table-cell office:value-type="float" office:value="6785" calcext:value-type="float">
            <text:p>678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7.4" calcext:value-type="float">
            <text:p>7.4</text:p>
          </table:table-cell>
          <table:table-cell office:value-type="string" calcext:value-type="string">
            <text:p>Weidick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025</text:p>
          </table:table-cell>
          <table:table-cell office:value-type="float" office:value="67.7" calcext:value-type="float">
            <text:p>67.7</text:p>
          </table:table-cell>
          <table:table-cell office:value-type="float" office:value="-53.5" calcext:value-type="float">
            <text:p>-53.5</text:p>
          </table:table-cell>
          <table:table-cell office:value-type="float" office:value="8625" calcext:value-type="float">
            <text:p>862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laymys islandicus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eidick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026</text:p>
          </table:table-cell>
          <table:table-cell office:value-type="float" office:value="68.617" calcext:value-type="float">
            <text:p>68.617</text:p>
          </table:table-cell>
          <table:table-cell office:value-type="float" office:value="-52.333" calcext:value-type="float">
            <text:p>-52.333</text:p>
          </table:table-cell>
          <table:table-cell office:value-type="float" office:value="5865" calcext:value-type="float">
            <text:p>58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096</text:p>
          </table:table-cell>
          <table:table-cell office:value-type="float" office:value="70.65" calcext:value-type="float">
            <text:p>70.65</text:p>
          </table:table-cell>
          <table:table-cell office:value-type="float" office:value="-23.933" calcext:value-type="float">
            <text:p>-23.933</text:p>
          </table:table-cell>
          <table:table-cell office:value-type="float" office:value="9415" calcext:value-type="float">
            <text:p>941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ya truncata, Hiatella arctica, Tridonta (Astarte) ellip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eidick1974,Funder197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7616</text:p>
          </table:table-cell>
          <table:table-cell office:value-type="float" office:value="63.4283333333333" calcext:value-type="float">
            <text:p>63.4283333333333</text:p>
          </table:table-cell>
          <table:table-cell office:value-type="float" office:value="-51.2016666666667" calcext:value-type="float">
            <text:p>-51.2016666666667</text:p>
          </table:table-cell>
          <table:table-cell office:value-type="float" office:value="9435" calcext:value-type="float">
            <text:p>943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7617</text:p>
          </table:table-cell>
          <table:table-cell office:value-type="float" office:value="63.43" calcext:value-type="float">
            <text:p>63.43</text:p>
          </table:table-cell>
          <table:table-cell office:value-type="float" office:value="-51.1283333333333" calcext:value-type="float">
            <text:p>-51.1283333333333</text:p>
          </table:table-cell>
          <table:table-cell office:value-type="float" office:value="9215" calcext:value-type="float">
            <text:p>921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alanus balanu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eidick197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7618</text:p>
          </table:table-cell>
          <table:table-cell office:value-type="float" office:value="63.4266666666667" calcext:value-type="float">
            <text:p>63.4266666666667</text:p>
          </table:table-cell>
          <table:table-cell office:value-type="float" office:value="-51.1416666666667" calcext:value-type="float">
            <text:p>-51.1416666666667</text:p>
          </table:table-cell>
          <table:table-cell office:value-type="float" office:value="8930" calcext:value-type="float">
            <text:p>89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lanus balanus, Mya truncata and Chlamys island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idick197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7619</text:p>
          </table:table-cell>
          <table:table-cell office:value-type="float" office:value="63.43" calcext:value-type="float">
            <text:p>63.43</text:p>
          </table:table-cell>
          <table:table-cell office:value-type="float" office:value="-51.1333333333333" calcext:value-type="float">
            <text:p>-51.1333333333333</text:p>
          </table:table-cell>
          <table:table-cell office:value-type="float" office:value="9310" calcext:value-type="float">
            <text:p>93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alanus balanu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eidick197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7620</text:p>
          </table:table-cell>
          <table:table-cell office:value-type="float" office:value="63.43" calcext:value-type="float">
            <text:p>63.43</text:p>
          </table:table-cell>
          <table:table-cell office:value-type="float" office:value="-51.13" calcext:value-type="float">
            <text:p>-51.13</text:p>
          </table:table-cell>
          <table:table-cell office:value-type="float" office:value="8725" calcext:value-type="float">
            <text:p>87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eidick197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7621</text:p>
          </table:table-cell>
          <table:table-cell office:value-type="float" office:value="63.205" calcext:value-type="float">
            <text:p>63.205</text:p>
          </table:table-cell>
          <table:table-cell office:value-type="float" office:value="-50.3333333333333" calcext:value-type="float">
            <text:p>-50.3333333333333</text:p>
          </table:table-cell>
          <table:table-cell office:value-type="float" office:value="8240" calcext:value-type="float">
            <text:p>824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7623</text:p>
          </table:table-cell>
          <table:table-cell office:value-type="float" office:value="63.3333333333333" calcext:value-type="float">
            <text:p>63.3333333333333</text:p>
          </table:table-cell>
          <table:table-cell office:value-type="float" office:value="-51.1083333333333" calcext:value-type="float">
            <text:p>-51.1083333333333</text:p>
          </table:table-cell>
          <table:table-cell office:value-type="float" office:value="9120" calcext:value-type="float">
            <text:p>91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7665</text:p>
          </table:table-cell>
          <table:table-cell office:value-type="float" office:value="64.3333333333333" calcext:value-type="float">
            <text:p>64.3333333333333</text:p>
          </table:table-cell>
          <table:table-cell office:value-type="float" office:value="-50.4" calcext:value-type="float">
            <text:p>-50.4</text:p>
          </table:table-cell>
          <table:table-cell office:value-type="float" office:value="9190" calcext:value-type="float">
            <text:p>919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ya truncata and Balanus balanu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7666</text:p>
          </table:table-cell>
          <table:table-cell office:value-type="float" office:value="64.3333333333333" calcext:value-type="float">
            <text:p>64.3333333333333</text:p>
          </table:table-cell>
          <table:table-cell office:value-type="float" office:value="-50.4" calcext:value-type="float">
            <text:p>-50.4</text:p>
          </table:table-cell>
          <table:table-cell office:value-type="float" office:value="9215" calcext:value-type="float">
            <text:p>921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hlamys islandica, Hiatella arctica and Balanus balanu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7667</text:p>
          </table:table-cell>
          <table:table-cell office:value-type="float" office:value="61.15" calcext:value-type="float">
            <text:p>61.15</text:p>
          </table:table-cell>
          <table:table-cell office:value-type="float" office:value="-46.4333333333333" calcext:value-type="float">
            <text:p>-46.4333333333333</text:p>
          </table:table-cell>
          <table:table-cell office:value-type="float" office:value="9165" calcext:value-type="float">
            <text:p>916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alanus balanus, 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eidick197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7664</text:p>
          </table:table-cell>
          <table:table-cell office:value-type="float" office:value="60.925" calcext:value-type="float">
            <text:p>60.925</text:p>
          </table:table-cell>
          <table:table-cell office:value-type="float" office:value="-46.05" calcext:value-type="float">
            <text:p>-46.05</text:p>
          </table:table-cell>
          <table:table-cell office:value-type="float" office:value="9427" calcext:value-type="float">
            <text:p>94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Larex sp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string" calcext:value-type="string">
            <text:p>Weidick197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895</text:p>
          </table:table-cell>
          <table:table-cell office:value-type="float" office:value="77.15" calcext:value-type="float">
            <text:p>77.15</text:p>
          </table:table-cell>
          <table:table-cell office:value-type="float" office:value="-66.883" calcext:value-type="float">
            <text:p>-66.883</text:p>
          </table:table-cell>
          <table:table-cell office:value-type="float" office:value="5645" calcext:value-type="float">
            <text:p>56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1.12" calcext:value-type="float">
            <text:p>1.12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896</text:p>
          </table:table-cell>
          <table:table-cell office:value-type="float" office:value="77.15" calcext:value-type="float">
            <text:p>77.15</text:p>
          </table:table-cell>
          <table:table-cell office:value-type="float" office:value="-66.883" calcext:value-type="float">
            <text:p>-66.883</text:p>
          </table:table-cell>
          <table:table-cell office:value-type="float" office:value="5955" calcext:value-type="float">
            <text:p>59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897</text:p>
          </table:table-cell>
          <table:table-cell office:value-type="float" office:value="77.15" calcext:value-type="float">
            <text:p>77.15</text:p>
          </table:table-cell>
          <table:table-cell office:value-type="float" office:value="-66.883" calcext:value-type="float">
            <text:p>-66.883</text:p>
          </table:table-cell>
          <table:table-cell office:value-type="float" office:value="6170" calcext:value-type="float">
            <text:p>617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4.8" calcext:value-type="float">
            <text:p>14.8</text:p>
          </table:table-cell>
          <table:table-cell table:number-columns-repeated="2" office:value-type="float" office:value="2.96" calcext:value-type="float">
            <text:p>2.96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898</text:p>
          </table:table-cell>
          <table:table-cell office:value-type="float" office:value="77.15" calcext:value-type="float">
            <text:p>77.15</text:p>
          </table:table-cell>
          <table:table-cell office:value-type="float" office:value="-66.883" calcext:value-type="float">
            <text:p>-66.883</text:p>
          </table:table-cell>
          <table:table-cell office:value-type="float" office:value="7470" calcext:value-type="float">
            <text:p>747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489</text:p>
          </table:table-cell>
          <table:table-cell office:value-type="float" office:value="64.173" calcext:value-type="float">
            <text:p>64.173</text:p>
          </table:table-cell>
          <table:table-cell office:value-type="float" office:value="-52.067" calcext:value-type="float">
            <text:p>-52.067</text:p>
          </table:table-cell>
          <table:table-cell office:value-type="float" office:value="8500" calcext:value-type="float">
            <text:p>850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starte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490</text:p>
          </table:table-cell>
          <table:table-cell office:value-type="float" office:value="64.123" calcext:value-type="float">
            <text:p>64.123</text:p>
          </table:table-cell>
          <table:table-cell office:value-type="float" office:value="-51.7" calcext:value-type="float">
            <text:p>-51.7</text:p>
          </table:table-cell>
          <table:table-cell office:value-type="float" office:value="9760" calcext:value-type="float">
            <text:p>976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iatella arctica and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491</text:p>
          </table:table-cell>
          <table:table-cell office:value-type="float" office:value="64.183" calcext:value-type="float">
            <text:p>64.183</text:p>
          </table:table-cell>
          <table:table-cell office:value-type="float" office:value="-51.95" calcext:value-type="float">
            <text:p>-51.95</text:p>
          </table:table-cell>
          <table:table-cell office:value-type="float" office:value="9190" calcext:value-type="float">
            <text:p>919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iatella arctica, Astarte borealis and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492</text:p>
          </table:table-cell>
          <table:table-cell office:value-type="float" office:value="64.2" calcext:value-type="float">
            <text:p>64.2</text:p>
          </table:table-cell>
          <table:table-cell office:value-type="float" office:value="-51.967" calcext:value-type="float">
            <text:p>-51.967</text:p>
          </table:table-cell>
          <table:table-cell office:value-type="float" office:value="9045" calcext:value-type="float">
            <text:p>904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493</text:p>
          </table:table-cell>
          <table:table-cell office:value-type="float" office:value="64.2" calcext:value-type="float">
            <text:p>64.2</text:p>
          </table:table-cell>
          <table:table-cell office:value-type="float" office:value="-51.967" calcext:value-type="float">
            <text:p>-51.967</text:p>
          </table:table-cell>
          <table:table-cell office:value-type="float" office:value="9865" calcext:value-type="float">
            <text:p>986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iatella arctica, Mya truncata and 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494</text:p>
          </table:table-cell>
          <table:table-cell office:value-type="float" office:value="64.267" calcext:value-type="float">
            <text:p>64.267</text:p>
          </table:table-cell>
          <table:table-cell office:value-type="float" office:value="-51.933" calcext:value-type="float">
            <text:p>-51.933</text:p>
          </table:table-cell>
          <table:table-cell office:value-type="float" office:value="9045" calcext:value-type="float">
            <text:p>904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506</text:p>
          </table:table-cell>
          <table:table-cell office:value-type="float" office:value="64.267" calcext:value-type="float">
            <text:p>64.267</text:p>
          </table:table-cell>
          <table:table-cell office:value-type="float" office:value="-51.933" calcext:value-type="float">
            <text:p>-51.933</text:p>
          </table:table-cell>
          <table:table-cell office:value-type="float" office:value="9120" calcext:value-type="float">
            <text:p>912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ya truncata, Chlamys islandica and Mytilus edulu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507</text:p>
          </table:table-cell>
          <table:table-cell office:value-type="float" office:value="64.263" calcext:value-type="float">
            <text:p>64.263</text:p>
          </table:table-cell>
          <table:table-cell office:value-type="float" office:value="-51.95" calcext:value-type="float">
            <text:p>-51.95</text:p>
          </table:table-cell>
          <table:table-cell office:value-type="float" office:value="6625" calcext:value-type="float">
            <text:p>66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508</text:p>
          </table:table-cell>
          <table:table-cell office:value-type="float" office:value="64.293" calcext:value-type="float">
            <text:p>64.293</text:p>
          </table:table-cell>
          <table:table-cell office:value-type="float" office:value="-51.742" calcext:value-type="float">
            <text:p>-51.742</text:p>
          </table:table-cell>
          <table:table-cell office:value-type="float" office:value="9120" calcext:value-type="float">
            <text:p>912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hlamys island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509</text:p>
          </table:table-cell>
          <table:table-cell office:value-type="float" office:value="64.272" calcext:value-type="float">
            <text:p>64.272</text:p>
          </table:table-cell>
          <table:table-cell office:value-type="float" office:value="-51.667" calcext:value-type="float">
            <text:p>-51.667</text:p>
          </table:table-cell>
          <table:table-cell office:value-type="float" office:value="9260" calcext:value-type="float">
            <text:p>926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iatella arctica and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510</text:p>
          </table:table-cell>
          <table:table-cell office:value-type="float" office:value="64.3" calcext:value-type="float">
            <text:p>64.3</text:p>
          </table:table-cell>
          <table:table-cell office:value-type="float" office:value="-52.05" calcext:value-type="float">
            <text:p>-52.05</text:p>
          </table:table-cell>
          <table:table-cell office:value-type="float" office:value="8725" calcext:value-type="float">
            <text:p>872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565</text:p>
          </table:table-cell>
          <table:table-cell office:value-type="float" office:value="64.3" calcext:value-type="float">
            <text:p>64.3</text:p>
          </table:table-cell>
          <table:table-cell office:value-type="float" office:value="-52.067" calcext:value-type="float">
            <text:p>-52.067</text:p>
          </table:table-cell>
          <table:table-cell office:value-type="float" office:value="10265" calcext:value-type="float">
            <text:p>1026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566</text:p>
          </table:table-cell>
          <table:table-cell office:value-type="float" office:value="64.325" calcext:value-type="float">
            <text:p>64.325</text:p>
          </table:table-cell>
          <table:table-cell office:value-type="float" office:value="-51.883" calcext:value-type="float">
            <text:p>-51.883</text:p>
          </table:table-cell>
          <table:table-cell office:value-type="float" office:value="9635" calcext:value-type="float">
            <text:p>963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567</text:p>
          </table:table-cell>
          <table:table-cell office:value-type="float" office:value="64.34" calcext:value-type="float">
            <text:p>64.34</text:p>
          </table:table-cell>
          <table:table-cell office:value-type="float" office:value="-51.883" calcext:value-type="float">
            <text:p>-51.883</text:p>
          </table:table-cell>
          <table:table-cell office:value-type="float" office:value="9805" calcext:value-type="float">
            <text:p>980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ya truncata, Chlamys islandica and Balanus sp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568</text:p>
          </table:table-cell>
          <table:table-cell office:value-type="float" office:value="64.367" calcext:value-type="float">
            <text:p>64.367</text:p>
          </table:table-cell>
          <table:table-cell office:value-type="float" office:value="-51.733" calcext:value-type="float">
            <text:p>-51.733</text:p>
          </table:table-cell>
          <table:table-cell office:value-type="float" office:value="8930" calcext:value-type="float">
            <text:p>893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ya truncata, Chlamys islandica and Balanus sp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595</text:p>
          </table:table-cell>
          <table:table-cell office:value-type="float" office:value="64.367" calcext:value-type="float">
            <text:p>64.367</text:p>
          </table:table-cell>
          <table:table-cell office:value-type="float" office:value="-52.007" calcext:value-type="float">
            <text:p>-52.007</text:p>
          </table:table-cell>
          <table:table-cell office:value-type="float" office:value="8725" calcext:value-type="float">
            <text:p>872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596</text:p>
          </table:table-cell>
          <table:table-cell office:value-type="float" office:value="64.537" calcext:value-type="float">
            <text:p>64.537</text:p>
          </table:table-cell>
          <table:table-cell office:value-type="float" office:value="-50.467" calcext:value-type="float">
            <text:p>-50.467</text:p>
          </table:table-cell>
          <table:table-cell office:value-type="float" office:value="7075" calcext:value-type="float">
            <text:p>707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ya truncata and Chlamys island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eidick1976,WeidickEtal201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597</text:p>
          </table:table-cell>
          <table:table-cell office:value-type="float" office:value="64.567" calcext:value-type="float">
            <text:p>64.567</text:p>
          </table:table-cell>
          <table:table-cell office:value-type="float" office:value="-50.667" calcext:value-type="float">
            <text:p>-50.667</text:p>
          </table:table-cell>
          <table:table-cell office:value-type="float" office:value="7825" calcext:value-type="float">
            <text:p>78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hlamys island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598</text:p>
          </table:table-cell>
          <table:table-cell office:value-type="float" office:value="64.583" calcext:value-type="float">
            <text:p>64.583</text:p>
          </table:table-cell>
          <table:table-cell office:value-type="float" office:value="-50.8" calcext:value-type="float">
            <text:p>-50.8</text:p>
          </table:table-cell>
          <table:table-cell office:value-type="float" office:value="8610" calcext:value-type="float">
            <text:p>86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hlamys island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8599</text:p>
          </table:table-cell>
          <table:table-cell office:value-type="float" office:value="64.75" calcext:value-type="float">
            <text:p>64.75</text:p>
          </table:table-cell>
          <table:table-cell office:value-type="float" office:value="-50.15" calcext:value-type="float">
            <text:p>-50.15</text:p>
          </table:table-cell>
          <table:table-cell office:value-type="float" office:value="7605" calcext:value-type="float">
            <text:p>760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Hiatella arctica, Chlamys islandica and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359</text:p>
          </table:table-cell>
          <table:table-cell office:value-type="float" office:value="68.65" calcext:value-type="float">
            <text:p>68.65</text:p>
          </table:table-cell>
          <table:table-cell office:value-type="float" office:value="-52.033" calcext:value-type="float">
            <text:p>-52.033</text:p>
          </table:table-cell>
          <table:table-cell office:value-type="float" office:value="4486" calcext:value-type="float">
            <text:p>448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alanus sp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360</text:p>
          </table:table-cell>
          <table:table-cell office:value-type="float" office:value="68.567" calcext:value-type="float">
            <text:p>68.567</text:p>
          </table:table-cell>
          <table:table-cell office:value-type="float" office:value="-52.983" calcext:value-type="float">
            <text:p>-52.983</text:p>
          </table:table-cell>
          <table:table-cell office:value-type="float" office:value="6571" calcext:value-type="float">
            <text:p>657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alanus sp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361</text:p>
          </table:table-cell>
          <table:table-cell office:value-type="float" office:value="68.567" calcext:value-type="float">
            <text:p>68.567</text:p>
          </table:table-cell>
          <table:table-cell office:value-type="float" office:value="-52.983" calcext:value-type="float">
            <text:p>-52.983</text:p>
          </table:table-cell>
          <table:table-cell office:value-type="float" office:value="5887" calcext:value-type="float">
            <text:p>588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alanus sp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341</text:p>
          </table:table-cell>
          <table:table-cell office:value-type="float" office:value="68.567" calcext:value-type="float">
            <text:p>68.567</text:p>
          </table:table-cell>
          <table:table-cell office:value-type="float" office:value="-52.967" calcext:value-type="float">
            <text:p>-52.967</text:p>
          </table:table-cell>
          <table:table-cell office:value-type="float" office:value="8735" calcext:value-type="float">
            <text:p>873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41.8" calcext:value-type="float">
            <text:p>41.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455</text:p>
          </table:table-cell>
          <table:table-cell office:value-type="float" office:value="68.567" calcext:value-type="float">
            <text:p>68.567</text:p>
          </table:table-cell>
          <table:table-cell office:value-type="float" office:value="-52.967" calcext:value-type="float">
            <text:p>-52.967</text:p>
          </table:table-cell>
          <table:table-cell office:value-type="float" office:value="8205" calcext:value-type="float">
            <text:p>8205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41.8" calcext:value-type="float">
            <text:p>41.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362</text:p>
          </table:table-cell>
          <table:table-cell office:value-type="float" office:value="68.6" calcext:value-type="float">
            <text:p>68.6</text:p>
          </table:table-cell>
          <table:table-cell office:value-type="float" office:value="-52.567" calcext:value-type="float">
            <text:p>-52.567</text:p>
          </table:table-cell>
          <table:table-cell office:value-type="float" office:value="9425" calcext:value-type="float">
            <text:p>942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7.1" calcext:value-type="float">
            <text:p>17.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342</text:p>
          </table:table-cell>
          <table:table-cell office:value-type="float" office:value="68.6" calcext:value-type="float">
            <text:p>68.6</text:p>
          </table:table-cell>
          <table:table-cell office:value-type="float" office:value="-52.533" calcext:value-type="float">
            <text:p>-52.533</text:p>
          </table:table-cell>
          <table:table-cell office:value-type="float" office:value="7205" calcext:value-type="float">
            <text:p>720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363</text:p>
          </table:table-cell>
          <table:table-cell office:value-type="float" office:value="68.617" calcext:value-type="float">
            <text:p>68.617</text:p>
          </table:table-cell>
          <table:table-cell office:value-type="float" office:value="-52.35" calcext:value-type="float">
            <text:p>-52.35</text:p>
          </table:table-cell>
          <table:table-cell office:value-type="float" office:value="7555" calcext:value-type="float">
            <text:p>755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alanus sp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5.8" calcext:value-type="float">
            <text:p>15.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343</text:p>
          </table:table-cell>
          <table:table-cell office:value-type="float" office:value="68.633" calcext:value-type="float">
            <text:p>68.633</text:p>
          </table:table-cell>
          <table:table-cell office:value-type="float" office:value="-52.267" calcext:value-type="float">
            <text:p>-52.267</text:p>
          </table:table-cell>
          <table:table-cell office:value-type="float" office:value="5745" calcext:value-type="float">
            <text:p>574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344</text:p>
          </table:table-cell>
          <table:table-cell office:value-type="float" office:value="68.633" calcext:value-type="float">
            <text:p>68.633</text:p>
          </table:table-cell>
          <table:table-cell office:value-type="float" office:value="-52.267" calcext:value-type="float">
            <text:p>-52.267</text:p>
          </table:table-cell>
          <table:table-cell office:value-type="float" office:value="6705" calcext:value-type="float">
            <text:p>670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hlamys island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365</text:p>
          </table:table-cell>
          <table:table-cell office:value-type="float" office:value="68.65" calcext:value-type="float">
            <text:p>68.65</text:p>
          </table:table-cell>
          <table:table-cell office:value-type="float" office:value="-52.25" calcext:value-type="float">
            <text:p>-52.25</text:p>
          </table:table-cell>
          <table:table-cell office:value-type="float" office:value="5735" calcext:value-type="float">
            <text:p>573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alanus sp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345</text:p>
          </table:table-cell>
          <table:table-cell office:value-type="float" office:value="68.65" calcext:value-type="float">
            <text:p>68.65</text:p>
          </table:table-cell>
          <table:table-cell office:value-type="float" office:value="-52.25" calcext:value-type="float">
            <text:p>-52.25</text:p>
          </table:table-cell>
          <table:table-cell office:value-type="float" office:value="8982" calcext:value-type="float">
            <text:p>898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436</text:p>
          </table:table-cell>
          <table:table-cell office:value-type="float" office:value="68.65" calcext:value-type="float">
            <text:p>68.65</text:p>
          </table:table-cell>
          <table:table-cell office:value-type="float" office:value="-52.25" calcext:value-type="float">
            <text:p>-52.25</text:p>
          </table:table-cell>
          <table:table-cell office:value-type="float" office:value="6505" calcext:value-type="float">
            <text:p>650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alanus sp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364</text:p>
          </table:table-cell>
          <table:table-cell office:value-type="float" office:value="68.65" calcext:value-type="float">
            <text:p>68.65</text:p>
          </table:table-cell>
          <table:table-cell office:value-type="float" office:value="-52.25" calcext:value-type="float">
            <text:p>-52.25</text:p>
          </table:table-cell>
          <table:table-cell office:value-type="float" office:value="6625" calcext:value-type="float">
            <text:p>662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alanus sp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437</text:p>
          </table:table-cell>
          <table:table-cell office:value-type="float" office:value="68.65" calcext:value-type="float">
            <text:p>68.65</text:p>
          </table:table-cell>
          <table:table-cell office:value-type="float" office:value="-52.25" calcext:value-type="float">
            <text:p>-52.25</text:p>
          </table:table-cell>
          <table:table-cell office:value-type="float" office:value="9035" calcext:value-type="float">
            <text:p>903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347</text:p>
          </table:table-cell>
          <table:table-cell office:value-type="float" office:value="68.6" calcext:value-type="float">
            <text:p>68.6</text:p>
          </table:table-cell>
          <table:table-cell office:value-type="float" office:value="-51.883" calcext:value-type="float">
            <text:p>-51.883</text:p>
          </table:table-cell>
          <table:table-cell office:value-type="float" office:value="7415" calcext:value-type="float">
            <text:p>741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346</text:p>
          </table:table-cell>
          <table:table-cell office:value-type="float" office:value="68.6" calcext:value-type="float">
            <text:p>68.6</text:p>
          </table:table-cell>
          <table:table-cell office:value-type="float" office:value="-51.85" calcext:value-type="float">
            <text:p>-51.85</text:p>
          </table:table-cell>
          <table:table-cell office:value-type="float" office:value="7624" calcext:value-type="float">
            <text:p>762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Balanus sp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329</text:p>
          </table:table-cell>
          <table:table-cell office:value-type="float" office:value="68.517" calcext:value-type="float">
            <text:p>68.517</text:p>
          </table:table-cell>
          <table:table-cell office:value-type="float" office:value="-51.65" calcext:value-type="float">
            <text:p>-51.65</text:p>
          </table:table-cell>
          <table:table-cell office:value-type="float" office:value="8245" calcext:value-type="float">
            <text:p>824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ya truncata and 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368</text:p>
          </table:table-cell>
          <table:table-cell office:value-type="float" office:value="68.517" calcext:value-type="float">
            <text:p>68.517</text:p>
          </table:table-cell>
          <table:table-cell office:value-type="float" office:value="-51.633" calcext:value-type="float">
            <text:p>-51.633</text:p>
          </table:table-cell>
          <table:table-cell office:value-type="float" office:value="8285" calcext:value-type="float">
            <text:p>828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ya truncata and 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366</text:p>
          </table:table-cell>
          <table:table-cell office:value-type="float" office:value="68.55" calcext:value-type="float">
            <text:p>68.55</text:p>
          </table:table-cell>
          <table:table-cell office:value-type="float" office:value="-51.483" calcext:value-type="float">
            <text:p>-51.483</text:p>
          </table:table-cell>
          <table:table-cell office:value-type="float" office:value="7186" calcext:value-type="float">
            <text:p>718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ytilus edulu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438</text:p>
          </table:table-cell>
          <table:table-cell office:value-type="float" office:value="68.55" calcext:value-type="float">
            <text:p>68.55</text:p>
          </table:table-cell>
          <table:table-cell office:value-type="float" office:value="-51.483" calcext:value-type="float">
            <text:p>-51.483</text:p>
          </table:table-cell>
          <table:table-cell office:value-type="float" office:value="6865" calcext:value-type="float">
            <text:p>686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367</text:p>
          </table:table-cell>
          <table:table-cell office:value-type="float" office:value="68.55" calcext:value-type="float">
            <text:p>68.55</text:p>
          </table:table-cell>
          <table:table-cell office:value-type="float" office:value="-51.483" calcext:value-type="float">
            <text:p>-51.483</text:p>
          </table:table-cell>
          <table:table-cell office:value-type="float" office:value="6445" calcext:value-type="float">
            <text:p>644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ytilus edulu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371</text:p>
          </table:table-cell>
          <table:table-cell office:value-type="float" office:value="68.65" calcext:value-type="float">
            <text:p>68.65</text:p>
          </table:table-cell>
          <table:table-cell office:value-type="float" office:value="-51.25" calcext:value-type="float">
            <text:p>-51.25</text:p>
          </table:table-cell>
          <table:table-cell office:value-type="float" office:value="7095" calcext:value-type="float">
            <text:p>709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alanus Sp.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454</text:p>
          </table:table-cell>
          <table:table-cell office:value-type="float" office:value="68.65" calcext:value-type="float">
            <text:p>68.65</text:p>
          </table:table-cell>
          <table:table-cell office:value-type="float" office:value="-51.25" calcext:value-type="float">
            <text:p>-51.25</text:p>
          </table:table-cell>
          <table:table-cell office:value-type="float" office:value="6965" calcext:value-type="float">
            <text:p>696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370</text:p>
          </table:table-cell>
          <table:table-cell office:value-type="float" office:value="68.633" calcext:value-type="float">
            <text:p>68.633</text:p>
          </table:table-cell>
          <table:table-cell office:value-type="float" office:value="-51.167" calcext:value-type="float">
            <text:p>-51.167</text:p>
          </table:table-cell>
          <table:table-cell office:value-type="float" office:value="7085" calcext:value-type="float">
            <text:p>708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369</text:p>
          </table:table-cell>
          <table:table-cell office:value-type="float" office:value="68.617" calcext:value-type="float">
            <text:p>68.617</text:p>
          </table:table-cell>
          <table:table-cell office:value-type="float" office:value="-50.867" calcext:value-type="float">
            <text:p>-50.867</text:p>
          </table:table-cell>
          <table:table-cell office:value-type="float" office:value="7615" calcext:value-type="float">
            <text:p>761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328</text:p>
          </table:table-cell>
          <table:table-cell office:value-type="float" office:value="68.617" calcext:value-type="float">
            <text:p>68.617</text:p>
          </table:table-cell>
          <table:table-cell office:value-type="float" office:value="-50.867" calcext:value-type="float">
            <text:p>-50.867</text:p>
          </table:table-cell>
          <table:table-cell office:value-type="float" office:value="6380" calcext:value-type="float">
            <text:p>638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lamys island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4.1" calcext:value-type="float">
            <text:p>14.1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Hel-330</text:p>
          </table:table-cell>
          <table:table-cell office:value-type="float" office:value="68.617" calcext:value-type="float">
            <text:p>68.617</text:p>
          </table:table-cell>
          <table:table-cell office:value-type="float" office:value="-50.867" calcext:value-type="float">
            <text:p>-50.867</text:p>
          </table:table-cell>
          <table:table-cell office:value-type="float" office:value="5456" calcext:value-type="float">
            <text:p>545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Zirphaea crisp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2.9" calcext:value-type="float">
            <text:p>12.9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string" calcext:value-type="string">
            <text:p>Weidick1976,Jungner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417</text:p>
          </table:table-cell>
          <table:table-cell office:value-type="float" office:value="73.717" calcext:value-type="float">
            <text:p>73.717</text:p>
          </table:table-cell>
          <table:table-cell office:value-type="float" office:value="-23.417" calcext:value-type="float">
            <text:p>-23.417</text:p>
          </table:table-cell>
          <table:table-cell office:value-type="float" office:value="8517" calcext:value-type="float">
            <text:p>851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ya truncata and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6.5" calcext:value-type="float">
            <text:p>46.5</text:p>
          </table:table-cell>
          <table:table-cell table:number-columns-repeated="2" office:value-type="float" office:value="9.3" calcext:value-type="float">
            <text:p>9.3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376</text:p>
          </table:table-cell>
          <table:table-cell office:value-type="float" office:value="73.1" calcext:value-type="float">
            <text:p>73.1</text:p>
          </table:table-cell>
          <table:table-cell office:value-type="float" office:value="-21.383" calcext:value-type="float">
            <text:p>-21.383</text:p>
          </table:table-cell>
          <table:table-cell office:value-type="float" office:value="9767" calcext:value-type="float">
            <text:p>976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ya truncata and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379</text:p>
          </table:table-cell>
          <table:table-cell office:value-type="float" office:value="73.717" calcext:value-type="float">
            <text:p>73.717</text:p>
          </table:table-cell>
          <table:table-cell office:value-type="float" office:value="-24.617" calcext:value-type="float">
            <text:p>-24.617</text:p>
          </table:table-cell>
          <table:table-cell office:value-type="float" office:value="8807" calcext:value-type="float">
            <text:p>880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ya truncata and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418</text:p>
          </table:table-cell>
          <table:table-cell office:value-type="float" office:value="73.717" calcext:value-type="float">
            <text:p>73.717</text:p>
          </table:table-cell>
          <table:table-cell office:value-type="float" office:value="-24.617" calcext:value-type="float">
            <text:p>-24.617</text:p>
          </table:table-cell>
          <table:table-cell office:value-type="float" office:value="9097" calcext:value-type="float">
            <text:p>909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380</text:p>
          </table:table-cell>
          <table:table-cell office:value-type="float" office:value="73.783" calcext:value-type="float">
            <text:p>73.783</text:p>
          </table:table-cell>
          <table:table-cell office:value-type="float" office:value="-24.383" calcext:value-type="float">
            <text:p>-24.383</text:p>
          </table:table-cell>
          <table:table-cell office:value-type="float" office:value="8477" calcext:value-type="float">
            <text:p>84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ya truncata, Hiatella arctica, 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381</text:p>
          </table:table-cell>
          <table:table-cell office:value-type="float" office:value="73.883" calcext:value-type="float">
            <text:p>73.883</text:p>
          </table:table-cell>
          <table:table-cell office:value-type="float" office:value="-24.417" calcext:value-type="float">
            <text:p>-24.417</text:p>
          </table:table-cell>
          <table:table-cell office:value-type="float" office:value="8637" calcext:value-type="float">
            <text:p>863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ya truncata,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419</text:p>
          </table:table-cell>
          <table:table-cell office:value-type="float" office:value="73.917" calcext:value-type="float">
            <text:p>73.917</text:p>
          </table:table-cell>
          <table:table-cell office:value-type="float" office:value="-25.783" calcext:value-type="float">
            <text:p>-25.783</text:p>
          </table:table-cell>
          <table:table-cell office:value-type="float" office:value="4647" calcext:value-type="float">
            <text:p>46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ya truncata, Hiatella arctica, Macoma calcare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string" calcext:value-type="string">
            <text:p>Weidick197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9119</text:p>
          </table:table-cell>
          <table:table-cell office:value-type="float" office:value="82.133" calcext:value-type="float">
            <text:p>82.133</text:p>
          </table:table-cell>
          <table:table-cell office:value-type="float" office:value="-31.35" calcext:value-type="float">
            <text:p>-31.35</text:p>
          </table:table-cell>
          <table:table-cell office:value-type="float" office:value="3467" calcext:value-type="float">
            <text:p>346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rift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idick19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9129</text:p>
          </table:table-cell>
          <table:table-cell office:value-type="float" office:value="82.133" calcext:value-type="float">
            <text:p>82.133</text:p>
          </table:table-cell>
          <table:table-cell office:value-type="float" office:value="-31.35" calcext:value-type="float">
            <text:p>-31.35</text:p>
          </table:table-cell>
          <table:table-cell office:value-type="float" office:value="3602" calcext:value-type="float">
            <text:p>36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iftwood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idick19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9116</text:p>
          </table:table-cell>
          <table:table-cell office:value-type="float" office:value="82.133" calcext:value-type="float">
            <text:p>82.133</text:p>
          </table:table-cell>
          <table:table-cell office:value-type="float" office:value="-31.35" calcext:value-type="float">
            <text:p>-31.35</text:p>
          </table:table-cell>
          <table:table-cell office:value-type="float" office:value="6085" calcext:value-type="float">
            <text:p>608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starte borealis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string" calcext:value-type="string">
            <text:p>Weidick19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9118</text:p>
          </table:table-cell>
          <table:table-cell office:value-type="float" office:value="82.133" calcext:value-type="float">
            <text:p>82.133</text:p>
          </table:table-cell>
          <table:table-cell office:value-type="float" office:value="-31.35" calcext:value-type="float">
            <text:p>-31.35</text:p>
          </table:table-cell>
          <table:table-cell office:value-type="float" office:value="6640" calcext:value-type="float">
            <text:p>664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string" calcext:value-type="string">
            <text:p>Weidick19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9115</text:p>
          </table:table-cell>
          <table:table-cell office:value-type="float" office:value="83.117" calcext:value-type="float">
            <text:p>83.117</text:p>
          </table:table-cell>
          <table:table-cell office:value-type="float" office:value="-31.3" calcext:value-type="float">
            <text:p>-31.3</text:p>
          </table:table-cell>
          <table:table-cell office:value-type="float" office:value="7825" calcext:value-type="float">
            <text:p>782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iatella arctica <text:s/>and 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eidick19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2370</text:p>
          </table:table-cell>
          <table:table-cell office:value-type="float" office:value="79.9" calcext:value-type="float">
            <text:p>79.9</text:p>
          </table:table-cell>
          <table:table-cell office:value-type="float" office:value="-63.967" calcext:value-type="float">
            <text:p>-63.967</text:p>
          </table:table-cell>
          <table:table-cell office:value-type="float" office:value="6800" calcext:value-type="float">
            <text:p>68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Weidick1977,McNeelyBrennan2005,Blake198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2334</text:p>
          </table:table-cell>
          <table:table-cell office:value-type="float" office:value="81.125" calcext:value-type="float">
            <text:p>81.125</text:p>
          </table:table-cell>
          <table:table-cell office:value-type="float" office:value="-63.583" calcext:value-type="float">
            <text:p>-63.583</text:p>
          </table:table-cell>
          <table:table-cell office:value-type="float" office:value="6380" calcext:value-type="float">
            <text:p>63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string" calcext:value-type="string">
            <text:p>Weidick1977,McNeelyBrennan2005,Blake198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637</text:p>
          </table:table-cell>
          <table:table-cell office:value-type="float" office:value="73.917" calcext:value-type="float">
            <text:p>73.917</text:p>
          </table:table-cell>
          <table:table-cell office:value-type="float" office:value="-21.967" calcext:value-type="float">
            <text:p>-21.967</text:p>
          </table:table-cell>
          <table:table-cell office:value-type="float" office:value="6642" calcext:value-type="float">
            <text:p>664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Weidick19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572</text:p>
          </table:table-cell>
          <table:table-cell office:value-type="float" office:value="75.917" calcext:value-type="float">
            <text:p>75.917</text:p>
          </table:table-cell>
          <table:table-cell office:value-type="float" office:value="-21.967" calcext:value-type="float">
            <text:p>-21.967</text:p>
          </table:table-cell>
          <table:table-cell office:value-type="float" office:value="8177" calcext:value-type="float">
            <text:p>817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ya truncata and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string" calcext:value-type="string">
            <text:p>Weidick19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2573</text:p>
          </table:table-cell>
          <table:table-cell office:value-type="float" office:value="75.883" calcext:value-type="float">
            <text:p>75.883</text:p>
          </table:table-cell>
          <table:table-cell office:value-type="float" office:value="-21.867" calcext:value-type="float">
            <text:p>-21.867</text:p>
          </table:table-cell>
          <table:table-cell office:value-type="float" office:value="8477" calcext:value-type="float">
            <text:p>847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string" calcext:value-type="string">
            <text:p>Weidick19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9102</text:p>
          </table:table-cell>
          <table:table-cell office:value-type="float" office:value="73.45" calcext:value-type="float">
            <text:p>73.45</text:p>
          </table:table-cell>
          <table:table-cell office:value-type="float" office:value="-21.783" calcext:value-type="float">
            <text:p>-21.783</text:p>
          </table:table-cell>
          <table:table-cell office:value-type="float" office:value="9612" calcext:value-type="float">
            <text:p>961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ya truncata and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Weidick1977,Hjort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9131</text:p>
          </table:table-cell>
          <table:table-cell office:value-type="float" office:value="74.083" calcext:value-type="float">
            <text:p>74.083</text:p>
          </table:table-cell>
          <table:table-cell office:value-type="float" office:value="-22.317" calcext:value-type="float">
            <text:p>-22.317</text:p>
          </table:table-cell>
          <table:table-cell office:value-type="float" office:value="8482" calcext:value-type="float">
            <text:p>848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7.5" calcext:value-type="float">
            <text:p>27.5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string" calcext:value-type="string">
            <text:p>Weidick19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9132</text:p>
          </table:table-cell>
          <table:table-cell office:value-type="float" office:value="74.317" calcext:value-type="float">
            <text:p>74.317</text:p>
          </table:table-cell>
          <table:table-cell office:value-type="float" office:value="-22.05" calcext:value-type="float">
            <text:p>-22.05</text:p>
          </table:table-cell>
          <table:table-cell office:value-type="float" office:value="8527" calcext:value-type="float">
            <text:p>852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string" calcext:value-type="string">
            <text:p>Weidick19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9133</text:p>
          </table:table-cell>
          <table:table-cell office:value-type="float" office:value="74.4" calcext:value-type="float">
            <text:p>74.4</text:p>
          </table:table-cell>
          <table:table-cell office:value-type="float" office:value="-20.25" calcext:value-type="float">
            <text:p>-20.25</text:p>
          </table:table-cell>
          <table:table-cell office:value-type="float" office:value="9242" calcext:value-type="float">
            <text:p>924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string" calcext:value-type="string">
            <text:p>Weidick1977,Hjort1979,ChristiansenEtal20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9139</text:p>
          </table:table-cell>
          <table:table-cell office:value-type="float" office:value="74.1" calcext:value-type="float">
            <text:p>74.1</text:p>
          </table:table-cell>
          <table:table-cell office:value-type="float" office:value="-21.267" calcext:value-type="float">
            <text:p>-21.267</text:p>
          </table:table-cell>
          <table:table-cell office:value-type="float" office:value="9662" calcext:value-type="float">
            <text:p>966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ya truncat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38.5" calcext:value-type="float">
            <text:p>38.5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string" calcext:value-type="string">
            <text:p>Weidick1977,Hjort1979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9104</text:p>
          </table:table-cell>
          <table:table-cell office:value-type="float" office:value="73.35" calcext:value-type="float">
            <text:p>73.35</text:p>
          </table:table-cell>
          <table:table-cell office:value-type="float" office:value="-26.467" calcext:value-type="float">
            <text:p>-26.467</text:p>
          </table:table-cell>
          <table:table-cell office:value-type="float" office:value="7767" calcext:value-type="float">
            <text:p>776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ya truncata and Hiatella arctica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/>
          </table:table-cell>
          <table:table-cell office:value-type="float" office:value="-1" calcext:value-type="float">
            <text:p>-1</text:p>
          </table:table-cell>
          <table:table-cell office:value-type="float" office:value="16.5" calcext:value-type="float">
            <text:p>16.5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string" calcext:value-type="string">
            <text:p>Weidick197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34122</text:p>
          </table:table-cell>
          <table:table-cell office:value-type="float" office:value="61.915" calcext:value-type="float">
            <text:p>61.915</text:p>
          </table:table-cell>
          <table:table-cell office:value-type="float" office:value="-49.49" calcext:value-type="float">
            <text:p>-49.49</text:p>
          </table:table-cell>
          <table:table-cell office:value-type="float" office:value="9154" calcext:value-type="float">
            <text:p>915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ulk 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2.55" calcext:value-type="float">
            <text:p>52.55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string" calcext:value-type="string">
            <text:p>WoodroffeEtal2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34121</text:p>
          </table:table-cell>
          <table:table-cell office:value-type="float" office:value="61.912" calcext:value-type="float">
            <text:p>61.912</text:p>
          </table:table-cell>
          <table:table-cell office:value-type="float" office:value="-49.495" calcext:value-type="float">
            <text:p>-49.495</text:p>
          </table:table-cell>
          <table:table-cell office:value-type="float" office:value="9673" calcext:value-type="float">
            <text:p>96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ulk 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7.23" calcext:value-type="float">
            <text:p>37.23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string" calcext:value-type="string">
            <text:p>WoodroffeEtal2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34126</text:p>
          </table:table-cell>
          <table:table-cell office:value-type="float" office:value="61.922" calcext:value-type="float">
            <text:p>61.922</text:p>
          </table:table-cell>
          <table:table-cell office:value-type="float" office:value="-49.481" calcext:value-type="float">
            <text:p>-49.481</text:p>
          </table:table-cell>
          <table:table-cell office:value-type="float" office:value="9027" calcext:value-type="float">
            <text:p>90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ulk 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3.27" calcext:value-type="float">
            <text:p>23.27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string" calcext:value-type="string">
            <text:p>WoodroffeEtal2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34123</text:p>
          </table:table-cell>
          <table:table-cell office:value-type="float" office:value="61.909" calcext:value-type="float">
            <text:p>61.909</text:p>
          </table:table-cell>
          <table:table-cell office:value-type="float" office:value="-49.514" calcext:value-type="float">
            <text:p>-49.514</text:p>
          </table:table-cell>
          <table:table-cell office:value-type="float" office:value="8630" calcext:value-type="float">
            <text:p>86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ulk 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.64" calcext:value-type="float">
            <text:p>10.64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string" calcext:value-type="string">
            <text:p>WoodroffeEtal2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34115</text:p>
          </table:table-cell>
          <table:table-cell office:value-type="float" office:value="61.915" calcext:value-type="float">
            <text:p>61.915</text:p>
          </table:table-cell>
          <table:table-cell office:value-type="float" office:value="-49.506" calcext:value-type="float">
            <text:p>-49.506</text:p>
          </table:table-cell>
          <table:table-cell office:value-type="float" office:value="8451" calcext:value-type="float">
            <text:p>84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ulk 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string" calcext:value-type="string">
            <text:p>WoodroffeEtal2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34116</text:p>
          </table:table-cell>
          <table:table-cell office:value-type="float" office:value="61.911" calcext:value-type="float">
            <text:p>61.911</text:p>
          </table:table-cell>
          <table:table-cell office:value-type="float" office:value="-49.512" calcext:value-type="float">
            <text:p>-49.512</text:p>
          </table:table-cell>
          <table:table-cell office:value-type="float" office:value="8339" calcext:value-type="float">
            <text:p>83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ulk 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0.95" calcext:value-type="float">
            <text:p>-0.95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string" calcext:value-type="string">
            <text:p>WoodroffeEtal2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34124</text:p>
          </table:table-cell>
          <table:table-cell office:value-type="float" office:value="61.898" calcext:value-type="float">
            <text:p>61.898</text:p>
          </table:table-cell>
          <table:table-cell office:value-type="float" office:value="-49.518" calcext:value-type="float">
            <text:p>-49.518</text:p>
          </table:table-cell>
          <table:table-cell office:value-type="float" office:value="8539" calcext:value-type="float">
            <text:p>85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ulk 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2.66" calcext:value-type="float">
            <text:p>-2.66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string" calcext:value-type="string">
            <text:p>WoodroffeEtal2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34125</text:p>
          </table:table-cell>
          <table:table-cell office:value-type="float" office:value="61.898" calcext:value-type="float">
            <text:p>61.898</text:p>
          </table:table-cell>
          <table:table-cell office:value-type="float" office:value="-49.518" calcext:value-type="float">
            <text:p>-49.518</text:p>
          </table:table-cell>
          <table:table-cell office:value-type="float" office:value="941" calcext:value-type="float">
            <text:p>9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ulk 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2.66" calcext:value-type="float">
            <text:p>-2.66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string" calcext:value-type="string">
            <text:p>WoodroffeEtal2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34118</text:p>
          </table:table-cell>
          <table:table-cell office:value-type="float" office:value="61.911" calcext:value-type="float">
            <text:p>61.911</text:p>
          </table:table-cell>
          <table:table-cell office:value-type="float" office:value="-49.512" calcext:value-type="float">
            <text:p>-49.512</text:p>
          </table:table-cell>
          <table:table-cell office:value-type="float" office:value="1439" calcext:value-type="float">
            <text:p>14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ulk 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1.14" calcext:value-type="float">
            <text:p>-1.14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string" calcext:value-type="string">
            <text:p>WoodroffeEtal20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SUERC-34117</text:p>
          </table:table-cell>
          <table:table-cell office:value-type="float" office:value="61.911" calcext:value-type="float">
            <text:p>61.911</text:p>
          </table:table-cell>
          <table:table-cell office:value-type="float" office:value="-49.512" calcext:value-type="float">
            <text:p>-49.512</text:p>
          </table:table-cell>
          <table:table-cell office:value-type="float" office:value="2268" calcext:value-type="float">
            <text:p>226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ulk gyttja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1.14" calcext:value-type="float">
            <text:p>-1.14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string" calcext:value-type="string">
            <text:p>WoodroffeEtal20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1" meta:cell-count="16352" meta:object-count="0"/>
  </office:meta>
</office:document-meta>
</file>